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23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4.52mm"/>
    </style:style>
    <style:style style:name="co5" style:family="table-column">
      <style:table-column-properties fo:break-before="auto" style:column-width="38.38mm"/>
    </style:style>
    <style:style style:name="co6" style:family="table-column">
      <style:table-column-properties fo:break-before="auto" style:column-width="33.76mm"/>
    </style:style>
    <style:style style:name="co7" style:family="table-column">
      <style:table-column-properties fo:break-before="auto" style:column-width="26.69mm"/>
    </style:style>
    <style:style style:name="co8" style:family="table-column">
      <style:table-column-properties fo:break-before="auto" style:column-width="37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Default"/>
        <table:table-column table:style-name="co3" table:number-columns-repeated="1010" table:default-cell-style-name="Default"/>
        <table:table-row table:style-name="ro1">
          <table:table-cell table:style-name="ce1" office:value-type="string" calcext:value-type="string">
            <text:p>image_name</text:p>
          </table:table-cell>
          <table:table-cell table:style-name="ce1" office:value-type="string" calcext:value-type="string">
            <text:p>Type_1</text:p>
          </table:table-cell>
          <table:table-cell table:style-name="ce1" office:value-type="string" calcext:value-type="string">
            <text:p>Type_2</text:p>
          </table:table-cell>
          <table:table-cell table:style-name="ce1" office:value-type="string" calcext:value-type="string">
            <text:p>Type_3</text:p>
          </table:table-cell>
          <table:table-cell table:style-name="ce1"/>
          <table:table-cell table:style-name="ce1" office:value-type="string" calcext:value-type="string">
            <text:p>image_name</text:p>
          </table:table-cell>
          <table:table-cell table:style-name="ce1" office:value-type="string" calcext:value-type="string">
            <text:p>Type_1</text:p>
          </table:table-cell>
          <table:table-cell table:style-name="ce1" office:value-type="string" calcext:value-type="string">
            <text:p>Type_2</text:p>
          </table:table-cell>
          <table:table-cell table:style-name="ce1" office:value-type="string" calcext:value-type="string">
            <text:p>Type_3</text:p>
          </table:table-cell>
          <table:table-cell table:style-name="ce1"/>
          <table:table-cell table:style-name="ce1" office:value-type="string" calcext:value-type="string">
            <text:p>l1</text:p>
          </table:table-cell>
          <table:table-cell table:style-name="ce1" office:value-type="string" calcext:value-type="string">
            <text:p>l2</text:p>
          </table:table-cell>
          <table:table-cell table:style-name="ce1" office:value-type="string" calcext:value-type="string">
            <text:p>l3</text:p>
          </table:table-cell>
          <table:table-cell table:style-name="ce1" office:value-type="string" calcext:value-type="string">
            <text:p>sum</text:p>
          </table:table-cell>
          <table:table-cell table:style-name="ce1" table:number-columns-repeated="1010"/>
        </table:table-row>
        <table:table-row table:style-name="ro1">
          <table:table-cell office:value-type="string" calcext:value-type="string">
            <text:p>0.jpg</text:p>
          </table:table-cell>
          <table:table-cell office:value-type="float" office:value="0.33656" calcext:value-type="float">
            <text:p>0.33656</text:p>
          </table:table-cell>
          <table:table-cell office:value-type="float" office:value="0.63064" calcext:value-type="float">
            <text:p>0.63064</text:p>
          </table:table-cell>
          <table:table-cell office:value-type="float" office:value="0.032799" calcext:value-type="float">
            <text:p>0.032799</text:p>
          </table:table-cell>
          <table:table-cell/>
          <table:table-cell office:value-type="string" calcext:value-type="string">
            <text:p>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]*LN([.B2])" office:value-type="float" office:value="-0" calcext:value-type="float">
            <text:p>0</text:p>
          </table:table-cell>
          <table:table-cell table:formula="of:=[.H2]*LN([.C2])" office:value-type="float" office:value="-0.461020102230484" calcext:value-type="float">
            <text:p>-0.4610201022</text:p>
          </table:table-cell>
          <table:table-cell table:formula="of:=[.I2]*LN([.D2])" office:value-type="float" office:value="-0" calcext:value-type="float">
            <text:p>0</text:p>
          </table:table-cell>
          <table:table-cell table:formula="of:=[.K2]+[.L2]+[.M2]" office:value-type="float" office:value="-0.461020102230484" calcext:value-type="float">
            <text:p>-0.46102010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jpg</text:p>
          </table:table-cell>
          <table:table-cell office:value-type="float" office:value="0.049856" calcext:value-type="float">
            <text:p>0.049856</text:p>
          </table:table-cell>
          <table:table-cell office:value-type="float" office:value="0.709014" calcext:value-type="float">
            <text:p>0.709014</text:p>
          </table:table-cell>
          <table:table-cell office:value-type="float" office:value="0.24113" calcext:value-type="float">
            <text:p>0.24113</text:p>
          </table:table-cell>
          <table:table-cell/>
          <table:table-cell office:value-type="string" calcext:value-type="string">
            <text:p>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]*LN([.B3])" office:value-type="float" office:value="-0" calcext:value-type="float">
            <text:p>0</text:p>
          </table:table-cell>
          <table:table-cell table:formula="of:=[.H3]*LN([.C3])" office:value-type="float" office:value="-0.343880006523664" calcext:value-type="float">
            <text:p>-0.3438800065</text:p>
          </table:table-cell>
          <table:table-cell table:formula="of:=[.I3]*LN([.D3])" office:value-type="float" office:value="-0" calcext:value-type="float">
            <text:p>0</text:p>
          </table:table-cell>
          <table:table-cell table:formula="of:=[.K3]+[.L3]+[.M3]" office:value-type="float" office:value="-0.343880006523664" calcext:value-type="float">
            <text:p>-0.34388000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jpg</text:p>
          </table:table-cell>
          <table:table-cell office:value-type="float" office:value="0.442634" calcext:value-type="float">
            <text:p>0.442634</text:p>
          </table:table-cell>
          <table:table-cell office:value-type="float" office:value="0.552002" calcext:value-type="float">
            <text:p>0.552002</text:p>
          </table:table-cell>
          <table:table-cell office:value-type="float" office:value="0.005364" calcext:value-type="float">
            <text:p>0.005364</text:p>
          </table:table-cell>
          <table:table-cell/>
          <table:table-cell office:value-type="string" calcext:value-type="string">
            <text:p>1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]*LN([.B4])" office:value-type="float" office:value="-0" calcext:value-type="float">
            <text:p>0</text:p>
          </table:table-cell>
          <table:table-cell table:formula="of:=[.H4]*LN([.C4])" office:value-type="float" office:value="-0.5942036095232" calcext:value-type="float">
            <text:p>-0.5942036095</text:p>
          </table:table-cell>
          <table:table-cell table:formula="of:=[.I4]*LN([.D4])" office:value-type="float" office:value="-0" calcext:value-type="float">
            <text:p>0</text:p>
          </table:table-cell>
          <table:table-cell table:formula="of:=[.K4]+[.L4]+[.M4]" office:value-type="float" office:value="-0.5942036095232" calcext:value-type="float">
            <text:p>-0.59420360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0.jpg</text:p>
          </table:table-cell>
          <table:table-cell office:value-type="float" office:value="0.479135" calcext:value-type="float">
            <text:p>0.479135</text:p>
          </table:table-cell>
          <table:table-cell office:value-type="float" office:value="0.483667" calcext:value-type="float">
            <text:p>0.483667</text:p>
          </table:table-cell>
          <table:table-cell office:value-type="float" office:value="0.037198" calcext:value-type="float">
            <text:p>0.037198</text:p>
          </table:table-cell>
          <table:table-cell/>
          <table:table-cell office:value-type="string" calcext:value-type="string">
            <text:p>100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5]*LN([.B5])" office:value-type="float" office:value="-0.735772884119102" calcext:value-type="float">
            <text:p>-0.7357728841</text:p>
          </table:table-cell>
          <table:table-cell table:formula="of:=[.H5]*LN([.C5])" office:value-type="float" office:value="-0" calcext:value-type="float">
            <text:p>0</text:p>
          </table:table-cell>
          <table:table-cell table:formula="of:=[.I5]*LN([.D5])" office:value-type="float" office:value="-0" calcext:value-type="float">
            <text:p>0</text:p>
          </table:table-cell>
          <table:table-cell table:formula="of:=[.K5]+[.L5]+[.M5]" office:value-type="float" office:value="-0.735772884119102" calcext:value-type="float">
            <text:p>-0.73577288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1.jpg</text:p>
          </table:table-cell>
          <table:table-cell office:value-type="float" office:value="0.564005" calcext:value-type="float">
            <text:p>0.564005</text:p>
          </table:table-cell>
          <table:table-cell office:value-type="float" office:value="0.414121" calcext:value-type="float">
            <text:p>0.414121</text:p>
          </table:table-cell>
          <table:table-cell office:value-type="float" office:value="0.021874" calcext:value-type="float">
            <text:p>0.021874</text:p>
          </table:table-cell>
          <table:table-cell/>
          <table:table-cell office:value-type="string" calcext:value-type="string">
            <text:p>10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6]*LN([.B6])" office:value-type="float" office:value="-0" calcext:value-type="float">
            <text:p>0</text:p>
          </table:table-cell>
          <table:table-cell table:formula="of:=[.H6]*LN([.C6])" office:value-type="float" office:value="-0.881597077328133" calcext:value-type="float">
            <text:p>-0.8815970773</text:p>
          </table:table-cell>
          <table:table-cell table:formula="of:=[.I6]*LN([.D6])" office:value-type="float" office:value="-0" calcext:value-type="float">
            <text:p>0</text:p>
          </table:table-cell>
          <table:table-cell table:formula="of:=[.K6]+[.L6]+[.M6]" office:value-type="float" office:value="-0.881597077328133" calcext:value-type="float">
            <text:p>-0.88159707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2.jpg</text:p>
          </table:table-cell>
          <table:table-cell office:value-type="float" office:value="0.142879" calcext:value-type="float">
            <text:p>0.142879</text:p>
          </table:table-cell>
          <table:table-cell office:value-type="float" office:value="0.651815" calcext:value-type="float">
            <text:p>0.651815</text:p>
          </table:table-cell>
          <table:table-cell office:value-type="float" office:value="0.205306" calcext:value-type="float">
            <text:p>0.205306</text:p>
          </table:table-cell>
          <table:table-cell/>
          <table:table-cell office:value-type="string" calcext:value-type="string">
            <text:p>10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7]*LN([.B7])" office:value-type="float" office:value="-0" calcext:value-type="float">
            <text:p>0</text:p>
          </table:table-cell>
          <table:table-cell table:formula="of:=[.H7]*LN([.C7])" office:value-type="float" office:value="-0.427994499649244" calcext:value-type="float">
            <text:p>-0.4279944996</text:p>
          </table:table-cell>
          <table:table-cell table:formula="of:=[.I7]*LN([.D7])" office:value-type="float" office:value="-0" calcext:value-type="float">
            <text:p>0</text:p>
          </table:table-cell>
          <table:table-cell table:formula="of:=[.K7]+[.L7]+[.M7]" office:value-type="float" office:value="-0.427994499649244" calcext:value-type="float">
            <text:p>-0.42799449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3.jpg</text:p>
          </table:table-cell>
          <table:table-cell office:value-type="float" office:value="0.021068" calcext:value-type="float">
            <text:p>0.021068</text:p>
          </table:table-cell>
          <table:table-cell office:value-type="float" office:value="0.281893" calcext:value-type="float">
            <text:p>0.281893</text:p>
          </table:table-cell>
          <table:table-cell office:value-type="float" office:value="0.697039" calcext:value-type="float">
            <text:p>0.697039</text:p>
          </table:table-cell>
          <table:table-cell/>
          <table:table-cell office:value-type="string" calcext:value-type="string">
            <text:p>103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8]*LN([.B8])" office:value-type="float" office:value="-3.85999997736099" calcext:value-type="float">
            <text:p>-3.8599999774</text:p>
          </table:table-cell>
          <table:table-cell table:formula="of:=[.H8]*LN([.C8])" office:value-type="float" office:value="-0" calcext:value-type="float">
            <text:p>0</text:p>
          </table:table-cell>
          <table:table-cell table:formula="of:=[.I8]*LN([.D8])" office:value-type="float" office:value="-0" calcext:value-type="float">
            <text:p>0</text:p>
          </table:table-cell>
          <table:table-cell table:formula="of:=[.K8]+[.L8]+[.M8]" office:value-type="float" office:value="-3.85999997736099" calcext:value-type="float">
            <text:p>-3.85999997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4.jpg</text:p>
          </table:table-cell>
          <table:table-cell office:value-type="float" office:value="0.018019" calcext:value-type="float">
            <text:p>0.018019</text:p>
          </table:table-cell>
          <table:table-cell office:value-type="float" office:value="0.631707" calcext:value-type="float">
            <text:p>0.631707</text:p>
          </table:table-cell>
          <table:table-cell office:value-type="float" office:value="0.350274" calcext:value-type="float">
            <text:p>0.350274</text:p>
          </table:table-cell>
          <table:table-cell/>
          <table:table-cell office:value-type="string" calcext:value-type="string">
            <text:p>10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9]*LN([.B9])" office:value-type="float" office:value="-0" calcext:value-type="float">
            <text:p>0</text:p>
          </table:table-cell>
          <table:table-cell table:formula="of:=[.H9]*LN([.C9])" office:value-type="float" office:value="-0.459329599929444" calcext:value-type="float">
            <text:p>-0.4593295999</text:p>
          </table:table-cell>
          <table:table-cell table:formula="of:=[.I9]*LN([.D9])" office:value-type="float" office:value="-0" calcext:value-type="float">
            <text:p>0</text:p>
          </table:table-cell>
          <table:table-cell table:formula="of:=[.K9]+[.L9]+[.M9]" office:value-type="float" office:value="-0.459329599929444" calcext:value-type="float">
            <text:p>-0.45932959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5.jpg</text:p>
          </table:table-cell>
          <table:table-cell office:value-type="float" office:value="0.018094" calcext:value-type="float">
            <text:p>0.018094</text:p>
          </table:table-cell>
          <table:table-cell office:value-type="float" office:value="0.801095" calcext:value-type="float">
            <text:p>0.801095</text:p>
          </table:table-cell>
          <table:table-cell office:value-type="float" office:value="0.180811" calcext:value-type="float">
            <text:p>0.180811</text:p>
          </table:table-cell>
          <table:table-cell/>
          <table:table-cell office:value-type="string" calcext:value-type="string">
            <text:p>10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0]*LN([.B10])" office:value-type="float" office:value="-0" calcext:value-type="float">
            <text:p>0</text:p>
          </table:table-cell>
          <table:table-cell table:formula="of:=[.H10]*LN([.C10])" office:value-type="float" office:value="-0.221775737198594" calcext:value-type="float">
            <text:p>-0.2217757372</text:p>
          </table:table-cell>
          <table:table-cell table:formula="of:=[.I10]*LN([.D10])" office:value-type="float" office:value="-0" calcext:value-type="float">
            <text:p>0</text:p>
          </table:table-cell>
          <table:table-cell table:formula="of:=[.K10]+[.L10]+[.M10]" office:value-type="float" office:value="-0.221775737198594" calcext:value-type="float">
            <text:p>-0.22177573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6.jpg</text:p>
          </table:table-cell>
          <table:table-cell office:value-type="float" office:value="0.193814" calcext:value-type="float">
            <text:p>0.193814</text:p>
          </table:table-cell>
          <table:table-cell office:value-type="float" office:value="0.553307" calcext:value-type="float">
            <text:p>0.553307</text:p>
          </table:table-cell>
          <table:table-cell office:value-type="float" office:value="0.25288" calcext:value-type="float">
            <text:p>0.25288</text:p>
          </table:table-cell>
          <table:table-cell/>
          <table:table-cell office:value-type="string" calcext:value-type="string">
            <text:p>10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1]*LN([.B11])" office:value-type="float" office:value="-0" calcext:value-type="float">
            <text:p>0</text:p>
          </table:table-cell>
          <table:table-cell table:formula="of:=[.H11]*LN([.C11])" office:value-type="float" office:value="-0.591842277793561" calcext:value-type="float">
            <text:p>-0.5918422778</text:p>
          </table:table-cell>
          <table:table-cell table:formula="of:=[.I11]*LN([.D11])" office:value-type="float" office:value="-0" calcext:value-type="float">
            <text:p>0</text:p>
          </table:table-cell>
          <table:table-cell table:formula="of:=[.K11]+[.L11]+[.M11]" office:value-type="float" office:value="-0.591842277793561" calcext:value-type="float">
            <text:p>-0.59184227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7.jpg</text:p>
          </table:table-cell>
          <table:table-cell office:value-type="float" office:value="0.030924" calcext:value-type="float">
            <text:p>0.030924</text:p>
          </table:table-cell>
          <table:table-cell office:value-type="float" office:value="0.087441" calcext:value-type="float">
            <text:p>0.087441</text:p>
          </table:table-cell>
          <table:table-cell office:value-type="float" office:value="0.881635" calcext:value-type="float">
            <text:p>0.881635</text:p>
          </table:table-cell>
          <table:table-cell/>
          <table:table-cell office:value-type="string" calcext:value-type="string">
            <text:p>10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2]*LN([.B12])" office:value-type="float" office:value="-0" calcext:value-type="float">
            <text:p>0</text:p>
          </table:table-cell>
          <table:table-cell table:formula="of:=[.H12]*LN([.C12])" office:value-type="float" office:value="-2.43679099876571" calcext:value-type="float">
            <text:p>-2.4367909988</text:p>
          </table:table-cell>
          <table:table-cell table:formula="of:=[.I12]*LN([.D12])" office:value-type="float" office:value="-0" calcext:value-type="float">
            <text:p>0</text:p>
          </table:table-cell>
          <table:table-cell table:formula="of:=[.K12]+[.L12]+[.M12]" office:value-type="float" office:value="-2.43679099876571" calcext:value-type="float">
            <text:p>-2.43679099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8.jpg</text:p>
          </table:table-cell>
          <table:table-cell office:value-type="float" office:value="0.012676" calcext:value-type="float">
            <text:p>0.012676</text:p>
          </table:table-cell>
          <table:table-cell office:value-type="float" office:value="0.85291" calcext:value-type="float">
            <text:p>0.85291</text:p>
          </table:table-cell>
          <table:table-cell office:value-type="float" office:value="0.134414" calcext:value-type="float">
            <text:p>0.134414</text:p>
          </table:table-cell>
          <table:table-cell/>
          <table:table-cell office:value-type="string" calcext:value-type="string">
            <text:p>10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13]*LN([.B13])" office:value-type="float" office:value="-0" calcext:value-type="float">
            <text:p>0</text:p>
          </table:table-cell>
          <table:table-cell table:formula="of:=[.H13]*LN([.C13])" office:value-type="float" office:value="-0" calcext:value-type="float">
            <text:p>0</text:p>
          </table:table-cell>
          <table:table-cell table:formula="of:=[.I13]*LN([.D13])" office:value-type="float" office:value="-2.00683068965139" calcext:value-type="float">
            <text:p>-2.0068306897</text:p>
          </table:table-cell>
          <table:table-cell table:formula="of:=[.K13]+[.L13]+[.M13]" office:value-type="float" office:value="-2.00683068965139" calcext:value-type="float">
            <text:p>-2.00683068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9.jpg</text:p>
          </table:table-cell>
          <table:table-cell office:value-type="float" office:value="0.130261" calcext:value-type="float">
            <text:p>0.130261</text:p>
          </table:table-cell>
          <table:table-cell office:value-type="float" office:value="0.426349" calcext:value-type="float">
            <text:p>0.426349</text:p>
          </table:table-cell>
          <table:table-cell office:value-type="float" office:value="0.44339" calcext:value-type="float">
            <text:p>0.44339</text:p>
          </table:table-cell>
          <table:table-cell/>
          <table:table-cell office:value-type="string" calcext:value-type="string">
            <text:p>10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14]*LN([.B14])" office:value-type="float" office:value="-0" calcext:value-type="float">
            <text:p>0</text:p>
          </table:table-cell>
          <table:table-cell table:formula="of:=[.H14]*LN([.C14])" office:value-type="float" office:value="-0" calcext:value-type="float">
            <text:p>0</text:p>
          </table:table-cell>
          <table:table-cell table:formula="of:=[.I14]*LN([.D14])" office:value-type="float" office:value="-0.813305535053797" calcext:value-type="float">
            <text:p>-0.8133055351</text:p>
          </table:table-cell>
          <table:table-cell table:formula="of:=[.K14]+[.L14]+[.M14]" office:value-type="float" office:value="-0.813305535053797" calcext:value-type="float">
            <text:p>-0.81330553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jpg</text:p>
          </table:table-cell>
          <table:table-cell office:value-type="float" office:value="0.011696" calcext:value-type="float">
            <text:p>0.011696</text:p>
          </table:table-cell>
          <table:table-cell office:value-type="float" office:value="0.470822" calcext:value-type="float">
            <text:p>0.470822</text:p>
          </table:table-cell>
          <table:table-cell office:value-type="float" office:value="0.517482" calcext:value-type="float">
            <text:p>0.517482</text:p>
          </table:table-cell>
          <table:table-cell/>
          <table:table-cell office:value-type="string" calcext:value-type="string">
            <text:p>1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15]*LN([.B15])" office:value-type="float" office:value="-0" calcext:value-type="float">
            <text:p>0</text:p>
          </table:table-cell>
          <table:table-cell table:formula="of:=[.H15]*LN([.C15])" office:value-type="float" office:value="-0" calcext:value-type="float">
            <text:p>0</text:p>
          </table:table-cell>
          <table:table-cell table:formula="of:=[.I15]*LN([.D15])" office:value-type="float" office:value="-0.658780537056238" calcext:value-type="float">
            <text:p>-0.6587805371</text:p>
          </table:table-cell>
          <table:table-cell table:formula="of:=[.K15]+[.L15]+[.M15]" office:value-type="float" office:value="-0.658780537056238" calcext:value-type="float">
            <text:p>-0.65878053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0.jpg</text:p>
          </table:table-cell>
          <table:table-cell office:value-type="float" office:value="0.074309" calcext:value-type="float">
            <text:p>0.074309</text:p>
          </table:table-cell>
          <table:table-cell office:value-type="float" office:value="0.924189" calcext:value-type="float">
            <text:p>0.924189</text:p>
          </table:table-cell>
          <table:table-cell office:value-type="float" office:value="0.001502" calcext:value-type="float">
            <text:p>0.001502</text:p>
          </table:table-cell>
          <table:table-cell/>
          <table:table-cell office:value-type="string" calcext:value-type="string">
            <text:p>11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6]*LN([.B16])" office:value-type="float" office:value="-0" calcext:value-type="float">
            <text:p>0</text:p>
          </table:table-cell>
          <table:table-cell table:formula="of:=[.H16]*LN([.C16])" office:value-type="float" office:value="-0.0788386828024768" calcext:value-type="float">
            <text:p>-0.0788386828</text:p>
          </table:table-cell>
          <table:table-cell table:formula="of:=[.I16]*LN([.D16])" office:value-type="float" office:value="-0" calcext:value-type="float">
            <text:p>0</text:p>
          </table:table-cell>
          <table:table-cell table:formula="of:=[.K16]+[.L16]+[.M16]" office:value-type="float" office:value="-0.0788386828024768" calcext:value-type="float">
            <text:p>-0.07883868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1.jpg</text:p>
          </table:table-cell>
          <table:table-cell office:value-type="float" office:value="0.086319" calcext:value-type="float">
            <text:p>0.086319</text:p>
          </table:table-cell>
          <table:table-cell office:value-type="float" office:value="0.79653" calcext:value-type="float">
            <text:p>0.79653</text:p>
          </table:table-cell>
          <table:table-cell office:value-type="float" office:value="0.117152" calcext:value-type="float">
            <text:p>0.117152</text:p>
          </table:table-cell>
          <table:table-cell/>
          <table:table-cell office:value-type="string" calcext:value-type="string">
            <text:p>111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17]*LN([.B17])" office:value-type="float" office:value="-2.4497055429001" calcext:value-type="float">
            <text:p>-2.4497055429</text:p>
          </table:table-cell>
          <table:table-cell table:formula="of:=[.H17]*LN([.C17])" office:value-type="float" office:value="-0" calcext:value-type="float">
            <text:p>0</text:p>
          </table:table-cell>
          <table:table-cell table:formula="of:=[.I17]*LN([.D17])" office:value-type="float" office:value="-0" calcext:value-type="float">
            <text:p>0</text:p>
          </table:table-cell>
          <table:table-cell table:formula="of:=[.K17]+[.L17]+[.M17]" office:value-type="float" office:value="-2.4497055429001" calcext:value-type="float">
            <text:p>-2.44970554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2.jpg</text:p>
          </table:table-cell>
          <table:table-cell office:value-type="float" office:value="0.02213" calcext:value-type="float">
            <text:p>0.02213</text:p>
          </table:table-cell>
          <table:table-cell office:value-type="float" office:value="0.703495" calcext:value-type="float">
            <text:p>0.703495</text:p>
          </table:table-cell>
          <table:table-cell office:value-type="float" office:value="0.274376" calcext:value-type="float">
            <text:p>0.274376</text:p>
          </table:table-cell>
          <table:table-cell/>
          <table:table-cell office:value-type="string" calcext:value-type="string">
            <text:p>11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18]*LN([.B18])" office:value-type="float" office:value="-0" calcext:value-type="float">
            <text:p>0</text:p>
          </table:table-cell>
          <table:table-cell table:formula="of:=[.H18]*LN([.C18])" office:value-type="float" office:value="-0" calcext:value-type="float">
            <text:p>0</text:p>
          </table:table-cell>
          <table:table-cell table:formula="of:=[.I18]*LN([.D18])" office:value-type="float" office:value="-1.29325585051242" calcext:value-type="float">
            <text:p>-1.2932558505</text:p>
          </table:table-cell>
          <table:table-cell table:formula="of:=[.K18]+[.L18]+[.M18]" office:value-type="float" office:value="-1.29325585051242" calcext:value-type="float">
            <text:p>-1.29325585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3.jpg</text:p>
          </table:table-cell>
          <table:table-cell office:value-type="float" office:value="0.022814" calcext:value-type="float">
            <text:p>0.022814</text:p>
          </table:table-cell>
          <table:table-cell office:value-type="float" office:value="0.381769" calcext:value-type="float">
            <text:p>0.381769</text:p>
          </table:table-cell>
          <table:table-cell office:value-type="float" office:value="0.595417" calcext:value-type="float">
            <text:p>0.595417</text:p>
          </table:table-cell>
          <table:table-cell/>
          <table:table-cell office:value-type="string" calcext:value-type="string">
            <text:p>11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19]*LN([.B19])" office:value-type="float" office:value="-0" calcext:value-type="float">
            <text:p>0</text:p>
          </table:table-cell>
          <table:table-cell table:formula="of:=[.H19]*LN([.C19])" office:value-type="float" office:value="-0" calcext:value-type="float">
            <text:p>0</text:p>
          </table:table-cell>
          <table:table-cell table:formula="of:=[.I19]*LN([.D19])" office:value-type="float" office:value="-0.518493278574276" calcext:value-type="float">
            <text:p>-0.5184932786</text:p>
          </table:table-cell>
          <table:table-cell table:formula="of:=[.K19]+[.L19]+[.M19]" office:value-type="float" office:value="-0.518493278574276" calcext:value-type="float">
            <text:p>-0.51849327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4.jpg</text:p>
          </table:table-cell>
          <table:table-cell office:value-type="float" office:value="0.020988" calcext:value-type="float">
            <text:p>0.020988</text:p>
          </table:table-cell>
          <table:table-cell office:value-type="float" office:value="0.49398" calcext:value-type="float">
            <text:p>0.49398</text:p>
          </table:table-cell>
          <table:table-cell office:value-type="float" office:value="0.485031" calcext:value-type="float">
            <text:p>0.485031</text:p>
          </table:table-cell>
          <table:table-cell/>
          <table:table-cell office:value-type="string" calcext:value-type="string">
            <text:p>11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0]*LN([.B20])" office:value-type="float" office:value="-0" calcext:value-type="float">
            <text:p>0</text:p>
          </table:table-cell>
          <table:table-cell table:formula="of:=[.H20]*LN([.C20])" office:value-type="float" office:value="-0.705260248443747" calcext:value-type="float">
            <text:p>-0.7052602484</text:p>
          </table:table-cell>
          <table:table-cell table:formula="of:=[.I20]*LN([.D20])" office:value-type="float" office:value="-0" calcext:value-type="float">
            <text:p>0</text:p>
          </table:table-cell>
          <table:table-cell table:formula="of:=[.K20]+[.L20]+[.M20]" office:value-type="float" office:value="-0.705260248443747" calcext:value-type="float">
            <text:p>-0.70526024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5.jpg</text:p>
          </table:table-cell>
          <table:table-cell office:value-type="float" office:value="0.233862" calcext:value-type="float">
            <text:p>0.233862</text:p>
          </table:table-cell>
          <table:table-cell office:value-type="float" office:value="0.539831" calcext:value-type="float">
            <text:p>0.539831</text:p>
          </table:table-cell>
          <table:table-cell office:value-type="float" office:value="0.226307" calcext:value-type="float">
            <text:p>0.226307</text:p>
          </table:table-cell>
          <table:table-cell/>
          <table:table-cell office:value-type="string" calcext:value-type="string">
            <text:p>11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1]*LN([.B21])" office:value-type="float" office:value="-0" calcext:value-type="float">
            <text:p>0</text:p>
          </table:table-cell>
          <table:table-cell table:formula="of:=[.H21]*LN([.C21])" office:value-type="float" office:value="-0.616499151369908" calcext:value-type="float">
            <text:p>-0.6164991514</text:p>
          </table:table-cell>
          <table:table-cell table:formula="of:=[.I21]*LN([.D21])" office:value-type="float" office:value="-0" calcext:value-type="float">
            <text:p>0</text:p>
          </table:table-cell>
          <table:table-cell table:formula="of:=[.K21]+[.L21]+[.M21]" office:value-type="float" office:value="-0.616499151369908" calcext:value-type="float">
            <text:p>-0.61649915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6.jpg</text:p>
          </table:table-cell>
          <table:table-cell office:value-type="float" office:value="0.006541" calcext:value-type="float">
            <text:p>0.006541</text:p>
          </table:table-cell>
          <table:table-cell office:value-type="float" office:value="0.490172" calcext:value-type="float">
            <text:p>0.490172</text:p>
          </table:table-cell>
          <table:table-cell office:value-type="float" office:value="0.503287" calcext:value-type="float">
            <text:p>0.503287</text:p>
          </table:table-cell>
          <table:table-cell/>
          <table:table-cell office:value-type="string" calcext:value-type="string">
            <text:p>11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2]*LN([.B22])" office:value-type="float" office:value="-0" calcext:value-type="float">
            <text:p>0</text:p>
          </table:table-cell>
          <table:table-cell table:formula="of:=[.H22]*LN([.C22])" office:value-type="float" office:value="-0.712998929062552" calcext:value-type="float">
            <text:p>-0.7129989291</text:p>
          </table:table-cell>
          <table:table-cell table:formula="of:=[.I22]*LN([.D22])" office:value-type="float" office:value="-0" calcext:value-type="float">
            <text:p>0</text:p>
          </table:table-cell>
          <table:table-cell table:formula="of:=[.K22]+[.L22]+[.M22]" office:value-type="float" office:value="-0.712998929062552" calcext:value-type="float">
            <text:p>-0.71299892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7.jpg</text:p>
          </table:table-cell>
          <table:table-cell office:value-type="float" office:value="0.858659" calcext:value-type="float">
            <text:p>0.858659</text:p>
          </table:table-cell>
          <table:table-cell office:value-type="float" office:value="0.11589" calcext:value-type="float">
            <text:p>0.11589</text:p>
          </table:table-cell>
          <table:table-cell office:value-type="float" office:value="0.02545" calcext:value-type="float">
            <text:p>0.02545</text:p>
          </table:table-cell>
          <table:table-cell/>
          <table:table-cell office:value-type="string" calcext:value-type="string">
            <text:p>11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3]*LN([.B23])" office:value-type="float" office:value="-0" calcext:value-type="float">
            <text:p>0</text:p>
          </table:table-cell>
          <table:table-cell table:formula="of:=[.H23]*LN([.C23])" office:value-type="float" office:value="-2.15511381363584" calcext:value-type="float">
            <text:p>-2.1551138136</text:p>
          </table:table-cell>
          <table:table-cell table:formula="of:=[.I23]*LN([.D23])" office:value-type="float" office:value="-0" calcext:value-type="float">
            <text:p>0</text:p>
          </table:table-cell>
          <table:table-cell table:formula="of:=[.K23]+[.L23]+[.M23]" office:value-type="float" office:value="-2.15511381363584" calcext:value-type="float">
            <text:p>-2.15511381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8.jpg</text:p>
          </table:table-cell>
          <table:table-cell office:value-type="float" office:value="0.007502" calcext:value-type="float">
            <text:p>0.007502</text:p>
          </table:table-cell>
          <table:table-cell office:value-type="float" office:value="0.437957" calcext:value-type="float">
            <text:p>0.437957</text:p>
          </table:table-cell>
          <table:table-cell office:value-type="float" office:value="0.554541" calcext:value-type="float">
            <text:p>0.554541</text:p>
          </table:table-cell>
          <table:table-cell/>
          <table:table-cell office:value-type="string" calcext:value-type="string">
            <text:p>11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24]*LN([.B24])" office:value-type="float" office:value="-0" calcext:value-type="float">
            <text:p>0</text:p>
          </table:table-cell>
          <table:table-cell table:formula="of:=[.H24]*LN([.C24])" office:value-type="float" office:value="-0" calcext:value-type="float">
            <text:p>0</text:p>
          </table:table-cell>
          <table:table-cell table:formula="of:=[.I24]*LN([.D24])" office:value-type="float" office:value="-0.589614534438253" calcext:value-type="float">
            <text:p>-0.5896145344</text:p>
          </table:table-cell>
          <table:table-cell table:formula="of:=[.K24]+[.L24]+[.M24]" office:value-type="float" office:value="-0.589614534438253" calcext:value-type="float">
            <text:p>-0.58961453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9.jpg</text:p>
          </table:table-cell>
          <table:table-cell office:value-type="float" office:value="0.04619" calcext:value-type="float">
            <text:p>0.04619</text:p>
          </table:table-cell>
          <table:table-cell office:value-type="float" office:value="0.27022" calcext:value-type="float">
            <text:p>0.27022</text:p>
          </table:table-cell>
          <table:table-cell office:value-type="float" office:value="0.68359" calcext:value-type="float">
            <text:p>0.68359</text:p>
          </table:table-cell>
          <table:table-cell/>
          <table:table-cell office:value-type="string" calcext:value-type="string">
            <text:p>119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5]*LN([.B25])" office:value-type="float" office:value="-0" calcext:value-type="float">
            <text:p>0</text:p>
          </table:table-cell>
          <table:table-cell table:formula="of:=[.H25]*LN([.C25])" office:value-type="float" office:value="-1.30851883695032" calcext:value-type="float">
            <text:p>-1.308518837</text:p>
          </table:table-cell>
          <table:table-cell table:formula="of:=[.I25]*LN([.D25])" office:value-type="float" office:value="-0" calcext:value-type="float">
            <text:p>0</text:p>
          </table:table-cell>
          <table:table-cell table:formula="of:=[.K25]+[.L25]+[.M25]" office:value-type="float" office:value="-1.30851883695032" calcext:value-type="float">
            <text:p>-1.3085188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jpg</text:p>
          </table:table-cell>
          <table:table-cell office:value-type="float" office:value="0.014442" calcext:value-type="float">
            <text:p>0.014442</text:p>
          </table:table-cell>
          <table:table-cell office:value-type="float" office:value="0.340437" calcext:value-type="float">
            <text:p>0.340437</text:p>
          </table:table-cell>
          <table:table-cell office:value-type="float" office:value="0.645121" calcext:value-type="float">
            <text:p>0.645121</text:p>
          </table:table-cell>
          <table:table-cell/>
          <table:table-cell office:value-type="string" calcext:value-type="string">
            <text:p>1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6]*LN([.B26])" office:value-type="float" office:value="-0" calcext:value-type="float">
            <text:p>0</text:p>
          </table:table-cell>
          <table:table-cell table:formula="of:=[.H26]*LN([.C26])" office:value-type="float" office:value="-1.07752519253769" calcext:value-type="float">
            <text:p>-1.0775251925</text:p>
          </table:table-cell>
          <table:table-cell table:formula="of:=[.I26]*LN([.D26])" office:value-type="float" office:value="-0" calcext:value-type="float">
            <text:p>0</text:p>
          </table:table-cell>
          <table:table-cell table:formula="of:=[.K26]+[.L26]+[.M26]" office:value-type="float" office:value="-1.07752519253769" calcext:value-type="float">
            <text:p>-1.07752519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0.jpg</text:p>
          </table:table-cell>
          <table:table-cell office:value-type="float" office:value="0.168997" calcext:value-type="float">
            <text:p>0.168997</text:p>
          </table:table-cell>
          <table:table-cell office:value-type="float" office:value="0.580651" calcext:value-type="float">
            <text:p>0.580651</text:p>
          </table:table-cell>
          <table:table-cell office:value-type="float" office:value="0.250352" calcext:value-type="float">
            <text:p>0.250352</text:p>
          </table:table-cell>
          <table:table-cell/>
          <table:table-cell office:value-type="string" calcext:value-type="string">
            <text:p>12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7]*LN([.B27])" office:value-type="float" office:value="-0" calcext:value-type="float">
            <text:p>0</text:p>
          </table:table-cell>
          <table:table-cell table:formula="of:=[.H27]*LN([.C27])" office:value-type="float" office:value="-0.543605391083983" calcext:value-type="float">
            <text:p>-0.5436053911</text:p>
          </table:table-cell>
          <table:table-cell table:formula="of:=[.I27]*LN([.D27])" office:value-type="float" office:value="-0" calcext:value-type="float">
            <text:p>0</text:p>
          </table:table-cell>
          <table:table-cell table:formula="of:=[.K27]+[.L27]+[.M27]" office:value-type="float" office:value="-0.543605391083983" calcext:value-type="float">
            <text:p>-0.54360539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1.jpg</text:p>
          </table:table-cell>
          <table:table-cell office:value-type="float" office:value="0.392694" calcext:value-type="float">
            <text:p>0.392694</text:p>
          </table:table-cell>
          <table:table-cell office:value-type="float" office:value="0.327701" calcext:value-type="float">
            <text:p>0.327701</text:p>
          </table:table-cell>
          <table:table-cell office:value-type="float" office:value="0.279605" calcext:value-type="float">
            <text:p>0.279605</text:p>
          </table:table-cell>
          <table:table-cell/>
          <table:table-cell office:value-type="string" calcext:value-type="string">
            <text:p>12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8]*LN([.B28])" office:value-type="float" office:value="-0" calcext:value-type="float">
            <text:p>0</text:p>
          </table:table-cell>
          <table:table-cell table:formula="of:=[.H28]*LN([.C28])" office:value-type="float" office:value="-1.11565367171047" calcext:value-type="float">
            <text:p>-1.1156536717</text:p>
          </table:table-cell>
          <table:table-cell table:formula="of:=[.I28]*LN([.D28])" office:value-type="float" office:value="-0" calcext:value-type="float">
            <text:p>0</text:p>
          </table:table-cell>
          <table:table-cell table:formula="of:=[.K28]+[.L28]+[.M28]" office:value-type="float" office:value="-1.11565367171047" calcext:value-type="float">
            <text:p>-1.11565367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2.jpg</text:p>
          </table:table-cell>
          <table:table-cell office:value-type="float" office:value="0.05052" calcext:value-type="float">
            <text:p>0.05052</text:p>
          </table:table-cell>
          <table:table-cell office:value-type="float" office:value="0.218868" calcext:value-type="float">
            <text:p>0.218868</text:p>
          </table:table-cell>
          <table:table-cell office:value-type="float" office:value="0.730612" calcext:value-type="float">
            <text:p>0.730612</text:p>
          </table:table-cell>
          <table:table-cell/>
          <table:table-cell office:value-type="string" calcext:value-type="string">
            <text:p>12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29]*LN([.B29])" office:value-type="float" office:value="-0" calcext:value-type="float">
            <text:p>0</text:p>
          </table:table-cell>
          <table:table-cell table:formula="of:=[.H29]*LN([.C29])" office:value-type="float" office:value="-0" calcext:value-type="float">
            <text:p>0</text:p>
          </table:table-cell>
          <table:table-cell table:formula="of:=[.I29]*LN([.D29])" office:value-type="float" office:value="-0.313872739899559" calcext:value-type="float">
            <text:p>-0.3138727399</text:p>
          </table:table-cell>
          <table:table-cell table:formula="of:=[.K29]+[.L29]+[.M29]" office:value-type="float" office:value="-0.313872739899559" calcext:value-type="float">
            <text:p>-0.31387273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3.jpg</text:p>
          </table:table-cell>
          <table:table-cell office:value-type="float" office:value="0.042418" calcext:value-type="float">
            <text:p>0.042418</text:p>
          </table:table-cell>
          <table:table-cell office:value-type="float" office:value="0.94157" calcext:value-type="float">
            <text:p>0.94157</text:p>
          </table:table-cell>
          <table:table-cell office:value-type="float" office:value="0.016012" calcext:value-type="float">
            <text:p>0.016012</text:p>
          </table:table-cell>
          <table:table-cell/>
          <table:table-cell office:value-type="string" calcext:value-type="string">
            <text:p>123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30]*LN([.B30])" office:value-type="float" office:value="-3.16018247852898" calcext:value-type="float">
            <text:p>-3.1601824785</text:p>
          </table:table-cell>
          <table:table-cell table:formula="of:=[.H30]*LN([.C30])" office:value-type="float" office:value="-0" calcext:value-type="float">
            <text:p>0</text:p>
          </table:table-cell>
          <table:table-cell table:formula="of:=[.I30]*LN([.D30])" office:value-type="float" office:value="-0" calcext:value-type="float">
            <text:p>0</text:p>
          </table:table-cell>
          <table:table-cell table:formula="of:=[.K30]+[.L30]+[.M30]" office:value-type="float" office:value="-3.16018247852898" calcext:value-type="float">
            <text:p>-3.16018247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4.jpg</text:p>
          </table:table-cell>
          <table:table-cell office:value-type="float" office:value="0.009801" calcext:value-type="float">
            <text:p>0.009801</text:p>
          </table:table-cell>
          <table:table-cell office:value-type="float" office:value="0.355367" calcext:value-type="float">
            <text:p>0.355367</text:p>
          </table:table-cell>
          <table:table-cell office:value-type="float" office:value="0.634832" calcext:value-type="float">
            <text:p>0.634832</text:p>
          </table:table-cell>
          <table:table-cell/>
          <table:table-cell office:value-type="string" calcext:value-type="string">
            <text:p>12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31]*LN([.B31])" office:value-type="float" office:value="-0" calcext:value-type="float">
            <text:p>0</text:p>
          </table:table-cell>
          <table:table-cell table:formula="of:=[.H31]*LN([.C31])" office:value-type="float" office:value="-0" calcext:value-type="float">
            <text:p>0</text:p>
          </table:table-cell>
          <table:table-cell table:formula="of:=[.I31]*LN([.D31])" office:value-type="float" office:value="-0.454394882022583" calcext:value-type="float">
            <text:p>-0.454394882</text:p>
          </table:table-cell>
          <table:table-cell table:formula="of:=[.K31]+[.L31]+[.M31]" office:value-type="float" office:value="-0.454394882022583" calcext:value-type="float">
            <text:p>-0.4543948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5.jpg</text:p>
          </table:table-cell>
          <table:table-cell office:value-type="float" office:value="0.060054" calcext:value-type="float">
            <text:p>0.060054</text:p>
          </table:table-cell>
          <table:table-cell office:value-type="float" office:value="0.866428" calcext:value-type="float">
            <text:p>0.866428</text:p>
          </table:table-cell>
          <table:table-cell office:value-type="float" office:value="0.073518" calcext:value-type="float">
            <text:p>0.073518</text:p>
          </table:table-cell>
          <table:table-cell/>
          <table:table-cell office:value-type="string" calcext:value-type="string">
            <text:p>12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2]*LN([.B32])" office:value-type="float" office:value="-0" calcext:value-type="float">
            <text:p>0</text:p>
          </table:table-cell>
          <table:table-cell table:formula="of:=[.H32]*LN([.C32])" office:value-type="float" office:value="-0.143376266181364" calcext:value-type="float">
            <text:p>-0.1433762662</text:p>
          </table:table-cell>
          <table:table-cell table:formula="of:=[.I32]*LN([.D32])" office:value-type="float" office:value="-0" calcext:value-type="float">
            <text:p>0</text:p>
          </table:table-cell>
          <table:table-cell table:formula="of:=[.K32]+[.L32]+[.M32]" office:value-type="float" office:value="-0.143376266181364" calcext:value-type="float">
            <text:p>-0.14337626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6.jpg</text:p>
          </table:table-cell>
          <table:table-cell office:value-type="float" office:value="0.022734" calcext:value-type="float">
            <text:p>0.022734</text:p>
          </table:table-cell>
          <table:table-cell office:value-type="float" office:value="0.96766" calcext:value-type="float">
            <text:p>0.96766</text:p>
          </table:table-cell>
          <table:table-cell office:value-type="float" office:value="0.009606" calcext:value-type="float">
            <text:p>0.009606</text:p>
          </table:table-cell>
          <table:table-cell/>
          <table:table-cell office:value-type="string" calcext:value-type="string">
            <text:p>12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3]*LN([.B33])" office:value-type="float" office:value="-0" calcext:value-type="float">
            <text:p>0</text:p>
          </table:table-cell>
          <table:table-cell table:formula="of:=[.H33]*LN([.C33])" office:value-type="float" office:value="-0.032874493074082" calcext:value-type="float">
            <text:p>-0.0328744931</text:p>
          </table:table-cell>
          <table:table-cell table:formula="of:=[.I33]*LN([.D33])" office:value-type="float" office:value="-0" calcext:value-type="float">
            <text:p>0</text:p>
          </table:table-cell>
          <table:table-cell table:formula="of:=[.K33]+[.L33]+[.M33]" office:value-type="float" office:value="-0.032874493074082" calcext:value-type="float">
            <text:p>-0.03287449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7.jpg</text:p>
          </table:table-cell>
          <table:table-cell office:value-type="float" office:value="0.017997" calcext:value-type="float">
            <text:p>0.017997</text:p>
          </table:table-cell>
          <table:table-cell office:value-type="float" office:value="0.875517" calcext:value-type="float">
            <text:p>0.875517</text:p>
          </table:table-cell>
          <table:table-cell office:value-type="float" office:value="0.106486" calcext:value-type="float">
            <text:p>0.106486</text:p>
          </table:table-cell>
          <table:table-cell/>
          <table:table-cell office:value-type="string" calcext:value-type="string">
            <text:p>12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4]*LN([.B34])" office:value-type="float" office:value="-0" calcext:value-type="float">
            <text:p>0</text:p>
          </table:table-cell>
          <table:table-cell table:formula="of:=[.H34]*LN([.C34])" office:value-type="float" office:value="-0.132940709969019" calcext:value-type="float">
            <text:p>-0.13294071</text:p>
          </table:table-cell>
          <table:table-cell table:formula="of:=[.I34]*LN([.D34])" office:value-type="float" office:value="-0" calcext:value-type="float">
            <text:p>0</text:p>
          </table:table-cell>
          <table:table-cell table:formula="of:=[.K34]+[.L34]+[.M34]" office:value-type="float" office:value="-0.132940709969019" calcext:value-type="float">
            <text:p>-0.132940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8.jpg</text:p>
          </table:table-cell>
          <table:table-cell office:value-type="float" office:value="0.175844" calcext:value-type="float">
            <text:p>0.175844</text:p>
          </table:table-cell>
          <table:table-cell office:value-type="float" office:value="0.813014" calcext:value-type="float">
            <text:p>0.813014</text:p>
          </table:table-cell>
          <table:table-cell office:value-type="float" office:value="0.011142" calcext:value-type="float">
            <text:p>0.011142</text:p>
          </table:table-cell>
          <table:table-cell/>
          <table:table-cell office:value-type="string" calcext:value-type="string">
            <text:p>12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5]*LN([.B35])" office:value-type="float" office:value="-0" calcext:value-type="float">
            <text:p>0</text:p>
          </table:table-cell>
          <table:table-cell table:formula="of:=[.H35]*LN([.C35])" office:value-type="float" office:value="-0.20700694941039" calcext:value-type="float">
            <text:p>-0.2070069494</text:p>
          </table:table-cell>
          <table:table-cell table:formula="of:=[.I35]*LN([.D35])" office:value-type="float" office:value="-0" calcext:value-type="float">
            <text:p>0</text:p>
          </table:table-cell>
          <table:table-cell table:formula="of:=[.K35]+[.L35]+[.M35]" office:value-type="float" office:value="-0.20700694941039" calcext:value-type="float">
            <text:p>-0.20700694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9.jpg</text:p>
          </table:table-cell>
          <table:table-cell office:value-type="float" office:value="0.042314" calcext:value-type="float">
            <text:p>0.042314</text:p>
          </table:table-cell>
          <table:table-cell office:value-type="float" office:value="0.930223" calcext:value-type="float">
            <text:p>0.930223</text:p>
          </table:table-cell>
          <table:table-cell office:value-type="float" office:value="0.027463" calcext:value-type="float">
            <text:p>0.027463</text:p>
          </table:table-cell>
          <table:table-cell/>
          <table:table-cell office:value-type="string" calcext:value-type="string">
            <text:p>129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6]*LN([.B36])" office:value-type="float" office:value="-0" calcext:value-type="float">
            <text:p>0</text:p>
          </table:table-cell>
          <table:table-cell table:formula="of:=[.H36]*LN([.C36])" office:value-type="float" office:value="-0.0723309366324144" calcext:value-type="float">
            <text:p>-0.0723309366</text:p>
          </table:table-cell>
          <table:table-cell table:formula="of:=[.I36]*LN([.D36])" office:value-type="float" office:value="-0" calcext:value-type="float">
            <text:p>0</text:p>
          </table:table-cell>
          <table:table-cell table:formula="of:=[.K36]+[.L36]+[.M36]" office:value-type="float" office:value="-0.0723309366324144" calcext:value-type="float">
            <text:p>-0.07233093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jpg</text:p>
          </table:table-cell>
          <table:table-cell office:value-type="float" office:value="0.049908" calcext:value-type="float">
            <text:p>0.049908</text:p>
          </table:table-cell>
          <table:table-cell office:value-type="float" office:value="0.455213" calcext:value-type="float">
            <text:p>0.455213</text:p>
          </table:table-cell>
          <table:table-cell office:value-type="float" office:value="0.494879" calcext:value-type="float">
            <text:p>0.494879</text:p>
          </table:table-cell>
          <table:table-cell/>
          <table:table-cell office:value-type="string" calcext:value-type="string">
            <text:p>1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37]*LN([.B37])" office:value-type="float" office:value="-0" calcext:value-type="float">
            <text:p>0</text:p>
          </table:table-cell>
          <table:table-cell table:formula="of:=[.H37]*LN([.C37])" office:value-type="float" office:value="-0" calcext:value-type="float">
            <text:p>0</text:p>
          </table:table-cell>
          <table:table-cell table:formula="of:=[.I37]*LN([.D37])" office:value-type="float" office:value="-0.703441990739304" calcext:value-type="float">
            <text:p>-0.7034419907</text:p>
          </table:table-cell>
          <table:table-cell table:formula="of:=[.K37]+[.L37]+[.M37]" office:value-type="float" office:value="-0.703441990739304" calcext:value-type="float">
            <text:p>-0.70344199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0.jpg</text:p>
          </table:table-cell>
          <table:table-cell office:value-type="float" office:value="0.435669" calcext:value-type="float">
            <text:p>0.435669</text:p>
          </table:table-cell>
          <table:table-cell office:value-type="float" office:value="0.535443" calcext:value-type="float">
            <text:p>0.535443</text:p>
          </table:table-cell>
          <table:table-cell office:value-type="float" office:value="0.028888" calcext:value-type="float">
            <text:p>0.028888</text:p>
          </table:table-cell>
          <table:table-cell/>
          <table:table-cell office:value-type="string" calcext:value-type="string">
            <text:p>13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8]*LN([.B38])" office:value-type="float" office:value="-0" calcext:value-type="float">
            <text:p>0</text:p>
          </table:table-cell>
          <table:table-cell table:formula="of:=[.H38]*LN([.C38])" office:value-type="float" office:value="-0.624660837336778" calcext:value-type="float">
            <text:p>-0.6246608373</text:p>
          </table:table-cell>
          <table:table-cell table:formula="of:=[.I38]*LN([.D38])" office:value-type="float" office:value="-0" calcext:value-type="float">
            <text:p>0</text:p>
          </table:table-cell>
          <table:table-cell table:formula="of:=[.K38]+[.L38]+[.M38]" office:value-type="float" office:value="-0.624660837336778" calcext:value-type="float">
            <text:p>-0.62466083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1.jpg</text:p>
          </table:table-cell>
          <table:table-cell office:value-type="float" office:value="0.062387" calcext:value-type="float">
            <text:p>0.062387</text:p>
          </table:table-cell>
          <table:table-cell office:value-type="float" office:value="0.150292" calcext:value-type="float">
            <text:p>0.150292</text:p>
          </table:table-cell>
          <table:table-cell office:value-type="float" office:value="0.787321" calcext:value-type="float">
            <text:p>0.787321</text:p>
          </table:table-cell>
          <table:table-cell/>
          <table:table-cell office:value-type="string" calcext:value-type="string">
            <text:p>13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39]*LN([.B39])" office:value-type="float" office:value="-0" calcext:value-type="float">
            <text:p>0</text:p>
          </table:table-cell>
          <table:table-cell table:formula="of:=[.H39]*LN([.C39])" office:value-type="float" office:value="-0" calcext:value-type="float">
            <text:p>0</text:p>
          </table:table-cell>
          <table:table-cell table:formula="of:=[.I39]*LN([.D39])" office:value-type="float" office:value="-0.239119235706572" calcext:value-type="float">
            <text:p>-0.2391192357</text:p>
          </table:table-cell>
          <table:table-cell table:formula="of:=[.K39]+[.L39]+[.M39]" office:value-type="float" office:value="-0.239119235706572" calcext:value-type="float">
            <text:p>-0.23911923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2.jpg</text:p>
          </table:table-cell>
          <table:table-cell office:value-type="float" office:value="0.663015" calcext:value-type="float">
            <text:p>0.663015</text:p>
          </table:table-cell>
          <table:table-cell office:value-type="float" office:value="0.213977" calcext:value-type="float">
            <text:p>0.213977</text:p>
          </table:table-cell>
          <table:table-cell office:value-type="float" office:value="0.123009" calcext:value-type="float">
            <text:p>0.123009</text:p>
          </table:table-cell>
          <table:table-cell/>
          <table:table-cell office:value-type="string" calcext:value-type="string">
            <text:p>13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40]*LN([.B40])" office:value-type="float" office:value="-0" calcext:value-type="float">
            <text:p>0</text:p>
          </table:table-cell>
          <table:table-cell table:formula="of:=[.H40]*LN([.C40])" office:value-type="float" office:value="-0" calcext:value-type="float">
            <text:p>0</text:p>
          </table:table-cell>
          <table:table-cell table:formula="of:=[.I40]*LN([.D40])" office:value-type="float" office:value="-2.09549775555486" calcext:value-type="float">
            <text:p>-2.0954977556</text:p>
          </table:table-cell>
          <table:table-cell table:formula="of:=[.K40]+[.L40]+[.M40]" office:value-type="float" office:value="-2.09549775555486" calcext:value-type="float">
            <text:p>-2.09549775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3.jpg</text:p>
          </table:table-cell>
          <table:table-cell office:value-type="float" office:value="0.022494" calcext:value-type="float">
            <text:p>0.022494</text:p>
          </table:table-cell>
          <table:table-cell office:value-type="float" office:value="0.315231" calcext:value-type="float">
            <text:p>0.315231</text:p>
          </table:table-cell>
          <table:table-cell office:value-type="float" office:value="0.662275" calcext:value-type="float">
            <text:p>0.662275</text:p>
          </table:table-cell>
          <table:table-cell/>
          <table:table-cell office:value-type="string" calcext:value-type="string">
            <text:p>13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41]*LN([.B41])" office:value-type="float" office:value="-0" calcext:value-type="float">
            <text:p>0</text:p>
          </table:table-cell>
          <table:table-cell table:formula="of:=[.H41]*LN([.C41])" office:value-type="float" office:value="-0" calcext:value-type="float">
            <text:p>0</text:p>
          </table:table-cell>
          <table:table-cell table:formula="of:=[.I41]*LN([.D41])" office:value-type="float" office:value="-0.4120744014481" calcext:value-type="float">
            <text:p>-0.4120744014</text:p>
          </table:table-cell>
          <table:table-cell table:formula="of:=[.K41]+[.L41]+[.M41]" office:value-type="float" office:value="-0.4120744014481" calcext:value-type="float">
            <text:p>-0.41207440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4.jpg</text:p>
          </table:table-cell>
          <table:table-cell office:value-type="float" office:value="0.001604" calcext:value-type="float">
            <text:p>0.001604</text:p>
          </table:table-cell>
          <table:table-cell office:value-type="float" office:value="0.996923" calcext:value-type="float">
            <text:p>0.996923</text:p>
          </table:table-cell>
          <table:table-cell office:value-type="float" office:value="0.001473" calcext:value-type="float">
            <text:p>0.001473</text:p>
          </table:table-cell>
          <table:table-cell/>
          <table:table-cell office:value-type="string" calcext:value-type="string">
            <text:p>13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2]*LN([.B42])" office:value-type="float" office:value="-0" calcext:value-type="float">
            <text:p>0</text:p>
          </table:table-cell>
          <table:table-cell table:formula="of:=[.H42]*LN([.C42])" office:value-type="float" office:value="-0.0030817436979049" calcext:value-type="float">
            <text:p>-0.0030817437</text:p>
          </table:table-cell>
          <table:table-cell table:formula="of:=[.I42]*LN([.D42])" office:value-type="float" office:value="-0" calcext:value-type="float">
            <text:p>0</text:p>
          </table:table-cell>
          <table:table-cell table:formula="of:=[.K42]+[.L42]+[.M42]" office:value-type="float" office:value="-0.0030817436979049" calcext:value-type="float">
            <text:p>-0.00308174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5.jpg</text:p>
          </table:table-cell>
          <table:table-cell office:value-type="float" office:value="0.099324" calcext:value-type="float">
            <text:p>0.099324</text:p>
          </table:table-cell>
          <table:table-cell office:value-type="float" office:value="0.760508" calcext:value-type="float">
            <text:p>0.760508</text:p>
          </table:table-cell>
          <table:table-cell office:value-type="float" office:value="0.140168" calcext:value-type="float">
            <text:p>0.140168</text:p>
          </table:table-cell>
          <table:table-cell/>
          <table:table-cell office:value-type="string" calcext:value-type="string">
            <text:p>13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3]*LN([.B43])" office:value-type="float" office:value="-0" calcext:value-type="float">
            <text:p>0</text:p>
          </table:table-cell>
          <table:table-cell table:formula="of:=[.H43]*LN([.C43])" office:value-type="float" office:value="-0.273768647942983" calcext:value-type="float">
            <text:p>-0.2737686479</text:p>
          </table:table-cell>
          <table:table-cell table:formula="of:=[.I43]*LN([.D43])" office:value-type="float" office:value="-0" calcext:value-type="float">
            <text:p>0</text:p>
          </table:table-cell>
          <table:table-cell table:formula="of:=[.K43]+[.L43]+[.M43]" office:value-type="float" office:value="-0.273768647942983" calcext:value-type="float">
            <text:p>-0.27376864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6.jpg</text:p>
          </table:table-cell>
          <table:table-cell office:value-type="float" office:value="0.034224" calcext:value-type="float">
            <text:p>0.034224</text:p>
          </table:table-cell>
          <table:table-cell office:value-type="float" office:value="0.721601" calcext:value-type="float">
            <text:p>0.721601</text:p>
          </table:table-cell>
          <table:table-cell office:value-type="float" office:value="0.244175" calcext:value-type="float">
            <text:p>0.244175</text:p>
          </table:table-cell>
          <table:table-cell/>
          <table:table-cell office:value-type="string" calcext:value-type="string">
            <text:p>13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4]*LN([.B44])" office:value-type="float" office:value="-0" calcext:value-type="float">
            <text:p>0</text:p>
          </table:table-cell>
          <table:table-cell table:formula="of:=[.H44]*LN([.C44])" office:value-type="float" office:value="-0.326282924425371" calcext:value-type="float">
            <text:p>-0.3262829244</text:p>
          </table:table-cell>
          <table:table-cell table:formula="of:=[.I44]*LN([.D44])" office:value-type="float" office:value="-0" calcext:value-type="float">
            <text:p>0</text:p>
          </table:table-cell>
          <table:table-cell table:formula="of:=[.K44]+[.L44]+[.M44]" office:value-type="float" office:value="-0.326282924425371" calcext:value-type="float">
            <text:p>-0.32628292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7.jpg</text:p>
          </table:table-cell>
          <table:table-cell office:value-type="float" office:value="0.07019" calcext:value-type="float">
            <text:p>0.07019</text:p>
          </table:table-cell>
          <table:table-cell office:value-type="float" office:value="0.465871" calcext:value-type="float">
            <text:p>0.465871</text:p>
          </table:table-cell>
          <table:table-cell office:value-type="float" office:value="0.463939" calcext:value-type="float">
            <text:p>0.463939</text:p>
          </table:table-cell>
          <table:table-cell/>
          <table:table-cell office:value-type="string" calcext:value-type="string">
            <text:p>13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5]*LN([.B45])" office:value-type="float" office:value="-0" calcext:value-type="float">
            <text:p>0</text:p>
          </table:table-cell>
          <table:table-cell table:formula="of:=[.H45]*LN([.C45])" office:value-type="float" office:value="-0.763846507213672" calcext:value-type="float">
            <text:p>-0.7638465072</text:p>
          </table:table-cell>
          <table:table-cell table:formula="of:=[.I45]*LN([.D45])" office:value-type="float" office:value="-0" calcext:value-type="float">
            <text:p>0</text:p>
          </table:table-cell>
          <table:table-cell table:formula="of:=[.K45]+[.L45]+[.M45]" office:value-type="float" office:value="-0.763846507213672" calcext:value-type="float">
            <text:p>-0.76384650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8.jpg</text:p>
          </table:table-cell>
          <table:table-cell office:value-type="float" office:value="0.026194" calcext:value-type="float">
            <text:p>0.026194</text:p>
          </table:table-cell>
          <table:table-cell office:value-type="float" office:value="0.844405" calcext:value-type="float">
            <text:p>0.844405</text:p>
          </table:table-cell>
          <table:table-cell office:value-type="float" office:value="0.129401" calcext:value-type="float">
            <text:p>0.129401</text:p>
          </table:table-cell>
          <table:table-cell/>
          <table:table-cell office:value-type="string" calcext:value-type="string">
            <text:p>13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6]*LN([.B46])" office:value-type="float" office:value="-0" calcext:value-type="float">
            <text:p>0</text:p>
          </table:table-cell>
          <table:table-cell table:formula="of:=[.H46]*LN([.C46])" office:value-type="float" office:value="-0.16912304166122" calcext:value-type="float">
            <text:p>-0.1691230417</text:p>
          </table:table-cell>
          <table:table-cell table:formula="of:=[.I46]*LN([.D46])" office:value-type="float" office:value="-0" calcext:value-type="float">
            <text:p>0</text:p>
          </table:table-cell>
          <table:table-cell table:formula="of:=[.K46]+[.L46]+[.M46]" office:value-type="float" office:value="-0.16912304166122" calcext:value-type="float">
            <text:p>-0.16912304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9.jpg</text:p>
          </table:table-cell>
          <table:table-cell office:value-type="float" office:value="0.054752" calcext:value-type="float">
            <text:p>0.054752</text:p>
          </table:table-cell>
          <table:table-cell office:value-type="float" office:value="0.825039" calcext:value-type="float">
            <text:p>0.825039</text:p>
          </table:table-cell>
          <table:table-cell office:value-type="float" office:value="0.120209" calcext:value-type="float">
            <text:p>0.120209</text:p>
          </table:table-cell>
          <table:table-cell/>
          <table:table-cell office:value-type="string" calcext:value-type="string">
            <text:p>139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7]*LN([.B47])" office:value-type="float" office:value="-0" calcext:value-type="float">
            <text:p>0</text:p>
          </table:table-cell>
          <table:table-cell table:formula="of:=[.H47]*LN([.C47])" office:value-type="float" office:value="-0.192324621037504" calcext:value-type="float">
            <text:p>-0.192324621</text:p>
          </table:table-cell>
          <table:table-cell table:formula="of:=[.I47]*LN([.D47])" office:value-type="float" office:value="-0" calcext:value-type="float">
            <text:p>0</text:p>
          </table:table-cell>
          <table:table-cell table:formula="of:=[.K47]+[.L47]+[.M47]" office:value-type="float" office:value="-0.192324621037504" calcext:value-type="float">
            <text:p>-0.1923246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jpg</text:p>
          </table:table-cell>
          <table:table-cell office:value-type="float" office:value="0.01814" calcext:value-type="float">
            <text:p>0.01814</text:p>
          </table:table-cell>
          <table:table-cell office:value-type="float" office:value="0.873333" calcext:value-type="float">
            <text:p>0.873333</text:p>
          </table:table-cell>
          <table:table-cell office:value-type="float" office:value="0.108527" calcext:value-type="float">
            <text:p>0.108527</text:p>
          </table:table-cell>
          <table:table-cell/>
          <table:table-cell office:value-type="string" calcext:value-type="string">
            <text:p>1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8]*LN([.B48])" office:value-type="float" office:value="-0" calcext:value-type="float">
            <text:p>0</text:p>
          </table:table-cell>
          <table:table-cell table:formula="of:=[.H48]*LN([.C48])" office:value-type="float" office:value="-0.135438352574566" calcext:value-type="float">
            <text:p>-0.1354383526</text:p>
          </table:table-cell>
          <table:table-cell table:formula="of:=[.I48]*LN([.D48])" office:value-type="float" office:value="-0" calcext:value-type="float">
            <text:p>0</text:p>
          </table:table-cell>
          <table:table-cell table:formula="of:=[.K48]+[.L48]+[.M48]" office:value-type="float" office:value="-0.135438352574566" calcext:value-type="float">
            <text:p>-0.13543835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0.jpg</text:p>
          </table:table-cell>
          <table:table-cell office:value-type="float" office:value="0.050456" calcext:value-type="float">
            <text:p>0.050456</text:p>
          </table:table-cell>
          <table:table-cell office:value-type="float" office:value="0.924588" calcext:value-type="float">
            <text:p>0.924588</text:p>
          </table:table-cell>
          <table:table-cell office:value-type="float" office:value="0.024956" calcext:value-type="float">
            <text:p>0.024956</text:p>
          </table:table-cell>
          <table:table-cell/>
          <table:table-cell office:value-type="string" calcext:value-type="string">
            <text:p>14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9]*LN([.B49])" office:value-type="float" office:value="-0" calcext:value-type="float">
            <text:p>0</text:p>
          </table:table-cell>
          <table:table-cell table:formula="of:=[.H49]*LN([.C49])" office:value-type="float" office:value="-0.0784070460975688" calcext:value-type="float">
            <text:p>-0.0784070461</text:p>
          </table:table-cell>
          <table:table-cell table:formula="of:=[.I49]*LN([.D49])" office:value-type="float" office:value="-0" calcext:value-type="float">
            <text:p>0</text:p>
          </table:table-cell>
          <table:table-cell table:formula="of:=[.K49]+[.L49]+[.M49]" office:value-type="float" office:value="-0.0784070460975688" calcext:value-type="float">
            <text:p>-0.07840704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1.jpg</text:p>
          </table:table-cell>
          <table:table-cell office:value-type="float" office:value="0.11021" calcext:value-type="float">
            <text:p>0.11021</text:p>
          </table:table-cell>
          <table:table-cell office:value-type="float" office:value="0.463645" calcext:value-type="float">
            <text:p>0.463645</text:p>
          </table:table-cell>
          <table:table-cell office:value-type="float" office:value="0.426145" calcext:value-type="float">
            <text:p>0.426145</text:p>
          </table:table-cell>
          <table:table-cell/>
          <table:table-cell office:value-type="string" calcext:value-type="string">
            <text:p>14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50]*LN([.B50])" office:value-type="float" office:value="-0" calcext:value-type="float">
            <text:p>0</text:p>
          </table:table-cell>
          <table:table-cell table:formula="of:=[.H50]*LN([.C50])" office:value-type="float" office:value="-0" calcext:value-type="float">
            <text:p>0</text:p>
          </table:table-cell>
          <table:table-cell table:formula="of:=[.I50]*LN([.D50])" office:value-type="float" office:value="-0.852975615040541" calcext:value-type="float">
            <text:p>-0.852975615</text:p>
          </table:table-cell>
          <table:table-cell table:formula="of:=[.K50]+[.L50]+[.M50]" office:value-type="float" office:value="-0.852975615040541" calcext:value-type="float">
            <text:p>-0.8529756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2.jpg</text:p>
          </table:table-cell>
          <table:table-cell office:value-type="float" office:value="0.391806" calcext:value-type="float">
            <text:p>0.391806</text:p>
          </table:table-cell>
          <table:table-cell office:value-type="float" office:value="0.582852" calcext:value-type="float">
            <text:p>0.582852</text:p>
          </table:table-cell>
          <table:table-cell office:value-type="float" office:value="0.025343" calcext:value-type="float">
            <text:p>0.025343</text:p>
          </table:table-cell>
          <table:table-cell/>
          <table:table-cell office:value-type="string" calcext:value-type="string">
            <text:p>142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51]*LN([.B51])" office:value-type="float" office:value="-0.936988459653272" calcext:value-type="float">
            <text:p>-0.9369884597</text:p>
          </table:table-cell>
          <table:table-cell table:formula="of:=[.H51]*LN([.C51])" office:value-type="float" office:value="-0" calcext:value-type="float">
            <text:p>0</text:p>
          </table:table-cell>
          <table:table-cell table:formula="of:=[.I51]*LN([.D51])" office:value-type="float" office:value="-0" calcext:value-type="float">
            <text:p>0</text:p>
          </table:table-cell>
          <table:table-cell table:formula="of:=[.K51]+[.L51]+[.M51]" office:value-type="float" office:value="-0.936988459653272" calcext:value-type="float">
            <text:p>-0.93698845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3.jpg</text:p>
          </table:table-cell>
          <table:table-cell office:value-type="float" office:value="0.031301" calcext:value-type="float">
            <text:p>0.031301</text:p>
          </table:table-cell>
          <table:table-cell office:value-type="float" office:value="0.522171" calcext:value-type="float">
            <text:p>0.522171</text:p>
          </table:table-cell>
          <table:table-cell office:value-type="float" office:value="0.446528" calcext:value-type="float">
            <text:p>0.446528</text:p>
          </table:table-cell>
          <table:table-cell/>
          <table:table-cell office:value-type="string" calcext:value-type="string">
            <text:p>14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52]*LN([.B52])" office:value-type="float" office:value="-0" calcext:value-type="float">
            <text:p>0</text:p>
          </table:table-cell>
          <table:table-cell table:formula="of:=[.H52]*LN([.C52])" office:value-type="float" office:value="-0" calcext:value-type="float">
            <text:p>0</text:p>
          </table:table-cell>
          <table:table-cell table:formula="of:=[.I52]*LN([.D52])" office:value-type="float" office:value="-0.806253170665366" calcext:value-type="float">
            <text:p>-0.8062531707</text:p>
          </table:table-cell>
          <table:table-cell table:formula="of:=[.K52]+[.L52]+[.M52]" office:value-type="float" office:value="-0.806253170665366" calcext:value-type="float">
            <text:p>-0.80625317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4.jpg</text:p>
          </table:table-cell>
          <table:table-cell office:value-type="float" office:value="0.260385" calcext:value-type="float">
            <text:p>0.260385</text:p>
          </table:table-cell>
          <table:table-cell office:value-type="float" office:value="0.739377" calcext:value-type="float">
            <text:p>0.739377</text:p>
          </table:table-cell>
          <table:table-cell office:value-type="float" office:value="0.000238" calcext:value-type="float">
            <text:p>0.000238</text:p>
          </table:table-cell>
          <table:table-cell/>
          <table:table-cell office:value-type="string" calcext:value-type="string">
            <text:p>14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53]*LN([.B53])" office:value-type="float" office:value="-0" calcext:value-type="float">
            <text:p>0</text:p>
          </table:table-cell>
          <table:table-cell table:formula="of:=[.H53]*LN([.C53])" office:value-type="float" office:value="-0.301947339265824" calcext:value-type="float">
            <text:p>-0.3019473393</text:p>
          </table:table-cell>
          <table:table-cell table:formula="of:=[.I53]*LN([.D53])" office:value-type="float" office:value="-0" calcext:value-type="float">
            <text:p>0</text:p>
          </table:table-cell>
          <table:table-cell table:formula="of:=[.K53]+[.L53]+[.M53]" office:value-type="float" office:value="-0.301947339265824" calcext:value-type="float">
            <text:p>-0.30194733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5.jpg</text:p>
          </table:table-cell>
          <table:table-cell office:value-type="float" office:value="0.047196" calcext:value-type="float">
            <text:p>0.047196</text:p>
          </table:table-cell>
          <table:table-cell office:value-type="float" office:value="0.367606" calcext:value-type="float">
            <text:p>0.367606</text:p>
          </table:table-cell>
          <table:table-cell office:value-type="float" office:value="0.585198" calcext:value-type="float">
            <text:p>0.585198</text:p>
          </table:table-cell>
          <table:table-cell/>
          <table:table-cell office:value-type="string" calcext:value-type="string">
            <text:p>14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54]*LN([.B54])" office:value-type="float" office:value="-0" calcext:value-type="float">
            <text:p>0</text:p>
          </table:table-cell>
          <table:table-cell table:formula="of:=[.H54]*LN([.C54])" office:value-type="float" office:value="-0" calcext:value-type="float">
            <text:p>0</text:p>
          </table:table-cell>
          <table:table-cell table:formula="of:=[.I54]*LN([.D54])" office:value-type="float" office:value="-0.535805027477005" calcext:value-type="float">
            <text:p>-0.5358050275</text:p>
          </table:table-cell>
          <table:table-cell table:formula="of:=[.K54]+[.L54]+[.M54]" office:value-type="float" office:value="-0.535805027477005" calcext:value-type="float">
            <text:p>-0.53580502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6.jpg</text:p>
          </table:table-cell>
          <table:table-cell office:value-type="float" office:value="0.136857" calcext:value-type="float">
            <text:p>0.136857</text:p>
          </table:table-cell>
          <table:table-cell office:value-type="float" office:value="0.78878" calcext:value-type="float">
            <text:p>0.78878</text:p>
          </table:table-cell>
          <table:table-cell office:value-type="float" office:value="0.074363" calcext:value-type="float">
            <text:p>0.074363</text:p>
          </table:table-cell>
          <table:table-cell/>
          <table:table-cell office:value-type="string" calcext:value-type="string">
            <text:p>14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55]*LN([.B55])" office:value-type="float" office:value="-0" calcext:value-type="float">
            <text:p>0</text:p>
          </table:table-cell>
          <table:table-cell table:formula="of:=[.H55]*LN([.C55])" office:value-type="float" office:value="-0.237267830984728" calcext:value-type="float">
            <text:p>-0.237267831</text:p>
          </table:table-cell>
          <table:table-cell table:formula="of:=[.I55]*LN([.D55])" office:value-type="float" office:value="-0" calcext:value-type="float">
            <text:p>0</text:p>
          </table:table-cell>
          <table:table-cell table:formula="of:=[.K55]+[.L55]+[.M55]" office:value-type="float" office:value="-0.237267830984728" calcext:value-type="float">
            <text:p>-0.2372678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7.jpg</text:p>
          </table:table-cell>
          <table:table-cell office:value-type="float" office:value="0.060802" calcext:value-type="float">
            <text:p>0.060802</text:p>
          </table:table-cell>
          <table:table-cell office:value-type="float" office:value="0.875466" calcext:value-type="float">
            <text:p>0.875466</text:p>
          </table:table-cell>
          <table:table-cell office:value-type="float" office:value="0.063732" calcext:value-type="float">
            <text:p>0.063732</text:p>
          </table:table-cell>
          <table:table-cell/>
          <table:table-cell office:value-type="string" calcext:value-type="string">
            <text:p>14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56]*LN([.B56])" office:value-type="float" office:value="-0" calcext:value-type="float">
            <text:p>0</text:p>
          </table:table-cell>
          <table:table-cell table:formula="of:=[.H56]*LN([.C56])" office:value-type="float" office:value="-0.132998962961783" calcext:value-type="float">
            <text:p>-0.132998963</text:p>
          </table:table-cell>
          <table:table-cell table:formula="of:=[.I56]*LN([.D56])" office:value-type="float" office:value="-0" calcext:value-type="float">
            <text:p>0</text:p>
          </table:table-cell>
          <table:table-cell table:formula="of:=[.K56]+[.L56]+[.M56]" office:value-type="float" office:value="-0.132998962961783" calcext:value-type="float">
            <text:p>-0.1329989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8.jpg</text:p>
          </table:table-cell>
          <table:table-cell office:value-type="float" office:value="0.702133" calcext:value-type="float">
            <text:p>0.702133</text:p>
          </table:table-cell>
          <table:table-cell office:value-type="float" office:value="0.240946" calcext:value-type="float">
            <text:p>0.240946</text:p>
          </table:table-cell>
          <table:table-cell office:value-type="float" office:value="0.056921" calcext:value-type="float">
            <text:p>0.056921</text:p>
          </table:table-cell>
          <table:table-cell/>
          <table:table-cell office:value-type="string" calcext:value-type="string">
            <text:p>14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57]*LN([.B57])" office:value-type="float" office:value="-0" calcext:value-type="float">
            <text:p>0</text:p>
          </table:table-cell>
          <table:table-cell table:formula="of:=[.H57]*LN([.C57])" office:value-type="float" office:value="-1.42318243698815" calcext:value-type="float">
            <text:p>-1.423182437</text:p>
          </table:table-cell>
          <table:table-cell table:formula="of:=[.I57]*LN([.D57])" office:value-type="float" office:value="-0" calcext:value-type="float">
            <text:p>0</text:p>
          </table:table-cell>
          <table:table-cell table:formula="of:=[.K57]+[.L57]+[.M57]" office:value-type="float" office:value="-1.42318243698815" calcext:value-type="float">
            <text:p>-1.4231824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9.jpg</text:p>
          </table:table-cell>
          <table:table-cell office:value-type="float" office:value="0.035107" calcext:value-type="float">
            <text:p>0.035107</text:p>
          </table:table-cell>
          <table:table-cell office:value-type="float" office:value="0.197032" calcext:value-type="float">
            <text:p>0.197032</text:p>
          </table:table-cell>
          <table:table-cell office:value-type="float" office:value="0.767862" calcext:value-type="float">
            <text:p>0.767862</text:p>
          </table:table-cell>
          <table:table-cell/>
          <table:table-cell office:value-type="string" calcext:value-type="string">
            <text:p>14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58]*LN([.B58])" office:value-type="float" office:value="-0" calcext:value-type="float">
            <text:p>0</text:p>
          </table:table-cell>
          <table:table-cell table:formula="of:=[.H58]*LN([.C58])" office:value-type="float" office:value="-0" calcext:value-type="float">
            <text:p>0</text:p>
          </table:table-cell>
          <table:table-cell table:formula="of:=[.I58]*LN([.D58])" office:value-type="float" office:value="-0.264145249480198" calcext:value-type="float">
            <text:p>-0.2641452495</text:p>
          </table:table-cell>
          <table:table-cell table:formula="of:=[.K58]+[.L58]+[.M58]" office:value-type="float" office:value="-0.264145249480198" calcext:value-type="float">
            <text:p>-0.26414524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jpg</text:p>
          </table:table-cell>
          <table:table-cell office:value-type="float" office:value="0.117891" calcext:value-type="float">
            <text:p>0.117891</text:p>
          </table:table-cell>
          <table:table-cell office:value-type="float" office:value="0.523513" calcext:value-type="float">
            <text:p>0.523513</text:p>
          </table:table-cell>
          <table:table-cell office:value-type="float" office:value="0.358596" calcext:value-type="float">
            <text:p>0.358596</text:p>
          </table:table-cell>
          <table:table-cell/>
          <table:table-cell office:value-type="string" calcext:value-type="string">
            <text:p>1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59]*LN([.B59])" office:value-type="float" office:value="-0" calcext:value-type="float">
            <text:p>0</text:p>
          </table:table-cell>
          <table:table-cell table:formula="of:=[.H59]*LN([.C59])" office:value-type="float" office:value="-0" calcext:value-type="float">
            <text:p>0</text:p>
          </table:table-cell>
          <table:table-cell table:formula="of:=[.I59]*LN([.D59])" office:value-type="float" office:value="-1.025558872363" calcext:value-type="float">
            <text:p>-1.0255588724</text:p>
          </table:table-cell>
          <table:table-cell table:formula="of:=[.K59]+[.L59]+[.M59]" office:value-type="float" office:value="-1.025558872363" calcext:value-type="float">
            <text:p>-1.02555887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0.jpg</text:p>
          </table:table-cell>
          <table:table-cell office:value-type="float" office:value="0.582272" calcext:value-type="float">
            <text:p>0.582272</text:p>
          </table:table-cell>
          <table:table-cell office:value-type="float" office:value="0.407908" calcext:value-type="float">
            <text:p>0.407908</text:p>
          </table:table-cell>
          <table:table-cell office:value-type="float" office:value="0.00982" calcext:value-type="float">
            <text:p>0.00982</text:p>
          </table:table-cell>
          <table:table-cell/>
          <table:table-cell office:value-type="string" calcext:value-type="string">
            <text:p>150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60]*LN([.B60])" office:value-type="float" office:value="-0.540817586474653" calcext:value-type="float">
            <text:p>-0.5408175865</text:p>
          </table:table-cell>
          <table:table-cell table:formula="of:=[.H60]*LN([.C60])" office:value-type="float" office:value="-0" calcext:value-type="float">
            <text:p>0</text:p>
          </table:table-cell>
          <table:table-cell table:formula="of:=[.I60]*LN([.D60])" office:value-type="float" office:value="-0" calcext:value-type="float">
            <text:p>0</text:p>
          </table:table-cell>
          <table:table-cell table:formula="of:=[.K60]+[.L60]+[.M60]" office:value-type="float" office:value="-0.540817586474653" calcext:value-type="float">
            <text:p>-0.54081758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1.jpg</text:p>
          </table:table-cell>
          <table:table-cell office:value-type="float" office:value="0.034889" calcext:value-type="float">
            <text:p>0.034889</text:p>
          </table:table-cell>
          <table:table-cell office:value-type="float" office:value="0.169147" calcext:value-type="float">
            <text:p>0.169147</text:p>
          </table:table-cell>
          <table:table-cell office:value-type="float" office:value="0.795964" calcext:value-type="float">
            <text:p>0.795964</text:p>
          </table:table-cell>
          <table:table-cell/>
          <table:table-cell office:value-type="string" calcext:value-type="string">
            <text:p>15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61]*LN([.B61])" office:value-type="float" office:value="-0" calcext:value-type="float">
            <text:p>0</text:p>
          </table:table-cell>
          <table:table-cell table:formula="of:=[.H61]*LN([.C61])" office:value-type="float" office:value="-0" calcext:value-type="float">
            <text:p>0</text:p>
          </table:table-cell>
          <table:table-cell table:formula="of:=[.I61]*LN([.D61])" office:value-type="float" office:value="-0.22820132029114" calcext:value-type="float">
            <text:p>-0.2282013203</text:p>
          </table:table-cell>
          <table:table-cell table:formula="of:=[.K61]+[.L61]+[.M61]" office:value-type="float" office:value="-0.22820132029114" calcext:value-type="float">
            <text:p>-0.22820132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2.jpg</text:p>
          </table:table-cell>
          <table:table-cell office:value-type="float" office:value="0.061642" calcext:value-type="float">
            <text:p>0.061642</text:p>
          </table:table-cell>
          <table:table-cell office:value-type="float" office:value="0.668937" calcext:value-type="float">
            <text:p>0.668937</text:p>
          </table:table-cell>
          <table:table-cell office:value-type="float" office:value="0.269422" calcext:value-type="float">
            <text:p>0.269422</text:p>
          </table:table-cell>
          <table:table-cell/>
          <table:table-cell office:value-type="string" calcext:value-type="string">
            <text:p>15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62]*LN([.B62])" office:value-type="float" office:value="-0" calcext:value-type="float">
            <text:p>0</text:p>
          </table:table-cell>
          <table:table-cell table:formula="of:=[.H62]*LN([.C62])" office:value-type="float" office:value="-0.402065393691807" calcext:value-type="float">
            <text:p>-0.4020653937</text:p>
          </table:table-cell>
          <table:table-cell table:formula="of:=[.I62]*LN([.D62])" office:value-type="float" office:value="-0" calcext:value-type="float">
            <text:p>0</text:p>
          </table:table-cell>
          <table:table-cell table:formula="of:=[.K62]+[.L62]+[.M62]" office:value-type="float" office:value="-0.402065393691807" calcext:value-type="float">
            <text:p>-0.40206539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3.jpg</text:p>
          </table:table-cell>
          <table:table-cell office:value-type="float" office:value="0.018724" calcext:value-type="float">
            <text:p>0.018724</text:p>
          </table:table-cell>
          <table:table-cell office:value-type="float" office:value="0.089145" calcext:value-type="float">
            <text:p>0.089145</text:p>
          </table:table-cell>
          <table:table-cell office:value-type="float" office:value="0.892131" calcext:value-type="float">
            <text:p>0.892131</text:p>
          </table:table-cell>
          <table:table-cell/>
          <table:table-cell office:value-type="string" calcext:value-type="string">
            <text:p>15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63]*LN([.B63])" office:value-type="float" office:value="-0" calcext:value-type="float">
            <text:p>0</text:p>
          </table:table-cell>
          <table:table-cell table:formula="of:=[.H63]*LN([.C63])" office:value-type="float" office:value="-0" calcext:value-type="float">
            <text:p>0</text:p>
          </table:table-cell>
          <table:table-cell table:formula="of:=[.I63]*LN([.D63])" office:value-type="float" office:value="-0.1141422961986" calcext:value-type="float">
            <text:p>-0.1141422962</text:p>
          </table:table-cell>
          <table:table-cell table:formula="of:=[.K63]+[.L63]+[.M63]" office:value-type="float" office:value="-0.1141422961986" calcext:value-type="float">
            <text:p>-0.11414229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4.jpg</text:p>
          </table:table-cell>
          <table:table-cell office:value-type="float" office:value="0.293081" calcext:value-type="float">
            <text:p>0.293081</text:p>
          </table:table-cell>
          <table:table-cell office:value-type="float" office:value="0.679051" calcext:value-type="float">
            <text:p>0.679051</text:p>
          </table:table-cell>
          <table:table-cell office:value-type="float" office:value="0.027868" calcext:value-type="float">
            <text:p>0.027868</text:p>
          </table:table-cell>
          <table:table-cell/>
          <table:table-cell office:value-type="string" calcext:value-type="string">
            <text:p>154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64]*LN([.B64])" office:value-type="float" office:value="-1.22730625765853" calcext:value-type="float">
            <text:p>-1.2273062577</text:p>
          </table:table-cell>
          <table:table-cell table:formula="of:=[.H64]*LN([.C64])" office:value-type="float" office:value="-0" calcext:value-type="float">
            <text:p>0</text:p>
          </table:table-cell>
          <table:table-cell table:formula="of:=[.I64]*LN([.D64])" office:value-type="float" office:value="-0" calcext:value-type="float">
            <text:p>0</text:p>
          </table:table-cell>
          <table:table-cell table:formula="of:=[.K64]+[.L64]+[.M64]" office:value-type="float" office:value="-1.22730625765853" calcext:value-type="float">
            <text:p>-1.22730625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5.jpg</text:p>
          </table:table-cell>
          <table:table-cell office:value-type="float" office:value="0.034591" calcext:value-type="float">
            <text:p>0.034591</text:p>
          </table:table-cell>
          <table:table-cell office:value-type="float" office:value="0.730437" calcext:value-type="float">
            <text:p>0.730437</text:p>
          </table:table-cell>
          <table:table-cell office:value-type="float" office:value="0.234972" calcext:value-type="float">
            <text:p>0.234972</text:p>
          </table:table-cell>
          <table:table-cell/>
          <table:table-cell office:value-type="string" calcext:value-type="string">
            <text:p>15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65]*LN([.B65])" office:value-type="float" office:value="-0" calcext:value-type="float">
            <text:p>0</text:p>
          </table:table-cell>
          <table:table-cell table:formula="of:=[.H65]*LN([.C65])" office:value-type="float" office:value="-0" calcext:value-type="float">
            <text:p>0</text:p>
          </table:table-cell>
          <table:table-cell table:formula="of:=[.I65]*LN([.D65])" office:value-type="float" office:value="-1.44828892087295" calcext:value-type="float">
            <text:p>-1.4482889209</text:p>
          </table:table-cell>
          <table:table-cell table:formula="of:=[.K65]+[.L65]+[.M65]" office:value-type="float" office:value="-1.44828892087295" calcext:value-type="float">
            <text:p>-1.44828892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6.jpg</text:p>
          </table:table-cell>
          <table:table-cell office:value-type="float" office:value="0.008656" calcext:value-type="float">
            <text:p>0.008656</text:p>
          </table:table-cell>
          <table:table-cell office:value-type="float" office:value="0.323456" calcext:value-type="float">
            <text:p>0.323456</text:p>
          </table:table-cell>
          <table:table-cell office:value-type="float" office:value="0.667888" calcext:value-type="float">
            <text:p>0.667888</text:p>
          </table:table-cell>
          <table:table-cell/>
          <table:table-cell office:value-type="string" calcext:value-type="string">
            <text:p>15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66]*LN([.B66])" office:value-type="float" office:value="-0" calcext:value-type="float">
            <text:p>0</text:p>
          </table:table-cell>
          <table:table-cell table:formula="of:=[.H66]*LN([.C66])" office:value-type="float" office:value="-1.12869218665646" calcext:value-type="float">
            <text:p>-1.1286921867</text:p>
          </table:table-cell>
          <table:table-cell table:formula="of:=[.I66]*LN([.D66])" office:value-type="float" office:value="-0" calcext:value-type="float">
            <text:p>0</text:p>
          </table:table-cell>
          <table:table-cell table:formula="of:=[.K66]+[.L66]+[.M66]" office:value-type="float" office:value="-1.12869218665646" calcext:value-type="float">
            <text:p>-1.12869218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7.jpg</text:p>
          </table:table-cell>
          <table:table-cell office:value-type="float" office:value="0.063644" calcext:value-type="float">
            <text:p>0.063644</text:p>
          </table:table-cell>
          <table:table-cell office:value-type="float" office:value="0.699424" calcext:value-type="float">
            <text:p>0.699424</text:p>
          </table:table-cell>
          <table:table-cell office:value-type="float" office:value="0.236932" calcext:value-type="float">
            <text:p>0.236932</text:p>
          </table:table-cell>
          <table:table-cell/>
          <table:table-cell office:value-type="string" calcext:value-type="string">
            <text:p>15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67]*LN([.B67])" office:value-type="float" office:value="-0" calcext:value-type="float">
            <text:p>0</text:p>
          </table:table-cell>
          <table:table-cell table:formula="of:=[.H67]*LN([.C67])" office:value-type="float" office:value="-0" calcext:value-type="float">
            <text:p>0</text:p>
          </table:table-cell>
          <table:table-cell table:formula="of:=[.I67]*LN([.D67])" office:value-type="float" office:value="-1.4399820988476" calcext:value-type="float">
            <text:p>-1.4399820988</text:p>
          </table:table-cell>
          <table:table-cell table:formula="of:=[.K67]+[.L67]+[.M67]" office:value-type="float" office:value="-1.4399820988476" calcext:value-type="float">
            <text:p>-1.43998209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8.jpg</text:p>
          </table:table-cell>
          <table:table-cell office:value-type="float" office:value="0.030563" calcext:value-type="float">
            <text:p>0.030563</text:p>
          </table:table-cell>
          <table:table-cell office:value-type="float" office:value="0.652765" calcext:value-type="float">
            <text:p>0.652765</text:p>
          </table:table-cell>
          <table:table-cell office:value-type="float" office:value="0.316672" calcext:value-type="float">
            <text:p>0.316672</text:p>
          </table:table-cell>
          <table:table-cell/>
          <table:table-cell office:value-type="string" calcext:value-type="string">
            <text:p>15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68]*LN([.B68])" office:value-type="float" office:value="-0" calcext:value-type="float">
            <text:p>0</text:p>
          </table:table-cell>
          <table:table-cell table:formula="of:=[.H68]*LN([.C68])" office:value-type="float" office:value="-0" calcext:value-type="float">
            <text:p>0</text:p>
          </table:table-cell>
          <table:table-cell table:formula="of:=[.I68]*LN([.D68])" office:value-type="float" office:value="-1.14988874109222" calcext:value-type="float">
            <text:p>-1.1498887411</text:p>
          </table:table-cell>
          <table:table-cell table:formula="of:=[.K68]+[.L68]+[.M68]" office:value-type="float" office:value="-1.14988874109222" calcext:value-type="float">
            <text:p>-1.14988874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9.jpg</text:p>
          </table:table-cell>
          <table:table-cell office:value-type="float" office:value="0.14832" calcext:value-type="float">
            <text:p>0.14832</text:p>
          </table:table-cell>
          <table:table-cell office:value-type="float" office:value="0.751836" calcext:value-type="float">
            <text:p>0.751836</text:p>
          </table:table-cell>
          <table:table-cell office:value-type="float" office:value="0.099844" calcext:value-type="float">
            <text:p>0.099844</text:p>
          </table:table-cell>
          <table:table-cell/>
          <table:table-cell office:value-type="string" calcext:value-type="string">
            <text:p>159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69]*LN([.B69])" office:value-type="float" office:value="-0" calcext:value-type="float">
            <text:p>0</text:p>
          </table:table-cell>
          <table:table-cell table:formula="of:=[.H69]*LN([.C69])" office:value-type="float" office:value="-0.285237063922695" calcext:value-type="float">
            <text:p>-0.2852370639</text:p>
          </table:table-cell>
          <table:table-cell table:formula="of:=[.I69]*LN([.D69])" office:value-type="float" office:value="-0" calcext:value-type="float">
            <text:p>0</text:p>
          </table:table-cell>
          <table:table-cell table:formula="of:=[.K69]+[.L69]+[.M69]" office:value-type="float" office:value="-0.285237063922695" calcext:value-type="float">
            <text:p>-0.28523706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jpg</text:p>
          </table:table-cell>
          <table:table-cell office:value-type="float" office:value="0.125249" calcext:value-type="float">
            <text:p>0.125249</text:p>
          </table:table-cell>
          <table:table-cell office:value-type="float" office:value="0.561781" calcext:value-type="float">
            <text:p>0.561781</text:p>
          </table:table-cell>
          <table:table-cell office:value-type="float" office:value="0.31297" calcext:value-type="float">
            <text:p>0.31297</text:p>
          </table:table-cell>
          <table:table-cell/>
          <table:table-cell office:value-type="string" calcext:value-type="string">
            <text:p>16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70]*LN([.B70])" office:value-type="float" office:value="-2.07745152308097" calcext:value-type="float">
            <text:p>-2.0774515231</text:p>
          </table:table-cell>
          <table:table-cell table:formula="of:=[.H70]*LN([.C70])" office:value-type="float" office:value="-0" calcext:value-type="float">
            <text:p>0</text:p>
          </table:table-cell>
          <table:table-cell table:formula="of:=[.I70]*LN([.D70])" office:value-type="float" office:value="-0" calcext:value-type="float">
            <text:p>0</text:p>
          </table:table-cell>
          <table:table-cell table:formula="of:=[.K70]+[.L70]+[.M70]" office:value-type="float" office:value="-2.07745152308097" calcext:value-type="float">
            <text:p>-2.07745152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0.jpg</text:p>
          </table:table-cell>
          <table:table-cell office:value-type="float" office:value="0.444572" calcext:value-type="float">
            <text:p>0.444572</text:p>
          </table:table-cell>
          <table:table-cell office:value-type="float" office:value="0.544407" calcext:value-type="float">
            <text:p>0.544407</text:p>
          </table:table-cell>
          <table:table-cell office:value-type="float" office:value="0.011021" calcext:value-type="float">
            <text:p>0.011021</text:p>
          </table:table-cell>
          <table:table-cell/>
          <table:table-cell office:value-type="string" calcext:value-type="string">
            <text:p>160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71]*LN([.B71])" office:value-type="float" office:value="-0.81064325739295" calcext:value-type="float">
            <text:p>-0.8106432574</text:p>
          </table:table-cell>
          <table:table-cell table:formula="of:=[.H71]*LN([.C71])" office:value-type="float" office:value="-0" calcext:value-type="float">
            <text:p>0</text:p>
          </table:table-cell>
          <table:table-cell table:formula="of:=[.I71]*LN([.D71])" office:value-type="float" office:value="-0" calcext:value-type="float">
            <text:p>0</text:p>
          </table:table-cell>
          <table:table-cell table:formula="of:=[.K71]+[.L71]+[.M71]" office:value-type="float" office:value="-0.81064325739295" calcext:value-type="float">
            <text:p>-0.81064325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1.jpg</text:p>
          </table:table-cell>
          <table:table-cell office:value-type="float" office:value="0.031756" calcext:value-type="float">
            <text:p>0.031756</text:p>
          </table:table-cell>
          <table:table-cell office:value-type="float" office:value="0.5038" calcext:value-type="float">
            <text:p>0.5038</text:p>
          </table:table-cell>
          <table:table-cell office:value-type="float" office:value="0.464444" calcext:value-type="float">
            <text:p>0.464444</text:p>
          </table:table-cell>
          <table:table-cell/>
          <table:table-cell office:value-type="string" calcext:value-type="string">
            <text:p>16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72]*LN([.B72])" office:value-type="float" office:value="-0" calcext:value-type="float">
            <text:p>0</text:p>
          </table:table-cell>
          <table:table-cell table:formula="of:=[.H72]*LN([.C72])" office:value-type="float" office:value="-0.685575915063627" calcext:value-type="float">
            <text:p>-0.6855759151</text:p>
          </table:table-cell>
          <table:table-cell table:formula="of:=[.I72]*LN([.D72])" office:value-type="float" office:value="-0" calcext:value-type="float">
            <text:p>0</text:p>
          </table:table-cell>
          <table:table-cell table:formula="of:=[.K72]+[.L72]+[.M72]" office:value-type="float" office:value="-0.685575915063627" calcext:value-type="float">
            <text:p>-0.68557591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2.jpg</text:p>
          </table:table-cell>
          <table:table-cell office:value-type="float" office:value="0.008885" calcext:value-type="float">
            <text:p>0.008885</text:p>
          </table:table-cell>
          <table:table-cell office:value-type="float" office:value="0.516581" calcext:value-type="float">
            <text:p>0.516581</text:p>
          </table:table-cell>
          <table:table-cell office:value-type="float" office:value="0.474534" calcext:value-type="float">
            <text:p>0.474534</text:p>
          </table:table-cell>
          <table:table-cell/>
          <table:table-cell office:value-type="string" calcext:value-type="string">
            <text:p>16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73]*LN([.B73])" office:value-type="float" office:value="-0" calcext:value-type="float">
            <text:p>0</text:p>
          </table:table-cell>
          <table:table-cell table:formula="of:=[.H73]*LN([.C73])" office:value-type="float" office:value="-0.660523177935977" calcext:value-type="float">
            <text:p>-0.6605231779</text:p>
          </table:table-cell>
          <table:table-cell table:formula="of:=[.I73]*LN([.D73])" office:value-type="float" office:value="-0" calcext:value-type="float">
            <text:p>0</text:p>
          </table:table-cell>
          <table:table-cell table:formula="of:=[.K73]+[.L73]+[.M73]" office:value-type="float" office:value="-0.660523177935977" calcext:value-type="float">
            <text:p>-0.66052317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3.jpg</text:p>
          </table:table-cell>
          <table:table-cell office:value-type="float" office:value="0.059494" calcext:value-type="float">
            <text:p>0.059494</text:p>
          </table:table-cell>
          <table:table-cell office:value-type="float" office:value="0.682603" calcext:value-type="float">
            <text:p>0.682603</text:p>
          </table:table-cell>
          <table:table-cell office:value-type="float" office:value="0.257903" calcext:value-type="float">
            <text:p>0.257903</text:p>
          </table:table-cell>
          <table:table-cell/>
          <table:table-cell office:value-type="string" calcext:value-type="string">
            <text:p>16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74]*LN([.B74])" office:value-type="float" office:value="-0" calcext:value-type="float">
            <text:p>0</text:p>
          </table:table-cell>
          <table:table-cell table:formula="of:=[.H74]*LN([.C74])" office:value-type="float" office:value="-0.381841847558743" calcext:value-type="float">
            <text:p>-0.3818418476</text:p>
          </table:table-cell>
          <table:table-cell table:formula="of:=[.I74]*LN([.D74])" office:value-type="float" office:value="-0" calcext:value-type="float">
            <text:p>0</text:p>
          </table:table-cell>
          <table:table-cell table:formula="of:=[.K74]+[.L74]+[.M74]" office:value-type="float" office:value="-0.381841847558743" calcext:value-type="float">
            <text:p>-0.38184184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4.jpg</text:p>
          </table:table-cell>
          <table:table-cell office:value-type="float" office:value="0.036992" calcext:value-type="float">
            <text:p>0.036992</text:p>
          </table:table-cell>
          <table:table-cell office:value-type="float" office:value="0.914734" calcext:value-type="float">
            <text:p>0.914734</text:p>
          </table:table-cell>
          <table:table-cell office:value-type="float" office:value="0.048274" calcext:value-type="float">
            <text:p>0.048274</text:p>
          </table:table-cell>
          <table:table-cell/>
          <table:table-cell office:value-type="string" calcext:value-type="string">
            <text:p>16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75]*LN([.B75])" office:value-type="float" office:value="-0" calcext:value-type="float">
            <text:p>0</text:p>
          </table:table-cell>
          <table:table-cell table:formula="of:=[.H75]*LN([.C75])" office:value-type="float" office:value="-0.0891219663535841" calcext:value-type="float">
            <text:p>-0.0891219664</text:p>
          </table:table-cell>
          <table:table-cell table:formula="of:=[.I75]*LN([.D75])" office:value-type="float" office:value="-0" calcext:value-type="float">
            <text:p>0</text:p>
          </table:table-cell>
          <table:table-cell table:formula="of:=[.K75]+[.L75]+[.M75]" office:value-type="float" office:value="-0.0891219663535841" calcext:value-type="float">
            <text:p>-0.08912196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5.jpg</text:p>
          </table:table-cell>
          <table:table-cell office:value-type="float" office:value="0.999538" calcext:value-type="float">
            <text:p>0.999538</text:p>
          </table:table-cell>
          <table:table-cell office:value-type="float" office:value="0.000457" calcext:value-type="float">
            <text:p>0.000457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string" calcext:value-type="string">
            <text:p>165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76]*LN([.B76])" office:value-type="float" office:value="-0.000462106754881843" calcext:value-type="float">
            <text:p>-0.0004621068</text:p>
          </table:table-cell>
          <table:table-cell table:formula="of:=[.H76]*LN([.C76])" office:value-type="float" office:value="-0" calcext:value-type="float">
            <text:p>0</text:p>
          </table:table-cell>
          <table:table-cell table:formula="of:=[.I76]*LN([.D76])" office:value-type="float" office:value="-0" calcext:value-type="float">
            <text:p>0</text:p>
          </table:table-cell>
          <table:table-cell table:formula="of:=[.K76]+[.L76]+[.M76]" office:value-type="float" office:value="-0.000462106754881843" calcext:value-type="float">
            <text:p>-0.00046210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6.jpg</text:p>
          </table:table-cell>
          <table:table-cell office:value-type="float" office:value="0.011911" calcext:value-type="float">
            <text:p>0.011911</text:p>
          </table:table-cell>
          <table:table-cell office:value-type="float" office:value="0.650203" calcext:value-type="float">
            <text:p>0.650203</text:p>
          </table:table-cell>
          <table:table-cell office:value-type="float" office:value="0.337886" calcext:value-type="float">
            <text:p>0.337886</text:p>
          </table:table-cell>
          <table:table-cell/>
          <table:table-cell office:value-type="string" calcext:value-type="string">
            <text:p>166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77]*LN([.B77])" office:value-type="float" office:value="-4.43029293608337" calcext:value-type="float">
            <text:p>-4.4302929361</text:p>
          </table:table-cell>
          <table:table-cell table:formula="of:=[.H77]*LN([.C77])" office:value-type="float" office:value="-0" calcext:value-type="float">
            <text:p>0</text:p>
          </table:table-cell>
          <table:table-cell table:formula="of:=[.I77]*LN([.D77])" office:value-type="float" office:value="-0" calcext:value-type="float">
            <text:p>0</text:p>
          </table:table-cell>
          <table:table-cell table:formula="of:=[.K77]+[.L77]+[.M77]" office:value-type="float" office:value="-4.43029293608337" calcext:value-type="float">
            <text:p>-4.43029293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7.jpg</text:p>
          </table:table-cell>
          <table:table-cell office:value-type="float" office:value="0.004838" calcext:value-type="float">
            <text:p>0.004838</text:p>
          </table:table-cell>
          <table:table-cell office:value-type="float" office:value="0.633183" calcext:value-type="float">
            <text:p>0.633183</text:p>
          </table:table-cell>
          <table:table-cell office:value-type="float" office:value="0.361979" calcext:value-type="float">
            <text:p>0.361979</text:p>
          </table:table-cell>
          <table:table-cell/>
          <table:table-cell office:value-type="string" calcext:value-type="string">
            <text:p>16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78]*LN([.B78])" office:value-type="float" office:value="-0" calcext:value-type="float">
            <text:p>0</text:p>
          </table:table-cell>
          <table:table-cell table:formula="of:=[.H78]*LN([.C78])" office:value-type="float" office:value="-0" calcext:value-type="float">
            <text:p>0</text:p>
          </table:table-cell>
          <table:table-cell table:formula="of:=[.I78]*LN([.D78])" office:value-type="float" office:value="-1.0161690798888" calcext:value-type="float">
            <text:p>-1.0161690799</text:p>
          </table:table-cell>
          <table:table-cell table:formula="of:=[.K78]+[.L78]+[.M78]" office:value-type="float" office:value="-1.0161690798888" calcext:value-type="float">
            <text:p>-1.01616907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8.jpg</text:p>
          </table:table-cell>
          <table:table-cell office:value-type="float" office:value="0.054742" calcext:value-type="float">
            <text:p>0.054742</text:p>
          </table:table-cell>
          <table:table-cell office:value-type="float" office:value="0.705791" calcext:value-type="float">
            <text:p>0.705791</text:p>
          </table:table-cell>
          <table:table-cell office:value-type="float" office:value="0.239467" calcext:value-type="float">
            <text:p>0.239467</text:p>
          </table:table-cell>
          <table:table-cell/>
          <table:table-cell office:value-type="string" calcext:value-type="string">
            <text:p>168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79]*LN([.B79])" office:value-type="float" office:value="-2.90512403968337" calcext:value-type="float">
            <text:p>-2.9051240397</text:p>
          </table:table-cell>
          <table:table-cell table:formula="of:=[.H79]*LN([.C79])" office:value-type="float" office:value="-0" calcext:value-type="float">
            <text:p>0</text:p>
          </table:table-cell>
          <table:table-cell table:formula="of:=[.I79]*LN([.D79])" office:value-type="float" office:value="-0" calcext:value-type="float">
            <text:p>0</text:p>
          </table:table-cell>
          <table:table-cell table:formula="of:=[.K79]+[.L79]+[.M79]" office:value-type="float" office:value="-2.90512403968337" calcext:value-type="float">
            <text:p>-2.90512403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9.jpg</text:p>
          </table:table-cell>
          <table:table-cell office:value-type="float" office:value="0.059762" calcext:value-type="float">
            <text:p>0.059762</text:p>
          </table:table-cell>
          <table:table-cell office:value-type="float" office:value="0.928162" calcext:value-type="float">
            <text:p>0.928162</text:p>
          </table:table-cell>
          <table:table-cell office:value-type="float" office:value="0.012076" calcext:value-type="float">
            <text:p>0.012076</text:p>
          </table:table-cell>
          <table:table-cell/>
          <table:table-cell office:value-type="string" calcext:value-type="string">
            <text:p>169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80]*LN([.B80])" office:value-type="float" office:value="-0" calcext:value-type="float">
            <text:p>0</text:p>
          </table:table-cell>
          <table:table-cell table:formula="of:=[.H80]*LN([.C80])" office:value-type="float" office:value="-0.0745489924658081" calcext:value-type="float">
            <text:p>-0.0745489925</text:p>
          </table:table-cell>
          <table:table-cell table:formula="of:=[.I80]*LN([.D80])" office:value-type="float" office:value="-0" calcext:value-type="float">
            <text:p>0</text:p>
          </table:table-cell>
          <table:table-cell table:formula="of:=[.K80]+[.L80]+[.M80]" office:value-type="float" office:value="-0.0745489924658081" calcext:value-type="float">
            <text:p>-0.07454899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jpg</text:p>
          </table:table-cell>
          <table:table-cell office:value-type="float" office:value="0.056269" calcext:value-type="float">
            <text:p>0.056269</text:p>
          </table:table-cell>
          <table:table-cell office:value-type="float" office:value="0.910823" calcext:value-type="float">
            <text:p>0.910823</text:p>
          </table:table-cell>
          <table:table-cell office:value-type="float" office:value="0.032908" calcext:value-type="float">
            <text:p>0.032908</text:p>
          </table:table-cell>
          <table:table-cell/>
          <table:table-cell office:value-type="string" calcext:value-type="string">
            <text:p>1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81]*LN([.B81])" office:value-type="float" office:value="-0" calcext:value-type="float">
            <text:p>0</text:p>
          </table:table-cell>
          <table:table-cell table:formula="of:=[.H81]*LN([.C81])" office:value-type="float" office:value="-0.0934066925861397" calcext:value-type="float">
            <text:p>-0.0934066926</text:p>
          </table:table-cell>
          <table:table-cell table:formula="of:=[.I81]*LN([.D81])" office:value-type="float" office:value="-0" calcext:value-type="float">
            <text:p>0</text:p>
          </table:table-cell>
          <table:table-cell table:formula="of:=[.K81]+[.L81]+[.M81]" office:value-type="float" office:value="-0.0934066925861397" calcext:value-type="float">
            <text:p>-0.09340669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0.jpg</text:p>
          </table:table-cell>
          <table:table-cell office:value-type="float" office:value="0.581383" calcext:value-type="float">
            <text:p>0.581383</text:p>
          </table:table-cell>
          <table:table-cell office:value-type="float" office:value="0.408924" calcext:value-type="float">
            <text:p>0.408924</text:p>
          </table:table-cell>
          <table:table-cell office:value-type="float" office:value="0.009693" calcext:value-type="float">
            <text:p>0.009693</text:p>
          </table:table-cell>
          <table:table-cell/>
          <table:table-cell office:value-type="string" calcext:value-type="string">
            <text:p>17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82]*LN([.B82])" office:value-type="float" office:value="-0" calcext:value-type="float">
            <text:p>0</text:p>
          </table:table-cell>
          <table:table-cell table:formula="of:=[.H82]*LN([.C82])" office:value-type="float" office:value="-0.894225959276743" calcext:value-type="float">
            <text:p>-0.8942259593</text:p>
          </table:table-cell>
          <table:table-cell table:formula="of:=[.I82]*LN([.D82])" office:value-type="float" office:value="-0" calcext:value-type="float">
            <text:p>0</text:p>
          </table:table-cell>
          <table:table-cell table:formula="of:=[.K82]+[.L82]+[.M82]" office:value-type="float" office:value="-0.894225959276743" calcext:value-type="float">
            <text:p>-0.89422595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1.jpg</text:p>
          </table:table-cell>
          <table:table-cell office:value-type="float" office:value="0.015754" calcext:value-type="float">
            <text:p>0.015754</text:p>
          </table:table-cell>
          <table:table-cell office:value-type="float" office:value="0.615338" calcext:value-type="float">
            <text:p>0.615338</text:p>
          </table:table-cell>
          <table:table-cell office:value-type="float" office:value="0.368909" calcext:value-type="float">
            <text:p>0.368909</text:p>
          </table:table-cell>
          <table:table-cell/>
          <table:table-cell office:value-type="string" calcext:value-type="string">
            <text:p>17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83]*LN([.B83])" office:value-type="float" office:value="-0" calcext:value-type="float">
            <text:p>0</text:p>
          </table:table-cell>
          <table:table-cell table:formula="of:=[.H83]*LN([.C83])" office:value-type="float" office:value="-0" calcext:value-type="float">
            <text:p>0</text:p>
          </table:table-cell>
          <table:table-cell table:formula="of:=[.I83]*LN([.D83])" office:value-type="float" office:value="-0.997205277821589" calcext:value-type="float">
            <text:p>-0.9972052778</text:p>
          </table:table-cell>
          <table:table-cell table:formula="of:=[.K83]+[.L83]+[.M83]" office:value-type="float" office:value="-0.997205277821589" calcext:value-type="float">
            <text:p>-0.99720527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2.jpg</text:p>
          </table:table-cell>
          <table:table-cell office:value-type="float" office:value="0.009096" calcext:value-type="float">
            <text:p>0.009096</text:p>
          </table:table-cell>
          <table:table-cell office:value-type="float" office:value="0.217422" calcext:value-type="float">
            <text:p>0.217422</text:p>
          </table:table-cell>
          <table:table-cell office:value-type="float" office:value="0.773482" calcext:value-type="float">
            <text:p>0.773482</text:p>
          </table:table-cell>
          <table:table-cell/>
          <table:table-cell office:value-type="string" calcext:value-type="string">
            <text:p>17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84]*LN([.B84])" office:value-type="float" office:value="-0" calcext:value-type="float">
            <text:p>0</text:p>
          </table:table-cell>
          <table:table-cell table:formula="of:=[.H84]*LN([.C84])" office:value-type="float" office:value="-1.52591511346283" calcext:value-type="float">
            <text:p>-1.5259151135</text:p>
          </table:table-cell>
          <table:table-cell table:formula="of:=[.I84]*LN([.D84])" office:value-type="float" office:value="-0" calcext:value-type="float">
            <text:p>0</text:p>
          </table:table-cell>
          <table:table-cell table:formula="of:=[.K84]+[.L84]+[.M84]" office:value-type="float" office:value="-1.52591511346283" calcext:value-type="float">
            <text:p>-1.52591511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3.jpg</text:p>
          </table:table-cell>
          <table:table-cell office:value-type="float" office:value="0.079705" calcext:value-type="float">
            <text:p>0.079705</text:p>
          </table:table-cell>
          <table:table-cell office:value-type="float" office:value="0.204566" calcext:value-type="float">
            <text:p>0.204566</text:p>
          </table:table-cell>
          <table:table-cell office:value-type="float" office:value="0.715729" calcext:value-type="float">
            <text:p>0.715729</text:p>
          </table:table-cell>
          <table:table-cell/>
          <table:table-cell office:value-type="string" calcext:value-type="string">
            <text:p>173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85]*LN([.B85])" office:value-type="float" office:value="-2.52942295989653" calcext:value-type="float">
            <text:p>-2.5294229599</text:p>
          </table:table-cell>
          <table:table-cell table:formula="of:=[.H85]*LN([.C85])" office:value-type="float" office:value="-0" calcext:value-type="float">
            <text:p>0</text:p>
          </table:table-cell>
          <table:table-cell table:formula="of:=[.I85]*LN([.D85])" office:value-type="float" office:value="-0" calcext:value-type="float">
            <text:p>0</text:p>
          </table:table-cell>
          <table:table-cell table:formula="of:=[.K85]+[.L85]+[.M85]" office:value-type="float" office:value="-2.52942295989653" calcext:value-type="float">
            <text:p>-2.52942295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4.jpg</text:p>
          </table:table-cell>
          <table:table-cell office:value-type="float" office:value="0.006263" calcext:value-type="float">
            <text:p>0.006263</text:p>
          </table:table-cell>
          <table:table-cell office:value-type="float" office:value="0.81924" calcext:value-type="float">
            <text:p>0.81924</text:p>
          </table:table-cell>
          <table:table-cell office:value-type="float" office:value="0.174497" calcext:value-type="float">
            <text:p>0.174497</text:p>
          </table:table-cell>
          <table:table-cell/>
          <table:table-cell office:value-type="string" calcext:value-type="string">
            <text:p>17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86]*LN([.B86])" office:value-type="float" office:value="-0" calcext:value-type="float">
            <text:p>0</text:p>
          </table:table-cell>
          <table:table-cell table:formula="of:=[.H86]*LN([.C86])" office:value-type="float" office:value="-0.199378197763948" calcext:value-type="float">
            <text:p>-0.1993781978</text:p>
          </table:table-cell>
          <table:table-cell table:formula="of:=[.I86]*LN([.D86])" office:value-type="float" office:value="-0" calcext:value-type="float">
            <text:p>0</text:p>
          </table:table-cell>
          <table:table-cell table:formula="of:=[.K86]+[.L86]+[.M86]" office:value-type="float" office:value="-0.199378197763948" calcext:value-type="float">
            <text:p>-0.19937819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5.jpg</text:p>
          </table:table-cell>
          <table:table-cell office:value-type="float" office:value="0.346521" calcext:value-type="float">
            <text:p>0.346521</text:p>
          </table:table-cell>
          <table:table-cell office:value-type="float" office:value="0.302995" calcext:value-type="float">
            <text:p>0.302995</text:p>
          </table:table-cell>
          <table:table-cell office:value-type="float" office:value="0.350484" calcext:value-type="float">
            <text:p>0.350484</text:p>
          </table:table-cell>
          <table:table-cell/>
          <table:table-cell office:value-type="string" calcext:value-type="string">
            <text:p>17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87]*LN([.B87])" office:value-type="float" office:value="-0" calcext:value-type="float">
            <text:p>0</text:p>
          </table:table-cell>
          <table:table-cell table:formula="of:=[.H87]*LN([.C87])" office:value-type="float" office:value="-0" calcext:value-type="float">
            <text:p>0</text:p>
          </table:table-cell>
          <table:table-cell table:formula="of:=[.I87]*LN([.D87])" office:value-type="float" office:value="-1.0484402226222" calcext:value-type="float">
            <text:p>-1.0484402226</text:p>
          </table:table-cell>
          <table:table-cell table:formula="of:=[.K87]+[.L87]+[.M87]" office:value-type="float" office:value="-1.0484402226222" calcext:value-type="float">
            <text:p>-1.04844022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6.jpg</text:p>
          </table:table-cell>
          <table:table-cell office:value-type="float" office:value="0.031775" calcext:value-type="float">
            <text:p>0.031775</text:p>
          </table:table-cell>
          <table:table-cell office:value-type="float" office:value="0.538932" calcext:value-type="float">
            <text:p>0.538932</text:p>
          </table:table-cell>
          <table:table-cell office:value-type="float" office:value="0.429293" calcext:value-type="float">
            <text:p>0.429293</text:p>
          </table:table-cell>
          <table:table-cell/>
          <table:table-cell office:value-type="string" calcext:value-type="string">
            <text:p>17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88]*LN([.B88])" office:value-type="float" office:value="-0" calcext:value-type="float">
            <text:p>0</text:p>
          </table:table-cell>
          <table:table-cell table:formula="of:=[.H88]*LN([.C88])" office:value-type="float" office:value="-0.618165875586657" calcext:value-type="float">
            <text:p>-0.6181658756</text:p>
          </table:table-cell>
          <table:table-cell table:formula="of:=[.I88]*LN([.D88])" office:value-type="float" office:value="-0" calcext:value-type="float">
            <text:p>0</text:p>
          </table:table-cell>
          <table:table-cell table:formula="of:=[.K88]+[.L88]+[.M88]" office:value-type="float" office:value="-0.618165875586657" calcext:value-type="float">
            <text:p>-0.61816587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7.jpg</text:p>
          </table:table-cell>
          <table:table-cell office:value-type="float" office:value="0.106501" calcext:value-type="float">
            <text:p>0.106501</text:p>
          </table:table-cell>
          <table:table-cell office:value-type="float" office:value="0.833234" calcext:value-type="float">
            <text:p>0.833234</text:p>
          </table:table-cell>
          <table:table-cell office:value-type="float" office:value="0.060265" calcext:value-type="float">
            <text:p>0.060265</text:p>
          </table:table-cell>
          <table:table-cell/>
          <table:table-cell office:value-type="string" calcext:value-type="string">
            <text:p>17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89]*LN([.B89])" office:value-type="float" office:value="-0" calcext:value-type="float">
            <text:p>0</text:p>
          </table:table-cell>
          <table:table-cell table:formula="of:=[.H89]*LN([.C89])" office:value-type="float" office:value="-0.182440763898839" calcext:value-type="float">
            <text:p>-0.1824407639</text:p>
          </table:table-cell>
          <table:table-cell table:formula="of:=[.I89]*LN([.D89])" office:value-type="float" office:value="-0" calcext:value-type="float">
            <text:p>0</text:p>
          </table:table-cell>
          <table:table-cell table:formula="of:=[.K89]+[.L89]+[.M89]" office:value-type="float" office:value="-0.182440763898839" calcext:value-type="float">
            <text:p>-0.18244076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8.jpg</text:p>
          </table:table-cell>
          <table:table-cell office:value-type="float" office:value="0.258236" calcext:value-type="float">
            <text:p>0.258236</text:p>
          </table:table-cell>
          <table:table-cell office:value-type="float" office:value="0.574282" calcext:value-type="float">
            <text:p>0.574282</text:p>
          </table:table-cell>
          <table:table-cell office:value-type="float" office:value="0.167482" calcext:value-type="float">
            <text:p>0.167482</text:p>
          </table:table-cell>
          <table:table-cell/>
          <table:table-cell office:value-type="string" calcext:value-type="string">
            <text:p>17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90]*LN([.B90])" office:value-type="float" office:value="-0" calcext:value-type="float">
            <text:p>0</text:p>
          </table:table-cell>
          <table:table-cell table:formula="of:=[.H90]*LN([.C90])" office:value-type="float" office:value="-0" calcext:value-type="float">
            <text:p>0</text:p>
          </table:table-cell>
          <table:table-cell table:formula="of:=[.I90]*LN([.D90])" office:value-type="float" office:value="-1.78687939617811" calcext:value-type="float">
            <text:p>-1.7868793962</text:p>
          </table:table-cell>
          <table:table-cell table:formula="of:=[.K90]+[.L90]+[.M90]" office:value-type="float" office:value="-1.78687939617811" calcext:value-type="float">
            <text:p>-1.78687939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9.jpg</text:p>
          </table:table-cell>
          <table:table-cell office:value-type="float" office:value="0.100318" calcext:value-type="float">
            <text:p>0.100318</text:p>
          </table:table-cell>
          <table:table-cell office:value-type="float" office:value="0.812516" calcext:value-type="float">
            <text:p>0.812516</text:p>
          </table:table-cell>
          <table:table-cell office:value-type="float" office:value="0.087167" calcext:value-type="float">
            <text:p>0.087167</text:p>
          </table:table-cell>
          <table:table-cell/>
          <table:table-cell office:value-type="string" calcext:value-type="string">
            <text:p>179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91]*LN([.B91])" office:value-type="float" office:value="-0" calcext:value-type="float">
            <text:p>0</text:p>
          </table:table-cell>
          <table:table-cell table:formula="of:=[.H91]*LN([.C91])" office:value-type="float" office:value="-0.207619672664443" calcext:value-type="float">
            <text:p>-0.2076196727</text:p>
          </table:table-cell>
          <table:table-cell table:formula="of:=[.I91]*LN([.D91])" office:value-type="float" office:value="-0" calcext:value-type="float">
            <text:p>0</text:p>
          </table:table-cell>
          <table:table-cell table:formula="of:=[.K91]+[.L91]+[.M91]" office:value-type="float" office:value="-0.207619672664443" calcext:value-type="float">
            <text:p>-0.20761967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jpg</text:p>
          </table:table-cell>
          <table:table-cell office:value-type="float" office:value="0.021204" calcext:value-type="float">
            <text:p>0.021204</text:p>
          </table:table-cell>
          <table:table-cell office:value-type="float" office:value="0.917342" calcext:value-type="float">
            <text:p>0.917342</text:p>
          </table:table-cell>
          <table:table-cell office:value-type="float" office:value="0.061454" calcext:value-type="float">
            <text:p>0.061454</text:p>
          </table:table-cell>
          <table:table-cell/>
          <table:table-cell office:value-type="string" calcext:value-type="string">
            <text:p>1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92]*LN([.B92])" office:value-type="float" office:value="-0" calcext:value-type="float">
            <text:p>0</text:p>
          </table:table-cell>
          <table:table-cell table:formula="of:=[.H92]*LN([.C92])" office:value-type="float" office:value="-0.0862749209672229" calcext:value-type="float">
            <text:p>-0.086274921</text:p>
          </table:table-cell>
          <table:table-cell table:formula="of:=[.I92]*LN([.D92])" office:value-type="float" office:value="-0" calcext:value-type="float">
            <text:p>0</text:p>
          </table:table-cell>
          <table:table-cell table:formula="of:=[.K92]+[.L92]+[.M92]" office:value-type="float" office:value="-0.0862749209672229" calcext:value-type="float">
            <text:p>-0.0862749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0.jpg</text:p>
          </table:table-cell>
          <table:table-cell office:value-type="float" office:value="0.034703" calcext:value-type="float">
            <text:p>0.034703</text:p>
          </table:table-cell>
          <table:table-cell office:value-type="float" office:value="0.111978" calcext:value-type="float">
            <text:p>0.111978</text:p>
          </table:table-cell>
          <table:table-cell office:value-type="float" office:value="0.853319" calcext:value-type="float">
            <text:p>0.853319</text:p>
          </table:table-cell>
          <table:table-cell/>
          <table:table-cell office:value-type="string" calcext:value-type="string">
            <text:p>18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93]*LN([.B93])" office:value-type="float" office:value="-0" calcext:value-type="float">
            <text:p>0</text:p>
          </table:table-cell>
          <table:table-cell table:formula="of:=[.H93]*LN([.C93])" office:value-type="float" office:value="-0" calcext:value-type="float">
            <text:p>0</text:p>
          </table:table-cell>
          <table:table-cell table:formula="of:=[.I93]*LN([.D93])" office:value-type="float" office:value="-0.158621827192708" calcext:value-type="float">
            <text:p>-0.1586218272</text:p>
          </table:table-cell>
          <table:table-cell table:formula="of:=[.K93]+[.L93]+[.M93]" office:value-type="float" office:value="-0.158621827192708" calcext:value-type="float">
            <text:p>-0.15862182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1.jpg</text:p>
          </table:table-cell>
          <table:table-cell office:value-type="float" office:value="0.040654" calcext:value-type="float">
            <text:p>0.040654</text:p>
          </table:table-cell>
          <table:table-cell office:value-type="float" office:value="0.455062" calcext:value-type="float">
            <text:p>0.455062</text:p>
          </table:table-cell>
          <table:table-cell office:value-type="float" office:value="0.504285" calcext:value-type="float">
            <text:p>0.504285</text:p>
          </table:table-cell>
          <table:table-cell/>
          <table:table-cell office:value-type="string" calcext:value-type="string">
            <text:p>181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94]*LN([.B94])" office:value-type="float" office:value="-3.20265804684537" calcext:value-type="float">
            <text:p>-3.2026580468</text:p>
          </table:table-cell>
          <table:table-cell table:formula="of:=[.H94]*LN([.C94])" office:value-type="float" office:value="-0" calcext:value-type="float">
            <text:p>0</text:p>
          </table:table-cell>
          <table:table-cell table:formula="of:=[.I94]*LN([.D94])" office:value-type="float" office:value="-0" calcext:value-type="float">
            <text:p>0</text:p>
          </table:table-cell>
          <table:table-cell table:formula="of:=[.K94]+[.L94]+[.M94]" office:value-type="float" office:value="-3.20265804684537" calcext:value-type="float">
            <text:p>-3.20265804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2.jpg</text:p>
          </table:table-cell>
          <table:table-cell office:value-type="float" office:value="0.032554" calcext:value-type="float">
            <text:p>0.032554</text:p>
          </table:table-cell>
          <table:table-cell office:value-type="float" office:value="0.355268" calcext:value-type="float">
            <text:p>0.355268</text:p>
          </table:table-cell>
          <table:table-cell office:value-type="float" office:value="0.612178" calcext:value-type="float">
            <text:p>0.612178</text:p>
          </table:table-cell>
          <table:table-cell/>
          <table:table-cell office:value-type="string" calcext:value-type="string">
            <text:p>18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95]*LN([.B95])" office:value-type="float" office:value="-0" calcext:value-type="float">
            <text:p>0</text:p>
          </table:table-cell>
          <table:table-cell table:formula="of:=[.H95]*LN([.C95])" office:value-type="float" office:value="-0" calcext:value-type="float">
            <text:p>0</text:p>
          </table:table-cell>
          <table:table-cell table:formula="of:=[.I95]*LN([.D95])" office:value-type="float" office:value="-0.490732189085175" calcext:value-type="float">
            <text:p>-0.4907321891</text:p>
          </table:table-cell>
          <table:table-cell table:formula="of:=[.K95]+[.L95]+[.M95]" office:value-type="float" office:value="-0.490732189085175" calcext:value-type="float">
            <text:p>-0.49073218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3.jpg</text:p>
          </table:table-cell>
          <table:table-cell office:value-type="float" office:value="0.025148" calcext:value-type="float">
            <text:p>0.025148</text:p>
          </table:table-cell>
          <table:table-cell office:value-type="float" office:value="0.83214" calcext:value-type="float">
            <text:p>0.83214</text:p>
          </table:table-cell>
          <table:table-cell office:value-type="float" office:value="0.142712" calcext:value-type="float">
            <text:p>0.142712</text:p>
          </table:table-cell>
          <table:table-cell/>
          <table:table-cell office:value-type="string" calcext:value-type="string">
            <text:p>18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96]*LN([.B96])" office:value-type="float" office:value="-0" calcext:value-type="float">
            <text:p>0</text:p>
          </table:table-cell>
          <table:table-cell table:formula="of:=[.H96]*LN([.C96])" office:value-type="float" office:value="-0.183754583085838" calcext:value-type="float">
            <text:p>-0.1837545831</text:p>
          </table:table-cell>
          <table:table-cell table:formula="of:=[.I96]*LN([.D96])" office:value-type="float" office:value="-0" calcext:value-type="float">
            <text:p>0</text:p>
          </table:table-cell>
          <table:table-cell table:formula="of:=[.K96]+[.L96]+[.M96]" office:value-type="float" office:value="-0.183754583085838" calcext:value-type="float">
            <text:p>-0.18375458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4.jpg</text:p>
          </table:table-cell>
          <table:table-cell office:value-type="float" office:value="0.130142" calcext:value-type="float">
            <text:p>0.130142</text:p>
          </table:table-cell>
          <table:table-cell office:value-type="float" office:value="0.182838" calcext:value-type="float">
            <text:p>0.182838</text:p>
          </table:table-cell>
          <table:table-cell office:value-type="float" office:value="0.68702" calcext:value-type="float">
            <text:p>0.68702</text:p>
          </table:table-cell>
          <table:table-cell/>
          <table:table-cell office:value-type="string" calcext:value-type="string">
            <text:p>18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97]*LN([.B97])" office:value-type="float" office:value="-0" calcext:value-type="float">
            <text:p>0</text:p>
          </table:table-cell>
          <table:table-cell table:formula="of:=[.H97]*LN([.C97])" office:value-type="float" office:value="-0" calcext:value-type="float">
            <text:p>0</text:p>
          </table:table-cell>
          <table:table-cell table:formula="of:=[.I97]*LN([.D97])" office:value-type="float" office:value="-0.375391875102022" calcext:value-type="float">
            <text:p>-0.3753918751</text:p>
          </table:table-cell>
          <table:table-cell table:formula="of:=[.K97]+[.L97]+[.M97]" office:value-type="float" office:value="-0.375391875102022" calcext:value-type="float">
            <text:p>-0.37539187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5.jpg</text:p>
          </table:table-cell>
          <table:table-cell office:value-type="float" office:value="0.082954" calcext:value-type="float">
            <text:p>0.082954</text:p>
          </table:table-cell>
          <table:table-cell office:value-type="float" office:value="0.501098" calcext:value-type="float">
            <text:p>0.501098</text:p>
          </table:table-cell>
          <table:table-cell office:value-type="float" office:value="0.415948" calcext:value-type="float">
            <text:p>0.415948</text:p>
          </table:table-cell>
          <table:table-cell/>
          <table:table-cell office:value-type="string" calcext:value-type="string">
            <text:p>18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98]*LN([.B98])" office:value-type="float" office:value="-0" calcext:value-type="float">
            <text:p>0</text:p>
          </table:table-cell>
          <table:table-cell table:formula="of:=[.H98]*LN([.C98])" office:value-type="float" office:value="-0" calcext:value-type="float">
            <text:p>0</text:p>
          </table:table-cell>
          <table:table-cell table:formula="of:=[.I98]*LN([.D98])" office:value-type="float" office:value="-0.877195026534025" calcext:value-type="float">
            <text:p>-0.8771950265</text:p>
          </table:table-cell>
          <table:table-cell table:formula="of:=[.K98]+[.L98]+[.M98]" office:value-type="float" office:value="-0.877195026534025" calcext:value-type="float">
            <text:p>-0.87719502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6.jpg</text:p>
          </table:table-cell>
          <table:table-cell office:value-type="float" office:value="0.012158" calcext:value-type="float">
            <text:p>0.012158</text:p>
          </table:table-cell>
          <table:table-cell office:value-type="float" office:value="0.980354" calcext:value-type="float">
            <text:p>0.980354</text:p>
          </table:table-cell>
          <table:table-cell office:value-type="float" office:value="0.007488" calcext:value-type="float">
            <text:p>0.007488</text:p>
          </table:table-cell>
          <table:table-cell/>
          <table:table-cell office:value-type="string" calcext:value-type="string">
            <text:p>18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99]*LN([.B99])" office:value-type="float" office:value="-0" calcext:value-type="float">
            <text:p>0</text:p>
          </table:table-cell>
          <table:table-cell table:formula="of:=[.H99]*LN([.C99])" office:value-type="float" office:value="-0.0198415480535826" calcext:value-type="float">
            <text:p>-0.0198415481</text:p>
          </table:table-cell>
          <table:table-cell table:formula="of:=[.I99]*LN([.D99])" office:value-type="float" office:value="-0" calcext:value-type="float">
            <text:p>0</text:p>
          </table:table-cell>
          <table:table-cell table:formula="of:=[.K99]+[.L99]+[.M99]" office:value-type="float" office:value="-0.0198415480535826" calcext:value-type="float">
            <text:p>-0.01984154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7.jpg</text:p>
          </table:table-cell>
          <table:table-cell office:value-type="float" office:value="0.013854" calcext:value-type="float">
            <text:p>0.013854</text:p>
          </table:table-cell>
          <table:table-cell office:value-type="float" office:value="0.335579" calcext:value-type="float">
            <text:p>0.335579</text:p>
          </table:table-cell>
          <table:table-cell office:value-type="float" office:value="0.650567" calcext:value-type="float">
            <text:p>0.650567</text:p>
          </table:table-cell>
          <table:table-cell/>
          <table:table-cell office:value-type="string" calcext:value-type="string">
            <text:p>18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00]*LN([.B100])" office:value-type="float" office:value="-0" calcext:value-type="float">
            <text:p>0</text:p>
          </table:table-cell>
          <table:table-cell table:formula="of:=[.H100]*LN([.C100])" office:value-type="float" office:value="-1.0918978808404" calcext:value-type="float">
            <text:p>-1.0918978808</text:p>
          </table:table-cell>
          <table:table-cell table:formula="of:=[.I100]*LN([.D100])" office:value-type="float" office:value="-0" calcext:value-type="float">
            <text:p>0</text:p>
          </table:table-cell>
          <table:table-cell table:formula="of:=[.K100]+[.L100]+[.M100]" office:value-type="float" office:value="-1.0918978808404" calcext:value-type="float">
            <text:p>-1.09189788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8.jpg</text:p>
          </table:table-cell>
          <table:table-cell office:value-type="float" office:value="0.007511" calcext:value-type="float">
            <text:p>0.007511</text:p>
          </table:table-cell>
          <table:table-cell office:value-type="float" office:value="0.549147" calcext:value-type="float">
            <text:p>0.549147</text:p>
          </table:table-cell>
          <table:table-cell office:value-type="float" office:value="0.443342" calcext:value-type="float">
            <text:p>0.443342</text:p>
          </table:table-cell>
          <table:table-cell/>
          <table:table-cell office:value-type="string" calcext:value-type="string">
            <text:p>18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01]*LN([.B101])" office:value-type="float" office:value="-0" calcext:value-type="float">
            <text:p>0</text:p>
          </table:table-cell>
          <table:table-cell table:formula="of:=[.H101]*LN([.C101])" office:value-type="float" office:value="-0.599389113750959" calcext:value-type="float">
            <text:p>-0.5993891138</text:p>
          </table:table-cell>
          <table:table-cell table:formula="of:=[.I101]*LN([.D101])" office:value-type="float" office:value="-0" calcext:value-type="float">
            <text:p>0</text:p>
          </table:table-cell>
          <table:table-cell table:formula="of:=[.K101]+[.L101]+[.M101]" office:value-type="float" office:value="-0.599389113750959" calcext:value-type="float">
            <text:p>-0.59938911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9.jpg</text:p>
          </table:table-cell>
          <table:table-cell office:value-type="float" office:value="0.071641" calcext:value-type="float">
            <text:p>0.071641</text:p>
          </table:table-cell>
          <table:table-cell office:value-type="float" office:value="0.067489" calcext:value-type="float">
            <text:p>0.067489</text:p>
          </table:table-cell>
          <table:table-cell office:value-type="float" office:value="0.86087" calcext:value-type="float">
            <text:p>0.86087</text:p>
          </table:table-cell>
          <table:table-cell/>
          <table:table-cell office:value-type="string" calcext:value-type="string">
            <text:p>18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102]*LN([.B102])" office:value-type="float" office:value="-0" calcext:value-type="float">
            <text:p>0</text:p>
          </table:table-cell>
          <table:table-cell table:formula="of:=[.H102]*LN([.C102])" office:value-type="float" office:value="-0" calcext:value-type="float">
            <text:p>0</text:p>
          </table:table-cell>
          <table:table-cell table:formula="of:=[.I102]*LN([.D102])" office:value-type="float" office:value="-0.149811773178283" calcext:value-type="float">
            <text:p>-0.1498117732</text:p>
          </table:table-cell>
          <table:table-cell table:formula="of:=[.K102]+[.L102]+[.M102]" office:value-type="float" office:value="-0.149811773178283" calcext:value-type="float">
            <text:p>-0.14981177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jpg</text:p>
          </table:table-cell>
          <table:table-cell office:value-type="float" office:value="0.034495" calcext:value-type="float">
            <text:p>0.034495</text:p>
          </table:table-cell>
          <table:table-cell office:value-type="float" office:value="0.843787" calcext:value-type="float">
            <text:p>0.843787</text:p>
          </table:table-cell>
          <table:table-cell office:value-type="float" office:value="0.121719" calcext:value-type="float">
            <text:p>0.121719</text:p>
          </table:table-cell>
          <table:table-cell/>
          <table:table-cell office:value-type="string" calcext:value-type="string">
            <text:p>1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103]*LN([.B103])" office:value-type="float" office:value="-0" calcext:value-type="float">
            <text:p>0</text:p>
          </table:table-cell>
          <table:table-cell table:formula="of:=[.H103]*LN([.C103])" office:value-type="float" office:value="-0" calcext:value-type="float">
            <text:p>0</text:p>
          </table:table-cell>
          <table:table-cell table:formula="of:=[.I103]*LN([.D103])" office:value-type="float" office:value="-2.10604016956385" calcext:value-type="float">
            <text:p>-2.1060401696</text:p>
          </table:table-cell>
          <table:table-cell table:formula="of:=[.K103]+[.L103]+[.M103]" office:value-type="float" office:value="-2.10604016956385" calcext:value-type="float">
            <text:p>-2.10604016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0.jpg</text:p>
          </table:table-cell>
          <table:table-cell office:value-type="float" office:value="0.09257" calcext:value-type="float">
            <text:p>0.09257</text:p>
          </table:table-cell>
          <table:table-cell office:value-type="float" office:value="0.805083" calcext:value-type="float">
            <text:p>0.805083</text:p>
          </table:table-cell>
          <table:table-cell office:value-type="float" office:value="0.102347" calcext:value-type="float">
            <text:p>0.102347</text:p>
          </table:table-cell>
          <table:table-cell/>
          <table:table-cell office:value-type="string" calcext:value-type="string">
            <text:p>19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04]*LN([.B104])" office:value-type="float" office:value="-0" calcext:value-type="float">
            <text:p>0</text:p>
          </table:table-cell>
          <table:table-cell table:formula="of:=[.H104]*LN([.C104])" office:value-type="float" office:value="-0.216809901288528" calcext:value-type="float">
            <text:p>-0.2168099013</text:p>
          </table:table-cell>
          <table:table-cell table:formula="of:=[.I104]*LN([.D104])" office:value-type="float" office:value="-0" calcext:value-type="float">
            <text:p>0</text:p>
          </table:table-cell>
          <table:table-cell table:formula="of:=[.K104]+[.L104]+[.M104]" office:value-type="float" office:value="-0.216809901288528" calcext:value-type="float">
            <text:p>-0.21680990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1.jpg</text:p>
          </table:table-cell>
          <table:table-cell office:value-type="float" office:value="0.023803" calcext:value-type="float">
            <text:p>0.023803</text:p>
          </table:table-cell>
          <table:table-cell office:value-type="float" office:value="0.200671" calcext:value-type="float">
            <text:p>0.200671</text:p>
          </table:table-cell>
          <table:table-cell office:value-type="float" office:value="0.775525" calcext:value-type="float">
            <text:p>0.775525</text:p>
          </table:table-cell>
          <table:table-cell/>
          <table:table-cell office:value-type="string" calcext:value-type="string">
            <text:p>19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05]*LN([.B105])" office:value-type="float" office:value="-0" calcext:value-type="float">
            <text:p>0</text:p>
          </table:table-cell>
          <table:table-cell table:formula="of:=[.H105]*LN([.C105])" office:value-type="float" office:value="-1.6060885278902" calcext:value-type="float">
            <text:p>-1.6060885279</text:p>
          </table:table-cell>
          <table:table-cell table:formula="of:=[.I105]*LN([.D105])" office:value-type="float" office:value="-0" calcext:value-type="float">
            <text:p>0</text:p>
          </table:table-cell>
          <table:table-cell table:formula="of:=[.K105]+[.L105]+[.M105]" office:value-type="float" office:value="-1.6060885278902" calcext:value-type="float">
            <text:p>-1.60608852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2.jpg</text:p>
          </table:table-cell>
          <table:table-cell office:value-type="float" office:value="0.12022" calcext:value-type="float">
            <text:p>0.12022</text:p>
          </table:table-cell>
          <table:table-cell office:value-type="float" office:value="0.5977" calcext:value-type="float">
            <text:p>0.5977</text:p>
          </table:table-cell>
          <table:table-cell office:value-type="float" office:value="0.282081" calcext:value-type="float">
            <text:p>0.282081</text:p>
          </table:table-cell>
          <table:table-cell/>
          <table:table-cell office:value-type="string" calcext:value-type="string">
            <text:p>19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106]*LN([.B106])" office:value-type="float" office:value="-0" calcext:value-type="float">
            <text:p>0</text:p>
          </table:table-cell>
          <table:table-cell table:formula="of:=[.H106]*LN([.C106])" office:value-type="float" office:value="-0" calcext:value-type="float">
            <text:p>0</text:p>
          </table:table-cell>
          <table:table-cell table:formula="of:=[.I106]*LN([.D106])" office:value-type="float" office:value="-1.26556101524527" calcext:value-type="float">
            <text:p>-1.2655610152</text:p>
          </table:table-cell>
          <table:table-cell table:formula="of:=[.K106]+[.L106]+[.M106]" office:value-type="float" office:value="-1.26556101524527" calcext:value-type="float">
            <text:p>-1.26556101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3.jpg</text:p>
          </table:table-cell>
          <table:table-cell office:value-type="float" office:value="0.747497" calcext:value-type="float">
            <text:p>0.747497</text:p>
          </table:table-cell>
          <table:table-cell office:value-type="float" office:value="0.22795" calcext:value-type="float">
            <text:p>0.22795</text:p>
          </table:table-cell>
          <table:table-cell office:value-type="float" office:value="0.024553" calcext:value-type="float">
            <text:p>0.024553</text:p>
          </table:table-cell>
          <table:table-cell/>
          <table:table-cell office:value-type="string" calcext:value-type="string">
            <text:p>193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107]*LN([.B107])" office:value-type="float" office:value="-0.291024987103276" calcext:value-type="float">
            <text:p>-0.2910249871</text:p>
          </table:table-cell>
          <table:table-cell table:formula="of:=[.H107]*LN([.C107])" office:value-type="float" office:value="-0" calcext:value-type="float">
            <text:p>0</text:p>
          </table:table-cell>
          <table:table-cell table:formula="of:=[.I107]*LN([.D107])" office:value-type="float" office:value="-0" calcext:value-type="float">
            <text:p>0</text:p>
          </table:table-cell>
          <table:table-cell table:formula="of:=[.K107]+[.L107]+[.M107]" office:value-type="float" office:value="-0.291024987103276" calcext:value-type="float">
            <text:p>-0.29102498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4.jpg</text:p>
          </table:table-cell>
          <table:table-cell office:value-type="float" office:value="0.017408" calcext:value-type="float">
            <text:p>0.017408</text:p>
          </table:table-cell>
          <table:table-cell office:value-type="float" office:value="0.567904" calcext:value-type="float">
            <text:p>0.567904</text:p>
          </table:table-cell>
          <table:table-cell office:value-type="float" office:value="0.414688" calcext:value-type="float">
            <text:p>0.414688</text:p>
          </table:table-cell>
          <table:table-cell/>
          <table:table-cell office:value-type="string" calcext:value-type="string">
            <text:p>19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08]*LN([.B108])" office:value-type="float" office:value="-0" calcext:value-type="float">
            <text:p>0</text:p>
          </table:table-cell>
          <table:table-cell table:formula="of:=[.H108]*LN([.C108])" office:value-type="float" office:value="-0.565802888629983" calcext:value-type="float">
            <text:p>-0.5658028886</text:p>
          </table:table-cell>
          <table:table-cell table:formula="of:=[.I108]*LN([.D108])" office:value-type="float" office:value="-0" calcext:value-type="float">
            <text:p>0</text:p>
          </table:table-cell>
          <table:table-cell table:formula="of:=[.K108]+[.L108]+[.M108]" office:value-type="float" office:value="-0.565802888629983" calcext:value-type="float">
            <text:p>-0.56580288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5.jpg</text:p>
          </table:table-cell>
          <table:table-cell office:value-type="float" office:value="0.155739" calcext:value-type="float">
            <text:p>0.155739</text:p>
          </table:table-cell>
          <table:table-cell office:value-type="float" office:value="0.787577" calcext:value-type="float">
            <text:p>0.787577</text:p>
          </table:table-cell>
          <table:table-cell office:value-type="float" office:value="0.056685" calcext:value-type="float">
            <text:p>0.056685</text:p>
          </table:table-cell>
          <table:table-cell/>
          <table:table-cell office:value-type="string" calcext:value-type="string">
            <text:p>195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109]*LN([.B109])" office:value-type="float" office:value="-1.85957374981192" calcext:value-type="float">
            <text:p>-1.8595737498</text:p>
          </table:table-cell>
          <table:table-cell table:formula="of:=[.H109]*LN([.C109])" office:value-type="float" office:value="-0" calcext:value-type="float">
            <text:p>0</text:p>
          </table:table-cell>
          <table:table-cell table:formula="of:=[.I109]*LN([.D109])" office:value-type="float" office:value="-0" calcext:value-type="float">
            <text:p>0</text:p>
          </table:table-cell>
          <table:table-cell table:formula="of:=[.K109]+[.L109]+[.M109]" office:value-type="float" office:value="-1.85957374981192" calcext:value-type="float">
            <text:p>-1.85957374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6.jpg</text:p>
          </table:table-cell>
          <table:table-cell office:value-type="float" office:value="0.983858" calcext:value-type="float">
            <text:p>0.983858</text:p>
          </table:table-cell>
          <table:table-cell office:value-type="float" office:value="0.016108" calcext:value-type="float">
            <text:p>0.016108</text:p>
          </table:table-cell>
          <table:table-cell office:value-type="float" office:value="0.000034" calcext:value-type="float">
            <text:p>0.000034</text:p>
          </table:table-cell>
          <table:table-cell/>
          <table:table-cell office:value-type="string" calcext:value-type="string">
            <text:p>196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110]*LN([.B110])" office:value-type="float" office:value="-0.0162737012865104" calcext:value-type="float">
            <text:p>-0.0162737013</text:p>
          </table:table-cell>
          <table:table-cell table:formula="of:=[.H110]*LN([.C110])" office:value-type="float" office:value="-0" calcext:value-type="float">
            <text:p>0</text:p>
          </table:table-cell>
          <table:table-cell table:formula="of:=[.I110]*LN([.D110])" office:value-type="float" office:value="-0" calcext:value-type="float">
            <text:p>0</text:p>
          </table:table-cell>
          <table:table-cell table:formula="of:=[.K110]+[.L110]+[.M110]" office:value-type="float" office:value="-0.0162737012865104" calcext:value-type="float">
            <text:p>-0.01627370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.jpg</text:p>
          </table:table-cell>
          <table:table-cell office:value-type="float" office:value="0.412692" calcext:value-type="float">
            <text:p>0.412692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158708" calcext:value-type="float">
            <text:p>0.158708</text:p>
          </table:table-cell>
          <table:table-cell/>
          <table:table-cell office:value-type="string" calcext:value-type="string">
            <text:p>19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11]*LN([.B111])" office:value-type="float" office:value="-0" calcext:value-type="float">
            <text:p>0</text:p>
          </table:table-cell>
          <table:table-cell table:formula="of:=[.H111]*LN([.C111])" office:value-type="float" office:value="-0.84723119594266" calcext:value-type="float">
            <text:p>-0.8472311959</text:p>
          </table:table-cell>
          <table:table-cell table:formula="of:=[.I111]*LN([.D111])" office:value-type="float" office:value="-0" calcext:value-type="float">
            <text:p>0</text:p>
          </table:table-cell>
          <table:table-cell table:formula="of:=[.K111]+[.L111]+[.M111]" office:value-type="float" office:value="-0.84723119594266" calcext:value-type="float">
            <text:p>-0.84723119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8.jpg</text:p>
          </table:table-cell>
          <table:table-cell office:value-type="float" office:value="0.013029" calcext:value-type="float">
            <text:p>0.013029</text:p>
          </table:table-cell>
          <table:table-cell office:value-type="float" office:value="0.390329" calcext:value-type="float">
            <text:p>0.390329</text:p>
          </table:table-cell>
          <table:table-cell office:value-type="float" office:value="0.596643" calcext:value-type="float">
            <text:p>0.596643</text:p>
          </table:table-cell>
          <table:table-cell/>
          <table:table-cell office:value-type="string" calcext:value-type="string">
            <text:p>19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112]*LN([.B112])" office:value-type="float" office:value="-0" calcext:value-type="float">
            <text:p>0</text:p>
          </table:table-cell>
          <table:table-cell table:formula="of:=[.H112]*LN([.C112])" office:value-type="float" office:value="-0" calcext:value-type="float">
            <text:p>0</text:p>
          </table:table-cell>
          <table:table-cell table:formula="of:=[.I112]*LN([.D112])" office:value-type="float" office:value="-0.516436334406585" calcext:value-type="float">
            <text:p>-0.5164363344</text:p>
          </table:table-cell>
          <table:table-cell table:formula="of:=[.K112]+[.L112]+[.M112]" office:value-type="float" office:value="-0.516436334406585" calcext:value-type="float">
            <text:p>-0.51643633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9.jpg</text:p>
          </table:table-cell>
          <table:table-cell office:value-type="float" office:value="0.068235" calcext:value-type="float">
            <text:p>0.068235</text:p>
          </table:table-cell>
          <table:table-cell office:value-type="float" office:value="0.273084" calcext:value-type="float">
            <text:p>0.273084</text:p>
          </table:table-cell>
          <table:table-cell office:value-type="float" office:value="0.658681" calcext:value-type="float">
            <text:p>0.658681</text:p>
          </table:table-cell>
          <table:table-cell/>
          <table:table-cell office:value-type="string" calcext:value-type="string">
            <text:p>19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113]*LN([.B113])" office:value-type="float" office:value="-0" calcext:value-type="float">
            <text:p>0</text:p>
          </table:table-cell>
          <table:table-cell table:formula="of:=[.H113]*LN([.C113])" office:value-type="float" office:value="-0" calcext:value-type="float">
            <text:p>0</text:p>
          </table:table-cell>
          <table:table-cell table:formula="of:=[.I113]*LN([.D113])" office:value-type="float" office:value="-0.4175159284456" calcext:value-type="float">
            <text:p>-0.4175159284</text:p>
          </table:table-cell>
          <table:table-cell table:formula="of:=[.K113]+[.L113]+[.M113]" office:value-type="float" office:value="-0.4175159284456" calcext:value-type="float">
            <text:p>-0.41751592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jpg</text:p>
          </table:table-cell>
          <table:table-cell office:value-type="float" office:value="0.041512" calcext:value-type="float">
            <text:p>0.041512</text:p>
          </table:table-cell>
          <table:table-cell office:value-type="float" office:value="0.90747" calcext:value-type="float">
            <text:p>0.90747</text:p>
          </table:table-cell>
          <table:table-cell office:value-type="float" office:value="0.051019" calcext:value-type="float">
            <text:p>0.051019</text:p>
          </table:table-cell>
          <table:table-cell/>
          <table:table-cell office:value-type="string" calcext:value-type="string">
            <text:p>2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114]*LN([.B114])" office:value-type="float" office:value="-3.1817727369167" calcext:value-type="float">
            <text:p>-3.1817727369</text:p>
          </table:table-cell>
          <table:table-cell table:formula="of:=[.H114]*LN([.C114])" office:value-type="float" office:value="-0" calcext:value-type="float">
            <text:p>0</text:p>
          </table:table-cell>
          <table:table-cell table:formula="of:=[.I114]*LN([.D114])" office:value-type="float" office:value="-0" calcext:value-type="float">
            <text:p>0</text:p>
          </table:table-cell>
          <table:table-cell table:formula="of:=[.K114]+[.L114]+[.M114]" office:value-type="float" office:value="-3.1817727369167" calcext:value-type="float">
            <text:p>-3.18177273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.jpg</text:p>
          </table:table-cell>
          <table:table-cell office:value-type="float" office:value="0.993435" calcext:value-type="float">
            <text:p>0.993435</text:p>
          </table:table-cell>
          <table:table-cell office:value-type="float" office:value="0.006532" calcext:value-type="float">
            <text:p>0.006532</text:p>
          </table:table-cell>
          <table:table-cell office:value-type="float" office:value="0.000034" calcext:value-type="float">
            <text:p>0.000034</text:p>
          </table:table-cell>
          <table:table-cell/>
          <table:table-cell office:value-type="string" calcext:value-type="string">
            <text:p>20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115]*LN([.B115])" office:value-type="float" office:value="-0.00658664439480892" calcext:value-type="float">
            <text:p>-0.0065866444</text:p>
          </table:table-cell>
          <table:table-cell table:formula="of:=[.H115]*LN([.C115])" office:value-type="float" office:value="-0" calcext:value-type="float">
            <text:p>0</text:p>
          </table:table-cell>
          <table:table-cell table:formula="of:=[.I115]*LN([.D115])" office:value-type="float" office:value="-0" calcext:value-type="float">
            <text:p>0</text:p>
          </table:table-cell>
          <table:table-cell table:formula="of:=[.K115]+[.L115]+[.M115]" office:value-type="float" office:value="-0.00658664439480892" calcext:value-type="float">
            <text:p>-0.00658664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0.jpg</text:p>
          </table:table-cell>
          <table:table-cell office:value-type="float" office:value="0.117027" calcext:value-type="float">
            <text:p>0.117027</text:p>
          </table:table-cell>
          <table:table-cell office:value-type="float" office:value="0.794806" calcext:value-type="float">
            <text:p>0.794806</text:p>
          </table:table-cell>
          <table:table-cell office:value-type="float" office:value="0.088168" calcext:value-type="float">
            <text:p>0.088168</text:p>
          </table:table-cell>
          <table:table-cell/>
          <table:table-cell office:value-type="string" calcext:value-type="string">
            <text:p>20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16]*LN([.B116])" office:value-type="float" office:value="-0" calcext:value-type="float">
            <text:p>0</text:p>
          </table:table-cell>
          <table:table-cell table:formula="of:=[.H116]*LN([.C116])" office:value-type="float" office:value="-0.229657219264021" calcext:value-type="float">
            <text:p>-0.2296572193</text:p>
          </table:table-cell>
          <table:table-cell table:formula="of:=[.I116]*LN([.D116])" office:value-type="float" office:value="-0" calcext:value-type="float">
            <text:p>0</text:p>
          </table:table-cell>
          <table:table-cell table:formula="of:=[.K116]+[.L116]+[.M116]" office:value-type="float" office:value="-0.229657219264021" calcext:value-type="float">
            <text:p>-0.22965721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1.jpg</text:p>
          </table:table-cell>
          <table:table-cell office:value-type="float" office:value="0.033396" calcext:value-type="float">
            <text:p>0.033396</text:p>
          </table:table-cell>
          <table:table-cell office:value-type="float" office:value="0.737633" calcext:value-type="float">
            <text:p>0.737633</text:p>
          </table:table-cell>
          <table:table-cell office:value-type="float" office:value="0.228971" calcext:value-type="float">
            <text:p>0.228971</text:p>
          </table:table-cell>
          <table:table-cell/>
          <table:table-cell office:value-type="string" calcext:value-type="string">
            <text:p>20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17]*LN([.B117])" office:value-type="float" office:value="-0" calcext:value-type="float">
            <text:p>0</text:p>
          </table:table-cell>
          <table:table-cell table:formula="of:=[.H117]*LN([.C117])" office:value-type="float" office:value="-0.304308868044231" calcext:value-type="float">
            <text:p>-0.304308868</text:p>
          </table:table-cell>
          <table:table-cell table:formula="of:=[.I117]*LN([.D117])" office:value-type="float" office:value="-0" calcext:value-type="float">
            <text:p>0</text:p>
          </table:table-cell>
          <table:table-cell table:formula="of:=[.K117]+[.L117]+[.M117]" office:value-type="float" office:value="-0.304308868044231" calcext:value-type="float">
            <text:p>-0.3043088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.jpg</text:p>
          </table:table-cell>
          <table:table-cell office:value-type="float" office:value="0.756987" calcext:value-type="float">
            <text:p>0.756987</text:p>
          </table:table-cell>
          <table:table-cell office:value-type="float" office:value="0.131518" calcext:value-type="float">
            <text:p>0.131518</text:p>
          </table:table-cell>
          <table:table-cell office:value-type="float" office:value="0.111495" calcext:value-type="float">
            <text:p>0.111495</text:p>
          </table:table-cell>
          <table:table-cell/>
          <table:table-cell office:value-type="string" calcext:value-type="string">
            <text:p>20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18]*LN([.B118])" office:value-type="float" office:value="-0" calcext:value-type="float">
            <text:p>0</text:p>
          </table:table-cell>
          <table:table-cell table:formula="of:=[.H118]*LN([.C118])" office:value-type="float" office:value="-2.02861155460254" calcext:value-type="float">
            <text:p>-2.0286115546</text:p>
          </table:table-cell>
          <table:table-cell table:formula="of:=[.I118]*LN([.D118])" office:value-type="float" office:value="-0" calcext:value-type="float">
            <text:p>0</text:p>
          </table:table-cell>
          <table:table-cell table:formula="of:=[.K118]+[.L118]+[.M118]" office:value-type="float" office:value="-2.02861155460254" calcext:value-type="float">
            <text:p>-2.02861155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3.jpg</text:p>
          </table:table-cell>
          <table:table-cell office:value-type="float" office:value="0.2975" calcext:value-type="float">
            <text:p>0.2975</text:p>
          </table:table-cell>
          <table:table-cell office:value-type="float" office:value="0.462452" calcext:value-type="float">
            <text:p>0.462452</text:p>
          </table:table-cell>
          <table:table-cell office:value-type="float" office:value="0.240048" calcext:value-type="float">
            <text:p>0.240048</text:p>
          </table:table-cell>
          <table:table-cell/>
          <table:table-cell office:value-type="string" calcext:value-type="string">
            <text:p>20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19]*LN([.B119])" office:value-type="float" office:value="-0" calcext:value-type="float">
            <text:p>0</text:p>
          </table:table-cell>
          <table:table-cell table:formula="of:=[.H119]*LN([.C119])" office:value-type="float" office:value="-0.77121251119935" calcext:value-type="float">
            <text:p>-0.7712125112</text:p>
          </table:table-cell>
          <table:table-cell table:formula="of:=[.I119]*LN([.D119])" office:value-type="float" office:value="-0" calcext:value-type="float">
            <text:p>0</text:p>
          </table:table-cell>
          <table:table-cell table:formula="of:=[.K119]+[.L119]+[.M119]" office:value-type="float" office:value="-0.77121251119935" calcext:value-type="float">
            <text:p>-0.77121251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4.jpg</text:p>
          </table:table-cell>
          <table:table-cell office:value-type="float" office:value="0.021973" calcext:value-type="float">
            <text:p>0.021973</text:p>
          </table:table-cell>
          <table:table-cell office:value-type="float" office:value="0.406472" calcext:value-type="float">
            <text:p>0.406472</text:p>
          </table:table-cell>
          <table:table-cell office:value-type="float" office:value="0.571555" calcext:value-type="float">
            <text:p>0.571555</text:p>
          </table:table-cell>
          <table:table-cell/>
          <table:table-cell office:value-type="string" calcext:value-type="string">
            <text:p>20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20]*LN([.B120])" office:value-type="float" office:value="-0" calcext:value-type="float">
            <text:p>0</text:p>
          </table:table-cell>
          <table:table-cell table:formula="of:=[.H120]*LN([.C120])" office:value-type="float" office:value="-0.900240233055462" calcext:value-type="float">
            <text:p>-0.9002402331</text:p>
          </table:table-cell>
          <table:table-cell table:formula="of:=[.I120]*LN([.D120])" office:value-type="float" office:value="-0" calcext:value-type="float">
            <text:p>0</text:p>
          </table:table-cell>
          <table:table-cell table:formula="of:=[.K120]+[.L120]+[.M120]" office:value-type="float" office:value="-0.900240233055462" calcext:value-type="float">
            <text:p>-0.90024023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5.jpg</text:p>
          </table:table-cell>
          <table:table-cell office:value-type="float" office:value="0.117603" calcext:value-type="float">
            <text:p>0.117603</text:p>
          </table:table-cell>
          <table:table-cell office:value-type="float" office:value="0.266714" calcext:value-type="float">
            <text:p>0.266714</text:p>
          </table:table-cell>
          <table:table-cell office:value-type="float" office:value="0.615683" calcext:value-type="float">
            <text:p>0.615683</text:p>
          </table:table-cell>
          <table:table-cell/>
          <table:table-cell office:value-type="string" calcext:value-type="string">
            <text:p>20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121]*LN([.B121])" office:value-type="float" office:value="-0" calcext:value-type="float">
            <text:p>0</text:p>
          </table:table-cell>
          <table:table-cell table:formula="of:=[.H121]*LN([.C121])" office:value-type="float" office:value="-0" calcext:value-type="float">
            <text:p>0</text:p>
          </table:table-cell>
          <table:table-cell table:formula="of:=[.I121]*LN([.D121])" office:value-type="float" office:value="-0.485023058295599" calcext:value-type="float">
            <text:p>-0.4850230583</text:p>
          </table:table-cell>
          <table:table-cell table:formula="of:=[.K121]+[.L121]+[.M121]" office:value-type="float" office:value="-0.485023058295599" calcext:value-type="float">
            <text:p>-0.48502305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6.jpg</text:p>
          </table:table-cell>
          <table:table-cell office:value-type="float" office:value="0.204854" calcext:value-type="float">
            <text:p>0.204854</text:p>
          </table:table-cell>
          <table:table-cell office:value-type="float" office:value="0.570931" calcext:value-type="float">
            <text:p>0.570931</text:p>
          </table:table-cell>
          <table:table-cell office:value-type="float" office:value="0.224215" calcext:value-type="float">
            <text:p>0.224215</text:p>
          </table:table-cell>
          <table:table-cell/>
          <table:table-cell office:value-type="string" calcext:value-type="string">
            <text:p>20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22]*LN([.B122])" office:value-type="float" office:value="-0" calcext:value-type="float">
            <text:p>0</text:p>
          </table:table-cell>
          <table:table-cell table:formula="of:=[.H122]*LN([.C122])" office:value-type="float" office:value="-0.560486917258417" calcext:value-type="float">
            <text:p>-0.5604869173</text:p>
          </table:table-cell>
          <table:table-cell table:formula="of:=[.I122]*LN([.D122])" office:value-type="float" office:value="-0" calcext:value-type="float">
            <text:p>0</text:p>
          </table:table-cell>
          <table:table-cell table:formula="of:=[.K122]+[.L122]+[.M122]" office:value-type="float" office:value="-0.560486917258417" calcext:value-type="float">
            <text:p>-0.56048691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7.jpg</text:p>
          </table:table-cell>
          <table:table-cell office:value-type="float" office:value="0.069557" calcext:value-type="float">
            <text:p>0.069557</text:p>
          </table:table-cell>
          <table:table-cell office:value-type="float" office:value="0.777586" calcext:value-type="float">
            <text:p>0.777586</text:p>
          </table:table-cell>
          <table:table-cell office:value-type="float" office:value="0.152857" calcext:value-type="float">
            <text:p>0.152857</text:p>
          </table:table-cell>
          <table:table-cell/>
          <table:table-cell office:value-type="string" calcext:value-type="string">
            <text:p>20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123]*LN([.B123])" office:value-type="float" office:value="-0" calcext:value-type="float">
            <text:p>0</text:p>
          </table:table-cell>
          <table:table-cell table:formula="of:=[.H123]*LN([.C123])" office:value-type="float" office:value="-0" calcext:value-type="float">
            <text:p>0</text:p>
          </table:table-cell>
          <table:table-cell table:formula="of:=[.I123]*LN([.D123])" office:value-type="float" office:value="-1.87825243516137" calcext:value-type="float">
            <text:p>-1.8782524352</text:p>
          </table:table-cell>
          <table:table-cell table:formula="of:=[.K123]+[.L123]+[.M123]" office:value-type="float" office:value="-1.87825243516137" calcext:value-type="float">
            <text:p>-1.87825243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8.jpg</text:p>
          </table:table-cell>
          <table:table-cell office:value-type="float" office:value="0.009519" calcext:value-type="float">
            <text:p>0.009519</text:p>
          </table:table-cell>
          <table:table-cell office:value-type="float" office:value="0.72608" calcext:value-type="float">
            <text:p>0.72608</text:p>
          </table:table-cell>
          <table:table-cell office:value-type="float" office:value="0.264401" calcext:value-type="float">
            <text:p>0.264401</text:p>
          </table:table-cell>
          <table:table-cell/>
          <table:table-cell office:value-type="string" calcext:value-type="string">
            <text:p>20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124]*LN([.B124])" office:value-type="float" office:value="-0" calcext:value-type="float">
            <text:p>0</text:p>
          </table:table-cell>
          <table:table-cell table:formula="of:=[.H124]*LN([.C124])" office:value-type="float" office:value="-0" calcext:value-type="float">
            <text:p>0</text:p>
          </table:table-cell>
          <table:table-cell table:formula="of:=[.I124]*LN([.D124])" office:value-type="float" office:value="-1.3302883888635" calcext:value-type="float">
            <text:p>-1.3302883889</text:p>
          </table:table-cell>
          <table:table-cell table:formula="of:=[.K124]+[.L124]+[.M124]" office:value-type="float" office:value="-1.3302883888635" calcext:value-type="float">
            <text:p>-1.33028838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9.jpg</text:p>
          </table:table-cell>
          <table:table-cell office:value-type="float" office:value="0.021467" calcext:value-type="float">
            <text:p>0.021467</text:p>
          </table:table-cell>
          <table:table-cell office:value-type="float" office:value="0.370213" calcext:value-type="float">
            <text:p>0.370213</text:p>
          </table:table-cell>
          <table:table-cell office:value-type="float" office:value="0.60832" calcext:value-type="float">
            <text:p>0.60832</text:p>
          </table:table-cell>
          <table:table-cell/>
          <table:table-cell office:value-type="string" calcext:value-type="string">
            <text:p>20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125]*LN([.B125])" office:value-type="float" office:value="-0" calcext:value-type="float">
            <text:p>0</text:p>
          </table:table-cell>
          <table:table-cell table:formula="of:=[.H125]*LN([.C125])" office:value-type="float" office:value="-0" calcext:value-type="float">
            <text:p>0</text:p>
          </table:table-cell>
          <table:table-cell table:formula="of:=[.I125]*LN([.D125])" office:value-type="float" office:value="-0.497054219682073" calcext:value-type="float">
            <text:p>-0.4970542197</text:p>
          </table:table-cell>
          <table:table-cell table:formula="of:=[.K125]+[.L125]+[.M125]" office:value-type="float" office:value="-0.497054219682073" calcext:value-type="float">
            <text:p>-0.49705421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jpg</text:p>
          </table:table-cell>
          <table:table-cell office:value-type="float" office:value="0.207699" calcext:value-type="float">
            <text:p>0.207699</text:p>
          </table:table-cell>
          <table:table-cell office:value-type="float" office:value="0.60076" calcext:value-type="float">
            <text:p>0.60076</text:p>
          </table:table-cell>
          <table:table-cell office:value-type="float" office:value="0.19154" calcext:value-type="float">
            <text:p>0.19154</text:p>
          </table:table-cell>
          <table:table-cell/>
          <table:table-cell office:value-type="string" calcext:value-type="string">
            <text:p>2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26]*LN([.B126])" office:value-type="float" office:value="-0" calcext:value-type="float">
            <text:p>0</text:p>
          </table:table-cell>
          <table:table-cell table:formula="of:=[.H126]*LN([.C126])" office:value-type="float" office:value="-0.509559758644757" calcext:value-type="float">
            <text:p>-0.5095597586</text:p>
          </table:table-cell>
          <table:table-cell table:formula="of:=[.I126]*LN([.D126])" office:value-type="float" office:value="-0" calcext:value-type="float">
            <text:p>0</text:p>
          </table:table-cell>
          <table:table-cell table:formula="of:=[.K126]+[.L126]+[.M126]" office:value-type="float" office:value="-0.509559758644757" calcext:value-type="float">
            <text:p>-0.50955975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0.jpg</text:p>
          </table:table-cell>
          <table:table-cell office:value-type="float" office:value="0.279003" calcext:value-type="float">
            <text:p>0.279003</text:p>
          </table:table-cell>
          <table:table-cell office:value-type="float" office:value="0.506857" calcext:value-type="float">
            <text:p>0.506857</text:p>
          </table:table-cell>
          <table:table-cell office:value-type="float" office:value="0.21414" calcext:value-type="float">
            <text:p>0.21414</text:p>
          </table:table-cell>
          <table:table-cell/>
          <table:table-cell office:value-type="string" calcext:value-type="string">
            <text:p>21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127]*LN([.B127])" office:value-type="float" office:value="-0" calcext:value-type="float">
            <text:p>0</text:p>
          </table:table-cell>
          <table:table-cell table:formula="of:=[.H127]*LN([.C127])" office:value-type="float" office:value="-0" calcext:value-type="float">
            <text:p>0</text:p>
          </table:table-cell>
          <table:table-cell table:formula="of:=[.I127]*LN([.D127])" office:value-type="float" office:value="-1.54112527225201" calcext:value-type="float">
            <text:p>-1.5411252723</text:p>
          </table:table-cell>
          <table:table-cell table:formula="of:=[.K127]+[.L127]+[.M127]" office:value-type="float" office:value="-1.54112527225201" calcext:value-type="float">
            <text:p>-1.54112527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1.jpg</text:p>
          </table:table-cell>
          <table:table-cell office:value-type="float" office:value="0.430011" calcext:value-type="float">
            <text:p>0.430011</text:p>
          </table:table-cell>
          <table:table-cell office:value-type="float" office:value="0.543328" calcext:value-type="float">
            <text:p>0.543328</text:p>
          </table:table-cell>
          <table:table-cell office:value-type="float" office:value="0.026661" calcext:value-type="float">
            <text:p>0.026661</text:p>
          </table:table-cell>
          <table:table-cell/>
          <table:table-cell office:value-type="string" calcext:value-type="string">
            <text:p>21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28]*LN([.B128])" office:value-type="float" office:value="-0" calcext:value-type="float">
            <text:p>0</text:p>
          </table:table-cell>
          <table:table-cell table:formula="of:=[.H128]*LN([.C128])" office:value-type="float" office:value="-0.610042089848536" calcext:value-type="float">
            <text:p>-0.6100420898</text:p>
          </table:table-cell>
          <table:table-cell table:formula="of:=[.I128]*LN([.D128])" office:value-type="float" office:value="-0" calcext:value-type="float">
            <text:p>0</text:p>
          </table:table-cell>
          <table:table-cell table:formula="of:=[.K128]+[.L128]+[.M128]" office:value-type="float" office:value="-0.610042089848536" calcext:value-type="float">
            <text:p>-0.61004208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2.jpg</text:p>
          </table:table-cell>
          <table:table-cell office:value-type="float" office:value="0.084877" calcext:value-type="float">
            <text:p>0.084877</text:p>
          </table:table-cell>
          <table:table-cell office:value-type="float" office:value="0.869544" calcext:value-type="float">
            <text:p>0.869544</text:p>
          </table:table-cell>
          <table:table-cell office:value-type="float" office:value="0.045579" calcext:value-type="float">
            <text:p>0.045579</text:p>
          </table:table-cell>
          <table:table-cell/>
          <table:table-cell office:value-type="string" calcext:value-type="string">
            <text:p>21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29]*LN([.B129])" office:value-type="float" office:value="-0" calcext:value-type="float">
            <text:p>0</text:p>
          </table:table-cell>
          <table:table-cell table:formula="of:=[.H129]*LN([.C129])" office:value-type="float" office:value="-0.139786342672844" calcext:value-type="float">
            <text:p>-0.1397863427</text:p>
          </table:table-cell>
          <table:table-cell table:formula="of:=[.I129]*LN([.D129])" office:value-type="float" office:value="-0" calcext:value-type="float">
            <text:p>0</text:p>
          </table:table-cell>
          <table:table-cell table:formula="of:=[.K129]+[.L129]+[.M129]" office:value-type="float" office:value="-0.139786342672844" calcext:value-type="float">
            <text:p>-0.13978634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3.jpg</text:p>
          </table:table-cell>
          <table:table-cell office:value-type="float" office:value="0.092846" calcext:value-type="float">
            <text:p>0.092846</text:p>
          </table:table-cell>
          <table:table-cell office:value-type="float" office:value="0.349767" calcext:value-type="float">
            <text:p>0.349767</text:p>
          </table:table-cell>
          <table:table-cell office:value-type="float" office:value="0.557387" calcext:value-type="float">
            <text:p>0.557387</text:p>
          </table:table-cell>
          <table:table-cell/>
          <table:table-cell office:value-type="string" calcext:value-type="string">
            <text:p>21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130]*LN([.B130])" office:value-type="float" office:value="-0" calcext:value-type="float">
            <text:p>0</text:p>
          </table:table-cell>
          <table:table-cell table:formula="of:=[.H130]*LN([.C130])" office:value-type="float" office:value="-0" calcext:value-type="float">
            <text:p>0</text:p>
          </table:table-cell>
          <table:table-cell table:formula="of:=[.I130]*LN([.D130])" office:value-type="float" office:value="-0.584495486775335" calcext:value-type="float">
            <text:p>-0.5844954868</text:p>
          </table:table-cell>
          <table:table-cell table:formula="of:=[.K130]+[.L130]+[.M130]" office:value-type="float" office:value="-0.584495486775335" calcext:value-type="float">
            <text:p>-0.58449548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4.jpg</text:p>
          </table:table-cell>
          <table:table-cell office:value-type="float" office:value="0.283613" calcext:value-type="float">
            <text:p>0.283613</text:p>
          </table:table-cell>
          <table:table-cell office:value-type="float" office:value="0.488367" calcext:value-type="float">
            <text:p>0.488367</text:p>
          </table:table-cell>
          <table:table-cell office:value-type="float" office:value="0.22802" calcext:value-type="float">
            <text:p>0.22802</text:p>
          </table:table-cell>
          <table:table-cell/>
          <table:table-cell office:value-type="string" calcext:value-type="string">
            <text:p>21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31]*LN([.B131])" office:value-type="float" office:value="-0" calcext:value-type="float">
            <text:p>0</text:p>
          </table:table-cell>
          <table:table-cell table:formula="of:=[.H131]*LN([.C131])" office:value-type="float" office:value="-0.716688106595946" calcext:value-type="float">
            <text:p>-0.7166881066</text:p>
          </table:table-cell>
          <table:table-cell table:formula="of:=[.I131]*LN([.D131])" office:value-type="float" office:value="-0" calcext:value-type="float">
            <text:p>0</text:p>
          </table:table-cell>
          <table:table-cell table:formula="of:=[.K131]+[.L131]+[.M131]" office:value-type="float" office:value="-0.716688106595946" calcext:value-type="float">
            <text:p>-0.71668810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5.jpg</text:p>
          </table:table-cell>
          <table:table-cell office:value-type="float" office:value="0.310356" calcext:value-type="float">
            <text:p>0.310356</text:p>
          </table:table-cell>
          <table:table-cell office:value-type="float" office:value="0.684941" calcext:value-type="float">
            <text:p>0.684941</text:p>
          </table:table-cell>
          <table:table-cell office:value-type="float" office:value="0.004703" calcext:value-type="float">
            <text:p>0.004703</text:p>
          </table:table-cell>
          <table:table-cell/>
          <table:table-cell office:value-type="string" calcext:value-type="string">
            <text:p>21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32]*LN([.B132])" office:value-type="float" office:value="-0" calcext:value-type="float">
            <text:p>0</text:p>
          </table:table-cell>
          <table:table-cell table:formula="of:=[.H132]*LN([.C132])" office:value-type="float" office:value="-0.378422575816294" calcext:value-type="float">
            <text:p>-0.3784225758</text:p>
          </table:table-cell>
          <table:table-cell table:formula="of:=[.I132]*LN([.D132])" office:value-type="float" office:value="-0" calcext:value-type="float">
            <text:p>0</text:p>
          </table:table-cell>
          <table:table-cell table:formula="of:=[.K132]+[.L132]+[.M132]" office:value-type="float" office:value="-0.378422575816294" calcext:value-type="float">
            <text:p>-0.37842257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6.jpg</text:p>
          </table:table-cell>
          <table:table-cell office:value-type="float" office:value="0.020616" calcext:value-type="float">
            <text:p>0.020616</text:p>
          </table:table-cell>
          <table:table-cell office:value-type="float" office:value="0.929084" calcext:value-type="float">
            <text:p>0.929084</text:p>
          </table:table-cell>
          <table:table-cell office:value-type="float" office:value="0.050299" calcext:value-type="float">
            <text:p>0.050299</text:p>
          </table:table-cell>
          <table:table-cell/>
          <table:table-cell office:value-type="string" calcext:value-type="string">
            <text:p>21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33]*LN([.B133])" office:value-type="float" office:value="-0" calcext:value-type="float">
            <text:p>0</text:p>
          </table:table-cell>
          <table:table-cell table:formula="of:=[.H133]*LN([.C133])" office:value-type="float" office:value="-0.0735561244496796" calcext:value-type="float">
            <text:p>-0.0735561244</text:p>
          </table:table-cell>
          <table:table-cell table:formula="of:=[.I133]*LN([.D133])" office:value-type="float" office:value="-0" calcext:value-type="float">
            <text:p>0</text:p>
          </table:table-cell>
          <table:table-cell table:formula="of:=[.K133]+[.L133]+[.M133]" office:value-type="float" office:value="-0.0735561244496796" calcext:value-type="float">
            <text:p>-0.07355612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7.jpg</text:p>
          </table:table-cell>
          <table:table-cell office:value-type="float" office:value="0.535643" calcext:value-type="float">
            <text:p>0.535643</text:p>
          </table:table-cell>
          <table:table-cell office:value-type="float" office:value="0.463132" calcext:value-type="float">
            <text:p>0.463132</text:p>
          </table:table-cell>
          <table:table-cell office:value-type="float" office:value="0.001226" calcext:value-type="float">
            <text:p>0.001226</text:p>
          </table:table-cell>
          <table:table-cell/>
          <table:table-cell office:value-type="string" calcext:value-type="string">
            <text:p>21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34]*LN([.B134])" office:value-type="float" office:value="-0" calcext:value-type="float">
            <text:p>0</text:p>
          </table:table-cell>
          <table:table-cell table:formula="of:=[.H134]*LN([.C134])" office:value-type="float" office:value="-0.76974316833616" calcext:value-type="float">
            <text:p>-0.7697431683</text:p>
          </table:table-cell>
          <table:table-cell table:formula="of:=[.I134]*LN([.D134])" office:value-type="float" office:value="-0" calcext:value-type="float">
            <text:p>0</text:p>
          </table:table-cell>
          <table:table-cell table:formula="of:=[.K134]+[.L134]+[.M134]" office:value-type="float" office:value="-0.76974316833616" calcext:value-type="float">
            <text:p>-0.76974316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8.jpg</text:p>
          </table:table-cell>
          <table:table-cell office:value-type="float" office:value="0.489499" calcext:value-type="float">
            <text:p>0.489499</text:p>
          </table:table-cell>
          <table:table-cell office:value-type="float" office:value="0.505723" calcext:value-type="float">
            <text:p>0.505723</text:p>
          </table:table-cell>
          <table:table-cell office:value-type="float" office:value="0.004778" calcext:value-type="float">
            <text:p>0.004778</text:p>
          </table:table-cell>
          <table:table-cell/>
          <table:table-cell office:value-type="string" calcext:value-type="string">
            <text:p>21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35]*LN([.B135])" office:value-type="float" office:value="-0" calcext:value-type="float">
            <text:p>0</text:p>
          </table:table-cell>
          <table:table-cell table:formula="of:=[.H135]*LN([.C135])" office:value-type="float" office:value="-0.681766190419675" calcext:value-type="float">
            <text:p>-0.6817661904</text:p>
          </table:table-cell>
          <table:table-cell table:formula="of:=[.I135]*LN([.D135])" office:value-type="float" office:value="-0" calcext:value-type="float">
            <text:p>0</text:p>
          </table:table-cell>
          <table:table-cell table:formula="of:=[.K135]+[.L135]+[.M135]" office:value-type="float" office:value="-0.681766190419675" calcext:value-type="float">
            <text:p>-0.68176619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9.jpg</text:p>
          </table:table-cell>
          <table:table-cell office:value-type="float" office:value="0.02073" calcext:value-type="float">
            <text:p>0.02073</text:p>
          </table:table-cell>
          <table:table-cell office:value-type="float" office:value="0.560393" calcext:value-type="float">
            <text:p>0.560393</text:p>
          </table:table-cell>
          <table:table-cell office:value-type="float" office:value="0.418878" calcext:value-type="float">
            <text:p>0.418878</text:p>
          </table:table-cell>
          <table:table-cell/>
          <table:table-cell office:value-type="string" calcext:value-type="string">
            <text:p>219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36]*LN([.B136])" office:value-type="float" office:value="-0" calcext:value-type="float">
            <text:p>0</text:p>
          </table:table-cell>
          <table:table-cell table:formula="of:=[.H136]*LN([.C136])" office:value-type="float" office:value="-0.579116955675101" calcext:value-type="float">
            <text:p>-0.5791169557</text:p>
          </table:table-cell>
          <table:table-cell table:formula="of:=[.I136]*LN([.D136])" office:value-type="float" office:value="-0" calcext:value-type="float">
            <text:p>0</text:p>
          </table:table-cell>
          <table:table-cell table:formula="of:=[.K136]+[.L136]+[.M136]" office:value-type="float" office:value="-0.579116955675101" calcext:value-type="float">
            <text:p>-0.57911695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jpg</text:p>
          </table:table-cell>
          <table:table-cell office:value-type="float" office:value="0.070462" calcext:value-type="float">
            <text:p>0.070462</text:p>
          </table:table-cell>
          <table:table-cell office:value-type="float" office:value="0.688907" calcext:value-type="float">
            <text:p>0.688907</text:p>
          </table:table-cell>
          <table:table-cell office:value-type="float" office:value="0.240631" calcext:value-type="float">
            <text:p>0.240631</text:p>
          </table:table-cell>
          <table:table-cell/>
          <table:table-cell office:value-type="string" calcext:value-type="string">
            <text:p>2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37]*LN([.B137])" office:value-type="float" office:value="-0" calcext:value-type="float">
            <text:p>0</text:p>
          </table:table-cell>
          <table:table-cell table:formula="of:=[.H137]*LN([.C137])" office:value-type="float" office:value="-0.372648995308177" calcext:value-type="float">
            <text:p>-0.3726489953</text:p>
          </table:table-cell>
          <table:table-cell table:formula="of:=[.I137]*LN([.D137])" office:value-type="float" office:value="-0" calcext:value-type="float">
            <text:p>0</text:p>
          </table:table-cell>
          <table:table-cell table:formula="of:=[.K137]+[.L137]+[.M137]" office:value-type="float" office:value="-0.372648995308177" calcext:value-type="float">
            <text:p>-0.37264899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0.jpg</text:p>
          </table:table-cell>
          <table:table-cell office:value-type="float" office:value="0.309331" calcext:value-type="float">
            <text:p>0.309331</text:p>
          </table:table-cell>
          <table:table-cell office:value-type="float" office:value="0.686401" calcext:value-type="float">
            <text:p>0.686401</text:p>
          </table:table-cell>
          <table:table-cell office:value-type="float" office:value="0.004267" calcext:value-type="float">
            <text:p>0.004267</text:p>
          </table:table-cell>
          <table:table-cell/>
          <table:table-cell office:value-type="string" calcext:value-type="string">
            <text:p>22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38]*LN([.B138])" office:value-type="float" office:value="-0" calcext:value-type="float">
            <text:p>0</text:p>
          </table:table-cell>
          <table:table-cell table:formula="of:=[.H138]*LN([.C138])" office:value-type="float" office:value="-0.376293273932989" calcext:value-type="float">
            <text:p>-0.3762932739</text:p>
          </table:table-cell>
          <table:table-cell table:formula="of:=[.I138]*LN([.D138])" office:value-type="float" office:value="-0" calcext:value-type="float">
            <text:p>0</text:p>
          </table:table-cell>
          <table:table-cell table:formula="of:=[.K138]+[.L138]+[.M138]" office:value-type="float" office:value="-0.376293273932989" calcext:value-type="float">
            <text:p>-0.37629327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1.jpg</text:p>
          </table:table-cell>
          <table:table-cell office:value-type="float" office:value="0.846531" calcext:value-type="float">
            <text:p>0.846531</text:p>
          </table:table-cell>
          <table:table-cell office:value-type="float" office:value="0.078421" calcext:value-type="float">
            <text:p>0.078421</text:p>
          </table:table-cell>
          <table:table-cell office:value-type="float" office:value="0.075048" calcext:value-type="float">
            <text:p>0.075048</text:p>
          </table:table-cell>
          <table:table-cell/>
          <table:table-cell office:value-type="string" calcext:value-type="string">
            <text:p>22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139]*LN([.B139])" office:value-type="float" office:value="-0" calcext:value-type="float">
            <text:p>0</text:p>
          </table:table-cell>
          <table:table-cell table:formula="of:=[.H139]*LN([.C139])" office:value-type="float" office:value="-0" calcext:value-type="float">
            <text:p>0</text:p>
          </table:table-cell>
          <table:table-cell table:formula="of:=[.I139]*LN([.D139])" office:value-type="float" office:value="-2.58962737015849" calcext:value-type="float">
            <text:p>-2.5896273702</text:p>
          </table:table-cell>
          <table:table-cell table:formula="of:=[.K139]+[.L139]+[.M139]" office:value-type="float" office:value="-2.58962737015849" calcext:value-type="float">
            <text:p>-2.58962737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2.jpg</text:p>
          </table:table-cell>
          <table:table-cell office:value-type="float" office:value="0.111272" calcext:value-type="float">
            <text:p>0.111272</text:p>
          </table:table-cell>
          <table:table-cell office:value-type="float" office:value="0.53878" calcext:value-type="float">
            <text:p>0.53878</text:p>
          </table:table-cell>
          <table:table-cell office:value-type="float" office:value="0.349947" calcext:value-type="float">
            <text:p>0.349947</text:p>
          </table:table-cell>
          <table:table-cell/>
          <table:table-cell office:value-type="string" calcext:value-type="string">
            <text:p>22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140]*LN([.B140])" office:value-type="float" office:value="-0" calcext:value-type="float">
            <text:p>0</text:p>
          </table:table-cell>
          <table:table-cell table:formula="of:=[.H140]*LN([.C140])" office:value-type="float" office:value="-0" calcext:value-type="float">
            <text:p>0</text:p>
          </table:table-cell>
          <table:table-cell table:formula="of:=[.I140]*LN([.D140])" office:value-type="float" office:value="-1.04997356453657" calcext:value-type="float">
            <text:p>-1.0499735645</text:p>
          </table:table-cell>
          <table:table-cell table:formula="of:=[.K140]+[.L140]+[.M140]" office:value-type="float" office:value="-1.04997356453657" calcext:value-type="float">
            <text:p>-1.04997356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3.jpg</text:p>
          </table:table-cell>
          <table:table-cell office:value-type="float" office:value="0.004206" calcext:value-type="float">
            <text:p>0.004206</text:p>
          </table:table-cell>
          <table:table-cell office:value-type="float" office:value="0.020015" calcext:value-type="float">
            <text:p>0.020015</text:p>
          </table:table-cell>
          <table:table-cell office:value-type="float" office:value="0.97578" calcext:value-type="float">
            <text:p>0.97578</text:p>
          </table:table-cell>
          <table:table-cell/>
          <table:table-cell office:value-type="string" calcext:value-type="string">
            <text:p>22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141]*LN([.B141])" office:value-type="float" office:value="-0" calcext:value-type="float">
            <text:p>0</text:p>
          </table:table-cell>
          <table:table-cell table:formula="of:=[.H141]*LN([.C141])" office:value-type="float" office:value="-0" calcext:value-type="float">
            <text:p>0</text:p>
          </table:table-cell>
          <table:table-cell table:formula="of:=[.I141]*LN([.D141])" office:value-type="float" office:value="-0.0245181278137254" calcext:value-type="float">
            <text:p>-0.0245181278</text:p>
          </table:table-cell>
          <table:table-cell table:formula="of:=[.K141]+[.L141]+[.M141]" office:value-type="float" office:value="-0.0245181278137254" calcext:value-type="float">
            <text:p>-0.02451812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4.jpg</text:p>
          </table:table-cell>
          <table:table-cell office:value-type="float" office:value="0.010133" calcext:value-type="float">
            <text:p>0.010133</text:p>
          </table:table-cell>
          <table:table-cell office:value-type="float" office:value="0.523287" calcext:value-type="float">
            <text:p>0.523287</text:p>
          </table:table-cell>
          <table:table-cell office:value-type="float" office:value="0.46658" calcext:value-type="float">
            <text:p>0.46658</text:p>
          </table:table-cell>
          <table:table-cell/>
          <table:table-cell office:value-type="string" calcext:value-type="string">
            <text:p>22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142]*LN([.B142])" office:value-type="float" office:value="-0" calcext:value-type="float">
            <text:p>0</text:p>
          </table:table-cell>
          <table:table-cell table:formula="of:=[.H142]*LN([.C142])" office:value-type="float" office:value="-0" calcext:value-type="float">
            <text:p>0</text:p>
          </table:table-cell>
          <table:table-cell table:formula="of:=[.I142]*LN([.D142])" office:value-type="float" office:value="-0.762325783579644" calcext:value-type="float">
            <text:p>-0.7623257836</text:p>
          </table:table-cell>
          <table:table-cell table:formula="of:=[.K142]+[.L142]+[.M142]" office:value-type="float" office:value="-0.762325783579644" calcext:value-type="float">
            <text:p>-0.76232578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5.jpg</text:p>
          </table:table-cell>
          <table:table-cell office:value-type="float" office:value="0.363471" calcext:value-type="float">
            <text:p>0.363471</text:p>
          </table:table-cell>
          <table:table-cell office:value-type="float" office:value="0.624129" calcext:value-type="float">
            <text:p>0.624129</text:p>
          </table:table-cell>
          <table:table-cell office:value-type="float" office:value="0.0124" calcext:value-type="float">
            <text:p>0.0124</text:p>
          </table:table-cell>
          <table:table-cell/>
          <table:table-cell office:value-type="string" calcext:value-type="string">
            <text:p>22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43]*LN([.B143])" office:value-type="float" office:value="-0" calcext:value-type="float">
            <text:p>0</text:p>
          </table:table-cell>
          <table:table-cell table:formula="of:=[.H143]*LN([.C143])" office:value-type="float" office:value="-0.47139820120934" calcext:value-type="float">
            <text:p>-0.4713982012</text:p>
          </table:table-cell>
          <table:table-cell table:formula="of:=[.I143]*LN([.D143])" office:value-type="float" office:value="-0" calcext:value-type="float">
            <text:p>0</text:p>
          </table:table-cell>
          <table:table-cell table:formula="of:=[.K143]+[.L143]+[.M143]" office:value-type="float" office:value="-0.47139820120934" calcext:value-type="float">
            <text:p>-0.47139820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6.jpg</text:p>
          </table:table-cell>
          <table:table-cell office:value-type="float" office:value="0.136989" calcext:value-type="float">
            <text:p>0.136989</text:p>
          </table:table-cell>
          <table:table-cell office:value-type="float" office:value="0.361793" calcext:value-type="float">
            <text:p>0.361793</text:p>
          </table:table-cell>
          <table:table-cell office:value-type="float" office:value="0.501219" calcext:value-type="float">
            <text:p>0.501219</text:p>
          </table:table-cell>
          <table:table-cell/>
          <table:table-cell office:value-type="string" calcext:value-type="string">
            <text:p>22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44]*LN([.B144])" office:value-type="float" office:value="-0" calcext:value-type="float">
            <text:p>0</text:p>
          </table:table-cell>
          <table:table-cell table:formula="of:=[.H144]*LN([.C144])" office:value-type="float" office:value="-1.01668305391403" calcext:value-type="float">
            <text:p>-1.0166830539</text:p>
          </table:table-cell>
          <table:table-cell table:formula="of:=[.I144]*LN([.D144])" office:value-type="float" office:value="-0" calcext:value-type="float">
            <text:p>0</text:p>
          </table:table-cell>
          <table:table-cell table:formula="of:=[.K144]+[.L144]+[.M144]" office:value-type="float" office:value="-1.01668305391403" calcext:value-type="float">
            <text:p>-1.01668305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7.jpg</text:p>
          </table:table-cell>
          <table:table-cell office:value-type="float" office:value="0.558669" calcext:value-type="float">
            <text:p>0.558669</text:p>
          </table:table-cell>
          <table:table-cell office:value-type="float" office:value="0.403721" calcext:value-type="float">
            <text:p>0.403721</text:p>
          </table:table-cell>
          <table:table-cell office:value-type="float" office:value="0.03761" calcext:value-type="float">
            <text:p>0.03761</text:p>
          </table:table-cell>
          <table:table-cell/>
          <table:table-cell office:value-type="string" calcext:value-type="string">
            <text:p>22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45]*LN([.B145])" office:value-type="float" office:value="-0" calcext:value-type="float">
            <text:p>0</text:p>
          </table:table-cell>
          <table:table-cell table:formula="of:=[.H145]*LN([.C145])" office:value-type="float" office:value="-0.907031233650313" calcext:value-type="float">
            <text:p>-0.9070312337</text:p>
          </table:table-cell>
          <table:table-cell table:formula="of:=[.I145]*LN([.D145])" office:value-type="float" office:value="-0" calcext:value-type="float">
            <text:p>0</text:p>
          </table:table-cell>
          <table:table-cell table:formula="of:=[.K145]+[.L145]+[.M145]" office:value-type="float" office:value="-0.907031233650313" calcext:value-type="float">
            <text:p>-0.90703123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8.jpg</text:p>
          </table:table-cell>
          <table:table-cell office:value-type="float" office:value="0.102595" calcext:value-type="float">
            <text:p>0.102595</text:p>
          </table:table-cell>
          <table:table-cell office:value-type="float" office:value="0.862629" calcext:value-type="float">
            <text:p>0.862629</text:p>
          </table:table-cell>
          <table:table-cell office:value-type="float" office:value="0.034777" calcext:value-type="float">
            <text:p>0.034777</text:p>
          </table:table-cell>
          <table:table-cell/>
          <table:table-cell office:value-type="string" calcext:value-type="string">
            <text:p>22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46]*LN([.B146])" office:value-type="float" office:value="-0" calcext:value-type="float">
            <text:p>0</text:p>
          </table:table-cell>
          <table:table-cell table:formula="of:=[.H146]*LN([.C146])" office:value-type="float" office:value="-0.147770576042993" calcext:value-type="float">
            <text:p>-0.147770576</text:p>
          </table:table-cell>
          <table:table-cell table:formula="of:=[.I146]*LN([.D146])" office:value-type="float" office:value="-0" calcext:value-type="float">
            <text:p>0</text:p>
          </table:table-cell>
          <table:table-cell table:formula="of:=[.K146]+[.L146]+[.M146]" office:value-type="float" office:value="-0.147770576042993" calcext:value-type="float">
            <text:p>-0.1477705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9.jpg</text:p>
          </table:table-cell>
          <table:table-cell office:value-type="float" office:value="0.246248" calcext:value-type="float">
            <text:p>0.246248</text:p>
          </table:table-cell>
          <table:table-cell office:value-type="float" office:value="0.679561" calcext:value-type="float">
            <text:p>0.679561</text:p>
          </table:table-cell>
          <table:table-cell office:value-type="float" office:value="0.074191" calcext:value-type="float">
            <text:p>0.074191</text:p>
          </table:table-cell>
          <table:table-cell/>
          <table:table-cell office:value-type="string" calcext:value-type="string">
            <text:p>229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47]*LN([.B147])" office:value-type="float" office:value="-0" calcext:value-type="float">
            <text:p>0</text:p>
          </table:table-cell>
          <table:table-cell table:formula="of:=[.H147]*LN([.C147])" office:value-type="float" office:value="-0.386308277529097" calcext:value-type="float">
            <text:p>-0.3863082775</text:p>
          </table:table-cell>
          <table:table-cell table:formula="of:=[.I147]*LN([.D147])" office:value-type="float" office:value="-0" calcext:value-type="float">
            <text:p>0</text:p>
          </table:table-cell>
          <table:table-cell table:formula="of:=[.K147]+[.L147]+[.M147]" office:value-type="float" office:value="-0.386308277529097" calcext:value-type="float">
            <text:p>-0.38630827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jpg</text:p>
          </table:table-cell>
          <table:table-cell office:value-type="float" office:value="0.812578" calcext:value-type="float">
            <text:p>0.812578</text:p>
          </table:table-cell>
          <table:table-cell office:value-type="float" office:value="0.126758" calcext:value-type="float">
            <text:p>0.126758</text:p>
          </table:table-cell>
          <table:table-cell office:value-type="float" office:value="0.060664" calcext:value-type="float">
            <text:p>0.060664</text:p>
          </table:table-cell>
          <table:table-cell/>
          <table:table-cell office:value-type="string" calcext:value-type="string">
            <text:p>23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148]*LN([.B148])" office:value-type="float" office:value="-0.20754336938595" calcext:value-type="float">
            <text:p>-0.2075433694</text:p>
          </table:table-cell>
          <table:table-cell table:formula="of:=[.H148]*LN([.C148])" office:value-type="float" office:value="-0" calcext:value-type="float">
            <text:p>0</text:p>
          </table:table-cell>
          <table:table-cell table:formula="of:=[.I148]*LN([.D148])" office:value-type="float" office:value="-0" calcext:value-type="float">
            <text:p>0</text:p>
          </table:table-cell>
          <table:table-cell table:formula="of:=[.K148]+[.L148]+[.M148]" office:value-type="float" office:value="-0.20754336938595" calcext:value-type="float">
            <text:p>-0.20754336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0.jpg</text:p>
          </table:table-cell>
          <table:table-cell office:value-type="float" office:value="0.173762" calcext:value-type="float">
            <text:p>0.173762</text:p>
          </table:table-cell>
          <table:table-cell office:value-type="float" office:value="0.328254" calcext:value-type="float">
            <text:p>0.328254</text:p>
          </table:table-cell>
          <table:table-cell office:value-type="float" office:value="0.497984" calcext:value-type="float">
            <text:p>0.497984</text:p>
          </table:table-cell>
          <table:table-cell/>
          <table:table-cell office:value-type="string" calcext:value-type="string">
            <text:p>23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49]*LN([.B149])" office:value-type="float" office:value="-0" calcext:value-type="float">
            <text:p>0</text:p>
          </table:table-cell>
          <table:table-cell table:formula="of:=[.H149]*LN([.C149])" office:value-type="float" office:value="-1.11396758003951" calcext:value-type="float">
            <text:p>-1.11396758</text:p>
          </table:table-cell>
          <table:table-cell table:formula="of:=[.I149]*LN([.D149])" office:value-type="float" office:value="-0" calcext:value-type="float">
            <text:p>0</text:p>
          </table:table-cell>
          <table:table-cell table:formula="of:=[.K149]+[.L149]+[.M149]" office:value-type="float" office:value="-1.11396758003951" calcext:value-type="float">
            <text:p>-1.113967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1.jpg</text:p>
          </table:table-cell>
          <table:table-cell office:value-type="float" office:value="0.170335" calcext:value-type="float">
            <text:p>0.170335</text:p>
          </table:table-cell>
          <table:table-cell office:value-type="float" office:value="0.7016" calcext:value-type="float">
            <text:p>0.7016</text:p>
          </table:table-cell>
          <table:table-cell office:value-type="float" office:value="0.128065" calcext:value-type="float">
            <text:p>0.128065</text:p>
          </table:table-cell>
          <table:table-cell/>
          <table:table-cell office:value-type="string" calcext:value-type="string">
            <text:p>231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150]*LN([.B150])" office:value-type="float" office:value="-1.7699881927586" calcext:value-type="float">
            <text:p>-1.7699881928</text:p>
          </table:table-cell>
          <table:table-cell table:formula="of:=[.H150]*LN([.C150])" office:value-type="float" office:value="-0" calcext:value-type="float">
            <text:p>0</text:p>
          </table:table-cell>
          <table:table-cell table:formula="of:=[.I150]*LN([.D150])" office:value-type="float" office:value="-0" calcext:value-type="float">
            <text:p>0</text:p>
          </table:table-cell>
          <table:table-cell table:formula="of:=[.K150]+[.L150]+[.M150]" office:value-type="float" office:value="-1.7699881927586" calcext:value-type="float">
            <text:p>-1.76998819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2.jpg</text:p>
          </table:table-cell>
          <table:table-cell office:value-type="float" office:value="0.97549" calcext:value-type="float">
            <text:p>0.97549</text:p>
          </table:table-cell>
          <table:table-cell office:value-type="float" office:value="0.024074" calcext:value-type="float">
            <text:p>0.024074</text:p>
          </table:table-cell>
          <table:table-cell office:value-type="float" office:value="0.000436" calcext:value-type="float">
            <text:p>0.000436</text:p>
          </table:table-cell>
          <table:table-cell/>
          <table:table-cell office:value-type="string" calcext:value-type="string">
            <text:p>232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151]*LN([.B151])" office:value-type="float" office:value="-0.0248153701247692" calcext:value-type="float">
            <text:p>-0.0248153701</text:p>
          </table:table-cell>
          <table:table-cell table:formula="of:=[.H151]*LN([.C151])" office:value-type="float" office:value="-0" calcext:value-type="float">
            <text:p>0</text:p>
          </table:table-cell>
          <table:table-cell table:formula="of:=[.I151]*LN([.D151])" office:value-type="float" office:value="-0" calcext:value-type="float">
            <text:p>0</text:p>
          </table:table-cell>
          <table:table-cell table:formula="of:=[.K151]+[.L151]+[.M151]" office:value-type="float" office:value="-0.0248153701247692" calcext:value-type="float">
            <text:p>-0.02481537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3.jpg</text:p>
          </table:table-cell>
          <table:table-cell office:value-type="float" office:value="0.358797" calcext:value-type="float">
            <text:p>0.358797</text:p>
          </table:table-cell>
          <table:table-cell office:value-type="float" office:value="0.636503" calcext:value-type="float">
            <text:p>0.636503</text:p>
          </table:table-cell>
          <table:table-cell office:value-type="float" office:value="0.0047" calcext:value-type="float">
            <text:p>0.0047</text:p>
          </table:table-cell>
          <table:table-cell/>
          <table:table-cell office:value-type="string" calcext:value-type="string">
            <text:p>23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52]*LN([.B152])" office:value-type="float" office:value="-0" calcext:value-type="float">
            <text:p>0</text:p>
          </table:table-cell>
          <table:table-cell table:formula="of:=[.H152]*LN([.C152])" office:value-type="float" office:value="-0.451766147720057" calcext:value-type="float">
            <text:p>-0.4517661477</text:p>
          </table:table-cell>
          <table:table-cell table:formula="of:=[.I152]*LN([.D152])" office:value-type="float" office:value="-0" calcext:value-type="float">
            <text:p>0</text:p>
          </table:table-cell>
          <table:table-cell table:formula="of:=[.K152]+[.L152]+[.M152]" office:value-type="float" office:value="-0.451766147720057" calcext:value-type="float">
            <text:p>-0.45176614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4.jpg</text:p>
          </table:table-cell>
          <table:table-cell office:value-type="float" office:value="0.054099" calcext:value-type="float">
            <text:p>0.054099</text:p>
          </table:table-cell>
          <table:table-cell office:value-type="float" office:value="0.188176" calcext:value-type="float">
            <text:p>0.188176</text:p>
          </table:table-cell>
          <table:table-cell office:value-type="float" office:value="0.757725" calcext:value-type="float">
            <text:p>0.757725</text:p>
          </table:table-cell>
          <table:table-cell/>
          <table:table-cell office:value-type="string" calcext:value-type="string">
            <text:p>23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153]*LN([.B153])" office:value-type="float" office:value="-0" calcext:value-type="float">
            <text:p>0</text:p>
          </table:table-cell>
          <table:table-cell table:formula="of:=[.H153]*LN([.C153])" office:value-type="float" office:value="-0" calcext:value-type="float">
            <text:p>0</text:p>
          </table:table-cell>
          <table:table-cell table:formula="of:=[.I153]*LN([.D153])" office:value-type="float" office:value="-0.277434756000231" calcext:value-type="float">
            <text:p>-0.277434756</text:p>
          </table:table-cell>
          <table:table-cell table:formula="of:=[.K153]+[.L153]+[.M153]" office:value-type="float" office:value="-0.277434756000231" calcext:value-type="float">
            <text:p>-0.2774347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5.jpg</text:p>
          </table:table-cell>
          <table:table-cell office:value-type="float" office:value="0.164947" calcext:value-type="float">
            <text:p>0.164947</text:p>
          </table:table-cell>
          <table:table-cell office:value-type="float" office:value="0.722902" calcext:value-type="float">
            <text:p>0.722902</text:p>
          </table:table-cell>
          <table:table-cell office:value-type="float" office:value="0.112151" calcext:value-type="float">
            <text:p>0.112151</text:p>
          </table:table-cell>
          <table:table-cell/>
          <table:table-cell office:value-type="string" calcext:value-type="string">
            <text:p>23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54]*LN([.B154])" office:value-type="float" office:value="-0" calcext:value-type="float">
            <text:p>0</text:p>
          </table:table-cell>
          <table:table-cell table:formula="of:=[.H154]*LN([.C154])" office:value-type="float" office:value="-0.324481612345324" calcext:value-type="float">
            <text:p>-0.3244816123</text:p>
          </table:table-cell>
          <table:table-cell table:formula="of:=[.I154]*LN([.D154])" office:value-type="float" office:value="-0" calcext:value-type="float">
            <text:p>0</text:p>
          </table:table-cell>
          <table:table-cell table:formula="of:=[.K154]+[.L154]+[.M154]" office:value-type="float" office:value="-0.324481612345324" calcext:value-type="float">
            <text:p>-0.32448161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6.jpg</text:p>
          </table:table-cell>
          <table:table-cell office:value-type="float" office:value="0.05164" calcext:value-type="float">
            <text:p>0.05164</text:p>
          </table:table-cell>
          <table:table-cell office:value-type="float" office:value="0.822528" calcext:value-type="float">
            <text:p>0.822528</text:p>
          </table:table-cell>
          <table:table-cell office:value-type="float" office:value="0.125831" calcext:value-type="float">
            <text:p>0.125831</text:p>
          </table:table-cell>
          <table:table-cell/>
          <table:table-cell office:value-type="string" calcext:value-type="string">
            <text:p>23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55]*LN([.B155])" office:value-type="float" office:value="-0" calcext:value-type="float">
            <text:p>0</text:p>
          </table:table-cell>
          <table:table-cell table:formula="of:=[.H155]*LN([.C155])" office:value-type="float" office:value="-0.195372754368853" calcext:value-type="float">
            <text:p>-0.1953727544</text:p>
          </table:table-cell>
          <table:table-cell table:formula="of:=[.I155]*LN([.D155])" office:value-type="float" office:value="-0" calcext:value-type="float">
            <text:p>0</text:p>
          </table:table-cell>
          <table:table-cell table:formula="of:=[.K155]+[.L155]+[.M155]" office:value-type="float" office:value="-0.195372754368853" calcext:value-type="float">
            <text:p>-0.19537275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7.jpg</text:p>
          </table:table-cell>
          <table:table-cell office:value-type="float" office:value="0.046725" calcext:value-type="float">
            <text:p>0.046725</text:p>
          </table:table-cell>
          <table:table-cell office:value-type="float" office:value="0.412142" calcext:value-type="float">
            <text:p>0.412142</text:p>
          </table:table-cell>
          <table:table-cell office:value-type="float" office:value="0.541133" calcext:value-type="float">
            <text:p>0.541133</text:p>
          </table:table-cell>
          <table:table-cell/>
          <table:table-cell office:value-type="string" calcext:value-type="string">
            <text:p>23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56]*LN([.B156])" office:value-type="float" office:value="-0" calcext:value-type="float">
            <text:p>0</text:p>
          </table:table-cell>
          <table:table-cell table:formula="of:=[.H156]*LN([.C156])" office:value-type="float" office:value="-0.886387328820117" calcext:value-type="float">
            <text:p>-0.8863873288</text:p>
          </table:table-cell>
          <table:table-cell table:formula="of:=[.I156]*LN([.D156])" office:value-type="float" office:value="-0" calcext:value-type="float">
            <text:p>0</text:p>
          </table:table-cell>
          <table:table-cell table:formula="of:=[.K156]+[.L156]+[.M156]" office:value-type="float" office:value="-0.886387328820117" calcext:value-type="float">
            <text:p>-0.88638732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8.jpg</text:p>
          </table:table-cell>
          <table:table-cell office:value-type="float" office:value="0.011259" calcext:value-type="float">
            <text:p>0.011259</text:p>
          </table:table-cell>
          <table:table-cell office:value-type="float" office:value="0.393256" calcext:value-type="float">
            <text:p>0.393256</text:p>
          </table:table-cell>
          <table:table-cell office:value-type="float" office:value="0.595485" calcext:value-type="float">
            <text:p>0.595485</text:p>
          </table:table-cell>
          <table:table-cell/>
          <table:table-cell office:value-type="string" calcext:value-type="string">
            <text:p>23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157]*LN([.B157])" office:value-type="float" office:value="-0" calcext:value-type="float">
            <text:p>0</text:p>
          </table:table-cell>
          <table:table-cell table:formula="of:=[.H157]*LN([.C157])" office:value-type="float" office:value="-0" calcext:value-type="float">
            <text:p>0</text:p>
          </table:table-cell>
          <table:table-cell table:formula="of:=[.I157]*LN([.D157])" office:value-type="float" office:value="-0.518379079420905" calcext:value-type="float">
            <text:p>-0.5183790794</text:p>
          </table:table-cell>
          <table:table-cell table:formula="of:=[.K157]+[.L157]+[.M157]" office:value-type="float" office:value="-0.518379079420905" calcext:value-type="float">
            <text:p>-0.51837907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9.jpg</text:p>
          </table:table-cell>
          <table:table-cell office:value-type="float" office:value="0.010003" calcext:value-type="float">
            <text:p>0.010003</text:p>
          </table:table-cell>
          <table:table-cell office:value-type="float" office:value="0.987922" calcext:value-type="float">
            <text:p>0.987922</text:p>
          </table:table-cell>
          <table:table-cell office:value-type="float" office:value="0.002075" calcext:value-type="float">
            <text:p>0.002075</text:p>
          </table:table-cell>
          <table:table-cell/>
          <table:table-cell office:value-type="string" calcext:value-type="string">
            <text:p>239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58]*LN([.B158])" office:value-type="float" office:value="-0" calcext:value-type="float">
            <text:p>0</text:p>
          </table:table-cell>
          <table:table-cell table:formula="of:=[.H158]*LN([.C158])" office:value-type="float" office:value="-0.0121515317191978" calcext:value-type="float">
            <text:p>-0.0121515317</text:p>
          </table:table-cell>
          <table:table-cell table:formula="of:=[.I158]*LN([.D158])" office:value-type="float" office:value="-0" calcext:value-type="float">
            <text:p>0</text:p>
          </table:table-cell>
          <table:table-cell table:formula="of:=[.K158]+[.L158]+[.M158]" office:value-type="float" office:value="-0.0121515317191978" calcext:value-type="float">
            <text:p>-0.01215153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jpg</text:p>
          </table:table-cell>
          <table:table-cell office:value-type="float" office:value="0.816482" calcext:value-type="float">
            <text:p>0.816482</text:p>
          </table:table-cell>
          <table:table-cell office:value-type="float" office:value="0.177447" calcext:value-type="float">
            <text:p>0.177447</text:p>
          </table:table-cell>
          <table:table-cell office:value-type="float" office:value="0.006071" calcext:value-type="float">
            <text:p>0.006071</text:p>
          </table:table-cell>
          <table:table-cell/>
          <table:table-cell office:value-type="string" calcext:value-type="string">
            <text:p>2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59]*LN([.B159])" office:value-type="float" office:value="-0" calcext:value-type="float">
            <text:p>0</text:p>
          </table:table-cell>
          <table:table-cell table:formula="of:=[.H159]*LN([.C159])" office:value-type="float" office:value="-1.7290833062033" calcext:value-type="float">
            <text:p>-1.7290833062</text:p>
          </table:table-cell>
          <table:table-cell table:formula="of:=[.I159]*LN([.D159])" office:value-type="float" office:value="-0" calcext:value-type="float">
            <text:p>0</text:p>
          </table:table-cell>
          <table:table-cell table:formula="of:=[.K159]+[.L159]+[.M159]" office:value-type="float" office:value="-1.7290833062033" calcext:value-type="float">
            <text:p>-1.72908330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0.jpg</text:p>
          </table:table-cell>
          <table:table-cell office:value-type="float" office:value="0.141774" calcext:value-type="float">
            <text:p>0.141774</text:p>
          </table:table-cell>
          <table:table-cell office:value-type="float" office:value="0.575682" calcext:value-type="float">
            <text:p>0.575682</text:p>
          </table:table-cell>
          <table:table-cell office:value-type="float" office:value="0.282543" calcext:value-type="float">
            <text:p>0.282543</text:p>
          </table:table-cell>
          <table:table-cell/>
          <table:table-cell office:value-type="string" calcext:value-type="string">
            <text:p>24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160]*LN([.B160])" office:value-type="float" office:value="-0" calcext:value-type="float">
            <text:p>0</text:p>
          </table:table-cell>
          <table:table-cell table:formula="of:=[.H160]*LN([.C160])" office:value-type="float" office:value="-0" calcext:value-type="float">
            <text:p>0</text:p>
          </table:table-cell>
          <table:table-cell table:formula="of:=[.I160]*LN([.D160])" office:value-type="float" office:value="-1.26392452758939" calcext:value-type="float">
            <text:p>-1.2639245276</text:p>
          </table:table-cell>
          <table:table-cell table:formula="of:=[.K160]+[.L160]+[.M160]" office:value-type="float" office:value="-1.26392452758939" calcext:value-type="float">
            <text:p>-1.26392452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1.jpg</text:p>
          </table:table-cell>
          <table:table-cell office:value-type="float" office:value="0.024588" calcext:value-type="float">
            <text:p>0.024588</text:p>
          </table:table-cell>
          <table:table-cell office:value-type="float" office:value="0.541328" calcext:value-type="float">
            <text:p>0.541328</text:p>
          </table:table-cell>
          <table:table-cell office:value-type="float" office:value="0.434084" calcext:value-type="float">
            <text:p>0.434084</text:p>
          </table:table-cell>
          <table:table-cell/>
          <table:table-cell office:value-type="string" calcext:value-type="string">
            <text:p>24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61]*LN([.B161])" office:value-type="float" office:value="-0" calcext:value-type="float">
            <text:p>0</text:p>
          </table:table-cell>
          <table:table-cell table:formula="of:=[.H161]*LN([.C161])" office:value-type="float" office:value="-0.613729899193906" calcext:value-type="float">
            <text:p>-0.6137298992</text:p>
          </table:table-cell>
          <table:table-cell table:formula="of:=[.I161]*LN([.D161])" office:value-type="float" office:value="-0" calcext:value-type="float">
            <text:p>0</text:p>
          </table:table-cell>
          <table:table-cell table:formula="of:=[.K161]+[.L161]+[.M161]" office:value-type="float" office:value="-0.613729899193906" calcext:value-type="float">
            <text:p>-0.61372989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2.jpg</text:p>
          </table:table-cell>
          <table:table-cell office:value-type="float" office:value="0.006073" calcext:value-type="float">
            <text:p>0.006073</text:p>
          </table:table-cell>
          <table:table-cell office:value-type="float" office:value="0.818594" calcext:value-type="float">
            <text:p>0.818594</text:p>
          </table:table-cell>
          <table:table-cell office:value-type="float" office:value="0.175334" calcext:value-type="float">
            <text:p>0.175334</text:p>
          </table:table-cell>
          <table:table-cell/>
          <table:table-cell office:value-type="string" calcext:value-type="string">
            <text:p>24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62]*LN([.B162])" office:value-type="float" office:value="-0" calcext:value-type="float">
            <text:p>0</text:p>
          </table:table-cell>
          <table:table-cell table:formula="of:=[.H162]*LN([.C162])" office:value-type="float" office:value="-0.200167044537796" calcext:value-type="float">
            <text:p>-0.2001670445</text:p>
          </table:table-cell>
          <table:table-cell table:formula="of:=[.I162]*LN([.D162])" office:value-type="float" office:value="-0" calcext:value-type="float">
            <text:p>0</text:p>
          </table:table-cell>
          <table:table-cell table:formula="of:=[.K162]+[.L162]+[.M162]" office:value-type="float" office:value="-0.200167044537796" calcext:value-type="float">
            <text:p>-0.20016704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3.jpg</text:p>
          </table:table-cell>
          <table:table-cell office:value-type="float" office:value="0.344749" calcext:value-type="float">
            <text:p>0.344749</text:p>
          </table:table-cell>
          <table:table-cell office:value-type="float" office:value="0.653599" calcext:value-type="float">
            <text:p>0.653599</text:p>
          </table:table-cell>
          <table:table-cell office:value-type="float" office:value="0.001652" calcext:value-type="float">
            <text:p>0.001652</text:p>
          </table:table-cell>
          <table:table-cell/>
          <table:table-cell office:value-type="string" calcext:value-type="string">
            <text:p>24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63]*LN([.B163])" office:value-type="float" office:value="-0" calcext:value-type="float">
            <text:p>0</text:p>
          </table:table-cell>
          <table:table-cell table:formula="of:=[.H163]*LN([.C163])" office:value-type="float" office:value="-0.425261265425275" calcext:value-type="float">
            <text:p>-0.4252612654</text:p>
          </table:table-cell>
          <table:table-cell table:formula="of:=[.I163]*LN([.D163])" office:value-type="float" office:value="-0" calcext:value-type="float">
            <text:p>0</text:p>
          </table:table-cell>
          <table:table-cell table:formula="of:=[.K163]+[.L163]+[.M163]" office:value-type="float" office:value="-0.425261265425275" calcext:value-type="float">
            <text:p>-0.42526126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4.jpg</text:p>
          </table:table-cell>
          <table:table-cell office:value-type="float" office:value="0.041234" calcext:value-type="float">
            <text:p>0.041234</text:p>
          </table:table-cell>
          <table:table-cell office:value-type="float" office:value="0.142832" calcext:value-type="float">
            <text:p>0.142832</text:p>
          </table:table-cell>
          <table:table-cell office:value-type="float" office:value="0.815935" calcext:value-type="float">
            <text:p>0.815935</text:p>
          </table:table-cell>
          <table:table-cell/>
          <table:table-cell office:value-type="string" calcext:value-type="string">
            <text:p>24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164]*LN([.B164])" office:value-type="float" office:value="-0" calcext:value-type="float">
            <text:p>0</text:p>
          </table:table-cell>
          <table:table-cell table:formula="of:=[.H164]*LN([.C164])" office:value-type="float" office:value="-0" calcext:value-type="float">
            <text:p>0</text:p>
          </table:table-cell>
          <table:table-cell table:formula="of:=[.I164]*LN([.D164])" office:value-type="float" office:value="-0.203420584053552" calcext:value-type="float">
            <text:p>-0.2034205841</text:p>
          </table:table-cell>
          <table:table-cell table:formula="of:=[.K164]+[.L164]+[.M164]" office:value-type="float" office:value="-0.203420584053552" calcext:value-type="float">
            <text:p>-0.20342058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5.jpg</text:p>
          </table:table-cell>
          <table:table-cell office:value-type="float" office:value="0.55129" calcext:value-type="float">
            <text:p>0.55129</text:p>
          </table:table-cell>
          <table:table-cell office:value-type="float" office:value="0.444931" calcext:value-type="float">
            <text:p>0.444931</text:p>
          </table:table-cell>
          <table:table-cell office:value-type="float" office:value="0.003779" calcext:value-type="float">
            <text:p>0.003779</text:p>
          </table:table-cell>
          <table:table-cell/>
          <table:table-cell office:value-type="string" calcext:value-type="string">
            <text:p>24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65]*LN([.B165])" office:value-type="float" office:value="-0" calcext:value-type="float">
            <text:p>0</text:p>
          </table:table-cell>
          <table:table-cell table:formula="of:=[.H165]*LN([.C165])" office:value-type="float" office:value="-0.809836065018124" calcext:value-type="float">
            <text:p>-0.809836065</text:p>
          </table:table-cell>
          <table:table-cell table:formula="of:=[.I165]*LN([.D165])" office:value-type="float" office:value="-0" calcext:value-type="float">
            <text:p>0</text:p>
          </table:table-cell>
          <table:table-cell table:formula="of:=[.K165]+[.L165]+[.M165]" office:value-type="float" office:value="-0.809836065018124" calcext:value-type="float">
            <text:p>-0.8098360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6.jpg</text:p>
          </table:table-cell>
          <table:table-cell office:value-type="float" office:value="0.023033" calcext:value-type="float">
            <text:p>0.023033</text:p>
          </table:table-cell>
          <table:table-cell office:value-type="float" office:value="0.769209" calcext:value-type="float">
            <text:p>0.769209</text:p>
          </table:table-cell>
          <table:table-cell office:value-type="float" office:value="0.207758" calcext:value-type="float">
            <text:p>0.207758</text:p>
          </table:table-cell>
          <table:table-cell/>
          <table:table-cell office:value-type="string" calcext:value-type="string">
            <text:p>24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66]*LN([.B166])" office:value-type="float" office:value="-0" calcext:value-type="float">
            <text:p>0</text:p>
          </table:table-cell>
          <table:table-cell table:formula="of:=[.H166]*LN([.C166])" office:value-type="float" office:value="-0.262392564867944" calcext:value-type="float">
            <text:p>-0.2623925649</text:p>
          </table:table-cell>
          <table:table-cell table:formula="of:=[.I166]*LN([.D166])" office:value-type="float" office:value="-0" calcext:value-type="float">
            <text:p>0</text:p>
          </table:table-cell>
          <table:table-cell table:formula="of:=[.K166]+[.L166]+[.M166]" office:value-type="float" office:value="-0.262392564867944" calcext:value-type="float">
            <text:p>-0.26239256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7.jpg</text:p>
          </table:table-cell>
          <table:table-cell office:value-type="float" office:value="0.029088" calcext:value-type="float">
            <text:p>0.029088</text:p>
          </table:table-cell>
          <table:table-cell office:value-type="float" office:value="0.711128" calcext:value-type="float">
            <text:p>0.711128</text:p>
          </table:table-cell>
          <table:table-cell office:value-type="float" office:value="0.259784" calcext:value-type="float">
            <text:p>0.259784</text:p>
          </table:table-cell>
          <table:table-cell/>
          <table:table-cell office:value-type="string" calcext:value-type="string">
            <text:p>24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67]*LN([.B167])" office:value-type="float" office:value="-0" calcext:value-type="float">
            <text:p>0</text:p>
          </table:table-cell>
          <table:table-cell table:formula="of:=[.H167]*LN([.C167])" office:value-type="float" office:value="-0.34090283725262" calcext:value-type="float">
            <text:p>-0.3409028373</text:p>
          </table:table-cell>
          <table:table-cell table:formula="of:=[.I167]*LN([.D167])" office:value-type="float" office:value="-0" calcext:value-type="float">
            <text:p>0</text:p>
          </table:table-cell>
          <table:table-cell table:formula="of:=[.K167]+[.L167]+[.M167]" office:value-type="float" office:value="-0.34090283725262" calcext:value-type="float">
            <text:p>-0.34090283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8.jpg</text:p>
          </table:table-cell>
          <table:table-cell office:value-type="float" office:value="0.012041" calcext:value-type="float">
            <text:p>0.012041</text:p>
          </table:table-cell>
          <table:table-cell office:value-type="float" office:value="0.820841" calcext:value-type="float">
            <text:p>0.820841</text:p>
          </table:table-cell>
          <table:table-cell office:value-type="float" office:value="0.167118" calcext:value-type="float">
            <text:p>0.167118</text:p>
          </table:table-cell>
          <table:table-cell/>
          <table:table-cell office:value-type="string" calcext:value-type="string">
            <text:p>248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168]*LN([.B168])" office:value-type="float" office:value="-4.41943778607206" calcext:value-type="float">
            <text:p>-4.4194377861</text:p>
          </table:table-cell>
          <table:table-cell table:formula="of:=[.H168]*LN([.C168])" office:value-type="float" office:value="-0" calcext:value-type="float">
            <text:p>0</text:p>
          </table:table-cell>
          <table:table-cell table:formula="of:=[.I168]*LN([.D168])" office:value-type="float" office:value="-0" calcext:value-type="float">
            <text:p>0</text:p>
          </table:table-cell>
          <table:table-cell table:formula="of:=[.K168]+[.L168]+[.M168]" office:value-type="float" office:value="-4.41943778607206" calcext:value-type="float">
            <text:p>-4.41943778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9.jpg</text:p>
          </table:table-cell>
          <table:table-cell office:value-type="float" office:value="0.116036" calcext:value-type="float">
            <text:p>0.116036</text:p>
          </table:table-cell>
          <table:table-cell office:value-type="float" office:value="0.732377" calcext:value-type="float">
            <text:p>0.732377</text:p>
          </table:table-cell>
          <table:table-cell office:value-type="float" office:value="0.151586" calcext:value-type="float">
            <text:p>0.151586</text:p>
          </table:table-cell>
          <table:table-cell/>
          <table:table-cell office:value-type="string" calcext:value-type="string">
            <text:p>249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169]*LN([.B169])" office:value-type="float" office:value="-2.15385479119518" calcext:value-type="float">
            <text:p>-2.1538547912</text:p>
          </table:table-cell>
          <table:table-cell table:formula="of:=[.H169]*LN([.C169])" office:value-type="float" office:value="-0" calcext:value-type="float">
            <text:p>0</text:p>
          </table:table-cell>
          <table:table-cell table:formula="of:=[.I169]*LN([.D169])" office:value-type="float" office:value="-0" calcext:value-type="float">
            <text:p>0</text:p>
          </table:table-cell>
          <table:table-cell table:formula="of:=[.K169]+[.L169]+[.M169]" office:value-type="float" office:value="-2.15385479119518" calcext:value-type="float">
            <text:p>-2.15385479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jpg</text:p>
          </table:table-cell>
          <table:table-cell office:value-type="float" office:value="0.177347" calcext:value-type="float">
            <text:p>0.177347</text:p>
          </table:table-cell>
          <table:table-cell office:value-type="float" office:value="0.727844" calcext:value-type="float">
            <text:p>0.727844</text:p>
          </table:table-cell>
          <table:table-cell office:value-type="float" office:value="0.094808" calcext:value-type="float">
            <text:p>0.094808</text:p>
          </table:table-cell>
          <table:table-cell/>
          <table:table-cell office:value-type="string" calcext:value-type="string">
            <text:p>25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170]*LN([.B170])" office:value-type="float" office:value="-1.72964701360899" calcext:value-type="float">
            <text:p>-1.7296470136</text:p>
          </table:table-cell>
          <table:table-cell table:formula="of:=[.H170]*LN([.C170])" office:value-type="float" office:value="-0" calcext:value-type="float">
            <text:p>0</text:p>
          </table:table-cell>
          <table:table-cell table:formula="of:=[.I170]*LN([.D170])" office:value-type="float" office:value="-0" calcext:value-type="float">
            <text:p>0</text:p>
          </table:table-cell>
          <table:table-cell table:formula="of:=[.K170]+[.L170]+[.M170]" office:value-type="float" office:value="-1.72964701360899" calcext:value-type="float">
            <text:p>-1.72964701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0.jpg</text:p>
          </table:table-cell>
          <table:table-cell office:value-type="float" office:value="0.029835" calcext:value-type="float">
            <text:p>0.029835</text:p>
          </table:table-cell>
          <table:table-cell office:value-type="float" office:value="0.68495" calcext:value-type="float">
            <text:p>0.68495</text:p>
          </table:table-cell>
          <table:table-cell office:value-type="float" office:value="0.285215" calcext:value-type="float">
            <text:p>0.285215</text:p>
          </table:table-cell>
          <table:table-cell/>
          <table:table-cell office:value-type="string" calcext:value-type="string">
            <text:p>25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71]*LN([.B171])" office:value-type="float" office:value="-0" calcext:value-type="float">
            <text:p>0</text:p>
          </table:table-cell>
          <table:table-cell table:formula="of:=[.H171]*LN([.C171])" office:value-type="float" office:value="-0.378409436084738" calcext:value-type="float">
            <text:p>-0.3784094361</text:p>
          </table:table-cell>
          <table:table-cell table:formula="of:=[.I171]*LN([.D171])" office:value-type="float" office:value="-0" calcext:value-type="float">
            <text:p>0</text:p>
          </table:table-cell>
          <table:table-cell table:formula="of:=[.K171]+[.L171]+[.M171]" office:value-type="float" office:value="-0.378409436084738" calcext:value-type="float">
            <text:p>-0.37840943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1.jpg</text:p>
          </table:table-cell>
          <table:table-cell office:value-type="float" office:value="0.28869" calcext:value-type="float">
            <text:p>0.28869</text:p>
          </table:table-cell>
          <table:table-cell office:value-type="float" office:value="0.658934" calcext:value-type="float">
            <text:p>0.658934</text:p>
          </table:table-cell>
          <table:table-cell office:value-type="float" office:value="0.052376" calcext:value-type="float">
            <text:p>0.052376</text:p>
          </table:table-cell>
          <table:table-cell/>
          <table:table-cell office:value-type="string" calcext:value-type="string">
            <text:p>251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172]*LN([.B172])" office:value-type="float" office:value="-1.24240183094572" calcext:value-type="float">
            <text:p>-1.2424018309</text:p>
          </table:table-cell>
          <table:table-cell table:formula="of:=[.H172]*LN([.C172])" office:value-type="float" office:value="-0" calcext:value-type="float">
            <text:p>0</text:p>
          </table:table-cell>
          <table:table-cell table:formula="of:=[.I172]*LN([.D172])" office:value-type="float" office:value="-0" calcext:value-type="float">
            <text:p>0</text:p>
          </table:table-cell>
          <table:table-cell table:formula="of:=[.K172]+[.L172]+[.M172]" office:value-type="float" office:value="-1.24240183094572" calcext:value-type="float">
            <text:p>-1.24240183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2.jpg</text:p>
          </table:table-cell>
          <table:table-cell office:value-type="float" office:value="0.125249" calcext:value-type="float">
            <text:p>0.125249</text:p>
          </table:table-cell>
          <table:table-cell office:value-type="float" office:value="0.538616" calcext:value-type="float">
            <text:p>0.538616</text:p>
          </table:table-cell>
          <table:table-cell office:value-type="float" office:value="0.336136" calcext:value-type="float">
            <text:p>0.336136</text:p>
          </table:table-cell>
          <table:table-cell/>
          <table:table-cell office:value-type="string" calcext:value-type="string">
            <text:p>25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173]*LN([.B173])" office:value-type="float" office:value="-0" calcext:value-type="float">
            <text:p>0</text:p>
          </table:table-cell>
          <table:table-cell table:formula="of:=[.H173]*LN([.C173])" office:value-type="float" office:value="-0" calcext:value-type="float">
            <text:p>0</text:p>
          </table:table-cell>
          <table:table-cell table:formula="of:=[.I173]*LN([.D173])" office:value-type="float" office:value="-1.09023943900817" calcext:value-type="float">
            <text:p>-1.090239439</text:p>
          </table:table-cell>
          <table:table-cell table:formula="of:=[.K173]+[.L173]+[.M173]" office:value-type="float" office:value="-1.09023943900817" calcext:value-type="float">
            <text:p>-1.0902394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3.jpg</text:p>
          </table:table-cell>
          <table:table-cell office:value-type="float" office:value="0.015984" calcext:value-type="float">
            <text:p>0.015984</text:p>
          </table:table-cell>
          <table:table-cell office:value-type="float" office:value="0.803859" calcext:value-type="float">
            <text:p>0.803859</text:p>
          </table:table-cell>
          <table:table-cell office:value-type="float" office:value="0.180157" calcext:value-type="float">
            <text:p>0.180157</text:p>
          </table:table-cell>
          <table:table-cell/>
          <table:table-cell office:value-type="string" calcext:value-type="string">
            <text:p>25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174]*LN([.B174])" office:value-type="float" office:value="-0" calcext:value-type="float">
            <text:p>0</text:p>
          </table:table-cell>
          <table:table-cell table:formula="of:=[.H174]*LN([.C174])" office:value-type="float" office:value="-0" calcext:value-type="float">
            <text:p>0</text:p>
          </table:table-cell>
          <table:table-cell table:formula="of:=[.I174]*LN([.D174])" office:value-type="float" office:value="-1.71392658603446" calcext:value-type="float">
            <text:p>-1.713926586</text:p>
          </table:table-cell>
          <table:table-cell table:formula="of:=[.K174]+[.L174]+[.M174]" office:value-type="float" office:value="-1.71392658603446" calcext:value-type="float">
            <text:p>-1.7139265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4.jpg</text:p>
          </table:table-cell>
          <table:table-cell office:value-type="float" office:value="0.129067" calcext:value-type="float">
            <text:p>0.129067</text:p>
          </table:table-cell>
          <table:table-cell office:value-type="float" office:value="0.204834" calcext:value-type="float">
            <text:p>0.204834</text:p>
          </table:table-cell>
          <table:table-cell office:value-type="float" office:value="0.666099" calcext:value-type="float">
            <text:p>0.666099</text:p>
          </table:table-cell>
          <table:table-cell/>
          <table:table-cell office:value-type="string" calcext:value-type="string">
            <text:p>25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175]*LN([.B175])" office:value-type="float" office:value="-0" calcext:value-type="float">
            <text:p>0</text:p>
          </table:table-cell>
          <table:table-cell table:formula="of:=[.H175]*LN([.C175])" office:value-type="float" office:value="-0" calcext:value-type="float">
            <text:p>0</text:p>
          </table:table-cell>
          <table:table-cell table:formula="of:=[.I175]*LN([.D175])" office:value-type="float" office:value="-0.406316970840215" calcext:value-type="float">
            <text:p>-0.4063169708</text:p>
          </table:table-cell>
          <table:table-cell table:formula="of:=[.K175]+[.L175]+[.M175]" office:value-type="float" office:value="-0.406316970840215" calcext:value-type="float">
            <text:p>-0.40631697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5.jpg</text:p>
          </table:table-cell>
          <table:table-cell office:value-type="float" office:value="0.047469" calcext:value-type="float">
            <text:p>0.047469</text:p>
          </table:table-cell>
          <table:table-cell office:value-type="float" office:value="0.597462" calcext:value-type="float">
            <text:p>0.597462</text:p>
          </table:table-cell>
          <table:table-cell office:value-type="float" office:value="0.355069" calcext:value-type="float">
            <text:p>0.355069</text:p>
          </table:table-cell>
          <table:table-cell/>
          <table:table-cell office:value-type="string" calcext:value-type="string">
            <text:p>25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76]*LN([.B176])" office:value-type="float" office:value="-0" calcext:value-type="float">
            <text:p>0</text:p>
          </table:table-cell>
          <table:table-cell table:formula="of:=[.H176]*LN([.C176])" office:value-type="float" office:value="-0.515064595525291" calcext:value-type="float">
            <text:p>-0.5150645955</text:p>
          </table:table-cell>
          <table:table-cell table:formula="of:=[.I176]*LN([.D176])" office:value-type="float" office:value="-0" calcext:value-type="float">
            <text:p>0</text:p>
          </table:table-cell>
          <table:table-cell table:formula="of:=[.K176]+[.L176]+[.M176]" office:value-type="float" office:value="-0.515064595525291" calcext:value-type="float">
            <text:p>-0.51506459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6.jpg</text:p>
          </table:table-cell>
          <table:table-cell office:value-type="float" office:value="0.029209" calcext:value-type="float">
            <text:p>0.029209</text:p>
          </table:table-cell>
          <table:table-cell office:value-type="float" office:value="0.30988" calcext:value-type="float">
            <text:p>0.30988</text:p>
          </table:table-cell>
          <table:table-cell office:value-type="float" office:value="0.660911" calcext:value-type="float">
            <text:p>0.660911</text:p>
          </table:table-cell>
          <table:table-cell/>
          <table:table-cell office:value-type="string" calcext:value-type="string">
            <text:p>25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177]*LN([.B177])" office:value-type="float" office:value="-0" calcext:value-type="float">
            <text:p>0</text:p>
          </table:table-cell>
          <table:table-cell table:formula="of:=[.H177]*LN([.C177])" office:value-type="float" office:value="-0" calcext:value-type="float">
            <text:p>0</text:p>
          </table:table-cell>
          <table:table-cell table:formula="of:=[.I177]*LN([.D177])" office:value-type="float" office:value="-0.414136092673896" calcext:value-type="float">
            <text:p>-0.4141360927</text:p>
          </table:table-cell>
          <table:table-cell table:formula="of:=[.K177]+[.L177]+[.M177]" office:value-type="float" office:value="-0.414136092673896" calcext:value-type="float">
            <text:p>-0.41413609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7.jpg</text:p>
          </table:table-cell>
          <table:table-cell office:value-type="float" office:value="0.17666" calcext:value-type="float">
            <text:p>0.17666</text:p>
          </table:table-cell>
          <table:table-cell office:value-type="float" office:value="0.756668" calcext:value-type="float">
            <text:p>0.756668</text:p>
          </table:table-cell>
          <table:table-cell office:value-type="float" office:value="0.066672" calcext:value-type="float">
            <text:p>0.066672</text:p>
          </table:table-cell>
          <table:table-cell/>
          <table:table-cell office:value-type="string" calcext:value-type="string">
            <text:p>25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78]*LN([.B178])" office:value-type="float" office:value="-0" calcext:value-type="float">
            <text:p>0</text:p>
          </table:table-cell>
          <table:table-cell table:formula="of:=[.H178]*LN([.C178])" office:value-type="float" office:value="-0.278830695061813" calcext:value-type="float">
            <text:p>-0.2788306951</text:p>
          </table:table-cell>
          <table:table-cell table:formula="of:=[.I178]*LN([.D178])" office:value-type="float" office:value="-0" calcext:value-type="float">
            <text:p>0</text:p>
          </table:table-cell>
          <table:table-cell table:formula="of:=[.K178]+[.L178]+[.M178]" office:value-type="float" office:value="-0.278830695061813" calcext:value-type="float">
            <text:p>-0.27883069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8.jpg</text:p>
          </table:table-cell>
          <table:table-cell office:value-type="float" office:value="0.051841" calcext:value-type="float">
            <text:p>0.051841</text:p>
          </table:table-cell>
          <table:table-cell office:value-type="float" office:value="0.346871" calcext:value-type="float">
            <text:p>0.346871</text:p>
          </table:table-cell>
          <table:table-cell office:value-type="float" office:value="0.601287" calcext:value-type="float">
            <text:p>0.601287</text:p>
          </table:table-cell>
          <table:table-cell/>
          <table:table-cell office:value-type="string" calcext:value-type="string">
            <text:p>25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179]*LN([.B179])" office:value-type="float" office:value="-0" calcext:value-type="float">
            <text:p>0</text:p>
          </table:table-cell>
          <table:table-cell table:formula="of:=[.H179]*LN([.C179])" office:value-type="float" office:value="-0" calcext:value-type="float">
            <text:p>0</text:p>
          </table:table-cell>
          <table:table-cell table:formula="of:=[.I179]*LN([.D179])" office:value-type="float" office:value="-0.508682920994041" calcext:value-type="float">
            <text:p>-0.508682921</text:p>
          </table:table-cell>
          <table:table-cell table:formula="of:=[.K179]+[.L179]+[.M179]" office:value-type="float" office:value="-0.508682920994041" calcext:value-type="float">
            <text:p>-0.5086829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9.jpg</text:p>
          </table:table-cell>
          <table:table-cell office:value-type="float" office:value="0.049322" calcext:value-type="float">
            <text:p>0.049322</text:p>
          </table:table-cell>
          <table:table-cell office:value-type="float" office:value="0.385829" calcext:value-type="float">
            <text:p>0.385829</text:p>
          </table:table-cell>
          <table:table-cell office:value-type="float" office:value="0.56485" calcext:value-type="float">
            <text:p>0.56485</text:p>
          </table:table-cell>
          <table:table-cell/>
          <table:table-cell office:value-type="string" calcext:value-type="string">
            <text:p>25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180]*LN([.B180])" office:value-type="float" office:value="-0" calcext:value-type="float">
            <text:p>0</text:p>
          </table:table-cell>
          <table:table-cell table:formula="of:=[.H180]*LN([.C180])" office:value-type="float" office:value="-0" calcext:value-type="float">
            <text:p>0</text:p>
          </table:table-cell>
          <table:table-cell table:formula="of:=[.I180]*LN([.D180])" office:value-type="float" office:value="-0.571195069809199" calcext:value-type="float">
            <text:p>-0.5711950698</text:p>
          </table:table-cell>
          <table:table-cell table:formula="of:=[.K180]+[.L180]+[.M180]" office:value-type="float" office:value="-0.571195069809199" calcext:value-type="float">
            <text:p>-0.57119506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6.jpg</text:p>
          </table:table-cell>
          <table:table-cell office:value-type="float" office:value="0.17063" calcext:value-type="float">
            <text:p>0.17063</text:p>
          </table:table-cell>
          <table:table-cell office:value-type="float" office:value="0.653935" calcext:value-type="float">
            <text:p>0.653935</text:p>
          </table:table-cell>
          <table:table-cell office:value-type="float" office:value="0.175435" calcext:value-type="float">
            <text:p>0.175435</text:p>
          </table:table-cell>
          <table:table-cell/>
          <table:table-cell office:value-type="string" calcext:value-type="string">
            <text:p>2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81]*LN([.B181])" office:value-type="float" office:value="-0" calcext:value-type="float">
            <text:p>0</text:p>
          </table:table-cell>
          <table:table-cell table:formula="of:=[.H181]*LN([.C181])" office:value-type="float" office:value="-0.424747320843496" calcext:value-type="float">
            <text:p>-0.4247473208</text:p>
          </table:table-cell>
          <table:table-cell table:formula="of:=[.I181]*LN([.D181])" office:value-type="float" office:value="-0" calcext:value-type="float">
            <text:p>0</text:p>
          </table:table-cell>
          <table:table-cell table:formula="of:=[.K181]+[.L181]+[.M181]" office:value-type="float" office:value="-0.424747320843496" calcext:value-type="float">
            <text:p>-0.42474732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60.jpg</text:p>
          </table:table-cell>
          <table:table-cell office:value-type="float" office:value="0.269182" calcext:value-type="float">
            <text:p>0.269182</text:p>
          </table:table-cell>
          <table:table-cell office:value-type="float" office:value="0.727549" calcext:value-type="float">
            <text:p>0.727549</text:p>
          </table:table-cell>
          <table:table-cell office:value-type="float" office:value="0.003269" calcext:value-type="float">
            <text:p>0.003269</text:p>
          </table:table-cell>
          <table:table-cell/>
          <table:table-cell office:value-type="string" calcext:value-type="string">
            <text:p>260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182]*LN([.B182])" office:value-type="float" office:value="-1.31236754823166" calcext:value-type="float">
            <text:p>-1.3123675482</text:p>
          </table:table-cell>
          <table:table-cell table:formula="of:=[.H182]*LN([.C182])" office:value-type="float" office:value="-0" calcext:value-type="float">
            <text:p>0</text:p>
          </table:table-cell>
          <table:table-cell table:formula="of:=[.I182]*LN([.D182])" office:value-type="float" office:value="-0" calcext:value-type="float">
            <text:p>0</text:p>
          </table:table-cell>
          <table:table-cell table:formula="of:=[.K182]+[.L182]+[.M182]" office:value-type="float" office:value="-1.31236754823166" calcext:value-type="float">
            <text:p>-1.31236754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61.jpg</text:p>
          </table:table-cell>
          <table:table-cell office:value-type="float" office:value="0.100826" calcext:value-type="float">
            <text:p>0.100826</text:p>
          </table:table-cell>
          <table:table-cell office:value-type="float" office:value="0.895463" calcext:value-type="float">
            <text:p>0.895463</text:p>
          </table:table-cell>
          <table:table-cell office:value-type="float" office:value="0.003711" calcext:value-type="float">
            <text:p>0.003711</text:p>
          </table:table-cell>
          <table:table-cell/>
          <table:table-cell office:value-type="string" calcext:value-type="string">
            <text:p>26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183]*LN([.B183])" office:value-type="float" office:value="-0" calcext:value-type="float">
            <text:p>0</text:p>
          </table:table-cell>
          <table:table-cell table:formula="of:=[.H183]*LN([.C183])" office:value-type="float" office:value="-0" calcext:value-type="float">
            <text:p>0</text:p>
          </table:table-cell>
          <table:table-cell table:formula="of:=[.I183]*LN([.D183])" office:value-type="float" office:value="-5.59645389690368" calcext:value-type="float">
            <text:p>-5.5964538969</text:p>
          </table:table-cell>
          <table:table-cell table:formula="of:=[.K183]+[.L183]+[.M183]" office:value-type="float" office:value="-5.59645389690368" calcext:value-type="float">
            <text:p>-5.59645389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62.jpg</text:p>
          </table:table-cell>
          <table:table-cell office:value-type="float" office:value="0.079095" calcext:value-type="float">
            <text:p>0.079095</text:p>
          </table:table-cell>
          <table:table-cell office:value-type="float" office:value="0.873621" calcext:value-type="float">
            <text:p>0.873621</text:p>
          </table:table-cell>
          <table:table-cell office:value-type="float" office:value="0.047284" calcext:value-type="float">
            <text:p>0.047284</text:p>
          </table:table-cell>
          <table:table-cell/>
          <table:table-cell office:value-type="string" calcext:value-type="string">
            <text:p>26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84]*LN([.B184])" office:value-type="float" office:value="-0" calcext:value-type="float">
            <text:p>0</text:p>
          </table:table-cell>
          <table:table-cell table:formula="of:=[.H184]*LN([.C184])" office:value-type="float" office:value="-0.135108635818877" calcext:value-type="float">
            <text:p>-0.1351086358</text:p>
          </table:table-cell>
          <table:table-cell table:formula="of:=[.I184]*LN([.D184])" office:value-type="float" office:value="-0" calcext:value-type="float">
            <text:p>0</text:p>
          </table:table-cell>
          <table:table-cell table:formula="of:=[.K184]+[.L184]+[.M184]" office:value-type="float" office:value="-0.135108635818877" calcext:value-type="float">
            <text:p>-0.13510863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63.jpg</text:p>
          </table:table-cell>
          <table:table-cell office:value-type="float" office:value="0.033154" calcext:value-type="float">
            <text:p>0.033154</text:p>
          </table:table-cell>
          <table:table-cell office:value-type="float" office:value="0.920276" calcext:value-type="float">
            <text:p>0.920276</text:p>
          </table:table-cell>
          <table:table-cell office:value-type="float" office:value="0.04657" calcext:value-type="float">
            <text:p>0.04657</text:p>
          </table:table-cell>
          <table:table-cell/>
          <table:table-cell office:value-type="string" calcext:value-type="string">
            <text:p>26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85]*LN([.B185])" office:value-type="float" office:value="-0" calcext:value-type="float">
            <text:p>0</text:p>
          </table:table-cell>
          <table:table-cell table:formula="of:=[.H185]*LN([.C185])" office:value-type="float" office:value="-0.0830816539300531" calcext:value-type="float">
            <text:p>-0.0830816539</text:p>
          </table:table-cell>
          <table:table-cell table:formula="of:=[.I185]*LN([.D185])" office:value-type="float" office:value="-0" calcext:value-type="float">
            <text:p>0</text:p>
          </table:table-cell>
          <table:table-cell table:formula="of:=[.K185]+[.L185]+[.M185]" office:value-type="float" office:value="-0.0830816539300531" calcext:value-type="float">
            <text:p>-0.08308165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64.jpg</text:p>
          </table:table-cell>
          <table:table-cell office:value-type="float" office:value="0.150355" calcext:value-type="float">
            <text:p>0.150355</text:p>
          </table:table-cell>
          <table:table-cell office:value-type="float" office:value="0.559989" calcext:value-type="float">
            <text:p>0.559989</text:p>
          </table:table-cell>
          <table:table-cell office:value-type="float" office:value="0.289656" calcext:value-type="float">
            <text:p>0.289656</text:p>
          </table:table-cell>
          <table:table-cell/>
          <table:table-cell office:value-type="string" calcext:value-type="string">
            <text:p>264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186]*LN([.B186])" office:value-type="float" office:value="-1.89475611436394" calcext:value-type="float">
            <text:p>-1.8947561144</text:p>
          </table:table-cell>
          <table:table-cell table:formula="of:=[.H186]*LN([.C186])" office:value-type="float" office:value="-0" calcext:value-type="float">
            <text:p>0</text:p>
          </table:table-cell>
          <table:table-cell table:formula="of:=[.I186]*LN([.D186])" office:value-type="float" office:value="-0" calcext:value-type="float">
            <text:p>0</text:p>
          </table:table-cell>
          <table:table-cell table:formula="of:=[.K186]+[.L186]+[.M186]" office:value-type="float" office:value="-1.89475611436394" calcext:value-type="float">
            <text:p>-1.89475611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65.jpg</text:p>
          </table:table-cell>
          <table:table-cell office:value-type="float" office:value="0.087944" calcext:value-type="float">
            <text:p>0.087944</text:p>
          </table:table-cell>
          <table:table-cell office:value-type="float" office:value="0.062279" calcext:value-type="float">
            <text:p>0.062279</text:p>
          </table:table-cell>
          <table:table-cell office:value-type="float" office:value="0.849777" calcext:value-type="float">
            <text:p>0.849777</text:p>
          </table:table-cell>
          <table:table-cell/>
          <table:table-cell office:value-type="string" calcext:value-type="string">
            <text:p>26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187]*LN([.B187])" office:value-type="float" office:value="-0" calcext:value-type="float">
            <text:p>0</text:p>
          </table:table-cell>
          <table:table-cell table:formula="of:=[.H187]*LN([.C187])" office:value-type="float" office:value="-0" calcext:value-type="float">
            <text:p>0</text:p>
          </table:table-cell>
          <table:table-cell table:formula="of:=[.I187]*LN([.D187])" office:value-type="float" office:value="-0.162781316859505" calcext:value-type="float">
            <text:p>-0.1627813169</text:p>
          </table:table-cell>
          <table:table-cell table:formula="of:=[.K187]+[.L187]+[.M187]" office:value-type="float" office:value="-0.162781316859505" calcext:value-type="float">
            <text:p>-0.16278131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66.jpg</text:p>
          </table:table-cell>
          <table:table-cell office:value-type="float" office:value="0.042324" calcext:value-type="float">
            <text:p>0.042324</text:p>
          </table:table-cell>
          <table:table-cell office:value-type="float" office:value="0.412707" calcext:value-type="float">
            <text:p>0.412707</text:p>
          </table:table-cell>
          <table:table-cell office:value-type="float" office:value="0.544969" calcext:value-type="float">
            <text:p>0.544969</text:p>
          </table:table-cell>
          <table:table-cell/>
          <table:table-cell office:value-type="string" calcext:value-type="string">
            <text:p>26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188]*LN([.B188])" office:value-type="float" office:value="-0" calcext:value-type="float">
            <text:p>0</text:p>
          </table:table-cell>
          <table:table-cell table:formula="of:=[.H188]*LN([.C188])" office:value-type="float" office:value="-0" calcext:value-type="float">
            <text:p>0</text:p>
          </table:table-cell>
          <table:table-cell table:formula="of:=[.I188]*LN([.D188])" office:value-type="float" office:value="-0.607026366670608" calcext:value-type="float">
            <text:p>-0.6070263667</text:p>
          </table:table-cell>
          <table:table-cell table:formula="of:=[.K188]+[.L188]+[.M188]" office:value-type="float" office:value="-0.607026366670608" calcext:value-type="float">
            <text:p>-0.60702636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67.jpg</text:p>
          </table:table-cell>
          <table:table-cell office:value-type="float" office:value="0.760338" calcext:value-type="float">
            <text:p>0.760338</text:p>
          </table:table-cell>
          <table:table-cell office:value-type="float" office:value="0.230917" calcext:value-type="float">
            <text:p>0.230917</text:p>
          </table:table-cell>
          <table:table-cell office:value-type="float" office:value="0.008745" calcext:value-type="float">
            <text:p>0.008745</text:p>
          </table:table-cell>
          <table:table-cell/>
          <table:table-cell office:value-type="string" calcext:value-type="string">
            <text:p>26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89]*LN([.B189])" office:value-type="float" office:value="-0" calcext:value-type="float">
            <text:p>0</text:p>
          </table:table-cell>
          <table:table-cell table:formula="of:=[.H189]*LN([.C189])" office:value-type="float" office:value="-1.46569694038601" calcext:value-type="float">
            <text:p>-1.4656969404</text:p>
          </table:table-cell>
          <table:table-cell table:formula="of:=[.I189]*LN([.D189])" office:value-type="float" office:value="-0" calcext:value-type="float">
            <text:p>0</text:p>
          </table:table-cell>
          <table:table-cell table:formula="of:=[.K189]+[.L189]+[.M189]" office:value-type="float" office:value="-1.46569694038601" calcext:value-type="float">
            <text:p>-1.46569694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68.jpg</text:p>
          </table:table-cell>
          <table:table-cell office:value-type="float" office:value="0.120291" calcext:value-type="float">
            <text:p>0.120291</text:p>
          </table:table-cell>
          <table:table-cell office:value-type="float" office:value="0.838764" calcext:value-type="float">
            <text:p>0.838764</text:p>
          </table:table-cell>
          <table:table-cell office:value-type="float" office:value="0.040945" calcext:value-type="float">
            <text:p>0.040945</text:p>
          </table:table-cell>
          <table:table-cell/>
          <table:table-cell office:value-type="string" calcext:value-type="string">
            <text:p>268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190]*LN([.B190])" office:value-type="float" office:value="-2.11784147176771" calcext:value-type="float">
            <text:p>-2.1178414718</text:p>
          </table:table-cell>
          <table:table-cell table:formula="of:=[.H190]*LN([.C190])" office:value-type="float" office:value="-0" calcext:value-type="float">
            <text:p>0</text:p>
          </table:table-cell>
          <table:table-cell table:formula="of:=[.I190]*LN([.D190])" office:value-type="float" office:value="-0" calcext:value-type="float">
            <text:p>0</text:p>
          </table:table-cell>
          <table:table-cell table:formula="of:=[.K190]+[.L190]+[.M190]" office:value-type="float" office:value="-2.11784147176771" calcext:value-type="float">
            <text:p>-2.11784147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69.jpg</text:p>
          </table:table-cell>
          <table:table-cell office:value-type="float" office:value="0.759094" calcext:value-type="float">
            <text:p>0.759094</text:p>
          </table:table-cell>
          <table:table-cell office:value-type="float" office:value="0.240246" calcext:value-type="float">
            <text:p>0.240246</text:p>
          </table:table-cell>
          <table:table-cell office:value-type="float" office:value="0.00066" calcext:value-type="float">
            <text:p>0.00066</text:p>
          </table:table-cell>
          <table:table-cell/>
          <table:table-cell office:value-type="string" calcext:value-type="string">
            <text:p>269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91]*LN([.B191])" office:value-type="float" office:value="-0" calcext:value-type="float">
            <text:p>0</text:p>
          </table:table-cell>
          <table:table-cell table:formula="of:=[.H191]*LN([.C191])" office:value-type="float" office:value="-1.42609188059396" calcext:value-type="float">
            <text:p>-1.4260918806</text:p>
          </table:table-cell>
          <table:table-cell table:formula="of:=[.I191]*LN([.D191])" office:value-type="float" office:value="-0" calcext:value-type="float">
            <text:p>0</text:p>
          </table:table-cell>
          <table:table-cell table:formula="of:=[.K191]+[.L191]+[.M191]" office:value-type="float" office:value="-1.42609188059396" calcext:value-type="float">
            <text:p>-1.42609188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jpg</text:p>
          </table:table-cell>
          <table:table-cell office:value-type="float" office:value="0.015736" calcext:value-type="float">
            <text:p>0.015736</text:p>
          </table:table-cell>
          <table:table-cell office:value-type="float" office:value="0.738756" calcext:value-type="float">
            <text:p>0.738756</text:p>
          </table:table-cell>
          <table:table-cell office:value-type="float" office:value="0.245508" calcext:value-type="float">
            <text:p>0.245508</text:p>
          </table:table-cell>
          <table:table-cell/>
          <table:table-cell office:value-type="string" calcext:value-type="string">
            <text:p>2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192]*LN([.B192])" office:value-type="float" office:value="-0" calcext:value-type="float">
            <text:p>0</text:p>
          </table:table-cell>
          <table:table-cell table:formula="of:=[.H192]*LN([.C192])" office:value-type="float" office:value="-0" calcext:value-type="float">
            <text:p>0</text:p>
          </table:table-cell>
          <table:table-cell table:formula="of:=[.I192]*LN([.D192])" office:value-type="float" office:value="-1.40442574572045" calcext:value-type="float">
            <text:p>-1.4044257457</text:p>
          </table:table-cell>
          <table:table-cell table:formula="of:=[.K192]+[.L192]+[.M192]" office:value-type="float" office:value="-1.40442574572045" calcext:value-type="float">
            <text:p>-1.40442574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0.jpg</text:p>
          </table:table-cell>
          <table:table-cell office:value-type="float" office:value="0.019135" calcext:value-type="float">
            <text:p>0.019135</text:p>
          </table:table-cell>
          <table:table-cell office:value-type="float" office:value="0.707199" calcext:value-type="float">
            <text:p>0.707199</text:p>
          </table:table-cell>
          <table:table-cell office:value-type="float" office:value="0.273665" calcext:value-type="float">
            <text:p>0.273665</text:p>
          </table:table-cell>
          <table:table-cell/>
          <table:table-cell office:value-type="string" calcext:value-type="string">
            <text:p>27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193]*LN([.B193])" office:value-type="float" office:value="-0" calcext:value-type="float">
            <text:p>0</text:p>
          </table:table-cell>
          <table:table-cell table:formula="of:=[.H193]*LN([.C193])" office:value-type="float" office:value="-0" calcext:value-type="float">
            <text:p>0</text:p>
          </table:table-cell>
          <table:table-cell table:formula="of:=[.I193]*LN([.D193])" office:value-type="float" office:value="-1.29585054835035" calcext:value-type="float">
            <text:p>-1.2958505484</text:p>
          </table:table-cell>
          <table:table-cell table:formula="of:=[.K193]+[.L193]+[.M193]" office:value-type="float" office:value="-1.29585054835035" calcext:value-type="float">
            <text:p>-1.29585054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1.jpg</text:p>
          </table:table-cell>
          <table:table-cell office:value-type="float" office:value="0.047129" calcext:value-type="float">
            <text:p>0.047129</text:p>
          </table:table-cell>
          <table:table-cell office:value-type="float" office:value="0.420425" calcext:value-type="float">
            <text:p>0.420425</text:p>
          </table:table-cell>
          <table:table-cell office:value-type="float" office:value="0.532446" calcext:value-type="float">
            <text:p>0.532446</text:p>
          </table:table-cell>
          <table:table-cell/>
          <table:table-cell office:value-type="string" calcext:value-type="string">
            <text:p>27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94]*LN([.B194])" office:value-type="float" office:value="-0" calcext:value-type="float">
            <text:p>0</text:p>
          </table:table-cell>
          <table:table-cell table:formula="of:=[.H194]*LN([.C194])" office:value-type="float" office:value="-0.866489174573323" calcext:value-type="float">
            <text:p>-0.8664891746</text:p>
          </table:table-cell>
          <table:table-cell table:formula="of:=[.I194]*LN([.D194])" office:value-type="float" office:value="-0" calcext:value-type="float">
            <text:p>0</text:p>
          </table:table-cell>
          <table:table-cell table:formula="of:=[.K194]+[.L194]+[.M194]" office:value-type="float" office:value="-0.866489174573323" calcext:value-type="float">
            <text:p>-0.86648917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2.jpg</text:p>
          </table:table-cell>
          <table:table-cell office:value-type="float" office:value="0.09067" calcext:value-type="float">
            <text:p>0.09067</text:p>
          </table:table-cell>
          <table:table-cell office:value-type="float" office:value="0.569403" calcext:value-type="float">
            <text:p>0.569403</text:p>
          </table:table-cell>
          <table:table-cell office:value-type="float" office:value="0.339928" calcext:value-type="float">
            <text:p>0.339928</text:p>
          </table:table-cell>
          <table:table-cell/>
          <table:table-cell office:value-type="string" calcext:value-type="string">
            <text:p>27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195]*LN([.B195])" office:value-type="float" office:value="-0" calcext:value-type="float">
            <text:p>0</text:p>
          </table:table-cell>
          <table:table-cell table:formula="of:=[.H195]*LN([.C195])" office:value-type="float" office:value="-0" calcext:value-type="float">
            <text:p>0</text:p>
          </table:table-cell>
          <table:table-cell table:formula="of:=[.I195]*LN([.D195])" office:value-type="float" office:value="-1.07902144850312" calcext:value-type="float">
            <text:p>-1.0790214485</text:p>
          </table:table-cell>
          <table:table-cell table:formula="of:=[.K195]+[.L195]+[.M195]" office:value-type="float" office:value="-1.07902144850312" calcext:value-type="float">
            <text:p>-1.07902144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3.jpg</text:p>
          </table:table-cell>
          <table:table-cell office:value-type="float" office:value="0.174575" calcext:value-type="float">
            <text:p>0.174575</text:p>
          </table:table-cell>
          <table:table-cell office:value-type="float" office:value="0.453331" calcext:value-type="float">
            <text:p>0.453331</text:p>
          </table:table-cell>
          <table:table-cell office:value-type="float" office:value="0.372094" calcext:value-type="float">
            <text:p>0.372094</text:p>
          </table:table-cell>
          <table:table-cell/>
          <table:table-cell office:value-type="string" calcext:value-type="string">
            <text:p>27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196]*LN([.B196])" office:value-type="float" office:value="-0" calcext:value-type="float">
            <text:p>0</text:p>
          </table:table-cell>
          <table:table-cell table:formula="of:=[.H196]*LN([.C196])" office:value-type="float" office:value="-0" calcext:value-type="float">
            <text:p>0</text:p>
          </table:table-cell>
          <table:table-cell table:formula="of:=[.I196]*LN([.D196])" office:value-type="float" office:value="-0.988608768457227" calcext:value-type="float">
            <text:p>-0.9886087685</text:p>
          </table:table-cell>
          <table:table-cell table:formula="of:=[.K196]+[.L196]+[.M196]" office:value-type="float" office:value="-0.988608768457227" calcext:value-type="float">
            <text:p>-0.98860876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4.jpg</text:p>
          </table:table-cell>
          <table:table-cell office:value-type="float" office:value="0.39352" calcext:value-type="float">
            <text:p>0.39352</text:p>
          </table:table-cell>
          <table:table-cell office:value-type="float" office:value="0.463101" calcext:value-type="float">
            <text:p>0.463101</text:p>
          </table:table-cell>
          <table:table-cell office:value-type="float" office:value="0.143378" calcext:value-type="float">
            <text:p>0.143378</text:p>
          </table:table-cell>
          <table:table-cell/>
          <table:table-cell office:value-type="string" calcext:value-type="string">
            <text:p>27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97]*LN([.B197])" office:value-type="float" office:value="-0" calcext:value-type="float">
            <text:p>0</text:p>
          </table:table-cell>
          <table:table-cell table:formula="of:=[.H197]*LN([.C197])" office:value-type="float" office:value="-0.769810106136933" calcext:value-type="float">
            <text:p>-0.7698101061</text:p>
          </table:table-cell>
          <table:table-cell table:formula="of:=[.I197]*LN([.D197])" office:value-type="float" office:value="-0" calcext:value-type="float">
            <text:p>0</text:p>
          </table:table-cell>
          <table:table-cell table:formula="of:=[.K197]+[.L197]+[.M197]" office:value-type="float" office:value="-0.769810106136933" calcext:value-type="float">
            <text:p>-0.76981010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5.jpg</text:p>
          </table:table-cell>
          <table:table-cell office:value-type="float" office:value="0.073293" calcext:value-type="float">
            <text:p>0.073293</text:p>
          </table:table-cell>
          <table:table-cell office:value-type="float" office:value="0.136053" calcext:value-type="float">
            <text:p>0.136053</text:p>
          </table:table-cell>
          <table:table-cell office:value-type="float" office:value="0.790653" calcext:value-type="float">
            <text:p>0.790653</text:p>
          </table:table-cell>
          <table:table-cell/>
          <table:table-cell office:value-type="string" calcext:value-type="string">
            <text:p>27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198]*LN([.B198])" office:value-type="float" office:value="-0" calcext:value-type="float">
            <text:p>0</text:p>
          </table:table-cell>
          <table:table-cell table:formula="of:=[.H198]*LN([.C198])" office:value-type="float" office:value="-0" calcext:value-type="float">
            <text:p>0</text:p>
          </table:table-cell>
          <table:table-cell table:formula="of:=[.I198]*LN([.D198])" office:value-type="float" office:value="-0.234896092673586" calcext:value-type="float">
            <text:p>-0.2348960927</text:p>
          </table:table-cell>
          <table:table-cell table:formula="of:=[.K198]+[.L198]+[.M198]" office:value-type="float" office:value="-0.234896092673586" calcext:value-type="float">
            <text:p>-0.23489609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6.jpg</text:p>
          </table:table-cell>
          <table:table-cell office:value-type="float" office:value="0.063138" calcext:value-type="float">
            <text:p>0.063138</text:p>
          </table:table-cell>
          <table:table-cell office:value-type="float" office:value="0.83548" calcext:value-type="float">
            <text:p>0.83548</text:p>
          </table:table-cell>
          <table:table-cell office:value-type="float" office:value="0.101382" calcext:value-type="float">
            <text:p>0.101382</text:p>
          </table:table-cell>
          <table:table-cell/>
          <table:table-cell office:value-type="string" calcext:value-type="string">
            <text:p>27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199]*LN([.B199])" office:value-type="float" office:value="-0" calcext:value-type="float">
            <text:p>0</text:p>
          </table:table-cell>
          <table:table-cell table:formula="of:=[.H199]*LN([.C199])" office:value-type="float" office:value="-0.179748868995021" calcext:value-type="float">
            <text:p>-0.179748869</text:p>
          </table:table-cell>
          <table:table-cell table:formula="of:=[.I199]*LN([.D199])" office:value-type="float" office:value="-0" calcext:value-type="float">
            <text:p>0</text:p>
          </table:table-cell>
          <table:table-cell table:formula="of:=[.K199]+[.L199]+[.M199]" office:value-type="float" office:value="-0.179748868995021" calcext:value-type="float">
            <text:p>-0.1797488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7.jpg</text:p>
          </table:table-cell>
          <table:table-cell office:value-type="float" office:value="0.246921" calcext:value-type="float">
            <text:p>0.246921</text:p>
          </table:table-cell>
          <table:table-cell office:value-type="float" office:value="0.650044" calcext:value-type="float">
            <text:p>0.650044</text:p>
          </table:table-cell>
          <table:table-cell office:value-type="float" office:value="0.103035" calcext:value-type="float">
            <text:p>0.103035</text:p>
          </table:table-cell>
          <table:table-cell/>
          <table:table-cell office:value-type="string" calcext:value-type="string">
            <text:p>27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00]*LN([.B200])" office:value-type="float" office:value="-0" calcext:value-type="float">
            <text:p>0</text:p>
          </table:table-cell>
          <table:table-cell table:formula="of:=[.H200]*LN([.C200])" office:value-type="float" office:value="-0.430715226075783" calcext:value-type="float">
            <text:p>-0.4307152261</text:p>
          </table:table-cell>
          <table:table-cell table:formula="of:=[.I200]*LN([.D200])" office:value-type="float" office:value="-0" calcext:value-type="float">
            <text:p>0</text:p>
          </table:table-cell>
          <table:table-cell table:formula="of:=[.K200]+[.L200]+[.M200]" office:value-type="float" office:value="-0.430715226075783" calcext:value-type="float">
            <text:p>-0.43071522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8.jpg</text:p>
          </table:table-cell>
          <table:table-cell office:value-type="float" office:value="0.016291" calcext:value-type="float">
            <text:p>0.016291</text:p>
          </table:table-cell>
          <table:table-cell office:value-type="float" office:value="0.670411" calcext:value-type="float">
            <text:p>0.670411</text:p>
          </table:table-cell>
          <table:table-cell office:value-type="float" office:value="0.313298" calcext:value-type="float">
            <text:p>0.313298</text:p>
          </table:table-cell>
          <table:table-cell/>
          <table:table-cell office:value-type="string" calcext:value-type="string">
            <text:p>27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201]*LN([.B201])" office:value-type="float" office:value="-0" calcext:value-type="float">
            <text:p>0</text:p>
          </table:table-cell>
          <table:table-cell table:formula="of:=[.H201]*LN([.C201])" office:value-type="float" office:value="-0" calcext:value-type="float">
            <text:p>0</text:p>
          </table:table-cell>
          <table:table-cell table:formula="of:=[.I201]*LN([.D201])" office:value-type="float" office:value="-1.1606004647022" calcext:value-type="float">
            <text:p>-1.1606004647</text:p>
          </table:table-cell>
          <table:table-cell table:formula="of:=[.K201]+[.L201]+[.M201]" office:value-type="float" office:value="-1.1606004647022" calcext:value-type="float">
            <text:p>-1.16060046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9.jpg</text:p>
          </table:table-cell>
          <table:table-cell office:value-type="float" office:value="0.014822" calcext:value-type="float">
            <text:p>0.014822</text:p>
          </table:table-cell>
          <table:table-cell office:value-type="float" office:value="0.390079" calcext:value-type="float">
            <text:p>0.390079</text:p>
          </table:table-cell>
          <table:table-cell office:value-type="float" office:value="0.595099" calcext:value-type="float">
            <text:p>0.595099</text:p>
          </table:table-cell>
          <table:table-cell/>
          <table:table-cell office:value-type="string" calcext:value-type="string">
            <text:p>27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202]*LN([.B202])" office:value-type="float" office:value="-0" calcext:value-type="float">
            <text:p>0</text:p>
          </table:table-cell>
          <table:table-cell table:formula="of:=[.H202]*LN([.C202])" office:value-type="float" office:value="-0" calcext:value-type="float">
            <text:p>0</text:p>
          </table:table-cell>
          <table:table-cell table:formula="of:=[.I202]*LN([.D202])" office:value-type="float" office:value="-0.519027500722593" calcext:value-type="float">
            <text:p>-0.5190275007</text:p>
          </table:table-cell>
          <table:table-cell table:formula="of:=[.K202]+[.L202]+[.M202]" office:value-type="float" office:value="-0.519027500722593" calcext:value-type="float">
            <text:p>-0.51902750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jpg</text:p>
          </table:table-cell>
          <table:table-cell office:value-type="float" office:value="0.016957" calcext:value-type="float">
            <text:p>0.016957</text:p>
          </table:table-cell>
          <table:table-cell office:value-type="float" office:value="0.911729" calcext:value-type="float">
            <text:p>0.911729</text:p>
          </table:table-cell>
          <table:table-cell office:value-type="float" office:value="0.071314" calcext:value-type="float">
            <text:p>0.071314</text:p>
          </table:table-cell>
          <table:table-cell/>
          <table:table-cell office:value-type="string" calcext:value-type="string">
            <text:p>2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03]*LN([.B203])" office:value-type="float" office:value="-0" calcext:value-type="float">
            <text:p>0</text:p>
          </table:table-cell>
          <table:table-cell table:formula="of:=[.H203]*LN([.C203])" office:value-type="float" office:value="-0.0924124821881611" calcext:value-type="float">
            <text:p>-0.0924124822</text:p>
          </table:table-cell>
          <table:table-cell table:formula="of:=[.I203]*LN([.D203])" office:value-type="float" office:value="-0" calcext:value-type="float">
            <text:p>0</text:p>
          </table:table-cell>
          <table:table-cell table:formula="of:=[.K203]+[.L203]+[.M203]" office:value-type="float" office:value="-0.0924124821881611" calcext:value-type="float">
            <text:p>-0.09241248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0.jpg</text:p>
          </table:table-cell>
          <table:table-cell office:value-type="float" office:value="0.012457" calcext:value-type="float">
            <text:p>0.012457</text:p>
          </table:table-cell>
          <table:table-cell office:value-type="float" office:value="0.961459" calcext:value-type="float">
            <text:p>0.961459</text:p>
          </table:table-cell>
          <table:table-cell office:value-type="float" office:value="0.026084" calcext:value-type="float">
            <text:p>0.026084</text:p>
          </table:table-cell>
          <table:table-cell/>
          <table:table-cell office:value-type="string" calcext:value-type="string">
            <text:p>28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04]*LN([.B204])" office:value-type="float" office:value="-0" calcext:value-type="float">
            <text:p>0</text:p>
          </table:table-cell>
          <table:table-cell table:formula="of:=[.H204]*LN([.C204])" office:value-type="float" office:value="-0.0393033565681543" calcext:value-type="float">
            <text:p>-0.0393033566</text:p>
          </table:table-cell>
          <table:table-cell table:formula="of:=[.I204]*LN([.D204])" office:value-type="float" office:value="-0" calcext:value-type="float">
            <text:p>0</text:p>
          </table:table-cell>
          <table:table-cell table:formula="of:=[.K204]+[.L204]+[.M204]" office:value-type="float" office:value="-0.0393033565681543" calcext:value-type="float">
            <text:p>-0.03930335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1.jpg</text:p>
          </table:table-cell>
          <table:table-cell office:value-type="float" office:value="0.043078" calcext:value-type="float">
            <text:p>0.043078</text:p>
          </table:table-cell>
          <table:table-cell office:value-type="float" office:value="0.13418" calcext:value-type="float">
            <text:p>0.13418</text:p>
          </table:table-cell>
          <table:table-cell office:value-type="float" office:value="0.822742" calcext:value-type="float">
            <text:p>0.822742</text:p>
          </table:table-cell>
          <table:table-cell/>
          <table:table-cell office:value-type="string" calcext:value-type="string">
            <text:p>28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05]*LN([.B205])" office:value-type="float" office:value="-0" calcext:value-type="float">
            <text:p>0</text:p>
          </table:table-cell>
          <table:table-cell table:formula="of:=[.H205]*LN([.C205])" office:value-type="float" office:value="-2.00857309684739" calcext:value-type="float">
            <text:p>-2.0085730968</text:p>
          </table:table-cell>
          <table:table-cell table:formula="of:=[.I205]*LN([.D205])" office:value-type="float" office:value="-0" calcext:value-type="float">
            <text:p>0</text:p>
          </table:table-cell>
          <table:table-cell table:formula="of:=[.K205]+[.L205]+[.M205]" office:value-type="float" office:value="-2.00857309684739" calcext:value-type="float">
            <text:p>-2.00857309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2.jpg</text:p>
          </table:table-cell>
          <table:table-cell office:value-type="float" office:value="0.177666" calcext:value-type="float">
            <text:p>0.177666</text:p>
          </table:table-cell>
          <table:table-cell office:value-type="float" office:value="0.696364" calcext:value-type="float">
            <text:p>0.696364</text:p>
          </table:table-cell>
          <table:table-cell office:value-type="float" office:value="0.12597" calcext:value-type="float">
            <text:p>0.12597</text:p>
          </table:table-cell>
          <table:table-cell/>
          <table:table-cell office:value-type="string" calcext:value-type="string">
            <text:p>28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06]*LN([.B206])" office:value-type="float" office:value="-0" calcext:value-type="float">
            <text:p>0</text:p>
          </table:table-cell>
          <table:table-cell table:formula="of:=[.H206]*LN([.C206])" office:value-type="float" office:value="-0.361882766852795" calcext:value-type="float">
            <text:p>-0.3618827669</text:p>
          </table:table-cell>
          <table:table-cell table:formula="of:=[.I206]*LN([.D206])" office:value-type="float" office:value="-0" calcext:value-type="float">
            <text:p>0</text:p>
          </table:table-cell>
          <table:table-cell table:formula="of:=[.K206]+[.L206]+[.M206]" office:value-type="float" office:value="-0.361882766852795" calcext:value-type="float">
            <text:p>-0.36188276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3.jpg</text:p>
          </table:table-cell>
          <table:table-cell office:value-type="float" office:value="0.030851" calcext:value-type="float">
            <text:p>0.030851</text:p>
          </table:table-cell>
          <table:table-cell office:value-type="float" office:value="0.111635" calcext:value-type="float">
            <text:p>0.111635</text:p>
          </table:table-cell>
          <table:table-cell office:value-type="float" office:value="0.857514" calcext:value-type="float">
            <text:p>0.857514</text:p>
          </table:table-cell>
          <table:table-cell/>
          <table:table-cell office:value-type="string" calcext:value-type="string">
            <text:p>28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207]*LN([.B207])" office:value-type="float" office:value="-0" calcext:value-type="float">
            <text:p>0</text:p>
          </table:table-cell>
          <table:table-cell table:formula="of:=[.H207]*LN([.C207])" office:value-type="float" office:value="-0" calcext:value-type="float">
            <text:p>0</text:p>
          </table:table-cell>
          <table:table-cell table:formula="of:=[.I207]*LN([.D207])" office:value-type="float" office:value="-0.153717773544706" calcext:value-type="float">
            <text:p>-0.1537177735</text:p>
          </table:table-cell>
          <table:table-cell table:formula="of:=[.K207]+[.L207]+[.M207]" office:value-type="float" office:value="-0.153717773544706" calcext:value-type="float">
            <text:p>-0.15371777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4.jpg</text:p>
          </table:table-cell>
          <table:table-cell office:value-type="float" office:value="0.017632" calcext:value-type="float">
            <text:p>0.017632</text:p>
          </table:table-cell>
          <table:table-cell office:value-type="float" office:value="0.206546" calcext:value-type="float">
            <text:p>0.206546</text:p>
          </table:table-cell>
          <table:table-cell office:value-type="float" office:value="0.775822" calcext:value-type="float">
            <text:p>0.775822</text:p>
          </table:table-cell>
          <table:table-cell/>
          <table:table-cell office:value-type="string" calcext:value-type="string">
            <text:p>28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208]*LN([.B208])" office:value-type="float" office:value="-0" calcext:value-type="float">
            <text:p>0</text:p>
          </table:table-cell>
          <table:table-cell table:formula="of:=[.H208]*LN([.C208])" office:value-type="float" office:value="-0" calcext:value-type="float">
            <text:p>0</text:p>
          </table:table-cell>
          <table:table-cell table:formula="of:=[.I208]*LN([.D208])" office:value-type="float" office:value="-0.253832166554164" calcext:value-type="float">
            <text:p>-0.2538321666</text:p>
          </table:table-cell>
          <table:table-cell table:formula="of:=[.K208]+[.L208]+[.M208]" office:value-type="float" office:value="-0.253832166554164" calcext:value-type="float">
            <text:p>-0.25383216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5.jpg</text:p>
          </table:table-cell>
          <table:table-cell office:value-type="float" office:value="0.451728" calcext:value-type="float">
            <text:p>0.451728</text:p>
          </table:table-cell>
          <table:table-cell office:value-type="float" office:value="0.534714" calcext:value-type="float">
            <text:p>0.534714</text:p>
          </table:table-cell>
          <table:table-cell office:value-type="float" office:value="0.013559" calcext:value-type="float">
            <text:p>0.013559</text:p>
          </table:table-cell>
          <table:table-cell/>
          <table:table-cell office:value-type="string" calcext:value-type="string">
            <text:p>28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09]*LN([.B209])" office:value-type="float" office:value="-0" calcext:value-type="float">
            <text:p>0</text:p>
          </table:table-cell>
          <table:table-cell table:formula="of:=[.H209]*LN([.C209])" office:value-type="float" office:value="-0.626023254463915" calcext:value-type="float">
            <text:p>-0.6260232545</text:p>
          </table:table-cell>
          <table:table-cell table:formula="of:=[.I209]*LN([.D209])" office:value-type="float" office:value="-0" calcext:value-type="float">
            <text:p>0</text:p>
          </table:table-cell>
          <table:table-cell table:formula="of:=[.K209]+[.L209]+[.M209]" office:value-type="float" office:value="-0.626023254463915" calcext:value-type="float">
            <text:p>-0.62602325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6.jpg</text:p>
          </table:table-cell>
          <table:table-cell office:value-type="float" office:value="0.368299" calcext:value-type="float">
            <text:p>0.368299</text:p>
          </table:table-cell>
          <table:table-cell office:value-type="float" office:value="0.456884" calcext:value-type="float">
            <text:p>0.456884</text:p>
          </table:table-cell>
          <table:table-cell office:value-type="float" office:value="0.174817" calcext:value-type="float">
            <text:p>0.174817</text:p>
          </table:table-cell>
          <table:table-cell/>
          <table:table-cell office:value-type="string" calcext:value-type="string">
            <text:p>28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10]*LN([.B210])" office:value-type="float" office:value="-0" calcext:value-type="float">
            <text:p>0</text:p>
          </table:table-cell>
          <table:table-cell table:formula="of:=[.H210]*LN([.C210])" office:value-type="float" office:value="-0.78332574962971" calcext:value-type="float">
            <text:p>-0.7833257496</text:p>
          </table:table-cell>
          <table:table-cell table:formula="of:=[.I210]*LN([.D210])" office:value-type="float" office:value="-0" calcext:value-type="float">
            <text:p>0</text:p>
          </table:table-cell>
          <table:table-cell table:formula="of:=[.K210]+[.L210]+[.M210]" office:value-type="float" office:value="-0.78332574962971" calcext:value-type="float">
            <text:p>-0.78332574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7.jpg</text:p>
          </table:table-cell>
          <table:table-cell office:value-type="float" office:value="0.158835" calcext:value-type="float">
            <text:p>0.158835</text:p>
          </table:table-cell>
          <table:table-cell office:value-type="float" office:value="0.236919" calcext:value-type="float">
            <text:p>0.236919</text:p>
          </table:table-cell>
          <table:table-cell office:value-type="float" office:value="0.604245" calcext:value-type="float">
            <text:p>0.604245</text:p>
          </table:table-cell>
          <table:table-cell/>
          <table:table-cell office:value-type="string" calcext:value-type="string">
            <text:p>28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211]*LN([.B211])" office:value-type="float" office:value="-0" calcext:value-type="float">
            <text:p>0</text:p>
          </table:table-cell>
          <table:table-cell table:formula="of:=[.H211]*LN([.C211])" office:value-type="float" office:value="-0" calcext:value-type="float">
            <text:p>0</text:p>
          </table:table-cell>
          <table:table-cell table:formula="of:=[.I211]*LN([.D211])" office:value-type="float" office:value="-0.503775534153509" calcext:value-type="float">
            <text:p>-0.5037755342</text:p>
          </table:table-cell>
          <table:table-cell table:formula="of:=[.K211]+[.L211]+[.M211]" office:value-type="float" office:value="-0.503775534153509" calcext:value-type="float">
            <text:p>-0.50377553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8.jpg</text:p>
          </table:table-cell>
          <table:table-cell office:value-type="float" office:value="0.04048" calcext:value-type="float">
            <text:p>0.04048</text:p>
          </table:table-cell>
          <table:table-cell office:value-type="float" office:value="0.544254" calcext:value-type="float">
            <text:p>0.544254</text:p>
          </table:table-cell>
          <table:table-cell office:value-type="float" office:value="0.415267" calcext:value-type="float">
            <text:p>0.415267</text:p>
          </table:table-cell>
          <table:table-cell/>
          <table:table-cell office:value-type="string" calcext:value-type="string">
            <text:p>28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212]*LN([.B212])" office:value-type="float" office:value="-0" calcext:value-type="float">
            <text:p>0</text:p>
          </table:table-cell>
          <table:table-cell table:formula="of:=[.H212]*LN([.C212])" office:value-type="float" office:value="-0" calcext:value-type="float">
            <text:p>0</text:p>
          </table:table-cell>
          <table:table-cell table:formula="of:=[.I212]*LN([.D212])" office:value-type="float" office:value="-0.878833592133462" calcext:value-type="float">
            <text:p>-0.8788335921</text:p>
          </table:table-cell>
          <table:table-cell table:formula="of:=[.K212]+[.L212]+[.M212]" office:value-type="float" office:value="-0.878833592133462" calcext:value-type="float">
            <text:p>-0.87883359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9.jpg</text:p>
          </table:table-cell>
          <table:table-cell office:value-type="float" office:value="0.394987" calcext:value-type="float">
            <text:p>0.394987</text:p>
          </table:table-cell>
          <table:table-cell office:value-type="float" office:value="0.55249" calcext:value-type="float">
            <text:p>0.55249</text:p>
          </table:table-cell>
          <table:table-cell office:value-type="float" office:value="0.052523" calcext:value-type="float">
            <text:p>0.052523</text:p>
          </table:table-cell>
          <table:table-cell/>
          <table:table-cell office:value-type="string" calcext:value-type="string">
            <text:p>289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213]*LN([.B213])" office:value-type="float" office:value="-0.928902426015012" calcext:value-type="float">
            <text:p>-0.928902426</text:p>
          </table:table-cell>
          <table:table-cell table:formula="of:=[.H213]*LN([.C213])" office:value-type="float" office:value="-0" calcext:value-type="float">
            <text:p>0</text:p>
          </table:table-cell>
          <table:table-cell table:formula="of:=[.I213]*LN([.D213])" office:value-type="float" office:value="-0" calcext:value-type="float">
            <text:p>0</text:p>
          </table:table-cell>
          <table:table-cell table:formula="of:=[.K213]+[.L213]+[.M213]" office:value-type="float" office:value="-0.928902426015012" calcext:value-type="float">
            <text:p>-0.9289024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jpg</text:p>
          </table:table-cell>
          <table:table-cell office:value-type="float" office:value="0.010179" calcext:value-type="float">
            <text:p>0.010179</text:p>
          </table:table-cell>
          <table:table-cell office:value-type="float" office:value="0.852654" calcext:value-type="float">
            <text:p>0.852654</text:p>
          </table:table-cell>
          <table:table-cell office:value-type="float" office:value="0.137167" calcext:value-type="float">
            <text:p>0.137167</text:p>
          </table:table-cell>
          <table:table-cell/>
          <table:table-cell office:value-type="string" calcext:value-type="string">
            <text:p>2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214]*LN([.B214])" office:value-type="float" office:value="-0" calcext:value-type="float">
            <text:p>0</text:p>
          </table:table-cell>
          <table:table-cell table:formula="of:=[.H214]*LN([.C214])" office:value-type="float" office:value="-0" calcext:value-type="float">
            <text:p>0</text:p>
          </table:table-cell>
          <table:table-cell table:formula="of:=[.I214]*LN([.D214])" office:value-type="float" office:value="-1.98655611740242" calcext:value-type="float">
            <text:p>-1.9865561174</text:p>
          </table:table-cell>
          <table:table-cell table:formula="of:=[.K214]+[.L214]+[.M214]" office:value-type="float" office:value="-1.98655611740242" calcext:value-type="float">
            <text:p>-1.98655611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0.jpg</text:p>
          </table:table-cell>
          <table:table-cell office:value-type="float" office:value="0.091484" calcext:value-type="float">
            <text:p>0.091484</text:p>
          </table:table-cell>
          <table:table-cell office:value-type="float" office:value="0.81364" calcext:value-type="float">
            <text:p>0.81364</text:p>
          </table:table-cell>
          <table:table-cell office:value-type="float" office:value="0.094876" calcext:value-type="float">
            <text:p>0.094876</text:p>
          </table:table-cell>
          <table:table-cell/>
          <table:table-cell office:value-type="string" calcext:value-type="string">
            <text:p>29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15]*LN([.B215])" office:value-type="float" office:value="-0" calcext:value-type="float">
            <text:p>0</text:p>
          </table:table-cell>
          <table:table-cell table:formula="of:=[.H215]*LN([.C215])" office:value-type="float" office:value="-0.206237271247851" calcext:value-type="float">
            <text:p>-0.2062372712</text:p>
          </table:table-cell>
          <table:table-cell table:formula="of:=[.I215]*LN([.D215])" office:value-type="float" office:value="-0" calcext:value-type="float">
            <text:p>0</text:p>
          </table:table-cell>
          <table:table-cell table:formula="of:=[.K215]+[.L215]+[.M215]" office:value-type="float" office:value="-0.206237271247851" calcext:value-type="float">
            <text:p>-0.20623727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1.jpg</text:p>
          </table:table-cell>
          <table:table-cell office:value-type="float" office:value="0.148065" calcext:value-type="float">
            <text:p>0.148065</text:p>
          </table:table-cell>
          <table:table-cell office:value-type="float" office:value="0.656732" calcext:value-type="float">
            <text:p>0.656732</text:p>
          </table:table-cell>
          <table:table-cell office:value-type="float" office:value="0.195203" calcext:value-type="float">
            <text:p>0.195203</text:p>
          </table:table-cell>
          <table:table-cell/>
          <table:table-cell office:value-type="string" calcext:value-type="string">
            <text:p>29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16]*LN([.B216])" office:value-type="float" office:value="-0" calcext:value-type="float">
            <text:p>0</text:p>
          </table:table-cell>
          <table:table-cell table:formula="of:=[.H216]*LN([.C216])" office:value-type="float" office:value="-0.420479258481465" calcext:value-type="float">
            <text:p>-0.4204792585</text:p>
          </table:table-cell>
          <table:table-cell table:formula="of:=[.I216]*LN([.D216])" office:value-type="float" office:value="-0" calcext:value-type="float">
            <text:p>0</text:p>
          </table:table-cell>
          <table:table-cell table:formula="of:=[.K216]+[.L216]+[.M216]" office:value-type="float" office:value="-0.420479258481465" calcext:value-type="float">
            <text:p>-0.42047925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2.jpg</text:p>
          </table:table-cell>
          <table:table-cell office:value-type="float" office:value="0.00208" calcext:value-type="float">
            <text:p>0.00208</text:p>
          </table:table-cell>
          <table:table-cell office:value-type="float" office:value="0.641224" calcext:value-type="float">
            <text:p>0.641224</text:p>
          </table:table-cell>
          <table:table-cell office:value-type="float" office:value="0.356696" calcext:value-type="float">
            <text:p>0.356696</text:p>
          </table:table-cell>
          <table:table-cell/>
          <table:table-cell office:value-type="string" calcext:value-type="string">
            <text:p>29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17]*LN([.B217])" office:value-type="float" office:value="-0" calcext:value-type="float">
            <text:p>0</text:p>
          </table:table-cell>
          <table:table-cell table:formula="of:=[.H217]*LN([.C217])" office:value-type="float" office:value="-0.444376429128128" calcext:value-type="float">
            <text:p>-0.4443764291</text:p>
          </table:table-cell>
          <table:table-cell table:formula="of:=[.I217]*LN([.D217])" office:value-type="float" office:value="-0" calcext:value-type="float">
            <text:p>0</text:p>
          </table:table-cell>
          <table:table-cell table:formula="of:=[.K217]+[.L217]+[.M217]" office:value-type="float" office:value="-0.444376429128128" calcext:value-type="float">
            <text:p>-0.44437642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3.jpg</text:p>
          </table:table-cell>
          <table:table-cell office:value-type="float" office:value="0.972621" calcext:value-type="float">
            <text:p>0.972621</text:p>
          </table:table-cell>
          <table:table-cell office:value-type="float" office:value="0.027283" calcext:value-type="float">
            <text:p>0.027283</text:p>
          </table:table-cell>
          <table:table-cell office:value-type="float" office:value="0.000096" calcext:value-type="float">
            <text:p>0.000096</text:p>
          </table:table-cell>
          <table:table-cell/>
          <table:table-cell office:value-type="string" calcext:value-type="string">
            <text:p>293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218]*LN([.B218])" office:value-type="float" office:value="-0.0277607896354299" calcext:value-type="float">
            <text:p>-0.0277607896</text:p>
          </table:table-cell>
          <table:table-cell table:formula="of:=[.H218]*LN([.C218])" office:value-type="float" office:value="-0" calcext:value-type="float">
            <text:p>0</text:p>
          </table:table-cell>
          <table:table-cell table:formula="of:=[.I218]*LN([.D218])" office:value-type="float" office:value="-0" calcext:value-type="float">
            <text:p>0</text:p>
          </table:table-cell>
          <table:table-cell table:formula="of:=[.K218]+[.L218]+[.M218]" office:value-type="float" office:value="-0.0277607896354299" calcext:value-type="float">
            <text:p>-0.02776078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4.jpg</text:p>
          </table:table-cell>
          <table:table-cell office:value-type="float" office:value="0.592424" calcext:value-type="float">
            <text:p>0.592424</text:p>
          </table:table-cell>
          <table:table-cell office:value-type="float" office:value="0.398663" calcext:value-type="float">
            <text:p>0.398663</text:p>
          </table:table-cell>
          <table:table-cell office:value-type="float" office:value="0.008913" calcext:value-type="float">
            <text:p>0.008913</text:p>
          </table:table-cell>
          <table:table-cell/>
          <table:table-cell office:value-type="string" calcext:value-type="string">
            <text:p>29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219]*LN([.B219])" office:value-type="float" office:value="-0" calcext:value-type="float">
            <text:p>0</text:p>
          </table:table-cell>
          <table:table-cell table:formula="of:=[.H219]*LN([.C219])" office:value-type="float" office:value="-0" calcext:value-type="float">
            <text:p>0</text:p>
          </table:table-cell>
          <table:table-cell table:formula="of:=[.I219]*LN([.D219])" office:value-type="float" office:value="-4.72024439383356" calcext:value-type="float">
            <text:p>-4.7202443938</text:p>
          </table:table-cell>
          <table:table-cell table:formula="of:=[.K219]+[.L219]+[.M219]" office:value-type="float" office:value="-4.72024439383356" calcext:value-type="float">
            <text:p>-4.72024439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5.jpg</text:p>
          </table:table-cell>
          <table:table-cell office:value-type="float" office:value="0.075533" calcext:value-type="float">
            <text:p>0.075533</text:p>
          </table:table-cell>
          <table:table-cell office:value-type="float" office:value="0.86209" calcext:value-type="float">
            <text:p>0.86209</text:p>
          </table:table-cell>
          <table:table-cell office:value-type="float" office:value="0.062376" calcext:value-type="float">
            <text:p>0.062376</text:p>
          </table:table-cell>
          <table:table-cell/>
          <table:table-cell office:value-type="string" calcext:value-type="string">
            <text:p>29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20]*LN([.B220])" office:value-type="float" office:value="-0" calcext:value-type="float">
            <text:p>0</text:p>
          </table:table-cell>
          <table:table-cell table:formula="of:=[.H220]*LN([.C220])" office:value-type="float" office:value="-0.148395605415948" calcext:value-type="float">
            <text:p>-0.1483956054</text:p>
          </table:table-cell>
          <table:table-cell table:formula="of:=[.I220]*LN([.D220])" office:value-type="float" office:value="-0" calcext:value-type="float">
            <text:p>0</text:p>
          </table:table-cell>
          <table:table-cell table:formula="of:=[.K220]+[.L220]+[.M220]" office:value-type="float" office:value="-0.148395605415948" calcext:value-type="float">
            <text:p>-0.14839560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6.jpg</text:p>
          </table:table-cell>
          <table:table-cell office:value-type="float" office:value="0.033672" calcext:value-type="float">
            <text:p>0.033672</text:p>
          </table:table-cell>
          <table:table-cell office:value-type="float" office:value="0.910774" calcext:value-type="float">
            <text:p>0.910774</text:p>
          </table:table-cell>
          <table:table-cell office:value-type="float" office:value="0.055553" calcext:value-type="float">
            <text:p>0.055553</text:p>
          </table:table-cell>
          <table:table-cell/>
          <table:table-cell office:value-type="string" calcext:value-type="string">
            <text:p>29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21]*LN([.B221])" office:value-type="float" office:value="-0" calcext:value-type="float">
            <text:p>0</text:p>
          </table:table-cell>
          <table:table-cell table:formula="of:=[.H221]*LN([.C221])" office:value-type="float" office:value="-0.093460491532901" calcext:value-type="float">
            <text:p>-0.0934604915</text:p>
          </table:table-cell>
          <table:table-cell table:formula="of:=[.I221]*LN([.D221])" office:value-type="float" office:value="-0" calcext:value-type="float">
            <text:p>0</text:p>
          </table:table-cell>
          <table:table-cell table:formula="of:=[.K221]+[.L221]+[.M221]" office:value-type="float" office:value="-0.093460491532901" calcext:value-type="float">
            <text:p>-0.09346049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7.jpg</text:p>
          </table:table-cell>
          <table:table-cell office:value-type="float" office:value="0.404078" calcext:value-type="float">
            <text:p>0.404078</text:p>
          </table:table-cell>
          <table:table-cell office:value-type="float" office:value="0.345354" calcext:value-type="float">
            <text:p>0.345354</text:p>
          </table:table-cell>
          <table:table-cell office:value-type="float" office:value="0.250568" calcext:value-type="float">
            <text:p>0.250568</text:p>
          </table:table-cell>
          <table:table-cell/>
          <table:table-cell office:value-type="string" calcext:value-type="string">
            <text:p>29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22]*LN([.B222])" office:value-type="float" office:value="-0" calcext:value-type="float">
            <text:p>0</text:p>
          </table:table-cell>
          <table:table-cell table:formula="of:=[.H222]*LN([.C222])" office:value-type="float" office:value="-1.06318530106165" calcext:value-type="float">
            <text:p>-1.0631853011</text:p>
          </table:table-cell>
          <table:table-cell table:formula="of:=[.I222]*LN([.D222])" office:value-type="float" office:value="-0" calcext:value-type="float">
            <text:p>0</text:p>
          </table:table-cell>
          <table:table-cell table:formula="of:=[.K222]+[.L222]+[.M222]" office:value-type="float" office:value="-1.06318530106165" calcext:value-type="float">
            <text:p>-1.06318530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8.jpg</text:p>
          </table:table-cell>
          <table:table-cell office:value-type="float" office:value="0.096795" calcext:value-type="float">
            <text:p>0.096795</text:p>
          </table:table-cell>
          <table:table-cell office:value-type="float" office:value="0.458725" calcext:value-type="float">
            <text:p>0.458725</text:p>
          </table:table-cell>
          <table:table-cell office:value-type="float" office:value="0.44448" calcext:value-type="float">
            <text:p>0.44448</text:p>
          </table:table-cell>
          <table:table-cell/>
          <table:table-cell office:value-type="string" calcext:value-type="string">
            <text:p>29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223]*LN([.B223])" office:value-type="float" office:value="-0" calcext:value-type="float">
            <text:p>0</text:p>
          </table:table-cell>
          <table:table-cell table:formula="of:=[.H223]*LN([.C223])" office:value-type="float" office:value="-0" calcext:value-type="float">
            <text:p>0</text:p>
          </table:table-cell>
          <table:table-cell table:formula="of:=[.I223]*LN([.D223])" office:value-type="float" office:value="-0.810850219416158" calcext:value-type="float">
            <text:p>-0.8108502194</text:p>
          </table:table-cell>
          <table:table-cell table:formula="of:=[.K223]+[.L223]+[.M223]" office:value-type="float" office:value="-0.810850219416158" calcext:value-type="float">
            <text:p>-0.81085021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9.jpg</text:p>
          </table:table-cell>
          <table:table-cell office:value-type="float" office:value="0.869467" calcext:value-type="float">
            <text:p>0.869467</text:p>
          </table:table-cell>
          <table:table-cell office:value-type="float" office:value="0.129137" calcext:value-type="float">
            <text:p>0.129137</text:p>
          </table:table-cell>
          <table:table-cell office:value-type="float" office:value="0.001396" calcext:value-type="float">
            <text:p>0.001396</text:p>
          </table:table-cell>
          <table:table-cell/>
          <table:table-cell office:value-type="string" calcext:value-type="string">
            <text:p>299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224]*LN([.B224])" office:value-type="float" office:value="-0.13987489875449" calcext:value-type="float">
            <text:p>-0.1398748988</text:p>
          </table:table-cell>
          <table:table-cell table:formula="of:=[.H224]*LN([.C224])" office:value-type="float" office:value="-0" calcext:value-type="float">
            <text:p>0</text:p>
          </table:table-cell>
          <table:table-cell table:formula="of:=[.I224]*LN([.D224])" office:value-type="float" office:value="-0" calcext:value-type="float">
            <text:p>0</text:p>
          </table:table-cell>
          <table:table-cell table:formula="of:=[.K224]+[.L224]+[.M224]" office:value-type="float" office:value="-0.13987489875449" calcext:value-type="float">
            <text:p>-0.13987489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jpg</text:p>
          </table:table-cell>
          <table:table-cell office:value-type="float" office:value="0.039821" calcext:value-type="float">
            <text:p>0.039821</text:p>
          </table:table-cell>
          <table:table-cell office:value-type="float" office:value="0.610072" calcext:value-type="float">
            <text:p>0.610072</text:p>
          </table:table-cell>
          <table:table-cell office:value-type="float" office:value="0.350108" calcext:value-type="float">
            <text:p>0.350108</text:p>
          </table:table-cell>
          <table:table-cell/>
          <table:table-cell office:value-type="string" calcext:value-type="string">
            <text:p>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225]*LN([.B225])" office:value-type="float" office:value="-0" calcext:value-type="float">
            <text:p>0</text:p>
          </table:table-cell>
          <table:table-cell table:formula="of:=[.H225]*LN([.C225])" office:value-type="float" office:value="-0" calcext:value-type="float">
            <text:p>0</text:p>
          </table:table-cell>
          <table:table-cell table:formula="of:=[.I225]*LN([.D225])" office:value-type="float" office:value="-1.04951360066848" calcext:value-type="float">
            <text:p>-1.0495136007</text:p>
          </table:table-cell>
          <table:table-cell table:formula="of:=[.K225]+[.L225]+[.M225]" office:value-type="float" office:value="-1.04951360066848" calcext:value-type="float">
            <text:p>-1.04951360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jpg</text:p>
          </table:table-cell>
          <table:table-cell office:value-type="float" office:value="0.091746" calcext:value-type="float">
            <text:p>0.091746</text:p>
          </table:table-cell>
          <table:table-cell office:value-type="float" office:value="0.839431" calcext:value-type="float">
            <text:p>0.839431</text:p>
          </table:table-cell>
          <table:table-cell office:value-type="float" office:value="0.068823" calcext:value-type="float">
            <text:p>0.068823</text:p>
          </table:table-cell>
          <table:table-cell/>
          <table:table-cell office:value-type="string" calcext:value-type="string">
            <text:p>30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226]*LN([.B226])" office:value-type="float" office:value="-2.38873138972807" calcext:value-type="float">
            <text:p>-2.3887313897</text:p>
          </table:table-cell>
          <table:table-cell table:formula="of:=[.H226]*LN([.C226])" office:value-type="float" office:value="-0" calcext:value-type="float">
            <text:p>0</text:p>
          </table:table-cell>
          <table:table-cell table:formula="of:=[.I226]*LN([.D226])" office:value-type="float" office:value="-0" calcext:value-type="float">
            <text:p>0</text:p>
          </table:table-cell>
          <table:table-cell table:formula="of:=[.K226]+[.L226]+[.M226]" office:value-type="float" office:value="-2.38873138972807" calcext:value-type="float">
            <text:p>-2.38873138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0.jpg</text:p>
          </table:table-cell>
          <table:table-cell office:value-type="float" office:value="0.047968" calcext:value-type="float">
            <text:p>0.047968</text:p>
          </table:table-cell>
          <table:table-cell office:value-type="float" office:value="0.850568" calcext:value-type="float">
            <text:p>0.850568</text:p>
          </table:table-cell>
          <table:table-cell office:value-type="float" office:value="0.101464" calcext:value-type="float">
            <text:p>0.101464</text:p>
          </table:table-cell>
          <table:table-cell/>
          <table:table-cell office:value-type="string" calcext:value-type="string">
            <text:p>30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27]*LN([.B227])" office:value-type="float" office:value="-0" calcext:value-type="float">
            <text:p>0</text:p>
          </table:table-cell>
          <table:table-cell table:formula="of:=[.H227]*LN([.C227])" office:value-type="float" office:value="-0.161850917373447" calcext:value-type="float">
            <text:p>-0.1618509174</text:p>
          </table:table-cell>
          <table:table-cell table:formula="of:=[.I227]*LN([.D227])" office:value-type="float" office:value="-0" calcext:value-type="float">
            <text:p>0</text:p>
          </table:table-cell>
          <table:table-cell table:formula="of:=[.K227]+[.L227]+[.M227]" office:value-type="float" office:value="-0.161850917373447" calcext:value-type="float">
            <text:p>-0.16185091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1.jpg</text:p>
          </table:table-cell>
          <table:table-cell office:value-type="float" office:value="0.15002" calcext:value-type="float">
            <text:p>0.15002</text:p>
          </table:table-cell>
          <table:table-cell office:value-type="float" office:value="0.31343" calcext:value-type="float">
            <text:p>0.31343</text:p>
          </table:table-cell>
          <table:table-cell office:value-type="float" office:value="0.53655" calcext:value-type="float">
            <text:p>0.53655</text:p>
          </table:table-cell>
          <table:table-cell/>
          <table:table-cell office:value-type="string" calcext:value-type="string">
            <text:p>30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228]*LN([.B228])" office:value-type="float" office:value="-0" calcext:value-type="float">
            <text:p>0</text:p>
          </table:table-cell>
          <table:table-cell table:formula="of:=[.H228]*LN([.C228])" office:value-type="float" office:value="-0" calcext:value-type="float">
            <text:p>0</text:p>
          </table:table-cell>
          <table:table-cell table:formula="of:=[.I228]*LN([.D228])" office:value-type="float" office:value="-0.622595524609" calcext:value-type="float">
            <text:p>-0.6225955246</text:p>
          </table:table-cell>
          <table:table-cell table:formula="of:=[.K228]+[.L228]+[.M228]" office:value-type="float" office:value="-0.622595524609" calcext:value-type="float">
            <text:p>-0.62259552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2.jpg</text:p>
          </table:table-cell>
          <table:table-cell office:value-type="float" office:value="0.203269" calcext:value-type="float">
            <text:p>0.203269</text:p>
          </table:table-cell>
          <table:table-cell office:value-type="float" office:value="0.129856" calcext:value-type="float">
            <text:p>0.129856</text:p>
          </table:table-cell>
          <table:table-cell office:value-type="float" office:value="0.666875" calcext:value-type="float">
            <text:p>0.666875</text:p>
          </table:table-cell>
          <table:table-cell/>
          <table:table-cell office:value-type="string" calcext:value-type="string">
            <text:p>30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29]*LN([.B229])" office:value-type="float" office:value="-0" calcext:value-type="float">
            <text:p>0</text:p>
          </table:table-cell>
          <table:table-cell table:formula="of:=[.H229]*LN([.C229])" office:value-type="float" office:value="-2.04132913477879" calcext:value-type="float">
            <text:p>-2.0413291348</text:p>
          </table:table-cell>
          <table:table-cell table:formula="of:=[.I229]*LN([.D229])" office:value-type="float" office:value="-0" calcext:value-type="float">
            <text:p>0</text:p>
          </table:table-cell>
          <table:table-cell table:formula="of:=[.K229]+[.L229]+[.M229]" office:value-type="float" office:value="-2.04132913477879" calcext:value-type="float">
            <text:p>-2.04132913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3.jpg</text:p>
          </table:table-cell>
          <table:table-cell office:value-type="float" office:value="0.522473" calcext:value-type="float">
            <text:p>0.522473</text:p>
          </table:table-cell>
          <table:table-cell office:value-type="float" office:value="0.467296" calcext:value-type="float">
            <text:p>0.467296</text:p>
          </table:table-cell>
          <table:table-cell office:value-type="float" office:value="0.010231" calcext:value-type="float">
            <text:p>0.010231</text:p>
          </table:table-cell>
          <table:table-cell/>
          <table:table-cell office:value-type="string" calcext:value-type="string">
            <text:p>303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230]*LN([.B230])" office:value-type="float" office:value="-0.6491819711195" calcext:value-type="float">
            <text:p>-0.6491819711</text:p>
          </table:table-cell>
          <table:table-cell table:formula="of:=[.H230]*LN([.C230])" office:value-type="float" office:value="-0" calcext:value-type="float">
            <text:p>0</text:p>
          </table:table-cell>
          <table:table-cell table:formula="of:=[.I230]*LN([.D230])" office:value-type="float" office:value="-0" calcext:value-type="float">
            <text:p>0</text:p>
          </table:table-cell>
          <table:table-cell table:formula="of:=[.K230]+[.L230]+[.M230]" office:value-type="float" office:value="-0.6491819711195" calcext:value-type="float">
            <text:p>-0.64918197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4.jpg</text:p>
          </table:table-cell>
          <table:table-cell office:value-type="float" office:value="0.058695" calcext:value-type="float">
            <text:p>0.058695</text:p>
          </table:table-cell>
          <table:table-cell office:value-type="float" office:value="0.887433" calcext:value-type="float">
            <text:p>0.887433</text:p>
          </table:table-cell>
          <table:table-cell office:value-type="float" office:value="0.053872" calcext:value-type="float">
            <text:p>0.053872</text:p>
          </table:table-cell>
          <table:table-cell/>
          <table:table-cell office:value-type="string" calcext:value-type="string">
            <text:p>304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231]*LN([.B231])" office:value-type="float" office:value="-2.83540073465165" calcext:value-type="float">
            <text:p>-2.8354007347</text:p>
          </table:table-cell>
          <table:table-cell table:formula="of:=[.H231]*LN([.C231])" office:value-type="float" office:value="-0" calcext:value-type="float">
            <text:p>0</text:p>
          </table:table-cell>
          <table:table-cell table:formula="of:=[.I231]*LN([.D231])" office:value-type="float" office:value="-0" calcext:value-type="float">
            <text:p>0</text:p>
          </table:table-cell>
          <table:table-cell table:formula="of:=[.K231]+[.L231]+[.M231]" office:value-type="float" office:value="-2.83540073465165" calcext:value-type="float">
            <text:p>-2.83540073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5.jpg</text:p>
          </table:table-cell>
          <table:table-cell office:value-type="float" office:value="0.036962" calcext:value-type="float">
            <text:p>0.036962</text:p>
          </table:table-cell>
          <table:table-cell office:value-type="float" office:value="0.789026" calcext:value-type="float">
            <text:p>0.789026</text:p>
          </table:table-cell>
          <table:table-cell office:value-type="float" office:value="0.174012" calcext:value-type="float">
            <text:p>0.174012</text:p>
          </table:table-cell>
          <table:table-cell/>
          <table:table-cell office:value-type="string" calcext:value-type="string">
            <text:p>30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32]*LN([.B232])" office:value-type="float" office:value="-0" calcext:value-type="float">
            <text:p>0</text:p>
          </table:table-cell>
          <table:table-cell table:formula="of:=[.H232]*LN([.C232])" office:value-type="float" office:value="-0.236956005574008" calcext:value-type="float">
            <text:p>-0.2369560056</text:p>
          </table:table-cell>
          <table:table-cell table:formula="of:=[.I232]*LN([.D232])" office:value-type="float" office:value="-0" calcext:value-type="float">
            <text:p>0</text:p>
          </table:table-cell>
          <table:table-cell table:formula="of:=[.K232]+[.L232]+[.M232]" office:value-type="float" office:value="-0.236956005574008" calcext:value-type="float">
            <text:p>-0.23695600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6.jpg</text:p>
          </table:table-cell>
          <table:table-cell office:value-type="float" office:value="0.07974" calcext:value-type="float">
            <text:p>0.07974</text:p>
          </table:table-cell>
          <table:table-cell office:value-type="float" office:value="0.730351" calcext:value-type="float">
            <text:p>0.730351</text:p>
          </table:table-cell>
          <table:table-cell office:value-type="float" office:value="0.189909" calcext:value-type="float">
            <text:p>0.189909</text:p>
          </table:table-cell>
          <table:table-cell/>
          <table:table-cell office:value-type="string" calcext:value-type="string">
            <text:p>30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233]*LN([.B233])" office:value-type="float" office:value="-0" calcext:value-type="float">
            <text:p>0</text:p>
          </table:table-cell>
          <table:table-cell table:formula="of:=[.H233]*LN([.C233])" office:value-type="float" office:value="-0" calcext:value-type="float">
            <text:p>0</text:p>
          </table:table-cell>
          <table:table-cell table:formula="of:=[.I233]*LN([.D233])" office:value-type="float" office:value="-1.661210268922" calcext:value-type="float">
            <text:p>-1.6612102689</text:p>
          </table:table-cell>
          <table:table-cell table:formula="of:=[.K233]+[.L233]+[.M233]" office:value-type="float" office:value="-1.661210268922" calcext:value-type="float">
            <text:p>-1.66121026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7.jpg</text:p>
          </table:table-cell>
          <table:table-cell office:value-type="float" office:value="0.032263" calcext:value-type="float">
            <text:p>0.032263</text:p>
          </table:table-cell>
          <table:table-cell office:value-type="float" office:value="0.226282" calcext:value-type="float">
            <text:p>0.226282</text:p>
          </table:table-cell>
          <table:table-cell office:value-type="float" office:value="0.741455" calcext:value-type="float">
            <text:p>0.741455</text:p>
          </table:table-cell>
          <table:table-cell/>
          <table:table-cell office:value-type="string" calcext:value-type="string">
            <text:p>30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234]*LN([.B234])" office:value-type="float" office:value="-0" calcext:value-type="float">
            <text:p>0</text:p>
          </table:table-cell>
          <table:table-cell table:formula="of:=[.H234]*LN([.C234])" office:value-type="float" office:value="-0" calcext:value-type="float">
            <text:p>0</text:p>
          </table:table-cell>
          <table:table-cell table:formula="of:=[.I234]*LN([.D234])" office:value-type="float" office:value="-0.299140807040739" calcext:value-type="float">
            <text:p>-0.299140807</text:p>
          </table:table-cell>
          <table:table-cell table:formula="of:=[.K234]+[.L234]+[.M234]" office:value-type="float" office:value="-0.299140807040739" calcext:value-type="float">
            <text:p>-0.2991408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8.jpg</text:p>
          </table:table-cell>
          <table:table-cell office:value-type="float" office:value="0.571549" calcext:value-type="float">
            <text:p>0.571549</text:p>
          </table:table-cell>
          <table:table-cell office:value-type="float" office:value="0.422597" calcext:value-type="float">
            <text:p>0.422597</text:p>
          </table:table-cell>
          <table:table-cell office:value-type="float" office:value="0.005854" calcext:value-type="float">
            <text:p>0.005854</text:p>
          </table:table-cell>
          <table:table-cell/>
          <table:table-cell office:value-type="string" calcext:value-type="string">
            <text:p>308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235]*LN([.B235])" office:value-type="float" office:value="-0.559405060140084" calcext:value-type="float">
            <text:p>-0.5594050601</text:p>
          </table:table-cell>
          <table:table-cell table:formula="of:=[.H235]*LN([.C235])" office:value-type="float" office:value="-0" calcext:value-type="float">
            <text:p>0</text:p>
          </table:table-cell>
          <table:table-cell table:formula="of:=[.I235]*LN([.D235])" office:value-type="float" office:value="-0" calcext:value-type="float">
            <text:p>0</text:p>
          </table:table-cell>
          <table:table-cell table:formula="of:=[.K235]+[.L235]+[.M235]" office:value-type="float" office:value="-0.559405060140084" calcext:value-type="float">
            <text:p>-0.55940506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9.jpg</text:p>
          </table:table-cell>
          <table:table-cell office:value-type="float" office:value="0.021673" calcext:value-type="float">
            <text:p>0.021673</text:p>
          </table:table-cell>
          <table:table-cell office:value-type="float" office:value="0.065448" calcext:value-type="float">
            <text:p>0.065448</text:p>
          </table:table-cell>
          <table:table-cell office:value-type="float" office:value="0.912879" calcext:value-type="float">
            <text:p>0.912879</text:p>
          </table:table-cell>
          <table:table-cell/>
          <table:table-cell office:value-type="string" calcext:value-type="string">
            <text:p>30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236]*LN([.B236])" office:value-type="float" office:value="-0" calcext:value-type="float">
            <text:p>0</text:p>
          </table:table-cell>
          <table:table-cell table:formula="of:=[.H236]*LN([.C236])" office:value-type="float" office:value="-0" calcext:value-type="float">
            <text:p>0</text:p>
          </table:table-cell>
          <table:table-cell table:formula="of:=[.I236]*LN([.D236])" office:value-type="float" office:value="-0.0911519372905429" calcext:value-type="float">
            <text:p>-0.0911519373</text:p>
          </table:table-cell>
          <table:table-cell table:formula="of:=[.K236]+[.L236]+[.M236]" office:value-type="float" office:value="-0.0911519372905429" calcext:value-type="float">
            <text:p>-0.09115193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jpg</text:p>
          </table:table-cell>
          <table:table-cell office:value-type="float" office:value="0.737344" calcext:value-type="float">
            <text:p>0.737344</text:p>
          </table:table-cell>
          <table:table-cell office:value-type="float" office:value="0.248197" calcext:value-type="float">
            <text:p>0.248197</text:p>
          </table:table-cell>
          <table:table-cell office:value-type="float" office:value="0.014459" calcext:value-type="float">
            <text:p>0.014459</text:p>
          </table:table-cell>
          <table:table-cell/>
          <table:table-cell office:value-type="string" calcext:value-type="string">
            <text:p>3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37]*LN([.B237])" office:value-type="float" office:value="-0" calcext:value-type="float">
            <text:p>0</text:p>
          </table:table-cell>
          <table:table-cell table:formula="of:=[.H237]*LN([.C237])" office:value-type="float" office:value="-1.39353249331127" calcext:value-type="float">
            <text:p>-1.3935324933</text:p>
          </table:table-cell>
          <table:table-cell table:formula="of:=[.I237]*LN([.D237])" office:value-type="float" office:value="-0" calcext:value-type="float">
            <text:p>0</text:p>
          </table:table-cell>
          <table:table-cell table:formula="of:=[.K237]+[.L237]+[.M237]" office:value-type="float" office:value="-1.39353249331127" calcext:value-type="float">
            <text:p>-1.39353249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0.jpg</text:p>
          </table:table-cell>
          <table:table-cell office:value-type="float" office:value="0.025169" calcext:value-type="float">
            <text:p>0.025169</text:p>
          </table:table-cell>
          <table:table-cell office:value-type="float" office:value="0.916891" calcext:value-type="float">
            <text:p>0.916891</text:p>
          </table:table-cell>
          <table:table-cell office:value-type="float" office:value="0.05794" calcext:value-type="float">
            <text:p>0.05794</text:p>
          </table:table-cell>
          <table:table-cell/>
          <table:table-cell office:value-type="string" calcext:value-type="string">
            <text:p>31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238]*LN([.B238])" office:value-type="float" office:value="-0" calcext:value-type="float">
            <text:p>0</text:p>
          </table:table-cell>
          <table:table-cell table:formula="of:=[.H238]*LN([.C238])" office:value-type="float" office:value="-0" calcext:value-type="float">
            <text:p>0</text:p>
          </table:table-cell>
          <table:table-cell table:formula="of:=[.I238]*LN([.D238])" office:value-type="float" office:value="-2.84834728664093" calcext:value-type="float">
            <text:p>-2.8483472866</text:p>
          </table:table-cell>
          <table:table-cell table:formula="of:=[.K238]+[.L238]+[.M238]" office:value-type="float" office:value="-2.84834728664093" calcext:value-type="float">
            <text:p>-2.84834728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1.jpg</text:p>
          </table:table-cell>
          <table:table-cell office:value-type="float" office:value="0.01017" calcext:value-type="float">
            <text:p>0.01017</text:p>
          </table:table-cell>
          <table:table-cell office:value-type="float" office:value="0.151487" calcext:value-type="float">
            <text:p>0.151487</text:p>
          </table:table-cell>
          <table:table-cell office:value-type="float" office:value="0.838343" calcext:value-type="float">
            <text:p>0.838343</text:p>
          </table:table-cell>
          <table:table-cell/>
          <table:table-cell office:value-type="string" calcext:value-type="string">
            <text:p>31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239]*LN([.B239])" office:value-type="float" office:value="-0" calcext:value-type="float">
            <text:p>0</text:p>
          </table:table-cell>
          <table:table-cell table:formula="of:=[.H239]*LN([.C239])" office:value-type="float" office:value="-0" calcext:value-type="float">
            <text:p>0</text:p>
          </table:table-cell>
          <table:table-cell table:formula="of:=[.I239]*LN([.D239])" office:value-type="float" office:value="-0.176327954367777" calcext:value-type="float">
            <text:p>-0.1763279544</text:p>
          </table:table-cell>
          <table:table-cell table:formula="of:=[.K239]+[.L239]+[.M239]" office:value-type="float" office:value="-0.176327954367777" calcext:value-type="float">
            <text:p>-0.17632795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2.jpg</text:p>
          </table:table-cell>
          <table:table-cell office:value-type="float" office:value="0.796307" calcext:value-type="float">
            <text:p>0.796307</text:p>
          </table:table-cell>
          <table:table-cell office:value-type="float" office:value="0.15335" calcext:value-type="float">
            <text:p>0.15335</text:p>
          </table:table-cell>
          <table:table-cell office:value-type="float" office:value="0.050343" calcext:value-type="float">
            <text:p>0.050343</text:p>
          </table:table-cell>
          <table:table-cell/>
          <table:table-cell office:value-type="string" calcext:value-type="string">
            <text:p>312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240]*LN([.B240])" office:value-type="float" office:value="-0.227770489100588" calcext:value-type="float">
            <text:p>-0.2277704891</text:p>
          </table:table-cell>
          <table:table-cell table:formula="of:=[.H240]*LN([.C240])" office:value-type="float" office:value="-0" calcext:value-type="float">
            <text:p>0</text:p>
          </table:table-cell>
          <table:table-cell table:formula="of:=[.I240]*LN([.D240])" office:value-type="float" office:value="-0" calcext:value-type="float">
            <text:p>0</text:p>
          </table:table-cell>
          <table:table-cell table:formula="of:=[.K240]+[.L240]+[.M240]" office:value-type="float" office:value="-0.227770489100588" calcext:value-type="float">
            <text:p>-0.22777048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3.jpg</text:p>
          </table:table-cell>
          <table:table-cell office:value-type="float" office:value="0.013107" calcext:value-type="float">
            <text:p>0.013107</text:p>
          </table:table-cell>
          <table:table-cell office:value-type="float" office:value="0.42352" calcext:value-type="float">
            <text:p>0.42352</text:p>
          </table:table-cell>
          <table:table-cell office:value-type="float" office:value="0.563372" calcext:value-type="float">
            <text:p>0.563372</text:p>
          </table:table-cell>
          <table:table-cell/>
          <table:table-cell office:value-type="string" calcext:value-type="string">
            <text:p>31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41]*LN([.B241])" office:value-type="float" office:value="-0" calcext:value-type="float">
            <text:p>0</text:p>
          </table:table-cell>
          <table:table-cell table:formula="of:=[.H241]*LN([.C241])" office:value-type="float" office:value="-0.859154540503346" calcext:value-type="float">
            <text:p>-0.8591545405</text:p>
          </table:table-cell>
          <table:table-cell table:formula="of:=[.I241]*LN([.D241])" office:value-type="float" office:value="-0" calcext:value-type="float">
            <text:p>0</text:p>
          </table:table-cell>
          <table:table-cell table:formula="of:=[.K241]+[.L241]+[.M241]" office:value-type="float" office:value="-0.859154540503346" calcext:value-type="float">
            <text:p>-0.85915454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4.jpg</text:p>
          </table:table-cell>
          <table:table-cell office:value-type="float" office:value="0.077742" calcext:value-type="float">
            <text:p>0.077742</text:p>
          </table:table-cell>
          <table:table-cell office:value-type="float" office:value="0.845647" calcext:value-type="float">
            <text:p>0.845647</text:p>
          </table:table-cell>
          <table:table-cell office:value-type="float" office:value="0.076612" calcext:value-type="float">
            <text:p>0.076612</text:p>
          </table:table-cell>
          <table:table-cell/>
          <table:table-cell office:value-type="string" calcext:value-type="string">
            <text:p>31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42]*LN([.B242])" office:value-type="float" office:value="-0" calcext:value-type="float">
            <text:p>0</text:p>
          </table:table-cell>
          <table:table-cell table:formula="of:=[.H242]*LN([.C242])" office:value-type="float" office:value="-0.167653264135339" calcext:value-type="float">
            <text:p>-0.1676532641</text:p>
          </table:table-cell>
          <table:table-cell table:formula="of:=[.I242]*LN([.D242])" office:value-type="float" office:value="-0" calcext:value-type="float">
            <text:p>0</text:p>
          </table:table-cell>
          <table:table-cell table:formula="of:=[.K242]+[.L242]+[.M242]" office:value-type="float" office:value="-0.167653264135339" calcext:value-type="float">
            <text:p>-0.16765326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5.jpg</text:p>
          </table:table-cell>
          <table:table-cell office:value-type="float" office:value="0.130426" calcext:value-type="float">
            <text:p>0.130426</text:p>
          </table:table-cell>
          <table:table-cell office:value-type="float" office:value="0.755905" calcext:value-type="float">
            <text:p>0.755905</text:p>
          </table:table-cell>
          <table:table-cell office:value-type="float" office:value="0.113669" calcext:value-type="float">
            <text:p>0.113669</text:p>
          </table:table-cell>
          <table:table-cell/>
          <table:table-cell office:value-type="string" calcext:value-type="string">
            <text:p>31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43]*LN([.B243])" office:value-type="float" office:value="-0" calcext:value-type="float">
            <text:p>0</text:p>
          </table:table-cell>
          <table:table-cell table:formula="of:=[.H243]*LN([.C243])" office:value-type="float" office:value="-0.279839572074318" calcext:value-type="float">
            <text:p>-0.2798395721</text:p>
          </table:table-cell>
          <table:table-cell table:formula="of:=[.I243]*LN([.D243])" office:value-type="float" office:value="-0" calcext:value-type="float">
            <text:p>0</text:p>
          </table:table-cell>
          <table:table-cell table:formula="of:=[.K243]+[.L243]+[.M243]" office:value-type="float" office:value="-0.279839572074318" calcext:value-type="float">
            <text:p>-0.27983957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6.jpg</text:p>
          </table:table-cell>
          <table:table-cell office:value-type="float" office:value="0.224616" calcext:value-type="float">
            <text:p>0.224616</text:p>
          </table:table-cell>
          <table:table-cell office:value-type="float" office:value="0.62924" calcext:value-type="float">
            <text:p>0.62924</text:p>
          </table:table-cell>
          <table:table-cell office:value-type="float" office:value="0.146144" calcext:value-type="float">
            <text:p>0.146144</text:p>
          </table:table-cell>
          <table:table-cell/>
          <table:table-cell office:value-type="string" calcext:value-type="string">
            <text:p>316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244]*LN([.B244])" office:value-type="float" office:value="-1.49336300145907" calcext:value-type="float">
            <text:p>-1.4933630015</text:p>
          </table:table-cell>
          <table:table-cell table:formula="of:=[.H244]*LN([.C244])" office:value-type="float" office:value="-0" calcext:value-type="float">
            <text:p>0</text:p>
          </table:table-cell>
          <table:table-cell table:formula="of:=[.I244]*LN([.D244])" office:value-type="float" office:value="-0" calcext:value-type="float">
            <text:p>0</text:p>
          </table:table-cell>
          <table:table-cell table:formula="of:=[.K244]+[.L244]+[.M244]" office:value-type="float" office:value="-1.49336300145907" calcext:value-type="float">
            <text:p>-1.49336300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7.jpg</text:p>
          </table:table-cell>
          <table:table-cell office:value-type="float" office:value="0.539689" calcext:value-type="float">
            <text:p>0.539689</text:p>
          </table:table-cell>
          <table:table-cell office:value-type="float" office:value="0.431494" calcext:value-type="float">
            <text:p>0.431494</text:p>
          </table:table-cell>
          <table:table-cell office:value-type="float" office:value="0.028817" calcext:value-type="float">
            <text:p>0.028817</text:p>
          </table:table-cell>
          <table:table-cell/>
          <table:table-cell office:value-type="string" calcext:value-type="string">
            <text:p>317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245]*LN([.B245])" office:value-type="float" office:value="-0.616762231258783" calcext:value-type="float">
            <text:p>-0.6167622313</text:p>
          </table:table-cell>
          <table:table-cell table:formula="of:=[.H245]*LN([.C245])" office:value-type="float" office:value="-0" calcext:value-type="float">
            <text:p>0</text:p>
          </table:table-cell>
          <table:table-cell table:formula="of:=[.I245]*LN([.D245])" office:value-type="float" office:value="-0" calcext:value-type="float">
            <text:p>0</text:p>
          </table:table-cell>
          <table:table-cell table:formula="of:=[.K245]+[.L245]+[.M245]" office:value-type="float" office:value="-0.616762231258783" calcext:value-type="float">
            <text:p>-0.61676223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8.jpg</text:p>
          </table:table-cell>
          <table:table-cell office:value-type="float" office:value="0.210292" calcext:value-type="float">
            <text:p>0.210292</text:p>
          </table:table-cell>
          <table:table-cell office:value-type="float" office:value="0.685431" calcext:value-type="float">
            <text:p>0.685431</text:p>
          </table:table-cell>
          <table:table-cell office:value-type="float" office:value="0.104277" calcext:value-type="float">
            <text:p>0.104277</text:p>
          </table:table-cell>
          <table:table-cell/>
          <table:table-cell office:value-type="string" calcext:value-type="string">
            <text:p>31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46]*LN([.B246])" office:value-type="float" office:value="-0" calcext:value-type="float">
            <text:p>0</text:p>
          </table:table-cell>
          <table:table-cell table:formula="of:=[.H246]*LN([.C246])" office:value-type="float" office:value="-0.377707441501111" calcext:value-type="float">
            <text:p>-0.3777074415</text:p>
          </table:table-cell>
          <table:table-cell table:formula="of:=[.I246]*LN([.D246])" office:value-type="float" office:value="-0" calcext:value-type="float">
            <text:p>0</text:p>
          </table:table-cell>
          <table:table-cell table:formula="of:=[.K246]+[.L246]+[.M246]" office:value-type="float" office:value="-0.377707441501111" calcext:value-type="float">
            <text:p>-0.37770744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9.jpg</text:p>
          </table:table-cell>
          <table:table-cell office:value-type="float" office:value="0.020228" calcext:value-type="float">
            <text:p>0.020228</text:p>
          </table:table-cell>
          <table:table-cell office:value-type="float" office:value="0.934004" calcext:value-type="float">
            <text:p>0.934004</text:p>
          </table:table-cell>
          <table:table-cell office:value-type="float" office:value="0.045768" calcext:value-type="float">
            <text:p>0.045768</text:p>
          </table:table-cell>
          <table:table-cell/>
          <table:table-cell office:value-type="string" calcext:value-type="string">
            <text:p>319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47]*LN([.B247])" office:value-type="float" office:value="-0" calcext:value-type="float">
            <text:p>0</text:p>
          </table:table-cell>
          <table:table-cell table:formula="of:=[.H247]*LN([.C247])" office:value-type="float" office:value="-0.0682745581072188" calcext:value-type="float">
            <text:p>-0.0682745581</text:p>
          </table:table-cell>
          <table:table-cell table:formula="of:=[.I247]*LN([.D247])" office:value-type="float" office:value="-0" calcext:value-type="float">
            <text:p>0</text:p>
          </table:table-cell>
          <table:table-cell table:formula="of:=[.K247]+[.L247]+[.M247]" office:value-type="float" office:value="-0.0682745581072188" calcext:value-type="float">
            <text:p>-0.06827455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2.jpg</text:p>
          </table:table-cell>
          <table:table-cell office:value-type="float" office:value="0.251381" calcext:value-type="float">
            <text:p>0.251381</text:p>
          </table:table-cell>
          <table:table-cell office:value-type="float" office:value="0.420146" calcext:value-type="float">
            <text:p>0.420146</text:p>
          </table:table-cell>
          <table:table-cell office:value-type="float" office:value="0.328473" calcext:value-type="float">
            <text:p>0.328473</text:p>
          </table:table-cell>
          <table:table-cell/>
          <table:table-cell office:value-type="string" calcext:value-type="string">
            <text:p>3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48]*LN([.B248])" office:value-type="float" office:value="-0" calcext:value-type="float">
            <text:p>0</text:p>
          </table:table-cell>
          <table:table-cell table:formula="of:=[.H248]*LN([.C248])" office:value-type="float" office:value="-0.867153009062607" calcext:value-type="float">
            <text:p>-0.8671530091</text:p>
          </table:table-cell>
          <table:table-cell table:formula="of:=[.I248]*LN([.D248])" office:value-type="float" office:value="-0" calcext:value-type="float">
            <text:p>0</text:p>
          </table:table-cell>
          <table:table-cell table:formula="of:=[.K248]+[.L248]+[.M248]" office:value-type="float" office:value="-0.867153009062607" calcext:value-type="float">
            <text:p>-0.86715300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20.jpg</text:p>
          </table:table-cell>
          <table:table-cell office:value-type="float" office:value="0.445685" calcext:value-type="float">
            <text:p>0.445685</text:p>
          </table:table-cell>
          <table:table-cell office:value-type="float" office:value="0.516928" calcext:value-type="float">
            <text:p>0.516928</text:p>
          </table:table-cell>
          <table:table-cell office:value-type="float" office:value="0.037387" calcext:value-type="float">
            <text:p>0.037387</text:p>
          </table:table-cell>
          <table:table-cell/>
          <table:table-cell office:value-type="string" calcext:value-type="string">
            <text:p>32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49]*LN([.B249])" office:value-type="float" office:value="-0" calcext:value-type="float">
            <text:p>0</text:p>
          </table:table-cell>
          <table:table-cell table:formula="of:=[.H249]*LN([.C249])" office:value-type="float" office:value="-0.659851679162306" calcext:value-type="float">
            <text:p>-0.6598516792</text:p>
          </table:table-cell>
          <table:table-cell table:formula="of:=[.I249]*LN([.D249])" office:value-type="float" office:value="-0" calcext:value-type="float">
            <text:p>0</text:p>
          </table:table-cell>
          <table:table-cell table:formula="of:=[.K249]+[.L249]+[.M249]" office:value-type="float" office:value="-0.659851679162306" calcext:value-type="float">
            <text:p>-0.65985167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21.jpg</text:p>
          </table:table-cell>
          <table:table-cell office:value-type="float" office:value="0.197356" calcext:value-type="float">
            <text:p>0.197356</text:p>
          </table:table-cell>
          <table:table-cell office:value-type="float" office:value="0.548733" calcext:value-type="float">
            <text:p>0.548733</text:p>
          </table:table-cell>
          <table:table-cell office:value-type="float" office:value="0.253911" calcext:value-type="float">
            <text:p>0.253911</text:p>
          </table:table-cell>
          <table:table-cell/>
          <table:table-cell office:value-type="string" calcext:value-type="string">
            <text:p>32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50]*LN([.B250])" office:value-type="float" office:value="-0" calcext:value-type="float">
            <text:p>0</text:p>
          </table:table-cell>
          <table:table-cell table:formula="of:=[.H250]*LN([.C250])" office:value-type="float" office:value="-0.600143294571492" calcext:value-type="float">
            <text:p>-0.6001432946</text:p>
          </table:table-cell>
          <table:table-cell table:formula="of:=[.I250]*LN([.D250])" office:value-type="float" office:value="-0" calcext:value-type="float">
            <text:p>0</text:p>
          </table:table-cell>
          <table:table-cell table:formula="of:=[.K250]+[.L250]+[.M250]" office:value-type="float" office:value="-0.600143294571492" calcext:value-type="float">
            <text:p>-0.60014329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22.jpg</text:p>
          </table:table-cell>
          <table:table-cell office:value-type="float" office:value="0.00665" calcext:value-type="float">
            <text:p>0.00665</text:p>
          </table:table-cell>
          <table:table-cell office:value-type="float" office:value="0.804506" calcext:value-type="float">
            <text:p>0.804506</text:p>
          </table:table-cell>
          <table:table-cell office:value-type="float" office:value="0.188843" calcext:value-type="float">
            <text:p>0.188843</text:p>
          </table:table-cell>
          <table:table-cell/>
          <table:table-cell office:value-type="string" calcext:value-type="string">
            <text:p>32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51]*LN([.B251])" office:value-type="float" office:value="-0" calcext:value-type="float">
            <text:p>0</text:p>
          </table:table-cell>
          <table:table-cell table:formula="of:=[.H251]*LN([.C251])" office:value-type="float" office:value="-0.217526854529033" calcext:value-type="float">
            <text:p>-0.2175268545</text:p>
          </table:table-cell>
          <table:table-cell table:formula="of:=[.I251]*LN([.D251])" office:value-type="float" office:value="-0" calcext:value-type="float">
            <text:p>0</text:p>
          </table:table-cell>
          <table:table-cell table:formula="of:=[.K251]+[.L251]+[.M251]" office:value-type="float" office:value="-0.217526854529033" calcext:value-type="float">
            <text:p>-0.21752685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23.jpg</text:p>
          </table:table-cell>
          <table:table-cell office:value-type="float" office:value="0.020156" calcext:value-type="float">
            <text:p>0.020156</text:p>
          </table:table-cell>
          <table:table-cell office:value-type="float" office:value="0.453941" calcext:value-type="float">
            <text:p>0.453941</text:p>
          </table:table-cell>
          <table:table-cell office:value-type="float" office:value="0.525903" calcext:value-type="float">
            <text:p>0.525903</text:p>
          </table:table-cell>
          <table:table-cell/>
          <table:table-cell office:value-type="string" calcext:value-type="string">
            <text:p>32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252]*LN([.B252])" office:value-type="float" office:value="-0" calcext:value-type="float">
            <text:p>0</text:p>
          </table:table-cell>
          <table:table-cell table:formula="of:=[.H252]*LN([.C252])" office:value-type="float" office:value="-0" calcext:value-type="float">
            <text:p>0</text:p>
          </table:table-cell>
          <table:table-cell table:formula="of:=[.I252]*LN([.D252])" office:value-type="float" office:value="-0.642638493896549" calcext:value-type="float">
            <text:p>-0.6426384939</text:p>
          </table:table-cell>
          <table:table-cell table:formula="of:=[.K252]+[.L252]+[.M252]" office:value-type="float" office:value="-0.642638493896549" calcext:value-type="float">
            <text:p>-0.64263849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24.jpg</text:p>
          </table:table-cell>
          <table:table-cell office:value-type="float" office:value="0.271769" calcext:value-type="float">
            <text:p>0.271769</text:p>
          </table:table-cell>
          <table:table-cell office:value-type="float" office:value="0.652563" calcext:value-type="float">
            <text:p>0.652563</text:p>
          </table:table-cell>
          <table:table-cell office:value-type="float" office:value="0.075669" calcext:value-type="float">
            <text:p>0.075669</text:p>
          </table:table-cell>
          <table:table-cell/>
          <table:table-cell office:value-type="string" calcext:value-type="string">
            <text:p>32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53]*LN([.B253])" office:value-type="float" office:value="-0" calcext:value-type="float">
            <text:p>0</text:p>
          </table:table-cell>
          <table:table-cell table:formula="of:=[.H253]*LN([.C253])" office:value-type="float" office:value="-0.426847592721968" calcext:value-type="float">
            <text:p>-0.4268475927</text:p>
          </table:table-cell>
          <table:table-cell table:formula="of:=[.I253]*LN([.D253])" office:value-type="float" office:value="-0" calcext:value-type="float">
            <text:p>0</text:p>
          </table:table-cell>
          <table:table-cell table:formula="of:=[.K253]+[.L253]+[.M253]" office:value-type="float" office:value="-0.426847592721968" calcext:value-type="float">
            <text:p>-0.42684759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25.jpg</text:p>
          </table:table-cell>
          <table:table-cell office:value-type="float" office:value="0.147962" calcext:value-type="float">
            <text:p>0.147962</text:p>
          </table:table-cell>
          <table:table-cell office:value-type="float" office:value="0.472033" calcext:value-type="float">
            <text:p>0.472033</text:p>
          </table:table-cell>
          <table:table-cell office:value-type="float" office:value="0.380005" calcext:value-type="float">
            <text:p>0.380005</text:p>
          </table:table-cell>
          <table:table-cell/>
          <table:table-cell office:value-type="string" calcext:value-type="string">
            <text:p>32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254]*LN([.B254])" office:value-type="float" office:value="-0" calcext:value-type="float">
            <text:p>0</text:p>
          </table:table-cell>
          <table:table-cell table:formula="of:=[.H254]*LN([.C254])" office:value-type="float" office:value="-0" calcext:value-type="float">
            <text:p>0</text:p>
          </table:table-cell>
          <table:table-cell table:formula="of:=[.I254]*LN([.D254])" office:value-type="float" office:value="-0.967570868453533" calcext:value-type="float">
            <text:p>-0.9675708685</text:p>
          </table:table-cell>
          <table:table-cell table:formula="of:=[.K254]+[.L254]+[.M254]" office:value-type="float" office:value="-0.967570868453533" calcext:value-type="float">
            <text:p>-0.96757086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26.jpg</text:p>
          </table:table-cell>
          <table:table-cell office:value-type="float" office:value="0.028939" calcext:value-type="float">
            <text:p>0.028939</text:p>
          </table:table-cell>
          <table:table-cell office:value-type="float" office:value="0.203996" calcext:value-type="float">
            <text:p>0.203996</text:p>
          </table:table-cell>
          <table:table-cell office:value-type="float" office:value="0.767066" calcext:value-type="float">
            <text:p>0.767066</text:p>
          </table:table-cell>
          <table:table-cell/>
          <table:table-cell office:value-type="string" calcext:value-type="string">
            <text:p>32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255]*LN([.B255])" office:value-type="float" office:value="-0" calcext:value-type="float">
            <text:p>0</text:p>
          </table:table-cell>
          <table:table-cell table:formula="of:=[.H255]*LN([.C255])" office:value-type="float" office:value="-0" calcext:value-type="float">
            <text:p>0</text:p>
          </table:table-cell>
          <table:table-cell table:formula="of:=[.I255]*LN([.D255])" office:value-type="float" office:value="-0.265182431773254" calcext:value-type="float">
            <text:p>-0.2651824318</text:p>
          </table:table-cell>
          <table:table-cell table:formula="of:=[.K255]+[.L255]+[.M255]" office:value-type="float" office:value="-0.265182431773254" calcext:value-type="float">
            <text:p>-0.26518243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27.jpg</text:p>
          </table:table-cell>
          <table:table-cell office:value-type="float" office:value="0.027961" calcext:value-type="float">
            <text:p>0.027961</text:p>
          </table:table-cell>
          <table:table-cell office:value-type="float" office:value="0.515443" calcext:value-type="float">
            <text:p>0.515443</text:p>
          </table:table-cell>
          <table:table-cell office:value-type="float" office:value="0.456596" calcext:value-type="float">
            <text:p>0.456596</text:p>
          </table:table-cell>
          <table:table-cell/>
          <table:table-cell office:value-type="string" calcext:value-type="string">
            <text:p>32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56]*LN([.B256])" office:value-type="float" office:value="-0" calcext:value-type="float">
            <text:p>0</text:p>
          </table:table-cell>
          <table:table-cell table:formula="of:=[.H256]*LN([.C256])" office:value-type="float" office:value="-0.662728553898627" calcext:value-type="float">
            <text:p>-0.6627285539</text:p>
          </table:table-cell>
          <table:table-cell table:formula="of:=[.I256]*LN([.D256])" office:value-type="float" office:value="-0" calcext:value-type="float">
            <text:p>0</text:p>
          </table:table-cell>
          <table:table-cell table:formula="of:=[.K256]+[.L256]+[.M256]" office:value-type="float" office:value="-0.662728553898627" calcext:value-type="float">
            <text:p>-0.66272855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28.jpg</text:p>
          </table:table-cell>
          <table:table-cell office:value-type="float" office:value="0.013826" calcext:value-type="float">
            <text:p>0.013826</text:p>
          </table:table-cell>
          <table:table-cell office:value-type="float" office:value="0.338434" calcext:value-type="float">
            <text:p>0.338434</text:p>
          </table:table-cell>
          <table:table-cell office:value-type="float" office:value="0.647739" calcext:value-type="float">
            <text:p>0.647739</text:p>
          </table:table-cell>
          <table:table-cell/>
          <table:table-cell office:value-type="string" calcext:value-type="string">
            <text:p>32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257]*LN([.B257])" office:value-type="float" office:value="-0" calcext:value-type="float">
            <text:p>0</text:p>
          </table:table-cell>
          <table:table-cell table:formula="of:=[.H257]*LN([.C257])" office:value-type="float" office:value="-0" calcext:value-type="float">
            <text:p>0</text:p>
          </table:table-cell>
          <table:table-cell table:formula="of:=[.I257]*LN([.D257])" office:value-type="float" office:value="-0.434267441544397" calcext:value-type="float">
            <text:p>-0.4342674415</text:p>
          </table:table-cell>
          <table:table-cell table:formula="of:=[.K257]+[.L257]+[.M257]" office:value-type="float" office:value="-0.434267441544397" calcext:value-type="float">
            <text:p>-0.43426744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29.jpg</text:p>
          </table:table-cell>
          <table:table-cell office:value-type="float" office:value="0.037394" calcext:value-type="float">
            <text:p>0.037394</text:p>
          </table:table-cell>
          <table:table-cell office:value-type="float" office:value="0.763267" calcext:value-type="float">
            <text:p>0.763267</text:p>
          </table:table-cell>
          <table:table-cell office:value-type="float" office:value="0.199339" calcext:value-type="float">
            <text:p>0.199339</text:p>
          </table:table-cell>
          <table:table-cell/>
          <table:table-cell office:value-type="string" calcext:value-type="string">
            <text:p>32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258]*LN([.B258])" office:value-type="float" office:value="-0" calcext:value-type="float">
            <text:p>0</text:p>
          </table:table-cell>
          <table:table-cell table:formula="of:=[.H258]*LN([.C258])" office:value-type="float" office:value="-0" calcext:value-type="float">
            <text:p>0</text:p>
          </table:table-cell>
          <table:table-cell table:formula="of:=[.I258]*LN([.D258])" office:value-type="float" office:value="-1.61274838601004" calcext:value-type="float">
            <text:p>-1.612748386</text:p>
          </table:table-cell>
          <table:table-cell table:formula="of:=[.K258]+[.L258]+[.M258]" office:value-type="float" office:value="-1.61274838601004" calcext:value-type="float">
            <text:p>-1.6127483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3.jpg</text:p>
          </table:table-cell>
          <table:table-cell office:value-type="float" office:value="0.935559" calcext:value-type="float">
            <text:p>0.935559</text:p>
          </table:table-cell>
          <table:table-cell office:value-type="float" office:value="0.060438" calcext:value-type="float">
            <text:p>0.060438</text:p>
          </table:table-cell>
          <table:table-cell office:value-type="float" office:value="0.004003" calcext:value-type="float">
            <text:p>0.004003</text:p>
          </table:table-cell>
          <table:table-cell/>
          <table:table-cell office:value-type="string" calcext:value-type="string">
            <text:p>33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259]*LN([.B259])" office:value-type="float" office:value="-0.0666110673785478" calcext:value-type="float">
            <text:p>-0.0666110674</text:p>
          </table:table-cell>
          <table:table-cell table:formula="of:=[.H259]*LN([.C259])" office:value-type="float" office:value="-0" calcext:value-type="float">
            <text:p>0</text:p>
          </table:table-cell>
          <table:table-cell table:formula="of:=[.I259]*LN([.D259])" office:value-type="float" office:value="-0" calcext:value-type="float">
            <text:p>0</text:p>
          </table:table-cell>
          <table:table-cell table:formula="of:=[.K259]+[.L259]+[.M259]" office:value-type="float" office:value="-0.0666110673785478" calcext:value-type="float">
            <text:p>-0.06661106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30.jpg</text:p>
          </table:table-cell>
          <table:table-cell office:value-type="float" office:value="0.653866" calcext:value-type="float">
            <text:p>0.653866</text:p>
          </table:table-cell>
          <table:table-cell office:value-type="float" office:value="0.329897" calcext:value-type="float">
            <text:p>0.329897</text:p>
          </table:table-cell>
          <table:table-cell office:value-type="float" office:value="0.016237" calcext:value-type="float">
            <text:p>0.016237</text:p>
          </table:table-cell>
          <table:table-cell/>
          <table:table-cell office:value-type="string" calcext:value-type="string">
            <text:p>330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260]*LN([.B260])" office:value-type="float" office:value="-0.424852841484731" calcext:value-type="float">
            <text:p>-0.4248528415</text:p>
          </table:table-cell>
          <table:table-cell table:formula="of:=[.H260]*LN([.C260])" office:value-type="float" office:value="-0" calcext:value-type="float">
            <text:p>0</text:p>
          </table:table-cell>
          <table:table-cell table:formula="of:=[.I260]*LN([.D260])" office:value-type="float" office:value="-0" calcext:value-type="float">
            <text:p>0</text:p>
          </table:table-cell>
          <table:table-cell table:formula="of:=[.K260]+[.L260]+[.M260]" office:value-type="float" office:value="-0.424852841484731" calcext:value-type="float">
            <text:p>-0.42485284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31.jpg</text:p>
          </table:table-cell>
          <table:table-cell office:value-type="float" office:value="0.845155" calcext:value-type="float">
            <text:p>0.845155</text:p>
          </table:table-cell>
          <table:table-cell office:value-type="float" office:value="0.154688" calcext:value-type="float">
            <text:p>0.154688</text:p>
          </table:table-cell>
          <table:table-cell office:value-type="float" office:value="0.000157" calcext:value-type="float">
            <text:p>0.000157</text:p>
          </table:table-cell>
          <table:table-cell/>
          <table:table-cell office:value-type="string" calcext:value-type="string">
            <text:p>331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261]*LN([.B261])" office:value-type="float" office:value="-0.168235236493884" calcext:value-type="float">
            <text:p>-0.1682352365</text:p>
          </table:table-cell>
          <table:table-cell table:formula="of:=[.H261]*LN([.C261])" office:value-type="float" office:value="-0" calcext:value-type="float">
            <text:p>0</text:p>
          </table:table-cell>
          <table:table-cell table:formula="of:=[.I261]*LN([.D261])" office:value-type="float" office:value="-0" calcext:value-type="float">
            <text:p>0</text:p>
          </table:table-cell>
          <table:table-cell table:formula="of:=[.K261]+[.L261]+[.M261]" office:value-type="float" office:value="-0.168235236493884" calcext:value-type="float">
            <text:p>-0.16823523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32.jpg</text:p>
          </table:table-cell>
          <table:table-cell office:value-type="float" office:value="0.061362" calcext:value-type="float">
            <text:p>0.061362</text:p>
          </table:table-cell>
          <table:table-cell office:value-type="float" office:value="0.590278" calcext:value-type="float">
            <text:p>0.590278</text:p>
          </table:table-cell>
          <table:table-cell office:value-type="float" office:value="0.34836" calcext:value-type="float">
            <text:p>0.34836</text:p>
          </table:table-cell>
          <table:table-cell/>
          <table:table-cell office:value-type="string" calcext:value-type="string">
            <text:p>33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62]*LN([.B262])" office:value-type="float" office:value="-0" calcext:value-type="float">
            <text:p>0</text:p>
          </table:table-cell>
          <table:table-cell table:formula="of:=[.H262]*LN([.C262])" office:value-type="float" office:value="-0.527161666615167" calcext:value-type="float">
            <text:p>-0.5271616666</text:p>
          </table:table-cell>
          <table:table-cell table:formula="of:=[.I262]*LN([.D262])" office:value-type="float" office:value="-0" calcext:value-type="float">
            <text:p>0</text:p>
          </table:table-cell>
          <table:table-cell table:formula="of:=[.K262]+[.L262]+[.M262]" office:value-type="float" office:value="-0.527161666615167" calcext:value-type="float">
            <text:p>-0.52716166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33.jpg</text:p>
          </table:table-cell>
          <table:table-cell office:value-type="float" office:value="0.060817" calcext:value-type="float">
            <text:p>0.060817</text:p>
          </table:table-cell>
          <table:table-cell office:value-type="float" office:value="0.462205" calcext:value-type="float">
            <text:p>0.462205</text:p>
          </table:table-cell>
          <table:table-cell office:value-type="float" office:value="0.476978" calcext:value-type="float">
            <text:p>0.476978</text:p>
          </table:table-cell>
          <table:table-cell/>
          <table:table-cell office:value-type="string" calcext:value-type="string">
            <text:p>33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263]*LN([.B263])" office:value-type="float" office:value="-0" calcext:value-type="float">
            <text:p>0</text:p>
          </table:table-cell>
          <table:table-cell table:formula="of:=[.H263]*LN([.C263])" office:value-type="float" office:value="-0" calcext:value-type="float">
            <text:p>0</text:p>
          </table:table-cell>
          <table:table-cell table:formula="of:=[.I263]*LN([.D263])" office:value-type="float" office:value="-0.740284910750721" calcext:value-type="float">
            <text:p>-0.7402849108</text:p>
          </table:table-cell>
          <table:table-cell table:formula="of:=[.K263]+[.L263]+[.M263]" office:value-type="float" office:value="-0.740284910750721" calcext:value-type="float">
            <text:p>-0.74028491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34.jpg</text:p>
          </table:table-cell>
          <table:table-cell office:value-type="float" office:value="0.018736" calcext:value-type="float">
            <text:p>0.018736</text:p>
          </table:table-cell>
          <table:table-cell office:value-type="float" office:value="0.259639" calcext:value-type="float">
            <text:p>0.259639</text:p>
          </table:table-cell>
          <table:table-cell office:value-type="float" office:value="0.721626" calcext:value-type="float">
            <text:p>0.721626</text:p>
          </table:table-cell>
          <table:table-cell/>
          <table:table-cell office:value-type="string" calcext:value-type="string">
            <text:p>33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264]*LN([.B264])" office:value-type="float" office:value="-0" calcext:value-type="float">
            <text:p>0</text:p>
          </table:table-cell>
          <table:table-cell table:formula="of:=[.H264]*LN([.C264])" office:value-type="float" office:value="-0" calcext:value-type="float">
            <text:p>0</text:p>
          </table:table-cell>
          <table:table-cell table:formula="of:=[.I264]*LN([.D264])" office:value-type="float" office:value="-0.326248279840697" calcext:value-type="float">
            <text:p>-0.3262482798</text:p>
          </table:table-cell>
          <table:table-cell table:formula="of:=[.K264]+[.L264]+[.M264]" office:value-type="float" office:value="-0.326248279840697" calcext:value-type="float">
            <text:p>-0.32624827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35.jpg</text:p>
          </table:table-cell>
          <table:table-cell office:value-type="float" office:value="0.038336" calcext:value-type="float">
            <text:p>0.038336</text:p>
          </table:table-cell>
          <table:table-cell office:value-type="float" office:value="0.233835" calcext:value-type="float">
            <text:p>0.233835</text:p>
          </table:table-cell>
          <table:table-cell office:value-type="float" office:value="0.727829" calcext:value-type="float">
            <text:p>0.727829</text:p>
          </table:table-cell>
          <table:table-cell/>
          <table:table-cell office:value-type="string" calcext:value-type="string">
            <text:p>33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265]*LN([.B265])" office:value-type="float" office:value="-0" calcext:value-type="float">
            <text:p>0</text:p>
          </table:table-cell>
          <table:table-cell table:formula="of:=[.H265]*LN([.C265])" office:value-type="float" office:value="-0" calcext:value-type="float">
            <text:p>0</text:p>
          </table:table-cell>
          <table:table-cell table:formula="of:=[.I265]*LN([.D265])" office:value-type="float" office:value="-0.317689148486344" calcext:value-type="float">
            <text:p>-0.3176891485</text:p>
          </table:table-cell>
          <table:table-cell table:formula="of:=[.K265]+[.L265]+[.M265]" office:value-type="float" office:value="-0.317689148486344" calcext:value-type="float">
            <text:p>-0.31768914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36.jpg</text:p>
          </table:table-cell>
          <table:table-cell office:value-type="float" office:value="0.991359" calcext:value-type="float">
            <text:p>0.991359</text:p>
          </table:table-cell>
          <table:table-cell office:value-type="float" office:value="0.008603" calcext:value-type="float">
            <text:p>0.008603</text:p>
          </table:table-cell>
          <table:table-cell office:value-type="float" office:value="0.000038" calcext:value-type="float">
            <text:p>0.000038</text:p>
          </table:table-cell>
          <table:table-cell/>
          <table:table-cell office:value-type="string" calcext:value-type="string">
            <text:p>336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266]*LN([.B266])" office:value-type="float" office:value="-0.00867854990949689" calcext:value-type="float">
            <text:p>-0.0086785499</text:p>
          </table:table-cell>
          <table:table-cell table:formula="of:=[.H266]*LN([.C266])" office:value-type="float" office:value="-0" calcext:value-type="float">
            <text:p>0</text:p>
          </table:table-cell>
          <table:table-cell table:formula="of:=[.I266]*LN([.D266])" office:value-type="float" office:value="-0" calcext:value-type="float">
            <text:p>0</text:p>
          </table:table-cell>
          <table:table-cell table:formula="of:=[.K266]+[.L266]+[.M266]" office:value-type="float" office:value="-0.00867854990949689" calcext:value-type="float">
            <text:p>-0.00867854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37.jpg</text:p>
          </table:table-cell>
          <table:table-cell office:value-type="float" office:value="0.009625" calcext:value-type="float">
            <text:p>0.009625</text:p>
          </table:table-cell>
          <table:table-cell office:value-type="float" office:value="0.524229" calcext:value-type="float">
            <text:p>0.524229</text:p>
          </table:table-cell>
          <table:table-cell office:value-type="float" office:value="0.466147" calcext:value-type="float">
            <text:p>0.466147</text:p>
          </table:table-cell>
          <table:table-cell/>
          <table:table-cell office:value-type="string" calcext:value-type="string">
            <text:p>33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67]*LN([.B267])" office:value-type="float" office:value="-0" calcext:value-type="float">
            <text:p>0</text:p>
          </table:table-cell>
          <table:table-cell table:formula="of:=[.H267]*LN([.C267])" office:value-type="float" office:value="-0.645826667227026" calcext:value-type="float">
            <text:p>-0.6458266672</text:p>
          </table:table-cell>
          <table:table-cell table:formula="of:=[.I267]*LN([.D267])" office:value-type="float" office:value="-0" calcext:value-type="float">
            <text:p>0</text:p>
          </table:table-cell>
          <table:table-cell table:formula="of:=[.K267]+[.L267]+[.M267]" office:value-type="float" office:value="-0.645826667227026" calcext:value-type="float">
            <text:p>-0.64582666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38.jpg</text:p>
          </table:table-cell>
          <table:table-cell office:value-type="float" office:value="0.098414" calcext:value-type="float">
            <text:p>0.098414</text:p>
          </table:table-cell>
          <table:table-cell office:value-type="float" office:value="0.589252" calcext:value-type="float">
            <text:p>0.589252</text:p>
          </table:table-cell>
          <table:table-cell office:value-type="float" office:value="0.312334" calcext:value-type="float">
            <text:p>0.312334</text:p>
          </table:table-cell>
          <table:table-cell/>
          <table:table-cell office:value-type="string" calcext:value-type="string">
            <text:p>33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68]*LN([.B268])" office:value-type="float" office:value="-0" calcext:value-type="float">
            <text:p>0</text:p>
          </table:table-cell>
          <table:table-cell table:formula="of:=[.H268]*LN([.C268])" office:value-type="float" office:value="-0.528901343026557" calcext:value-type="float">
            <text:p>-0.528901343</text:p>
          </table:table-cell>
          <table:table-cell table:formula="of:=[.I268]*LN([.D268])" office:value-type="float" office:value="-0" calcext:value-type="float">
            <text:p>0</text:p>
          </table:table-cell>
          <table:table-cell table:formula="of:=[.K268]+[.L268]+[.M268]" office:value-type="float" office:value="-0.528901343026557" calcext:value-type="float">
            <text:p>-0.5289013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39.jpg</text:p>
          </table:table-cell>
          <table:table-cell office:value-type="float" office:value="0.012761" calcext:value-type="float">
            <text:p>0.012761</text:p>
          </table:table-cell>
          <table:table-cell office:value-type="float" office:value="0.696954" calcext:value-type="float">
            <text:p>0.696954</text:p>
          </table:table-cell>
          <table:table-cell office:value-type="float" office:value="0.290285" calcext:value-type="float">
            <text:p>0.290285</text:p>
          </table:table-cell>
          <table:table-cell/>
          <table:table-cell office:value-type="string" calcext:value-type="string">
            <text:p>33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269]*LN([.B269])" office:value-type="float" office:value="-0" calcext:value-type="float">
            <text:p>0</text:p>
          </table:table-cell>
          <table:table-cell table:formula="of:=[.H269]*LN([.C269])" office:value-type="float" office:value="-0" calcext:value-type="float">
            <text:p>0</text:p>
          </table:table-cell>
          <table:table-cell table:formula="of:=[.I269]*LN([.D269])" office:value-type="float" office:value="-1.23689207997203" calcext:value-type="float">
            <text:p>-1.23689208</text:p>
          </table:table-cell>
          <table:table-cell table:formula="of:=[.K269]+[.L269]+[.M269]" office:value-type="float" office:value="-1.23689207997203" calcext:value-type="float">
            <text:p>-1.236892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4.jpg</text:p>
          </table:table-cell>
          <table:table-cell office:value-type="float" office:value="0.232222" calcext:value-type="float">
            <text:p>0.232222</text:p>
          </table:table-cell>
          <table:table-cell office:value-type="float" office:value="0.384743" calcext:value-type="float">
            <text:p>0.384743</text:p>
          </table:table-cell>
          <table:table-cell office:value-type="float" office:value="0.383035" calcext:value-type="float">
            <text:p>0.383035</text:p>
          </table:table-cell>
          <table:table-cell/>
          <table:table-cell office:value-type="string" calcext:value-type="string">
            <text:p>3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70]*LN([.B270])" office:value-type="float" office:value="-0" calcext:value-type="float">
            <text:p>0</text:p>
          </table:table-cell>
          <table:table-cell table:formula="of:=[.H270]*LN([.C270])" office:value-type="float" office:value="-0.955179700060883" calcext:value-type="float">
            <text:p>-0.9551797001</text:p>
          </table:table-cell>
          <table:table-cell table:formula="of:=[.I270]*LN([.D270])" office:value-type="float" office:value="-0" calcext:value-type="float">
            <text:p>0</text:p>
          </table:table-cell>
          <table:table-cell table:formula="of:=[.K270]+[.L270]+[.M270]" office:value-type="float" office:value="-0.955179700060883" calcext:value-type="float">
            <text:p>-0.95517970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40.jpg</text:p>
          </table:table-cell>
          <table:table-cell office:value-type="float" office:value="0.173065" calcext:value-type="float">
            <text:p>0.173065</text:p>
          </table:table-cell>
          <table:table-cell office:value-type="float" office:value="0.755847" calcext:value-type="float">
            <text:p>0.755847</text:p>
          </table:table-cell>
          <table:table-cell office:value-type="float" office:value="0.071087" calcext:value-type="float">
            <text:p>0.071087</text:p>
          </table:table-cell>
          <table:table-cell/>
          <table:table-cell office:value-type="string" calcext:value-type="string">
            <text:p>34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71]*LN([.B271])" office:value-type="float" office:value="-0" calcext:value-type="float">
            <text:p>0</text:p>
          </table:table-cell>
          <table:table-cell table:formula="of:=[.H271]*LN([.C271])" office:value-type="float" office:value="-0.279916304236773" calcext:value-type="float">
            <text:p>-0.2799163042</text:p>
          </table:table-cell>
          <table:table-cell table:formula="of:=[.I271]*LN([.D271])" office:value-type="float" office:value="-0" calcext:value-type="float">
            <text:p>0</text:p>
          </table:table-cell>
          <table:table-cell table:formula="of:=[.K271]+[.L271]+[.M271]" office:value-type="float" office:value="-0.279916304236773" calcext:value-type="float">
            <text:p>-0.27991630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41.jpg</text:p>
          </table:table-cell>
          <table:table-cell office:value-type="float" office:value="0.007517" calcext:value-type="float">
            <text:p>0.007517</text:p>
          </table:table-cell>
          <table:table-cell office:value-type="float" office:value="0.64864" calcext:value-type="float">
            <text:p>0.64864</text:p>
          </table:table-cell>
          <table:table-cell office:value-type="float" office:value="0.343842" calcext:value-type="float">
            <text:p>0.343842</text:p>
          </table:table-cell>
          <table:table-cell/>
          <table:table-cell office:value-type="string" calcext:value-type="string">
            <text:p>34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72]*LN([.B272])" office:value-type="float" office:value="-0" calcext:value-type="float">
            <text:p>0</text:p>
          </table:table-cell>
          <table:table-cell table:formula="of:=[.H272]*LN([.C272])" office:value-type="float" office:value="-0.432877415718502" calcext:value-type="float">
            <text:p>-0.4328774157</text:p>
          </table:table-cell>
          <table:table-cell table:formula="of:=[.I272]*LN([.D272])" office:value-type="float" office:value="-0" calcext:value-type="float">
            <text:p>0</text:p>
          </table:table-cell>
          <table:table-cell table:formula="of:=[.K272]+[.L272]+[.M272]" office:value-type="float" office:value="-0.432877415718502" calcext:value-type="float">
            <text:p>-0.43287741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42.jpg</text:p>
          </table:table-cell>
          <table:table-cell office:value-type="float" office:value="0.037179" calcext:value-type="float">
            <text:p>0.037179</text:p>
          </table:table-cell>
          <table:table-cell office:value-type="float" office:value="0.715252" calcext:value-type="float">
            <text:p>0.715252</text:p>
          </table:table-cell>
          <table:table-cell office:value-type="float" office:value="0.247569" calcext:value-type="float">
            <text:p>0.247569</text:p>
          </table:table-cell>
          <table:table-cell/>
          <table:table-cell office:value-type="string" calcext:value-type="string">
            <text:p>342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273]*LN([.B273])" office:value-type="float" office:value="-3.29201119323129" calcext:value-type="float">
            <text:p>-3.2920111932</text:p>
          </table:table-cell>
          <table:table-cell table:formula="of:=[.H273]*LN([.C273])" office:value-type="float" office:value="-0" calcext:value-type="float">
            <text:p>0</text:p>
          </table:table-cell>
          <table:table-cell table:formula="of:=[.I273]*LN([.D273])" office:value-type="float" office:value="-0" calcext:value-type="float">
            <text:p>0</text:p>
          </table:table-cell>
          <table:table-cell table:formula="of:=[.K273]+[.L273]+[.M273]" office:value-type="float" office:value="-3.29201119323129" calcext:value-type="float">
            <text:p>-3.29201119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43.jpg</text:p>
          </table:table-cell>
          <table:table-cell office:value-type="float" office:value="0.040722" calcext:value-type="float">
            <text:p>0.040722</text:p>
          </table:table-cell>
          <table:table-cell office:value-type="float" office:value="0.58862" calcext:value-type="float">
            <text:p>0.58862</text:p>
          </table:table-cell>
          <table:table-cell office:value-type="float" office:value="0.370658" calcext:value-type="float">
            <text:p>0.370658</text:p>
          </table:table-cell>
          <table:table-cell/>
          <table:table-cell office:value-type="string" calcext:value-type="string">
            <text:p>34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274]*LN([.B274])" office:value-type="float" office:value="-0" calcext:value-type="float">
            <text:p>0</text:p>
          </table:table-cell>
          <table:table-cell table:formula="of:=[.H274]*LN([.C274])" office:value-type="float" office:value="-0" calcext:value-type="float">
            <text:p>0</text:p>
          </table:table-cell>
          <table:table-cell table:formula="of:=[.I274]*LN([.D274])" office:value-type="float" office:value="-0.99247547440803" calcext:value-type="float">
            <text:p>-0.9924754744</text:p>
          </table:table-cell>
          <table:table-cell table:formula="of:=[.K274]+[.L274]+[.M274]" office:value-type="float" office:value="-0.99247547440803" calcext:value-type="float">
            <text:p>-0.99247547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44.jpg</text:p>
          </table:table-cell>
          <table:table-cell office:value-type="float" office:value="0.967267" calcext:value-type="float">
            <text:p>0.967267</text:p>
          </table:table-cell>
          <table:table-cell office:value-type="float" office:value="0.032544" calcext:value-type="float">
            <text:p>0.032544</text:p>
          </table:table-cell>
          <table:table-cell office:value-type="float" office:value="0.000189" calcext:value-type="float">
            <text:p>0.000189</text:p>
          </table:table-cell>
          <table:table-cell/>
          <table:table-cell office:value-type="string" calcext:value-type="string">
            <text:p>344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275]*LN([.B275])" office:value-type="float" office:value="-0.0332807099550333" calcext:value-type="float">
            <text:p>-0.03328071</text:p>
          </table:table-cell>
          <table:table-cell table:formula="of:=[.H275]*LN([.C275])" office:value-type="float" office:value="-0" calcext:value-type="float">
            <text:p>0</text:p>
          </table:table-cell>
          <table:table-cell table:formula="of:=[.I275]*LN([.D275])" office:value-type="float" office:value="-0" calcext:value-type="float">
            <text:p>0</text:p>
          </table:table-cell>
          <table:table-cell table:formula="of:=[.K275]+[.L275]+[.M275]" office:value-type="float" office:value="-0.0332807099550333" calcext:value-type="float">
            <text:p>-0.033280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45.jpg</text:p>
          </table:table-cell>
          <table:table-cell office:value-type="float" office:value="0.237995" calcext:value-type="float">
            <text:p>0.237995</text:p>
          </table:table-cell>
          <table:table-cell office:value-type="float" office:value="0.530101" calcext:value-type="float">
            <text:p>0.530101</text:p>
          </table:table-cell>
          <table:table-cell office:value-type="float" office:value="0.231905" calcext:value-type="float">
            <text:p>0.231905</text:p>
          </table:table-cell>
          <table:table-cell/>
          <table:table-cell office:value-type="string" calcext:value-type="string">
            <text:p>345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276]*LN([.B276])" office:value-type="float" office:value="-1.4355056139347" calcext:value-type="float">
            <text:p>-1.4355056139</text:p>
          </table:table-cell>
          <table:table-cell table:formula="of:=[.H276]*LN([.C276])" office:value-type="float" office:value="-0" calcext:value-type="float">
            <text:p>0</text:p>
          </table:table-cell>
          <table:table-cell table:formula="of:=[.I276]*LN([.D276])" office:value-type="float" office:value="-0" calcext:value-type="float">
            <text:p>0</text:p>
          </table:table-cell>
          <table:table-cell table:formula="of:=[.K276]+[.L276]+[.M276]" office:value-type="float" office:value="-1.4355056139347" calcext:value-type="float">
            <text:p>-1.43550561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46.jpg</text:p>
          </table:table-cell>
          <table:table-cell office:value-type="float" office:value="0.018309" calcext:value-type="float">
            <text:p>0.018309</text:p>
          </table:table-cell>
          <table:table-cell office:value-type="float" office:value="0.842237" calcext:value-type="float">
            <text:p>0.842237</text:p>
          </table:table-cell>
          <table:table-cell office:value-type="float" office:value="0.139453" calcext:value-type="float">
            <text:p>0.139453</text:p>
          </table:table-cell>
          <table:table-cell/>
          <table:table-cell office:value-type="string" calcext:value-type="string">
            <text:p>34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77]*LN([.B277])" office:value-type="float" office:value="-0" calcext:value-type="float">
            <text:p>0</text:p>
          </table:table-cell>
          <table:table-cell table:formula="of:=[.H277]*LN([.C277])" office:value-type="float" office:value="-0.171693831661729" calcext:value-type="float">
            <text:p>-0.1716938317</text:p>
          </table:table-cell>
          <table:table-cell table:formula="of:=[.I277]*LN([.D277])" office:value-type="float" office:value="-0" calcext:value-type="float">
            <text:p>0</text:p>
          </table:table-cell>
          <table:table-cell table:formula="of:=[.K277]+[.L277]+[.M277]" office:value-type="float" office:value="-0.171693831661729" calcext:value-type="float">
            <text:p>-0.17169383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47.jpg</text:p>
          </table:table-cell>
          <table:table-cell office:value-type="float" office:value="0.022049" calcext:value-type="float">
            <text:p>0.022049</text:p>
          </table:table-cell>
          <table:table-cell office:value-type="float" office:value="0.875273" calcext:value-type="float">
            <text:p>0.875273</text:p>
          </table:table-cell>
          <table:table-cell office:value-type="float" office:value="0.102678" calcext:value-type="float">
            <text:p>0.102678</text:p>
          </table:table-cell>
          <table:table-cell/>
          <table:table-cell office:value-type="string" calcext:value-type="string">
            <text:p>34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78]*LN([.B278])" office:value-type="float" office:value="-0" calcext:value-type="float">
            <text:p>0</text:p>
          </table:table-cell>
          <table:table-cell table:formula="of:=[.H278]*LN([.C278])" office:value-type="float" office:value="-0.133219441286401" calcext:value-type="float">
            <text:p>-0.1332194413</text:p>
          </table:table-cell>
          <table:table-cell table:formula="of:=[.I278]*LN([.D278])" office:value-type="float" office:value="-0" calcext:value-type="float">
            <text:p>0</text:p>
          </table:table-cell>
          <table:table-cell table:formula="of:=[.K278]+[.L278]+[.M278]" office:value-type="float" office:value="-0.133219441286401" calcext:value-type="float">
            <text:p>-0.13321944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48.jpg</text:p>
          </table:table-cell>
          <table:table-cell office:value-type="float" office:value="0.017004" calcext:value-type="float">
            <text:p>0.017004</text:p>
          </table:table-cell>
          <table:table-cell office:value-type="float" office:value="0.47514" calcext:value-type="float">
            <text:p>0.47514</text:p>
          </table:table-cell>
          <table:table-cell office:value-type="float" office:value="0.507856" calcext:value-type="float">
            <text:p>0.507856</text:p>
          </table:table-cell>
          <table:table-cell/>
          <table:table-cell office:value-type="string" calcext:value-type="string">
            <text:p>34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79]*LN([.B279])" office:value-type="float" office:value="-0" calcext:value-type="float">
            <text:p>0</text:p>
          </table:table-cell>
          <table:table-cell table:formula="of:=[.H279]*LN([.C279])" office:value-type="float" office:value="-0.744145781531761" calcext:value-type="float">
            <text:p>-0.7441457815</text:p>
          </table:table-cell>
          <table:table-cell table:formula="of:=[.I279]*LN([.D279])" office:value-type="float" office:value="-0" calcext:value-type="float">
            <text:p>0</text:p>
          </table:table-cell>
          <table:table-cell table:formula="of:=[.K279]+[.L279]+[.M279]" office:value-type="float" office:value="-0.744145781531761" calcext:value-type="float">
            <text:p>-0.74414578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49.jpg</text:p>
          </table:table-cell>
          <table:table-cell office:value-type="float" office:value="0.018862" calcext:value-type="float">
            <text:p>0.018862</text:p>
          </table:table-cell>
          <table:table-cell office:value-type="float" office:value="0.776552" calcext:value-type="float">
            <text:p>0.776552</text:p>
          </table:table-cell>
          <table:table-cell office:value-type="float" office:value="0.204587" calcext:value-type="float">
            <text:p>0.204587</text:p>
          </table:table-cell>
          <table:table-cell/>
          <table:table-cell office:value-type="string" calcext:value-type="string">
            <text:p>349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80]*LN([.B280])" office:value-type="float" office:value="-0" calcext:value-type="float">
            <text:p>0</text:p>
          </table:table-cell>
          <table:table-cell table:formula="of:=[.H280]*LN([.C280])" office:value-type="float" office:value="-0.252891671475261" calcext:value-type="float">
            <text:p>-0.2528916715</text:p>
          </table:table-cell>
          <table:table-cell table:formula="of:=[.I280]*LN([.D280])" office:value-type="float" office:value="-0" calcext:value-type="float">
            <text:p>0</text:p>
          </table:table-cell>
          <table:table-cell table:formula="of:=[.K280]+[.L280]+[.M280]" office:value-type="float" office:value="-0.252891671475261" calcext:value-type="float">
            <text:p>-0.25289167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5.jpg</text:p>
          </table:table-cell>
          <table:table-cell office:value-type="float" office:value="0.100817" calcext:value-type="float">
            <text:p>0.100817</text:p>
          </table:table-cell>
          <table:table-cell office:value-type="float" office:value="0.775126" calcext:value-type="float">
            <text:p>0.775126</text:p>
          </table:table-cell>
          <table:table-cell office:value-type="float" office:value="0.124057" calcext:value-type="float">
            <text:p>0.124057</text:p>
          </table:table-cell>
          <table:table-cell/>
          <table:table-cell office:value-type="string" calcext:value-type="string">
            <text:p>3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281]*LN([.B281])" office:value-type="float" office:value="-0" calcext:value-type="float">
            <text:p>0</text:p>
          </table:table-cell>
          <table:table-cell table:formula="of:=[.H281]*LN([.C281])" office:value-type="float" office:value="-0" calcext:value-type="float">
            <text:p>0</text:p>
          </table:table-cell>
          <table:table-cell table:formula="of:=[.I281]*LN([.D281])" office:value-type="float" office:value="-2.08701414157704" calcext:value-type="float">
            <text:p>-2.0870141416</text:p>
          </table:table-cell>
          <table:table-cell table:formula="of:=[.K281]+[.L281]+[.M281]" office:value-type="float" office:value="-2.08701414157704" calcext:value-type="float">
            <text:p>-2.08701414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50.jpg</text:p>
          </table:table-cell>
          <table:table-cell office:value-type="float" office:value="0.008112" calcext:value-type="float">
            <text:p>0.008112</text:p>
          </table:table-cell>
          <table:table-cell office:value-type="float" office:value="0.854256" calcext:value-type="float">
            <text:p>0.854256</text:p>
          </table:table-cell>
          <table:table-cell office:value-type="float" office:value="0.137632" calcext:value-type="float">
            <text:p>0.137632</text:p>
          </table:table-cell>
          <table:table-cell/>
          <table:table-cell office:value-type="string" calcext:value-type="string">
            <text:p>35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82]*LN([.B282])" office:value-type="float" office:value="-0" calcext:value-type="float">
            <text:p>0</text:p>
          </table:table-cell>
          <table:table-cell table:formula="of:=[.H282]*LN([.C282])" office:value-type="float" office:value="-0.157524364306398" calcext:value-type="float">
            <text:p>-0.1575243643</text:p>
          </table:table-cell>
          <table:table-cell table:formula="of:=[.I282]*LN([.D282])" office:value-type="float" office:value="-0" calcext:value-type="float">
            <text:p>0</text:p>
          </table:table-cell>
          <table:table-cell table:formula="of:=[.K282]+[.L282]+[.M282]" office:value-type="float" office:value="-0.157524364306398" calcext:value-type="float">
            <text:p>-0.15752436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51.jpg</text:p>
          </table:table-cell>
          <table:table-cell office:value-type="float" office:value="0.019666" calcext:value-type="float">
            <text:p>0.019666</text:p>
          </table:table-cell>
          <table:table-cell office:value-type="float" office:value="0.789503" calcext:value-type="float">
            <text:p>0.789503</text:p>
          </table:table-cell>
          <table:table-cell office:value-type="float" office:value="0.190831" calcext:value-type="float">
            <text:p>0.190831</text:p>
          </table:table-cell>
          <table:table-cell/>
          <table:table-cell office:value-type="string" calcext:value-type="string">
            <text:p>35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83]*LN([.B283])" office:value-type="float" office:value="-0" calcext:value-type="float">
            <text:p>0</text:p>
          </table:table-cell>
          <table:table-cell table:formula="of:=[.H283]*LN([.C283])" office:value-type="float" office:value="-0.236351645420322" calcext:value-type="float">
            <text:p>-0.2363516454</text:p>
          </table:table-cell>
          <table:table-cell table:formula="of:=[.I283]*LN([.D283])" office:value-type="float" office:value="-0" calcext:value-type="float">
            <text:p>0</text:p>
          </table:table-cell>
          <table:table-cell table:formula="of:=[.K283]+[.L283]+[.M283]" office:value-type="float" office:value="-0.236351645420322" calcext:value-type="float">
            <text:p>-0.23635164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52.jpg</text:p>
          </table:table-cell>
          <table:table-cell office:value-type="float" office:value="0.146711" calcext:value-type="float">
            <text:p>0.146711</text:p>
          </table:table-cell>
          <table:table-cell office:value-type="float" office:value="0.294323" calcext:value-type="float">
            <text:p>0.294323</text:p>
          </table:table-cell>
          <table:table-cell office:value-type="float" office:value="0.558966" calcext:value-type="float">
            <text:p>0.558966</text:p>
          </table:table-cell>
          <table:table-cell/>
          <table:table-cell office:value-type="string" calcext:value-type="string">
            <text:p>35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84]*LN([.B284])" office:value-type="float" office:value="-0" calcext:value-type="float">
            <text:p>0</text:p>
          </table:table-cell>
          <table:table-cell table:formula="of:=[.H284]*LN([.C284])" office:value-type="float" office:value="-1.22307747525034" calcext:value-type="float">
            <text:p>-1.2230774753</text:p>
          </table:table-cell>
          <table:table-cell table:formula="of:=[.I284]*LN([.D284])" office:value-type="float" office:value="-0" calcext:value-type="float">
            <text:p>0</text:p>
          </table:table-cell>
          <table:table-cell table:formula="of:=[.K284]+[.L284]+[.M284]" office:value-type="float" office:value="-1.22307747525034" calcext:value-type="float">
            <text:p>-1.22307747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53.jpg</text:p>
          </table:table-cell>
          <table:table-cell office:value-type="float" office:value="0.018131" calcext:value-type="float">
            <text:p>0.018131</text:p>
          </table:table-cell>
          <table:table-cell office:value-type="float" office:value="0.086153" calcext:value-type="float">
            <text:p>0.086153</text:p>
          </table:table-cell>
          <table:table-cell office:value-type="float" office:value="0.895715" calcext:value-type="float">
            <text:p>0.895715</text:p>
          </table:table-cell>
          <table:table-cell/>
          <table:table-cell office:value-type="string" calcext:value-type="string">
            <text:p>35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285]*LN([.B285])" office:value-type="float" office:value="-0" calcext:value-type="float">
            <text:p>0</text:p>
          </table:table-cell>
          <table:table-cell table:formula="of:=[.H285]*LN([.C285])" office:value-type="float" office:value="-0" calcext:value-type="float">
            <text:p>0</text:p>
          </table:table-cell>
          <table:table-cell table:formula="of:=[.I285]*LN([.D285])" office:value-type="float" office:value="-0.110132996962636" calcext:value-type="float">
            <text:p>-0.110132997</text:p>
          </table:table-cell>
          <table:table-cell table:formula="of:=[.K285]+[.L285]+[.M285]" office:value-type="float" office:value="-0.110132996962636" calcext:value-type="float">
            <text:p>-0.1101329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54.jpg</text:p>
          </table:table-cell>
          <table:table-cell office:value-type="float" office:value="0.150542" calcext:value-type="float">
            <text:p>0.150542</text:p>
          </table:table-cell>
          <table:table-cell office:value-type="float" office:value="0.806953" calcext:value-type="float">
            <text:p>0.806953</text:p>
          </table:table-cell>
          <table:table-cell office:value-type="float" office:value="0.042505" calcext:value-type="float">
            <text:p>0.042505</text:p>
          </table:table-cell>
          <table:table-cell/>
          <table:table-cell office:value-type="string" calcext:value-type="string">
            <text:p>35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86]*LN([.B286])" office:value-type="float" office:value="-0" calcext:value-type="float">
            <text:p>0</text:p>
          </table:table-cell>
          <table:table-cell table:formula="of:=[.H286]*LN([.C286])" office:value-type="float" office:value="-0.214489852804756" calcext:value-type="float">
            <text:p>-0.2144898528</text:p>
          </table:table-cell>
          <table:table-cell table:formula="of:=[.I286]*LN([.D286])" office:value-type="float" office:value="-0" calcext:value-type="float">
            <text:p>0</text:p>
          </table:table-cell>
          <table:table-cell table:formula="of:=[.K286]+[.L286]+[.M286]" office:value-type="float" office:value="-0.214489852804756" calcext:value-type="float">
            <text:p>-0.21448985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55.jpg</text:p>
          </table:table-cell>
          <table:table-cell office:value-type="float" office:value="0.836353" calcext:value-type="float">
            <text:p>0.836353</text:p>
          </table:table-cell>
          <table:table-cell office:value-type="float" office:value="0.151099" calcext:value-type="float">
            <text:p>0.151099</text:p>
          </table:table-cell>
          <table:table-cell office:value-type="float" office:value="0.012548" calcext:value-type="float">
            <text:p>0.012548</text:p>
          </table:table-cell>
          <table:table-cell/>
          <table:table-cell office:value-type="string" calcext:value-type="string">
            <text:p>355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287]*LN([.B287])" office:value-type="float" office:value="-0.178704506215547" calcext:value-type="float">
            <text:p>-0.1787045062</text:p>
          </table:table-cell>
          <table:table-cell table:formula="of:=[.H287]*LN([.C287])" office:value-type="float" office:value="-0" calcext:value-type="float">
            <text:p>0</text:p>
          </table:table-cell>
          <table:table-cell table:formula="of:=[.I287]*LN([.D287])" office:value-type="float" office:value="-0" calcext:value-type="float">
            <text:p>0</text:p>
          </table:table-cell>
          <table:table-cell table:formula="of:=[.K287]+[.L287]+[.M287]" office:value-type="float" office:value="-0.178704506215547" calcext:value-type="float">
            <text:p>-0.17870450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56.jpg</text:p>
          </table:table-cell>
          <table:table-cell office:value-type="float" office:value="0.90525" calcext:value-type="float">
            <text:p>0.90525</text:p>
          </table:table-cell>
          <table:table-cell office:value-type="float" office:value="0.09308" calcext:value-type="float">
            <text:p>0.09308</text:p>
          </table:table-cell>
          <table:table-cell office:value-type="float" office:value="0.00167" calcext:value-type="float">
            <text:p>0.00167</text:p>
          </table:table-cell>
          <table:table-cell/>
          <table:table-cell office:value-type="string" calcext:value-type="string">
            <text:p>356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288]*LN([.B288])" office:value-type="float" office:value="-0.0995441303363864" calcext:value-type="float">
            <text:p>-0.0995441303</text:p>
          </table:table-cell>
          <table:table-cell table:formula="of:=[.H288]*LN([.C288])" office:value-type="float" office:value="-0" calcext:value-type="float">
            <text:p>0</text:p>
          </table:table-cell>
          <table:table-cell table:formula="of:=[.I288]*LN([.D288])" office:value-type="float" office:value="-0" calcext:value-type="float">
            <text:p>0</text:p>
          </table:table-cell>
          <table:table-cell table:formula="of:=[.K288]+[.L288]+[.M288]" office:value-type="float" office:value="-0.0995441303363864" calcext:value-type="float">
            <text:p>-0.09954413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57.jpg</text:p>
          </table:table-cell>
          <table:table-cell office:value-type="float" office:value="0.303687" calcext:value-type="float">
            <text:p>0.303687</text:p>
          </table:table-cell>
          <table:table-cell office:value-type="float" office:value="0.661754" calcext:value-type="float">
            <text:p>0.661754</text:p>
          </table:table-cell>
          <table:table-cell office:value-type="float" office:value="0.03456" calcext:value-type="float">
            <text:p>0.03456</text:p>
          </table:table-cell>
          <table:table-cell/>
          <table:table-cell office:value-type="string" calcext:value-type="string">
            <text:p>35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89]*LN([.B289])" office:value-type="float" office:value="-0" calcext:value-type="float">
            <text:p>0</text:p>
          </table:table-cell>
          <table:table-cell table:formula="of:=[.H289]*LN([.C289])" office:value-type="float" office:value="-0.412861393314426" calcext:value-type="float">
            <text:p>-0.4128613933</text:p>
          </table:table-cell>
          <table:table-cell table:formula="of:=[.I289]*LN([.D289])" office:value-type="float" office:value="-0" calcext:value-type="float">
            <text:p>0</text:p>
          </table:table-cell>
          <table:table-cell table:formula="of:=[.K289]+[.L289]+[.M289]" office:value-type="float" office:value="-0.412861393314426" calcext:value-type="float">
            <text:p>-0.41286139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58.jpg</text:p>
          </table:table-cell>
          <table:table-cell office:value-type="float" office:value="0.294908" calcext:value-type="float">
            <text:p>0.294908</text:p>
          </table:table-cell>
          <table:table-cell office:value-type="float" office:value="0.656776" calcext:value-type="float">
            <text:p>0.656776</text:p>
          </table:table-cell>
          <table:table-cell office:value-type="float" office:value="0.048316" calcext:value-type="float">
            <text:p>0.048316</text:p>
          </table:table-cell>
          <table:table-cell/>
          <table:table-cell office:value-type="string" calcext:value-type="string">
            <text:p>35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90]*LN([.B290])" office:value-type="float" office:value="-0" calcext:value-type="float">
            <text:p>0</text:p>
          </table:table-cell>
          <table:table-cell table:formula="of:=[.H290]*LN([.C290])" office:value-type="float" office:value="-0.420412262315448" calcext:value-type="float">
            <text:p>-0.4204122623</text:p>
          </table:table-cell>
          <table:table-cell table:formula="of:=[.I290]*LN([.D290])" office:value-type="float" office:value="-0" calcext:value-type="float">
            <text:p>0</text:p>
          </table:table-cell>
          <table:table-cell table:formula="of:=[.K290]+[.L290]+[.M290]" office:value-type="float" office:value="-0.420412262315448" calcext:value-type="float">
            <text:p>-0.42041226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59.jpg</text:p>
          </table:table-cell>
          <table:table-cell office:value-type="float" office:value="0.027886" calcext:value-type="float">
            <text:p>0.027886</text:p>
          </table:table-cell>
          <table:table-cell office:value-type="float" office:value="0.168219" calcext:value-type="float">
            <text:p>0.168219</text:p>
          </table:table-cell>
          <table:table-cell office:value-type="float" office:value="0.803895" calcext:value-type="float">
            <text:p>0.803895</text:p>
          </table:table-cell>
          <table:table-cell/>
          <table:table-cell office:value-type="string" calcext:value-type="string">
            <text:p>35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291]*LN([.B291])" office:value-type="float" office:value="-0" calcext:value-type="float">
            <text:p>0</text:p>
          </table:table-cell>
          <table:table-cell table:formula="of:=[.H291]*LN([.C291])" office:value-type="float" office:value="-0" calcext:value-type="float">
            <text:p>0</text:p>
          </table:table-cell>
          <table:table-cell table:formula="of:=[.I291]*LN([.D291])" office:value-type="float" office:value="-0.218286615346629" calcext:value-type="float">
            <text:p>-0.2182866153</text:p>
          </table:table-cell>
          <table:table-cell table:formula="of:=[.K291]+[.L291]+[.M291]" office:value-type="float" office:value="-0.218286615346629" calcext:value-type="float">
            <text:p>-0.21828661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6.jpg</text:p>
          </table:table-cell>
          <table:table-cell office:value-type="float" office:value="0.059758" calcext:value-type="float">
            <text:p>0.059758</text:p>
          </table:table-cell>
          <table:table-cell office:value-type="float" office:value="0.912302" calcext:value-type="float">
            <text:p>0.912302</text:p>
          </table:table-cell>
          <table:table-cell office:value-type="float" office:value="0.027939" calcext:value-type="float">
            <text:p>0.027939</text:p>
          </table:table-cell>
          <table:table-cell/>
          <table:table-cell office:value-type="string" calcext:value-type="string">
            <text:p>3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92]*LN([.B292])" office:value-type="float" office:value="-0" calcext:value-type="float">
            <text:p>0</text:p>
          </table:table-cell>
          <table:table-cell table:formula="of:=[.H292]*LN([.C292])" office:value-type="float" office:value="-0.0917842033717939" calcext:value-type="float">
            <text:p>-0.0917842034</text:p>
          </table:table-cell>
          <table:table-cell table:formula="of:=[.I292]*LN([.D292])" office:value-type="float" office:value="-0" calcext:value-type="float">
            <text:p>0</text:p>
          </table:table-cell>
          <table:table-cell table:formula="of:=[.K292]+[.L292]+[.M292]" office:value-type="float" office:value="-0.0917842033717939" calcext:value-type="float">
            <text:p>-0.09178420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60.jpg</text:p>
          </table:table-cell>
          <table:table-cell office:value-type="float" office:value="0.078994" calcext:value-type="float">
            <text:p>0.078994</text:p>
          </table:table-cell>
          <table:table-cell office:value-type="float" office:value="0.887337" calcext:value-type="float">
            <text:p>0.887337</text:p>
          </table:table-cell>
          <table:table-cell office:value-type="float" office:value="0.03367" calcext:value-type="float">
            <text:p>0.03367</text:p>
          </table:table-cell>
          <table:table-cell/>
          <table:table-cell office:value-type="string" calcext:value-type="string">
            <text:p>36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93]*LN([.B293])" office:value-type="float" office:value="-0" calcext:value-type="float">
            <text:p>0</text:p>
          </table:table-cell>
          <table:table-cell table:formula="of:=[.H293]*LN([.C293])" office:value-type="float" office:value="-0.119530436472323" calcext:value-type="float">
            <text:p>-0.1195304365</text:p>
          </table:table-cell>
          <table:table-cell table:formula="of:=[.I293]*LN([.D293])" office:value-type="float" office:value="-0" calcext:value-type="float">
            <text:p>0</text:p>
          </table:table-cell>
          <table:table-cell table:formula="of:=[.K293]+[.L293]+[.M293]" office:value-type="float" office:value="-0.119530436472323" calcext:value-type="float">
            <text:p>-0.11953043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61.jpg</text:p>
          </table:table-cell>
          <table:table-cell office:value-type="float" office:value="0.056376" calcext:value-type="float">
            <text:p>0.056376</text:p>
          </table:table-cell>
          <table:table-cell office:value-type="float" office:value="0.832007" calcext:value-type="float">
            <text:p>0.832007</text:p>
          </table:table-cell>
          <table:table-cell office:value-type="float" office:value="0.111617" calcext:value-type="float">
            <text:p>0.111617</text:p>
          </table:table-cell>
          <table:table-cell/>
          <table:table-cell office:value-type="string" calcext:value-type="string">
            <text:p>36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94]*LN([.B294])" office:value-type="float" office:value="-0" calcext:value-type="float">
            <text:p>0</text:p>
          </table:table-cell>
          <table:table-cell table:formula="of:=[.H294]*LN([.C294])" office:value-type="float" office:value="-0.183914424734783" calcext:value-type="float">
            <text:p>-0.1839144247</text:p>
          </table:table-cell>
          <table:table-cell table:formula="of:=[.I294]*LN([.D294])" office:value-type="float" office:value="-0" calcext:value-type="float">
            <text:p>0</text:p>
          </table:table-cell>
          <table:table-cell table:formula="of:=[.K294]+[.L294]+[.M294]" office:value-type="float" office:value="-0.183914424734783" calcext:value-type="float">
            <text:p>-0.18391442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62.jpg</text:p>
          </table:table-cell>
          <table:table-cell office:value-type="float" office:value="0.012954" calcext:value-type="float">
            <text:p>0.012954</text:p>
          </table:table-cell>
          <table:table-cell office:value-type="float" office:value="0.67975" calcext:value-type="float">
            <text:p>0.67975</text:p>
          </table:table-cell>
          <table:table-cell office:value-type="float" office:value="0.307296" calcext:value-type="float">
            <text:p>0.307296</text:p>
          </table:table-cell>
          <table:table-cell/>
          <table:table-cell office:value-type="string" calcext:value-type="string">
            <text:p>36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95]*LN([.B295])" office:value-type="float" office:value="-0" calcext:value-type="float">
            <text:p>0</text:p>
          </table:table-cell>
          <table:table-cell table:formula="of:=[.H295]*LN([.C295])" office:value-type="float" office:value="-0.386030195469557" calcext:value-type="float">
            <text:p>-0.3860301955</text:p>
          </table:table-cell>
          <table:table-cell table:formula="of:=[.I295]*LN([.D295])" office:value-type="float" office:value="-0" calcext:value-type="float">
            <text:p>0</text:p>
          </table:table-cell>
          <table:table-cell table:formula="of:=[.K295]+[.L295]+[.M295]" office:value-type="float" office:value="-0.386030195469557" calcext:value-type="float">
            <text:p>-0.38603019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63.jpg</text:p>
          </table:table-cell>
          <table:table-cell office:value-type="float" office:value="0.011672" calcext:value-type="float">
            <text:p>0.011672</text:p>
          </table:table-cell>
          <table:table-cell office:value-type="float" office:value="0.907163" calcext:value-type="float">
            <text:p>0.907163</text:p>
          </table:table-cell>
          <table:table-cell office:value-type="float" office:value="0.081165" calcext:value-type="float">
            <text:p>0.081165</text:p>
          </table:table-cell>
          <table:table-cell/>
          <table:table-cell office:value-type="string" calcext:value-type="string">
            <text:p>36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96]*LN([.B296])" office:value-type="float" office:value="-0" calcext:value-type="float">
            <text:p>0</text:p>
          </table:table-cell>
          <table:table-cell table:formula="of:=[.H296]*LN([.C296])" office:value-type="float" office:value="-0.0974331316728249" calcext:value-type="float">
            <text:p>-0.0974331317</text:p>
          </table:table-cell>
          <table:table-cell table:formula="of:=[.I296]*LN([.D296])" office:value-type="float" office:value="-0" calcext:value-type="float">
            <text:p>0</text:p>
          </table:table-cell>
          <table:table-cell table:formula="of:=[.K296]+[.L296]+[.M296]" office:value-type="float" office:value="-0.0974331316728249" calcext:value-type="float">
            <text:p>-0.09743313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64.jpg</text:p>
          </table:table-cell>
          <table:table-cell office:value-type="float" office:value="0.01167" calcext:value-type="float">
            <text:p>0.01167</text:p>
          </table:table-cell>
          <table:table-cell office:value-type="float" office:value="0.182687" calcext:value-type="float">
            <text:p>0.182687</text:p>
          </table:table-cell>
          <table:table-cell office:value-type="float" office:value="0.805643" calcext:value-type="float">
            <text:p>0.805643</text:p>
          </table:table-cell>
          <table:table-cell/>
          <table:table-cell office:value-type="string" calcext:value-type="string">
            <text:p>36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297]*LN([.B297])" office:value-type="float" office:value="-0" calcext:value-type="float">
            <text:p>0</text:p>
          </table:table-cell>
          <table:table-cell table:formula="of:=[.H297]*LN([.C297])" office:value-type="float" office:value="-0" calcext:value-type="float">
            <text:p>0</text:p>
          </table:table-cell>
          <table:table-cell table:formula="of:=[.I297]*LN([.D297])" office:value-type="float" office:value="-0.21611456263681" calcext:value-type="float">
            <text:p>-0.2161145626</text:p>
          </table:table-cell>
          <table:table-cell table:formula="of:=[.K297]+[.L297]+[.M297]" office:value-type="float" office:value="-0.21611456263681" calcext:value-type="float">
            <text:p>-0.21611456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65.jpg</text:p>
          </table:table-cell>
          <table:table-cell office:value-type="float" office:value="0.015521" calcext:value-type="float">
            <text:p>0.015521</text:p>
          </table:table-cell>
          <table:table-cell office:value-type="float" office:value="0.973414" calcext:value-type="float">
            <text:p>0.973414</text:p>
          </table:table-cell>
          <table:table-cell office:value-type="float" office:value="0.011065" calcext:value-type="float">
            <text:p>0.011065</text:p>
          </table:table-cell>
          <table:table-cell/>
          <table:table-cell office:value-type="string" calcext:value-type="string">
            <text:p>36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298]*LN([.B298])" office:value-type="float" office:value="-0" calcext:value-type="float">
            <text:p>0</text:p>
          </table:table-cell>
          <table:table-cell table:formula="of:=[.H298]*LN([.C298])" office:value-type="float" office:value="-0.0269457991096755" calcext:value-type="float">
            <text:p>-0.0269457991</text:p>
          </table:table-cell>
          <table:table-cell table:formula="of:=[.I298]*LN([.D298])" office:value-type="float" office:value="-0" calcext:value-type="float">
            <text:p>0</text:p>
          </table:table-cell>
          <table:table-cell table:formula="of:=[.K298]+[.L298]+[.M298]" office:value-type="float" office:value="-0.0269457991096755" calcext:value-type="float">
            <text:p>-0.02694579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66.jpg</text:p>
          </table:table-cell>
          <table:table-cell office:value-type="float" office:value="0.052896" calcext:value-type="float">
            <text:p>0.052896</text:p>
          </table:table-cell>
          <table:table-cell office:value-type="float" office:value="0.356791" calcext:value-type="float">
            <text:p>0.356791</text:p>
          </table:table-cell>
          <table:table-cell office:value-type="float" office:value="0.590313" calcext:value-type="float">
            <text:p>0.590313</text:p>
          </table:table-cell>
          <table:table-cell/>
          <table:table-cell office:value-type="string" calcext:value-type="string">
            <text:p>36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299]*LN([.B299])" office:value-type="float" office:value="-0" calcext:value-type="float">
            <text:p>0</text:p>
          </table:table-cell>
          <table:table-cell table:formula="of:=[.H299]*LN([.C299])" office:value-type="float" office:value="-0" calcext:value-type="float">
            <text:p>0</text:p>
          </table:table-cell>
          <table:table-cell table:formula="of:=[.I299]*LN([.D299])" office:value-type="float" office:value="-0.527102374277668" calcext:value-type="float">
            <text:p>-0.5271023743</text:p>
          </table:table-cell>
          <table:table-cell table:formula="of:=[.K299]+[.L299]+[.M299]" office:value-type="float" office:value="-0.527102374277668" calcext:value-type="float">
            <text:p>-0.52710237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67.jpg</text:p>
          </table:table-cell>
          <table:table-cell office:value-type="float" office:value="0.879151" calcext:value-type="float">
            <text:p>0.879151</text:p>
          </table:table-cell>
          <table:table-cell office:value-type="float" office:value="0.118171" calcext:value-type="float">
            <text:p>0.118171</text:p>
          </table:table-cell>
          <table:table-cell office:value-type="float" office:value="0.002678" calcext:value-type="float">
            <text:p>0.002678</text:p>
          </table:table-cell>
          <table:table-cell/>
          <table:table-cell office:value-type="string" calcext:value-type="string">
            <text:p>367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300]*LN([.B300])" office:value-type="float" office:value="-0.128798609929915" calcext:value-type="float">
            <text:p>-0.1287986099</text:p>
          </table:table-cell>
          <table:table-cell table:formula="of:=[.H300]*LN([.C300])" office:value-type="float" office:value="-0" calcext:value-type="float">
            <text:p>0</text:p>
          </table:table-cell>
          <table:table-cell table:formula="of:=[.I300]*LN([.D300])" office:value-type="float" office:value="-0" calcext:value-type="float">
            <text:p>0</text:p>
          </table:table-cell>
          <table:table-cell table:formula="of:=[.K300]+[.L300]+[.M300]" office:value-type="float" office:value="-0.128798609929915" calcext:value-type="float">
            <text:p>-0.12879860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68.jpg</text:p>
          </table:table-cell>
          <table:table-cell office:value-type="float" office:value="0.170872" calcext:value-type="float">
            <text:p>0.170872</text:p>
          </table:table-cell>
          <table:table-cell office:value-type="float" office:value="0.578211" calcext:value-type="float">
            <text:p>0.578211</text:p>
          </table:table-cell>
          <table:table-cell office:value-type="float" office:value="0.250917" calcext:value-type="float">
            <text:p>0.250917</text:p>
          </table:table-cell>
          <table:table-cell/>
          <table:table-cell office:value-type="string" calcext:value-type="string">
            <text:p>36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01]*LN([.B301])" office:value-type="float" office:value="-0" calcext:value-type="float">
            <text:p>0</text:p>
          </table:table-cell>
          <table:table-cell table:formula="of:=[.H301]*LN([.C301])" office:value-type="float" office:value="-0.54781642502188" calcext:value-type="float">
            <text:p>-0.547816425</text:p>
          </table:table-cell>
          <table:table-cell table:formula="of:=[.I301]*LN([.D301])" office:value-type="float" office:value="-0" calcext:value-type="float">
            <text:p>0</text:p>
          </table:table-cell>
          <table:table-cell table:formula="of:=[.K301]+[.L301]+[.M301]" office:value-type="float" office:value="-0.54781642502188" calcext:value-type="float">
            <text:p>-0.5478164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69.jpg</text:p>
          </table:table-cell>
          <table:table-cell office:value-type="float" office:value="0.075204" calcext:value-type="float">
            <text:p>0.075204</text:p>
          </table:table-cell>
          <table:table-cell office:value-type="float" office:value="0.580949" calcext:value-type="float">
            <text:p>0.580949</text:p>
          </table:table-cell>
          <table:table-cell office:value-type="float" office:value="0.343847" calcext:value-type="float">
            <text:p>0.343847</text:p>
          </table:table-cell>
          <table:table-cell/>
          <table:table-cell office:value-type="string" calcext:value-type="string">
            <text:p>369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02]*LN([.B302])" office:value-type="float" office:value="-0" calcext:value-type="float">
            <text:p>0</text:p>
          </table:table-cell>
          <table:table-cell table:formula="of:=[.H302]*LN([.C302])" office:value-type="float" office:value="-0.543092305673278" calcext:value-type="float">
            <text:p>-0.5430923057</text:p>
          </table:table-cell>
          <table:table-cell table:formula="of:=[.I302]*LN([.D302])" office:value-type="float" office:value="-0" calcext:value-type="float">
            <text:p>0</text:p>
          </table:table-cell>
          <table:table-cell table:formula="of:=[.K302]+[.L302]+[.M302]" office:value-type="float" office:value="-0.543092305673278" calcext:value-type="float">
            <text:p>-0.54309230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7.jpg</text:p>
          </table:table-cell>
          <table:table-cell office:value-type="float" office:value="0.660389" calcext:value-type="float">
            <text:p>0.660389</text:p>
          </table:table-cell>
          <table:table-cell office:value-type="float" office:value="0.287346" calcext:value-type="float">
            <text:p>0.287346</text:p>
          </table:table-cell>
          <table:table-cell office:value-type="float" office:value="0.052265" calcext:value-type="float">
            <text:p>0.052265</text:p>
          </table:table-cell>
          <table:table-cell/>
          <table:table-cell office:value-type="string" calcext:value-type="string">
            <text:p>3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03]*LN([.B303])" office:value-type="float" office:value="-0" calcext:value-type="float">
            <text:p>0</text:p>
          </table:table-cell>
          <table:table-cell table:formula="of:=[.H303]*LN([.C303])" office:value-type="float" office:value="-1.24706821443152" calcext:value-type="float">
            <text:p>-1.2470682144</text:p>
          </table:table-cell>
          <table:table-cell table:formula="of:=[.I303]*LN([.D303])" office:value-type="float" office:value="-0" calcext:value-type="float">
            <text:p>0</text:p>
          </table:table-cell>
          <table:table-cell table:formula="of:=[.K303]+[.L303]+[.M303]" office:value-type="float" office:value="-1.24706821443152" calcext:value-type="float">
            <text:p>-1.24706821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70.jpg</text:p>
          </table:table-cell>
          <table:table-cell office:value-type="float" office:value="0.010303" calcext:value-type="float">
            <text:p>0.010303</text:p>
          </table:table-cell>
          <table:table-cell office:value-type="float" office:value="0.371229" calcext:value-type="float">
            <text:p>0.371229</text:p>
          </table:table-cell>
          <table:table-cell office:value-type="float" office:value="0.618468" calcext:value-type="float">
            <text:p>0.618468</text:p>
          </table:table-cell>
          <table:table-cell/>
          <table:table-cell office:value-type="string" calcext:value-type="string">
            <text:p>37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04]*LN([.B304])" office:value-type="float" office:value="-0" calcext:value-type="float">
            <text:p>0</text:p>
          </table:table-cell>
          <table:table-cell table:formula="of:=[.H304]*LN([.C304])" office:value-type="float" office:value="-0.99093615612169" calcext:value-type="float">
            <text:p>-0.9909361561</text:p>
          </table:table-cell>
          <table:table-cell table:formula="of:=[.I304]*LN([.D304])" office:value-type="float" office:value="-0" calcext:value-type="float">
            <text:p>0</text:p>
          </table:table-cell>
          <table:table-cell table:formula="of:=[.K304]+[.L304]+[.M304]" office:value-type="float" office:value="-0.99093615612169" calcext:value-type="float">
            <text:p>-0.99093615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71.jpg</text:p>
          </table:table-cell>
          <table:table-cell office:value-type="float" office:value="0.076728" calcext:value-type="float">
            <text:p>0.076728</text:p>
          </table:table-cell>
          <table:table-cell office:value-type="float" office:value="0.864322" calcext:value-type="float">
            <text:p>0.864322</text:p>
          </table:table-cell>
          <table:table-cell office:value-type="float" office:value="0.05895" calcext:value-type="float">
            <text:p>0.05895</text:p>
          </table:table-cell>
          <table:table-cell/>
          <table:table-cell office:value-type="string" calcext:value-type="string">
            <text:p>371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305]*LN([.B305])" office:value-type="float" office:value="-2.56748857855649" calcext:value-type="float">
            <text:p>-2.5674885786</text:p>
          </table:table-cell>
          <table:table-cell table:formula="of:=[.H305]*LN([.C305])" office:value-type="float" office:value="-0" calcext:value-type="float">
            <text:p>0</text:p>
          </table:table-cell>
          <table:table-cell table:formula="of:=[.I305]*LN([.D305])" office:value-type="float" office:value="-0" calcext:value-type="float">
            <text:p>0</text:p>
          </table:table-cell>
          <table:table-cell table:formula="of:=[.K305]+[.L305]+[.M305]" office:value-type="float" office:value="-2.56748857855649" calcext:value-type="float">
            <text:p>-2.56748857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72.jpg</text:p>
          </table:table-cell>
          <table:table-cell office:value-type="float" office:value="0.046691" calcext:value-type="float">
            <text:p>0.046691</text:p>
          </table:table-cell>
          <table:table-cell office:value-type="float" office:value="0.306492" calcext:value-type="float">
            <text:p>0.306492</text:p>
          </table:table-cell>
          <table:table-cell office:value-type="float" office:value="0.646818" calcext:value-type="float">
            <text:p>0.646818</text:p>
          </table:table-cell>
          <table:table-cell/>
          <table:table-cell office:value-type="string" calcext:value-type="string">
            <text:p>37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306]*LN([.B306])" office:value-type="float" office:value="-0" calcext:value-type="float">
            <text:p>0</text:p>
          </table:table-cell>
          <table:table-cell table:formula="of:=[.H306]*LN([.C306])" office:value-type="float" office:value="-0" calcext:value-type="float">
            <text:p>0</text:p>
          </table:table-cell>
          <table:table-cell table:formula="of:=[.I306]*LN([.D306])" office:value-type="float" office:value="-0.43569032235287" calcext:value-type="float">
            <text:p>-0.4356903224</text:p>
          </table:table-cell>
          <table:table-cell table:formula="of:=[.K306]+[.L306]+[.M306]" office:value-type="float" office:value="-0.43569032235287" calcext:value-type="float">
            <text:p>-0.43569032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73.jpg</text:p>
          </table:table-cell>
          <table:table-cell office:value-type="float" office:value="0.178754" calcext:value-type="float">
            <text:p>0.178754</text:p>
          </table:table-cell>
          <table:table-cell office:value-type="float" office:value="0.792286" calcext:value-type="float">
            <text:p>0.792286</text:p>
          </table:table-cell>
          <table:table-cell office:value-type="float" office:value="0.02896" calcext:value-type="float">
            <text:p>0.02896</text:p>
          </table:table-cell>
          <table:table-cell/>
          <table:table-cell office:value-type="string" calcext:value-type="string">
            <text:p>37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307]*LN([.B307])" office:value-type="float" office:value="-0" calcext:value-type="float">
            <text:p>0</text:p>
          </table:table-cell>
          <table:table-cell table:formula="of:=[.H307]*LN([.C307])" office:value-type="float" office:value="-0" calcext:value-type="float">
            <text:p>0</text:p>
          </table:table-cell>
          <table:table-cell table:formula="of:=[.I307]*LN([.D307])" office:value-type="float" office:value="-3.54183971146462" calcext:value-type="float">
            <text:p>-3.5418397115</text:p>
          </table:table-cell>
          <table:table-cell table:formula="of:=[.K307]+[.L307]+[.M307]" office:value-type="float" office:value="-3.54183971146462" calcext:value-type="float">
            <text:p>-3.54183971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74.jpg</text:p>
          </table:table-cell>
          <table:table-cell office:value-type="float" office:value="0.148226" calcext:value-type="float">
            <text:p>0.148226</text:p>
          </table:table-cell>
          <table:table-cell office:value-type="float" office:value="0.66842" calcext:value-type="float">
            <text:p>0.66842</text:p>
          </table:table-cell>
          <table:table-cell office:value-type="float" office:value="0.183354" calcext:value-type="float">
            <text:p>0.183354</text:p>
          </table:table-cell>
          <table:table-cell/>
          <table:table-cell office:value-type="string" calcext:value-type="string">
            <text:p>37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08]*LN([.B308])" office:value-type="float" office:value="-0" calcext:value-type="float">
            <text:p>0</text:p>
          </table:table-cell>
          <table:table-cell table:formula="of:=[.H308]*LN([.C308])" office:value-type="float" office:value="-0.402838560506284" calcext:value-type="float">
            <text:p>-0.4028385605</text:p>
          </table:table-cell>
          <table:table-cell table:formula="of:=[.I308]*LN([.D308])" office:value-type="float" office:value="-0" calcext:value-type="float">
            <text:p>0</text:p>
          </table:table-cell>
          <table:table-cell table:formula="of:=[.K308]+[.L308]+[.M308]" office:value-type="float" office:value="-0.402838560506284" calcext:value-type="float">
            <text:p>-0.40283856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75.jpg</text:p>
          </table:table-cell>
          <table:table-cell office:value-type="float" office:value="0.067708" calcext:value-type="float">
            <text:p>0.067708</text:p>
          </table:table-cell>
          <table:table-cell office:value-type="float" office:value="0.924972" calcext:value-type="float">
            <text:p>0.924972</text:p>
          </table:table-cell>
          <table:table-cell office:value-type="float" office:value="0.007319" calcext:value-type="float">
            <text:p>0.007319</text:p>
          </table:table-cell>
          <table:table-cell/>
          <table:table-cell office:value-type="string" calcext:value-type="string">
            <text:p>37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09]*LN([.B309])" office:value-type="float" office:value="-0" calcext:value-type="float">
            <text:p>0</text:p>
          </table:table-cell>
          <table:table-cell table:formula="of:=[.H309]*LN([.C309])" office:value-type="float" office:value="-0.0779918121981361" calcext:value-type="float">
            <text:p>-0.0779918122</text:p>
          </table:table-cell>
          <table:table-cell table:formula="of:=[.I309]*LN([.D309])" office:value-type="float" office:value="-0" calcext:value-type="float">
            <text:p>0</text:p>
          </table:table-cell>
          <table:table-cell table:formula="of:=[.K309]+[.L309]+[.M309]" office:value-type="float" office:value="-0.0779918121981361" calcext:value-type="float">
            <text:p>-0.07799181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76.jpg</text:p>
          </table:table-cell>
          <table:table-cell office:value-type="float" office:value="0.056067" calcext:value-type="float">
            <text:p>0.056067</text:p>
          </table:table-cell>
          <table:table-cell office:value-type="float" office:value="0.769723" calcext:value-type="float">
            <text:p>0.769723</text:p>
          </table:table-cell>
          <table:table-cell office:value-type="float" office:value="0.17421" calcext:value-type="float">
            <text:p>0.17421</text:p>
          </table:table-cell>
          <table:table-cell/>
          <table:table-cell office:value-type="string" calcext:value-type="string">
            <text:p>37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310]*LN([.B310])" office:value-type="float" office:value="-0" calcext:value-type="float">
            <text:p>0</text:p>
          </table:table-cell>
          <table:table-cell table:formula="of:=[.H310]*LN([.C310])" office:value-type="float" office:value="-0" calcext:value-type="float">
            <text:p>0</text:p>
          </table:table-cell>
          <table:table-cell table:formula="of:=[.I310]*LN([.D310])" office:value-type="float" office:value="-1.74749381093007" calcext:value-type="float">
            <text:p>-1.7474938109</text:p>
          </table:table-cell>
          <table:table-cell table:formula="of:=[.K310]+[.L310]+[.M310]" office:value-type="float" office:value="-1.74749381093007" calcext:value-type="float">
            <text:p>-1.74749381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77.jpg</text:p>
          </table:table-cell>
          <table:table-cell office:value-type="float" office:value="0.046776" calcext:value-type="float">
            <text:p>0.046776</text:p>
          </table:table-cell>
          <table:table-cell office:value-type="float" office:value="0.869604" calcext:value-type="float">
            <text:p>0.869604</text:p>
          </table:table-cell>
          <table:table-cell office:value-type="float" office:value="0.083621" calcext:value-type="float">
            <text:p>0.083621</text:p>
          </table:table-cell>
          <table:table-cell/>
          <table:table-cell office:value-type="string" calcext:value-type="string">
            <text:p>377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311]*LN([.B311])" office:value-type="float" office:value="-3.06238502810877" calcext:value-type="float">
            <text:p>-3.0623850281</text:p>
          </table:table-cell>
          <table:table-cell table:formula="of:=[.H311]*LN([.C311])" office:value-type="float" office:value="-0" calcext:value-type="float">
            <text:p>0</text:p>
          </table:table-cell>
          <table:table-cell table:formula="of:=[.I311]*LN([.D311])" office:value-type="float" office:value="-0" calcext:value-type="float">
            <text:p>0</text:p>
          </table:table-cell>
          <table:table-cell table:formula="of:=[.K311]+[.L311]+[.M311]" office:value-type="float" office:value="-3.06238502810877" calcext:value-type="float">
            <text:p>-3.06238502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78.jpg</text:p>
          </table:table-cell>
          <table:table-cell office:value-type="float" office:value="0.051321" calcext:value-type="float">
            <text:p>0.051321</text:p>
          </table:table-cell>
          <table:table-cell office:value-type="float" office:value="0.465772" calcext:value-type="float">
            <text:p>0.465772</text:p>
          </table:table-cell>
          <table:table-cell office:value-type="float" office:value="0.482907" calcext:value-type="float">
            <text:p>0.482907</text:p>
          </table:table-cell>
          <table:table-cell/>
          <table:table-cell office:value-type="string" calcext:value-type="string">
            <text:p>37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12]*LN([.B312])" office:value-type="float" office:value="-0" calcext:value-type="float">
            <text:p>0</text:p>
          </table:table-cell>
          <table:table-cell table:formula="of:=[.H312]*LN([.C312])" office:value-type="float" office:value="-0.764059034974568" calcext:value-type="float">
            <text:p>-0.764059035</text:p>
          </table:table-cell>
          <table:table-cell table:formula="of:=[.I312]*LN([.D312])" office:value-type="float" office:value="-0" calcext:value-type="float">
            <text:p>0</text:p>
          </table:table-cell>
          <table:table-cell table:formula="of:=[.K312]+[.L312]+[.M312]" office:value-type="float" office:value="-0.764059034974568" calcext:value-type="float">
            <text:p>-0.7640590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79.jpg</text:p>
          </table:table-cell>
          <table:table-cell office:value-type="float" office:value="0.271075" calcext:value-type="float">
            <text:p>0.271075</text:p>
          </table:table-cell>
          <table:table-cell office:value-type="float" office:value="0.31587" calcext:value-type="float">
            <text:p>0.31587</text:p>
          </table:table-cell>
          <table:table-cell office:value-type="float" office:value="0.413055" calcext:value-type="float">
            <text:p>0.413055</text:p>
          </table:table-cell>
          <table:table-cell/>
          <table:table-cell office:value-type="string" calcext:value-type="string">
            <text:p>37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313]*LN([.B313])" office:value-type="float" office:value="-0" calcext:value-type="float">
            <text:p>0</text:p>
          </table:table-cell>
          <table:table-cell table:formula="of:=[.H313]*LN([.C313])" office:value-type="float" office:value="-0" calcext:value-type="float">
            <text:p>0</text:p>
          </table:table-cell>
          <table:table-cell table:formula="of:=[.I313]*LN([.D313])" office:value-type="float" office:value="-0.884174522974863" calcext:value-type="float">
            <text:p>-0.884174523</text:p>
          </table:table-cell>
          <table:table-cell table:formula="of:=[.K313]+[.L313]+[.M313]" office:value-type="float" office:value="-0.884174522974863" calcext:value-type="float">
            <text:p>-0.8841745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8.jpg</text:p>
          </table:table-cell>
          <table:table-cell office:value-type="float" office:value="0.164974" calcext:value-type="float">
            <text:p>0.164974</text:p>
          </table:table-cell>
          <table:table-cell office:value-type="float" office:value="0.457016" calcext:value-type="float">
            <text:p>0.457016</text:p>
          </table:table-cell>
          <table:table-cell office:value-type="float" office:value="0.37801" calcext:value-type="float">
            <text:p>0.37801</text:p>
          </table:table-cell>
          <table:table-cell/>
          <table:table-cell office:value-type="string" calcext:value-type="string">
            <text:p>3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14]*LN([.B314])" office:value-type="float" office:value="-0" calcext:value-type="float">
            <text:p>0</text:p>
          </table:table-cell>
          <table:table-cell table:formula="of:=[.H314]*LN([.C314])" office:value-type="float" office:value="-0.783036877759882" calcext:value-type="float">
            <text:p>-0.7830368778</text:p>
          </table:table-cell>
          <table:table-cell table:formula="of:=[.I314]*LN([.D314])" office:value-type="float" office:value="-0" calcext:value-type="float">
            <text:p>0</text:p>
          </table:table-cell>
          <table:table-cell table:formula="of:=[.K314]+[.L314]+[.M314]" office:value-type="float" office:value="-0.783036877759882" calcext:value-type="float">
            <text:p>-0.78303687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80.jpg</text:p>
          </table:table-cell>
          <table:table-cell office:value-type="float" office:value="0.107568" calcext:value-type="float">
            <text:p>0.107568</text:p>
          </table:table-cell>
          <table:table-cell office:value-type="float" office:value="0.550227" calcext:value-type="float">
            <text:p>0.550227</text:p>
          </table:table-cell>
          <table:table-cell office:value-type="float" office:value="0.342205" calcext:value-type="float">
            <text:p>0.342205</text:p>
          </table:table-cell>
          <table:table-cell/>
          <table:table-cell office:value-type="string" calcext:value-type="string">
            <text:p>38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315]*LN([.B315])" office:value-type="float" office:value="-0" calcext:value-type="float">
            <text:p>0</text:p>
          </table:table-cell>
          <table:table-cell table:formula="of:=[.H315]*LN([.C315])" office:value-type="float" office:value="-0" calcext:value-type="float">
            <text:p>0</text:p>
          </table:table-cell>
          <table:table-cell table:formula="of:=[.I315]*LN([.D315])" office:value-type="float" office:value="-1.07234530629239" calcext:value-type="float">
            <text:p>-1.0723453063</text:p>
          </table:table-cell>
          <table:table-cell table:formula="of:=[.K315]+[.L315]+[.M315]" office:value-type="float" office:value="-1.07234530629239" calcext:value-type="float">
            <text:p>-1.07234530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81.jpg</text:p>
          </table:table-cell>
          <table:table-cell office:value-type="float" office:value="0.2327" calcext:value-type="float">
            <text:p>0.2327</text:p>
          </table:table-cell>
          <table:table-cell office:value-type="float" office:value="0.465689" calcext:value-type="float">
            <text:p>0.465689</text:p>
          </table:table-cell>
          <table:table-cell office:value-type="float" office:value="0.301611" calcext:value-type="float">
            <text:p>0.301611</text:p>
          </table:table-cell>
          <table:table-cell/>
          <table:table-cell office:value-type="string" calcext:value-type="string">
            <text:p>38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16]*LN([.B316])" office:value-type="float" office:value="-0" calcext:value-type="float">
            <text:p>0</text:p>
          </table:table-cell>
          <table:table-cell table:formula="of:=[.H316]*LN([.C316])" office:value-type="float" office:value="-0.764237249629223" calcext:value-type="float">
            <text:p>-0.7642372496</text:p>
          </table:table-cell>
          <table:table-cell table:formula="of:=[.I316]*LN([.D316])" office:value-type="float" office:value="-0" calcext:value-type="float">
            <text:p>0</text:p>
          </table:table-cell>
          <table:table-cell table:formula="of:=[.K316]+[.L316]+[.M316]" office:value-type="float" office:value="-0.764237249629223" calcext:value-type="float">
            <text:p>-0.76423724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82.jpg</text:p>
          </table:table-cell>
          <table:table-cell office:value-type="float" office:value="0.864859" calcext:value-type="float">
            <text:p>0.864859</text:p>
          </table:table-cell>
          <table:table-cell office:value-type="float" office:value="0.133829" calcext:value-type="float">
            <text:p>0.133829</text:p>
          </table:table-cell>
          <table:table-cell office:value-type="float" office:value="0.001312" calcext:value-type="float">
            <text:p>0.001312</text:p>
          </table:table-cell>
          <table:table-cell/>
          <table:table-cell office:value-type="string" calcext:value-type="string">
            <text:p>382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317]*LN([.B317])" office:value-type="float" office:value="-0.145188791117491" calcext:value-type="float">
            <text:p>-0.1451887911</text:p>
          </table:table-cell>
          <table:table-cell table:formula="of:=[.H317]*LN([.C317])" office:value-type="float" office:value="-0" calcext:value-type="float">
            <text:p>0</text:p>
          </table:table-cell>
          <table:table-cell table:formula="of:=[.I317]*LN([.D317])" office:value-type="float" office:value="-0" calcext:value-type="float">
            <text:p>0</text:p>
          </table:table-cell>
          <table:table-cell table:formula="of:=[.K317]+[.L317]+[.M317]" office:value-type="float" office:value="-0.145188791117491" calcext:value-type="float">
            <text:p>-0.14518879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83.jpg</text:p>
          </table:table-cell>
          <table:table-cell office:value-type="float" office:value="0.078859" calcext:value-type="float">
            <text:p>0.078859</text:p>
          </table:table-cell>
          <table:table-cell office:value-type="float" office:value="0.661071" calcext:value-type="float">
            <text:p>0.661071</text:p>
          </table:table-cell>
          <table:table-cell office:value-type="float" office:value="0.26007" calcext:value-type="float">
            <text:p>0.26007</text:p>
          </table:table-cell>
          <table:table-cell/>
          <table:table-cell office:value-type="string" calcext:value-type="string">
            <text:p>38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18]*LN([.B318])" office:value-type="float" office:value="-0" calcext:value-type="float">
            <text:p>0</text:p>
          </table:table-cell>
          <table:table-cell table:formula="of:=[.H318]*LN([.C318])" office:value-type="float" office:value="-0.413894031888225" calcext:value-type="float">
            <text:p>-0.4138940319</text:p>
          </table:table-cell>
          <table:table-cell table:formula="of:=[.I318]*LN([.D318])" office:value-type="float" office:value="-0" calcext:value-type="float">
            <text:p>0</text:p>
          </table:table-cell>
          <table:table-cell table:formula="of:=[.K318]+[.L318]+[.M318]" office:value-type="float" office:value="-0.413894031888225" calcext:value-type="float">
            <text:p>-0.41389403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84.jpg</text:p>
          </table:table-cell>
          <table:table-cell office:value-type="float" office:value="0.043142" calcext:value-type="float">
            <text:p>0.043142</text:p>
          </table:table-cell>
          <table:table-cell office:value-type="float" office:value="0.713298" calcext:value-type="float">
            <text:p>0.713298</text:p>
          </table:table-cell>
          <table:table-cell office:value-type="float" office:value="0.24356" calcext:value-type="float">
            <text:p>0.24356</text:p>
          </table:table-cell>
          <table:table-cell/>
          <table:table-cell office:value-type="string" calcext:value-type="string">
            <text:p>38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19]*LN([.B319])" office:value-type="float" office:value="-0" calcext:value-type="float">
            <text:p>0</text:p>
          </table:table-cell>
          <table:table-cell table:formula="of:=[.H319]*LN([.C319])" office:value-type="float" office:value="-0.337855993571415" calcext:value-type="float">
            <text:p>-0.3378559936</text:p>
          </table:table-cell>
          <table:table-cell table:formula="of:=[.I319]*LN([.D319])" office:value-type="float" office:value="-0" calcext:value-type="float">
            <text:p>0</text:p>
          </table:table-cell>
          <table:table-cell table:formula="of:=[.K319]+[.L319]+[.M319]" office:value-type="float" office:value="-0.337855993571415" calcext:value-type="float">
            <text:p>-0.33785599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85.jpg</text:p>
          </table:table-cell>
          <table:table-cell office:value-type="float" office:value="0.031941" calcext:value-type="float">
            <text:p>0.031941</text:p>
          </table:table-cell>
          <table:table-cell office:value-type="float" office:value="0.620984" calcext:value-type="float">
            <text:p>0.620984</text:p>
          </table:table-cell>
          <table:table-cell office:value-type="float" office:value="0.347075" calcext:value-type="float">
            <text:p>0.347075</text:p>
          </table:table-cell>
          <table:table-cell/>
          <table:table-cell office:value-type="string" calcext:value-type="string">
            <text:p>38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20]*LN([.B320])" office:value-type="float" office:value="-0" calcext:value-type="float">
            <text:p>0</text:p>
          </table:table-cell>
          <table:table-cell table:formula="of:=[.H320]*LN([.C320])" office:value-type="float" office:value="-0.476449962275909" calcext:value-type="float">
            <text:p>-0.4764499623</text:p>
          </table:table-cell>
          <table:table-cell table:formula="of:=[.I320]*LN([.D320])" office:value-type="float" office:value="-0" calcext:value-type="float">
            <text:p>0</text:p>
          </table:table-cell>
          <table:table-cell table:formula="of:=[.K320]+[.L320]+[.M320]" office:value-type="float" office:value="-0.476449962275909" calcext:value-type="float">
            <text:p>-0.47644996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86.jpg</text:p>
          </table:table-cell>
          <table:table-cell office:value-type="float" office:value="0.045503" calcext:value-type="float">
            <text:p>0.045503</text:p>
          </table:table-cell>
          <table:table-cell office:value-type="float" office:value="0.331416" calcext:value-type="float">
            <text:p>0.331416</text:p>
          </table:table-cell>
          <table:table-cell office:value-type="float" office:value="0.623081" calcext:value-type="float">
            <text:p>0.623081</text:p>
          </table:table-cell>
          <table:table-cell/>
          <table:table-cell office:value-type="string" calcext:value-type="string">
            <text:p>38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321]*LN([.B321])" office:value-type="float" office:value="-0" calcext:value-type="float">
            <text:p>0</text:p>
          </table:table-cell>
          <table:table-cell table:formula="of:=[.H321]*LN([.C321])" office:value-type="float" office:value="-0" calcext:value-type="float">
            <text:p>0</text:p>
          </table:table-cell>
          <table:table-cell table:formula="of:=[.I321]*LN([.D321])" office:value-type="float" office:value="-0.473078752594674" calcext:value-type="float">
            <text:p>-0.4730787526</text:p>
          </table:table-cell>
          <table:table-cell table:formula="of:=[.K321]+[.L321]+[.M321]" office:value-type="float" office:value="-0.473078752594674" calcext:value-type="float">
            <text:p>-0.47307875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87.jpg</text:p>
          </table:table-cell>
          <table:table-cell office:value-type="float" office:value="0.13511" calcext:value-type="float">
            <text:p>0.13511</text:p>
          </table:table-cell>
          <table:table-cell office:value-type="float" office:value="0.705035" calcext:value-type="float">
            <text:p>0.705035</text:p>
          </table:table-cell>
          <table:table-cell office:value-type="float" office:value="0.159855" calcext:value-type="float">
            <text:p>0.159855</text:p>
          </table:table-cell>
          <table:table-cell/>
          <table:table-cell office:value-type="string" calcext:value-type="string">
            <text:p>38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322]*LN([.B322])" office:value-type="float" office:value="-0" calcext:value-type="float">
            <text:p>0</text:p>
          </table:table-cell>
          <table:table-cell table:formula="of:=[.H322]*LN([.C322])" office:value-type="float" office:value="-0" calcext:value-type="float">
            <text:p>0</text:p>
          </table:table-cell>
          <table:table-cell table:formula="of:=[.I322]*LN([.D322])" office:value-type="float" office:value="-1.83348812464111" calcext:value-type="float">
            <text:p>-1.8334881246</text:p>
          </table:table-cell>
          <table:table-cell table:formula="of:=[.K322]+[.L322]+[.M322]" office:value-type="float" office:value="-1.83348812464111" calcext:value-type="float">
            <text:p>-1.83348812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88.jpg</text:p>
          </table:table-cell>
          <table:table-cell office:value-type="float" office:value="0.028551" calcext:value-type="float">
            <text:p>0.028551</text:p>
          </table:table-cell>
          <table:table-cell office:value-type="float" office:value="0.657056" calcext:value-type="float">
            <text:p>0.657056</text:p>
          </table:table-cell>
          <table:table-cell office:value-type="float" office:value="0.314393" calcext:value-type="float">
            <text:p>0.314393</text:p>
          </table:table-cell>
          <table:table-cell/>
          <table:table-cell office:value-type="string" calcext:value-type="string">
            <text:p>38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23]*LN([.B323])" office:value-type="float" office:value="-0" calcext:value-type="float">
            <text:p>0</text:p>
          </table:table-cell>
          <table:table-cell table:formula="of:=[.H323]*LN([.C323])" office:value-type="float" office:value="-0.419986028209049" calcext:value-type="float">
            <text:p>-0.4199860282</text:p>
          </table:table-cell>
          <table:table-cell table:formula="of:=[.I323]*LN([.D323])" office:value-type="float" office:value="-0" calcext:value-type="float">
            <text:p>0</text:p>
          </table:table-cell>
          <table:table-cell table:formula="of:=[.K323]+[.L323]+[.M323]" office:value-type="float" office:value="-0.419986028209049" calcext:value-type="float">
            <text:p>-0.41998602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89.jpg</text:p>
          </table:table-cell>
          <table:table-cell office:value-type="float" office:value="0.081848" calcext:value-type="float">
            <text:p>0.081848</text:p>
          </table:table-cell>
          <table:table-cell office:value-type="float" office:value="0.479868" calcext:value-type="float">
            <text:p>0.479868</text:p>
          </table:table-cell>
          <table:table-cell office:value-type="float" office:value="0.438284" calcext:value-type="float">
            <text:p>0.438284</text:p>
          </table:table-cell>
          <table:table-cell/>
          <table:table-cell office:value-type="string" calcext:value-type="string">
            <text:p>389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24]*LN([.B324])" office:value-type="float" office:value="-0" calcext:value-type="float">
            <text:p>0</text:p>
          </table:table-cell>
          <table:table-cell table:formula="of:=[.H324]*LN([.C324])" office:value-type="float" office:value="-0.734244212899634" calcext:value-type="float">
            <text:p>-0.7342442129</text:p>
          </table:table-cell>
          <table:table-cell table:formula="of:=[.I324]*LN([.D324])" office:value-type="float" office:value="-0" calcext:value-type="float">
            <text:p>0</text:p>
          </table:table-cell>
          <table:table-cell table:formula="of:=[.K324]+[.L324]+[.M324]" office:value-type="float" office:value="-0.734244212899634" calcext:value-type="float">
            <text:p>-0.73424421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9.jpg</text:p>
          </table:table-cell>
          <table:table-cell office:value-type="float" office:value="0.023716" calcext:value-type="float">
            <text:p>0.023716</text:p>
          </table:table-cell>
          <table:table-cell office:value-type="float" office:value="0.569873" calcext:value-type="float">
            <text:p>0.569873</text:p>
          </table:table-cell>
          <table:table-cell office:value-type="float" office:value="0.406411" calcext:value-type="float">
            <text:p>0.406411</text:p>
          </table:table-cell>
          <table:table-cell/>
          <table:table-cell office:value-type="string" calcext:value-type="string">
            <text:p>39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325]*LN([.B325])" office:value-type="float" office:value="-3.74160535313702" calcext:value-type="float">
            <text:p>-3.7416053531</text:p>
          </table:table-cell>
          <table:table-cell table:formula="of:=[.H325]*LN([.C325])" office:value-type="float" office:value="-0" calcext:value-type="float">
            <text:p>0</text:p>
          </table:table-cell>
          <table:table-cell table:formula="of:=[.I325]*LN([.D325])" office:value-type="float" office:value="-0" calcext:value-type="float">
            <text:p>0</text:p>
          </table:table-cell>
          <table:table-cell table:formula="of:=[.K325]+[.L325]+[.M325]" office:value-type="float" office:value="-3.74160535313702" calcext:value-type="float">
            <text:p>-3.74160535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90.jpg</text:p>
          </table:table-cell>
          <table:table-cell office:value-type="float" office:value="0.05529" calcext:value-type="float">
            <text:p>0.05529</text:p>
          </table:table-cell>
          <table:table-cell office:value-type="float" office:value="0.776128" calcext:value-type="float">
            <text:p>0.776128</text:p>
          </table:table-cell>
          <table:table-cell office:value-type="float" office:value="0.168583" calcext:value-type="float">
            <text:p>0.168583</text:p>
          </table:table-cell>
          <table:table-cell/>
          <table:table-cell office:value-type="string" calcext:value-type="string">
            <text:p>39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26]*LN([.B326])" office:value-type="float" office:value="-0" calcext:value-type="float">
            <text:p>0</text:p>
          </table:table-cell>
          <table:table-cell table:formula="of:=[.H326]*LN([.C326])" office:value-type="float" office:value="-0.253437823947811" calcext:value-type="float">
            <text:p>-0.2534378239</text:p>
          </table:table-cell>
          <table:table-cell table:formula="of:=[.I326]*LN([.D326])" office:value-type="float" office:value="-0" calcext:value-type="float">
            <text:p>0</text:p>
          </table:table-cell>
          <table:table-cell table:formula="of:=[.K326]+[.L326]+[.M326]" office:value-type="float" office:value="-0.253437823947811" calcext:value-type="float">
            <text:p>-0.25343782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91.jpg</text:p>
          </table:table-cell>
          <table:table-cell office:value-type="float" office:value="0.049843" calcext:value-type="float">
            <text:p>0.049843</text:p>
          </table:table-cell>
          <table:table-cell office:value-type="float" office:value="0.519766" calcext:value-type="float">
            <text:p>0.519766</text:p>
          </table:table-cell>
          <table:table-cell office:value-type="float" office:value="0.430392" calcext:value-type="float">
            <text:p>0.430392</text:p>
          </table:table-cell>
          <table:table-cell/>
          <table:table-cell office:value-type="string" calcext:value-type="string">
            <text:p>39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27]*LN([.B327])" office:value-type="float" office:value="-0" calcext:value-type="float">
            <text:p>0</text:p>
          </table:table-cell>
          <table:table-cell table:formula="of:=[.H327]*LN([.C327])" office:value-type="float" office:value="-0.654376568687049" calcext:value-type="float">
            <text:p>-0.6543765687</text:p>
          </table:table-cell>
          <table:table-cell table:formula="of:=[.I327]*LN([.D327])" office:value-type="float" office:value="-0" calcext:value-type="float">
            <text:p>0</text:p>
          </table:table-cell>
          <table:table-cell table:formula="of:=[.K327]+[.L327]+[.M327]" office:value-type="float" office:value="-0.654376568687049" calcext:value-type="float">
            <text:p>-0.65437656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92.jpg</text:p>
          </table:table-cell>
          <table:table-cell office:value-type="float" office:value="0.087245" calcext:value-type="float">
            <text:p>0.087245</text:p>
          </table:table-cell>
          <table:table-cell office:value-type="float" office:value="0.667309" calcext:value-type="float">
            <text:p>0.667309</text:p>
          </table:table-cell>
          <table:table-cell office:value-type="float" office:value="0.245446" calcext:value-type="float">
            <text:p>0.245446</text:p>
          </table:table-cell>
          <table:table-cell/>
          <table:table-cell office:value-type="string" calcext:value-type="string">
            <text:p>39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28]*LN([.B328])" office:value-type="float" office:value="-0" calcext:value-type="float">
            <text:p>0</text:p>
          </table:table-cell>
          <table:table-cell table:formula="of:=[.H328]*LN([.C328])" office:value-type="float" office:value="-0.404502071976355" calcext:value-type="float">
            <text:p>-0.404502072</text:p>
          </table:table-cell>
          <table:table-cell table:formula="of:=[.I328]*LN([.D328])" office:value-type="float" office:value="-0" calcext:value-type="float">
            <text:p>0</text:p>
          </table:table-cell>
          <table:table-cell table:formula="of:=[.K328]+[.L328]+[.M328]" office:value-type="float" office:value="-0.404502071976355" calcext:value-type="float">
            <text:p>-0.4045020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93.jpg</text:p>
          </table:table-cell>
          <table:table-cell office:value-type="float" office:value="0.026501" calcext:value-type="float">
            <text:p>0.026501</text:p>
          </table:table-cell>
          <table:table-cell office:value-type="float" office:value="0.448063" calcext:value-type="float">
            <text:p>0.448063</text:p>
          </table:table-cell>
          <table:table-cell office:value-type="float" office:value="0.525436" calcext:value-type="float">
            <text:p>0.525436</text:p>
          </table:table-cell>
          <table:table-cell/>
          <table:table-cell office:value-type="string" calcext:value-type="string">
            <text:p>39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329]*LN([.B329])" office:value-type="float" office:value="-0" calcext:value-type="float">
            <text:p>0</text:p>
          </table:table-cell>
          <table:table-cell table:formula="of:=[.H329]*LN([.C329])" office:value-type="float" office:value="-0" calcext:value-type="float">
            <text:p>0</text:p>
          </table:table-cell>
          <table:table-cell table:formula="of:=[.I329]*LN([.D329])" office:value-type="float" office:value="-0.643526884854584" calcext:value-type="float">
            <text:p>-0.6435268849</text:p>
          </table:table-cell>
          <table:table-cell table:formula="of:=[.K329]+[.L329]+[.M329]" office:value-type="float" office:value="-0.643526884854584" calcext:value-type="float">
            <text:p>-0.64352688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94.jpg</text:p>
          </table:table-cell>
          <table:table-cell office:value-type="float" office:value="0.059984" calcext:value-type="float">
            <text:p>0.059984</text:p>
          </table:table-cell>
          <table:table-cell office:value-type="float" office:value="0.882168" calcext:value-type="float">
            <text:p>0.882168</text:p>
          </table:table-cell>
          <table:table-cell office:value-type="float" office:value="0.057848" calcext:value-type="float">
            <text:p>0.057848</text:p>
          </table:table-cell>
          <table:table-cell/>
          <table:table-cell office:value-type="string" calcext:value-type="string">
            <text:p>39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30]*LN([.B330])" office:value-type="float" office:value="-0" calcext:value-type="float">
            <text:p>0</text:p>
          </table:table-cell>
          <table:table-cell table:formula="of:=[.H330]*LN([.C330])" office:value-type="float" office:value="-0.125372764923156" calcext:value-type="float">
            <text:p>-0.1253727649</text:p>
          </table:table-cell>
          <table:table-cell table:formula="of:=[.I330]*LN([.D330])" office:value-type="float" office:value="-0" calcext:value-type="float">
            <text:p>0</text:p>
          </table:table-cell>
          <table:table-cell table:formula="of:=[.K330]+[.L330]+[.M330]" office:value-type="float" office:value="-0.125372764923156" calcext:value-type="float">
            <text:p>-0.12537276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95.jpg</text:p>
          </table:table-cell>
          <table:table-cell office:value-type="float" office:value="0.292832" calcext:value-type="float">
            <text:p>0.292832</text:p>
          </table:table-cell>
          <table:table-cell office:value-type="float" office:value="0.491679" calcext:value-type="float">
            <text:p>0.491679</text:p>
          </table:table-cell>
          <table:table-cell office:value-type="float" office:value="0.215489" calcext:value-type="float">
            <text:p>0.215489</text:p>
          </table:table-cell>
          <table:table-cell/>
          <table:table-cell office:value-type="string" calcext:value-type="string">
            <text:p>395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331]*LN([.B331])" office:value-type="float" office:value="-1.22815621324917" calcext:value-type="float">
            <text:p>-1.2281562132</text:p>
          </table:table-cell>
          <table:table-cell table:formula="of:=[.H331]*LN([.C331])" office:value-type="float" office:value="-0" calcext:value-type="float">
            <text:p>0</text:p>
          </table:table-cell>
          <table:table-cell table:formula="of:=[.I331]*LN([.D331])" office:value-type="float" office:value="-0" calcext:value-type="float">
            <text:p>0</text:p>
          </table:table-cell>
          <table:table-cell table:formula="of:=[.K331]+[.L331]+[.M331]" office:value-type="float" office:value="-1.22815621324917" calcext:value-type="float">
            <text:p>-1.22815621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96.jpg</text:p>
          </table:table-cell>
          <table:table-cell office:value-type="float" office:value="0.184784" calcext:value-type="float">
            <text:p>0.184784</text:p>
          </table:table-cell>
          <table:table-cell office:value-type="float" office:value="0.715251" calcext:value-type="float">
            <text:p>0.715251</text:p>
          </table:table-cell>
          <table:table-cell office:value-type="float" office:value="0.099965" calcext:value-type="float">
            <text:p>0.099965</text:p>
          </table:table-cell>
          <table:table-cell/>
          <table:table-cell office:value-type="string" calcext:value-type="string">
            <text:p>39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32]*LN([.B332])" office:value-type="float" office:value="-0" calcext:value-type="float">
            <text:p>0</text:p>
          </table:table-cell>
          <table:table-cell table:formula="of:=[.H332]*LN([.C332])" office:value-type="float" office:value="-0.335121748940347" calcext:value-type="float">
            <text:p>-0.3351217489</text:p>
          </table:table-cell>
          <table:table-cell table:formula="of:=[.I332]*LN([.D332])" office:value-type="float" office:value="-0" calcext:value-type="float">
            <text:p>0</text:p>
          </table:table-cell>
          <table:table-cell table:formula="of:=[.K332]+[.L332]+[.M332]" office:value-type="float" office:value="-0.335121748940347" calcext:value-type="float">
            <text:p>-0.33512174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97.jpg</text:p>
          </table:table-cell>
          <table:table-cell office:value-type="float" office:value="0.51556" calcext:value-type="float">
            <text:p>0.51556</text:p>
          </table:table-cell>
          <table:table-cell office:value-type="float" office:value="0.438087" calcext:value-type="float">
            <text:p>0.438087</text:p>
          </table:table-cell>
          <table:table-cell office:value-type="float" office:value="0.046353" calcext:value-type="float">
            <text:p>0.046353</text:p>
          </table:table-cell>
          <table:table-cell/>
          <table:table-cell office:value-type="string" calcext:value-type="string">
            <text:p>39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33]*LN([.B333])" office:value-type="float" office:value="-0" calcext:value-type="float">
            <text:p>0</text:p>
          </table:table-cell>
          <table:table-cell table:formula="of:=[.H333]*LN([.C333])" office:value-type="float" office:value="-0.825337758193058" calcext:value-type="float">
            <text:p>-0.8253377582</text:p>
          </table:table-cell>
          <table:table-cell table:formula="of:=[.I333]*LN([.D333])" office:value-type="float" office:value="-0" calcext:value-type="float">
            <text:p>0</text:p>
          </table:table-cell>
          <table:table-cell table:formula="of:=[.K333]+[.L333]+[.M333]" office:value-type="float" office:value="-0.825337758193058" calcext:value-type="float">
            <text:p>-0.82533775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98.jpg</text:p>
          </table:table-cell>
          <table:table-cell office:value-type="float" office:value="0.019055" calcext:value-type="float">
            <text:p>0.019055</text:p>
          </table:table-cell>
          <table:table-cell office:value-type="float" office:value="0.838132" calcext:value-type="float">
            <text:p>0.838132</text:p>
          </table:table-cell>
          <table:table-cell office:value-type="float" office:value="0.142812" calcext:value-type="float">
            <text:p>0.142812</text:p>
          </table:table-cell>
          <table:table-cell/>
          <table:table-cell office:value-type="string" calcext:value-type="string">
            <text:p>39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34]*LN([.B334])" office:value-type="float" office:value="-0" calcext:value-type="float">
            <text:p>0</text:p>
          </table:table-cell>
          <table:table-cell table:formula="of:=[.H334]*LN([.C334])" office:value-type="float" office:value="-0.176579673004934" calcext:value-type="float">
            <text:p>-0.176579673</text:p>
          </table:table-cell>
          <table:table-cell table:formula="of:=[.I334]*LN([.D334])" office:value-type="float" office:value="-0" calcext:value-type="float">
            <text:p>0</text:p>
          </table:table-cell>
          <table:table-cell table:formula="of:=[.K334]+[.L334]+[.M334]" office:value-type="float" office:value="-0.176579673004934" calcext:value-type="float">
            <text:p>-0.1765796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99.jpg</text:p>
          </table:table-cell>
          <table:table-cell office:value-type="float" office:value="0.246626" calcext:value-type="float">
            <text:p>0.246626</text:p>
          </table:table-cell>
          <table:table-cell office:value-type="float" office:value="0.400298" calcext:value-type="float">
            <text:p>0.400298</text:p>
          </table:table-cell>
          <table:table-cell office:value-type="float" office:value="0.353076" calcext:value-type="float">
            <text:p>0.353076</text:p>
          </table:table-cell>
          <table:table-cell/>
          <table:table-cell office:value-type="string" calcext:value-type="string">
            <text:p>399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35]*LN([.B335])" office:value-type="float" office:value="-0" calcext:value-type="float">
            <text:p>0</text:p>
          </table:table-cell>
          <table:table-cell table:formula="of:=[.H335]*LN([.C335])" office:value-type="float" office:value="-0.915546009248901" calcext:value-type="float">
            <text:p>-0.9155460092</text:p>
          </table:table-cell>
          <table:table-cell table:formula="of:=[.I335]*LN([.D335])" office:value-type="float" office:value="-0" calcext:value-type="float">
            <text:p>0</text:p>
          </table:table-cell>
          <table:table-cell table:formula="of:=[.K335]+[.L335]+[.M335]" office:value-type="float" office:value="-0.915546009248901" calcext:value-type="float">
            <text:p>-0.91554600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jpg</text:p>
          </table:table-cell>
          <table:table-cell office:value-type="float" office:value="0.053076" calcext:value-type="float">
            <text:p>0.053076</text:p>
          </table:table-cell>
          <table:table-cell office:value-type="float" office:value="0.20709" calcext:value-type="float">
            <text:p>0.20709</text:p>
          </table:table-cell>
          <table:table-cell office:value-type="float" office:value="0.739834" calcext:value-type="float">
            <text:p>0.739834</text:p>
          </table:table-cell>
          <table:table-cell/>
          <table:table-cell office:value-type="string" calcext:value-type="string">
            <text:p>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336]*LN([.B336])" office:value-type="float" office:value="-0" calcext:value-type="float">
            <text:p>0</text:p>
          </table:table-cell>
          <table:table-cell table:formula="of:=[.H336]*LN([.C336])" office:value-type="float" office:value="-0" calcext:value-type="float">
            <text:p>0</text:p>
          </table:table-cell>
          <table:table-cell table:formula="of:=[.I336]*LN([.D336])" office:value-type="float" office:value="-0.301329442272711" calcext:value-type="float">
            <text:p>-0.3013294423</text:p>
          </table:table-cell>
          <table:table-cell table:formula="of:=[.K336]+[.L336]+[.M336]" office:value-type="float" office:value="-0.301329442272711" calcext:value-type="float">
            <text:p>-0.30132944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0.jpg</text:p>
          </table:table-cell>
          <table:table-cell office:value-type="float" office:value="0.030148" calcext:value-type="float">
            <text:p>0.030148</text:p>
          </table:table-cell>
          <table:table-cell office:value-type="float" office:value="0.81393" calcext:value-type="float">
            <text:p>0.81393</text:p>
          </table:table-cell>
          <table:table-cell office:value-type="float" office:value="0.155922" calcext:value-type="float">
            <text:p>0.155922</text:p>
          </table:table-cell>
          <table:table-cell/>
          <table:table-cell office:value-type="string" calcext:value-type="string">
            <text:p>4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337]*LN([.B337])" office:value-type="float" office:value="-0" calcext:value-type="float">
            <text:p>0</text:p>
          </table:table-cell>
          <table:table-cell table:formula="of:=[.H337]*LN([.C337])" office:value-type="float" office:value="-0" calcext:value-type="float">
            <text:p>0</text:p>
          </table:table-cell>
          <table:table-cell table:formula="of:=[.I337]*LN([.D337])" office:value-type="float" office:value="-1.85839939677428" calcext:value-type="float">
            <text:p>-1.8583993968</text:p>
          </table:table-cell>
          <table:table-cell table:formula="of:=[.K337]+[.L337]+[.M337]" office:value-type="float" office:value="-1.85839939677428" calcext:value-type="float">
            <text:p>-1.85839939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00.jpg</text:p>
          </table:table-cell>
          <table:table-cell office:value-type="float" office:value="0.084712" calcext:value-type="float">
            <text:p>0.084712</text:p>
          </table:table-cell>
          <table:table-cell office:value-type="float" office:value="0.368197" calcext:value-type="float">
            <text:p>0.368197</text:p>
          </table:table-cell>
          <table:table-cell office:value-type="float" office:value="0.54709" calcext:value-type="float">
            <text:p>0.54709</text:p>
          </table:table-cell>
          <table:table-cell/>
          <table:table-cell office:value-type="string" calcext:value-type="string">
            <text:p>40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338]*LN([.B338])" office:value-type="float" office:value="-0" calcext:value-type="float">
            <text:p>0</text:p>
          </table:table-cell>
          <table:table-cell table:formula="of:=[.H338]*LN([.C338])" office:value-type="float" office:value="-0" calcext:value-type="float">
            <text:p>0</text:p>
          </table:table-cell>
          <table:table-cell table:formula="of:=[.I338]*LN([.D338])" office:value-type="float" office:value="-0.603141956273519" calcext:value-type="float">
            <text:p>-0.6031419563</text:p>
          </table:table-cell>
          <table:table-cell table:formula="of:=[.K338]+[.L338]+[.M338]" office:value-type="float" office:value="-0.603141956273519" calcext:value-type="float">
            <text:p>-0.60314195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01.jpg</text:p>
          </table:table-cell>
          <table:table-cell office:value-type="float" office:value="0.033012" calcext:value-type="float">
            <text:p>0.033012</text:p>
          </table:table-cell>
          <table:table-cell office:value-type="float" office:value="0.847671" calcext:value-type="float">
            <text:p>0.847671</text:p>
          </table:table-cell>
          <table:table-cell office:value-type="float" office:value="0.119318" calcext:value-type="float">
            <text:p>0.119318</text:p>
          </table:table-cell>
          <table:table-cell/>
          <table:table-cell office:value-type="string" calcext:value-type="string">
            <text:p>40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339]*LN([.B339])" office:value-type="float" office:value="-0" calcext:value-type="float">
            <text:p>0</text:p>
          </table:table-cell>
          <table:table-cell table:formula="of:=[.H339]*LN([.C339])" office:value-type="float" office:value="-0" calcext:value-type="float">
            <text:p>0</text:p>
          </table:table-cell>
          <table:table-cell table:formula="of:=[.I339]*LN([.D339])" office:value-type="float" office:value="-2.12596308112541" calcext:value-type="float">
            <text:p>-2.1259630811</text:p>
          </table:table-cell>
          <table:table-cell table:formula="of:=[.K339]+[.L339]+[.M339]" office:value-type="float" office:value="-2.12596308112541" calcext:value-type="float">
            <text:p>-2.12596308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02.jpg</text:p>
          </table:table-cell>
          <table:table-cell office:value-type="float" office:value="0.878103" calcext:value-type="float">
            <text:p>0.878103</text:p>
          </table:table-cell>
          <table:table-cell office:value-type="float" office:value="0.117171" calcext:value-type="float">
            <text:p>0.117171</text:p>
          </table:table-cell>
          <table:table-cell office:value-type="float" office:value="0.004725" calcext:value-type="float">
            <text:p>0.004725</text:p>
          </table:table-cell>
          <table:table-cell/>
          <table:table-cell office:value-type="string" calcext:value-type="string">
            <text:p>402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340]*LN([.B340])" office:value-type="float" office:value="-0.129991380154651" calcext:value-type="float">
            <text:p>-0.1299913802</text:p>
          </table:table-cell>
          <table:table-cell table:formula="of:=[.H340]*LN([.C340])" office:value-type="float" office:value="-0" calcext:value-type="float">
            <text:p>0</text:p>
          </table:table-cell>
          <table:table-cell table:formula="of:=[.I340]*LN([.D340])" office:value-type="float" office:value="-0" calcext:value-type="float">
            <text:p>0</text:p>
          </table:table-cell>
          <table:table-cell table:formula="of:=[.K340]+[.L340]+[.M340]" office:value-type="float" office:value="-0.129991380154651" calcext:value-type="float">
            <text:p>-0.12999138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03.jpg</text:p>
          </table:table-cell>
          <table:table-cell office:value-type="float" office:value="0.077036" calcext:value-type="float">
            <text:p>0.077036</text:p>
          </table:table-cell>
          <table:table-cell office:value-type="float" office:value="0.866287" calcext:value-type="float">
            <text:p>0.866287</text:p>
          </table:table-cell>
          <table:table-cell office:value-type="float" office:value="0.056677" calcext:value-type="float">
            <text:p>0.056677</text:p>
          </table:table-cell>
          <table:table-cell/>
          <table:table-cell office:value-type="string" calcext:value-type="string">
            <text:p>40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41]*LN([.B341])" office:value-type="float" office:value="-0" calcext:value-type="float">
            <text:p>0</text:p>
          </table:table-cell>
          <table:table-cell table:formula="of:=[.H341]*LN([.C341])" office:value-type="float" office:value="-0.143539016547479" calcext:value-type="float">
            <text:p>-0.1435390165</text:p>
          </table:table-cell>
          <table:table-cell table:formula="of:=[.I341]*LN([.D341])" office:value-type="float" office:value="-0" calcext:value-type="float">
            <text:p>0</text:p>
          </table:table-cell>
          <table:table-cell table:formula="of:=[.K341]+[.L341]+[.M341]" office:value-type="float" office:value="-0.143539016547479" calcext:value-type="float">
            <text:p>-0.14353901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04.jpg</text:p>
          </table:table-cell>
          <table:table-cell office:value-type="float" office:value="0.123696" calcext:value-type="float">
            <text:p>0.123696</text:p>
          </table:table-cell>
          <table:table-cell office:value-type="float" office:value="0.858216" calcext:value-type="float">
            <text:p>0.858216</text:p>
          </table:table-cell>
          <table:table-cell office:value-type="float" office:value="0.018088" calcext:value-type="float">
            <text:p>0.018088</text:p>
          </table:table-cell>
          <table:table-cell/>
          <table:table-cell office:value-type="string" calcext:value-type="string">
            <text:p>40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42]*LN([.B342])" office:value-type="float" office:value="-0" calcext:value-type="float">
            <text:p>0</text:p>
          </table:table-cell>
          <table:table-cell table:formula="of:=[.H342]*LN([.C342])" office:value-type="float" office:value="-0.1528994629257" calcext:value-type="float">
            <text:p>-0.1528994629</text:p>
          </table:table-cell>
          <table:table-cell table:formula="of:=[.I342]*LN([.D342])" office:value-type="float" office:value="-0" calcext:value-type="float">
            <text:p>0</text:p>
          </table:table-cell>
          <table:table-cell table:formula="of:=[.K342]+[.L342]+[.M342]" office:value-type="float" office:value="-0.1528994629257" calcext:value-type="float">
            <text:p>-0.15289946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05.jpg</text:p>
          </table:table-cell>
          <table:table-cell office:value-type="float" office:value="0.483968" calcext:value-type="float">
            <text:p>0.483968</text:p>
          </table:table-cell>
          <table:table-cell office:value-type="float" office:value="0.514027" calcext:value-type="float">
            <text:p>0.514027</text:p>
          </table:table-cell>
          <table:table-cell office:value-type="float" office:value="0.002005" calcext:value-type="float">
            <text:p>0.002005</text:p>
          </table:table-cell>
          <table:table-cell/>
          <table:table-cell office:value-type="string" calcext:value-type="string">
            <text:p>40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43]*LN([.B343])" office:value-type="float" office:value="-0" calcext:value-type="float">
            <text:p>0</text:p>
          </table:table-cell>
          <table:table-cell table:formula="of:=[.H343]*LN([.C343])" office:value-type="float" office:value="-0.665479485723702" calcext:value-type="float">
            <text:p>-0.6654794857</text:p>
          </table:table-cell>
          <table:table-cell table:formula="of:=[.I343]*LN([.D343])" office:value-type="float" office:value="-0" calcext:value-type="float">
            <text:p>0</text:p>
          </table:table-cell>
          <table:table-cell table:formula="of:=[.K343]+[.L343]+[.M343]" office:value-type="float" office:value="-0.665479485723702" calcext:value-type="float">
            <text:p>-0.66547948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06.jpg</text:p>
          </table:table-cell>
          <table:table-cell office:value-type="float" office:value="0.617639" calcext:value-type="float">
            <text:p>0.617639</text:p>
          </table:table-cell>
          <table:table-cell office:value-type="float" office:value="0.370071" calcext:value-type="float">
            <text:p>0.370071</text:p>
          </table:table-cell>
          <table:table-cell office:value-type="float" office:value="0.01229" calcext:value-type="float">
            <text:p>0.01229</text:p>
          </table:table-cell>
          <table:table-cell/>
          <table:table-cell office:value-type="string" calcext:value-type="string">
            <text:p>406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344]*LN([.B344])" office:value-type="float" office:value="-0.481851134596907" calcext:value-type="float">
            <text:p>-0.4818511346</text:p>
          </table:table-cell>
          <table:table-cell table:formula="of:=[.H344]*LN([.C344])" office:value-type="float" office:value="-0" calcext:value-type="float">
            <text:p>0</text:p>
          </table:table-cell>
          <table:table-cell table:formula="of:=[.I344]*LN([.D344])" office:value-type="float" office:value="-0" calcext:value-type="float">
            <text:p>0</text:p>
          </table:table-cell>
          <table:table-cell table:formula="of:=[.K344]+[.L344]+[.M344]" office:value-type="float" office:value="-0.481851134596907" calcext:value-type="float">
            <text:p>-0.48185113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07.jpg</text:p>
          </table:table-cell>
          <table:table-cell office:value-type="float" office:value="0.143885" calcext:value-type="float">
            <text:p>0.143885</text:p>
          </table:table-cell>
          <table:table-cell office:value-type="float" office:value="0.80985" calcext:value-type="float">
            <text:p>0.80985</text:p>
          </table:table-cell>
          <table:table-cell office:value-type="float" office:value="0.046265" calcext:value-type="float">
            <text:p>0.046265</text:p>
          </table:table-cell>
          <table:table-cell/>
          <table:table-cell office:value-type="string" calcext:value-type="string">
            <text:p>40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45]*LN([.B345])" office:value-type="float" office:value="-0" calcext:value-type="float">
            <text:p>0</text:p>
          </table:table-cell>
          <table:table-cell table:formula="of:=[.H345]*LN([.C345])" office:value-type="float" office:value="-0.210906233649731" calcext:value-type="float">
            <text:p>-0.2109062336</text:p>
          </table:table-cell>
          <table:table-cell table:formula="of:=[.I345]*LN([.D345])" office:value-type="float" office:value="-0" calcext:value-type="float">
            <text:p>0</text:p>
          </table:table-cell>
          <table:table-cell table:formula="of:=[.K345]+[.L345]+[.M345]" office:value-type="float" office:value="-0.210906233649731" calcext:value-type="float">
            <text:p>-0.21090623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08.jpg</text:p>
          </table:table-cell>
          <table:table-cell office:value-type="float" office:value="0.005777" calcext:value-type="float">
            <text:p>0.005777</text:p>
          </table:table-cell>
          <table:table-cell office:value-type="float" office:value="0.479648" calcext:value-type="float">
            <text:p>0.479648</text:p>
          </table:table-cell>
          <table:table-cell office:value-type="float" office:value="0.514575" calcext:value-type="float">
            <text:p>0.514575</text:p>
          </table:table-cell>
          <table:table-cell/>
          <table:table-cell office:value-type="string" calcext:value-type="string">
            <text:p>40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46]*LN([.B346])" office:value-type="float" office:value="-0" calcext:value-type="float">
            <text:p>0</text:p>
          </table:table-cell>
          <table:table-cell table:formula="of:=[.H346]*LN([.C346])" office:value-type="float" office:value="-0.734702777433952" calcext:value-type="float">
            <text:p>-0.7347027774</text:p>
          </table:table-cell>
          <table:table-cell table:formula="of:=[.I346]*LN([.D346])" office:value-type="float" office:value="-0" calcext:value-type="float">
            <text:p>0</text:p>
          </table:table-cell>
          <table:table-cell table:formula="of:=[.K346]+[.L346]+[.M346]" office:value-type="float" office:value="-0.734702777433952" calcext:value-type="float">
            <text:p>-0.73470277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09.jpg</text:p>
          </table:table-cell>
          <table:table-cell office:value-type="float" office:value="0.032155" calcext:value-type="float">
            <text:p>0.032155</text:p>
          </table:table-cell>
          <table:table-cell office:value-type="float" office:value="0.446141" calcext:value-type="float">
            <text:p>0.446141</text:p>
          </table:table-cell>
          <table:table-cell office:value-type="float" office:value="0.521704" calcext:value-type="float">
            <text:p>0.521704</text:p>
          </table:table-cell>
          <table:table-cell/>
          <table:table-cell office:value-type="string" calcext:value-type="string">
            <text:p>40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347]*LN([.B347])" office:value-type="float" office:value="-0" calcext:value-type="float">
            <text:p>0</text:p>
          </table:table-cell>
          <table:table-cell table:formula="of:=[.H347]*LN([.C347])" office:value-type="float" office:value="-0" calcext:value-type="float">
            <text:p>0</text:p>
          </table:table-cell>
          <table:table-cell table:formula="of:=[.I347]*LN([.D347])" office:value-type="float" office:value="-0.650654901741473" calcext:value-type="float">
            <text:p>-0.6506549017</text:p>
          </table:table-cell>
          <table:table-cell table:formula="of:=[.K347]+[.L347]+[.M347]" office:value-type="float" office:value="-0.650654901741473" calcext:value-type="float">
            <text:p>-0.65065490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1.jpg</text:p>
          </table:table-cell>
          <table:table-cell office:value-type="float" office:value="0.006124" calcext:value-type="float">
            <text:p>0.006124</text:p>
          </table:table-cell>
          <table:table-cell office:value-type="float" office:value="0.796055" calcext:value-type="float">
            <text:p>0.796055</text:p>
          </table:table-cell>
          <table:table-cell office:value-type="float" office:value="0.197821" calcext:value-type="float">
            <text:p>0.197821</text:p>
          </table:table-cell>
          <table:table-cell/>
          <table:table-cell office:value-type="string" calcext:value-type="string">
            <text:p>4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48]*LN([.B348])" office:value-type="float" office:value="-0" calcext:value-type="float">
            <text:p>0</text:p>
          </table:table-cell>
          <table:table-cell table:formula="of:=[.H348]*LN([.C348])" office:value-type="float" office:value="-0.22808700004735" calcext:value-type="float">
            <text:p>-0.228087</text:p>
          </table:table-cell>
          <table:table-cell table:formula="of:=[.I348]*LN([.D348])" office:value-type="float" office:value="-0" calcext:value-type="float">
            <text:p>0</text:p>
          </table:table-cell>
          <table:table-cell table:formula="of:=[.K348]+[.L348]+[.M348]" office:value-type="float" office:value="-0.22808700004735" calcext:value-type="float">
            <text:p>-0.2280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10.jpg</text:p>
          </table:table-cell>
          <table:table-cell office:value-type="float" office:value="0.019058" calcext:value-type="float">
            <text:p>0.019058</text:p>
          </table:table-cell>
          <table:table-cell office:value-type="float" office:value="0.311262" calcext:value-type="float">
            <text:p>0.311262</text:p>
          </table:table-cell>
          <table:table-cell office:value-type="float" office:value="0.66968" calcext:value-type="float">
            <text:p>0.66968</text:p>
          </table:table-cell>
          <table:table-cell/>
          <table:table-cell office:value-type="string" calcext:value-type="string">
            <text:p>41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349]*LN([.B349])" office:value-type="float" office:value="-0" calcext:value-type="float">
            <text:p>0</text:p>
          </table:table-cell>
          <table:table-cell table:formula="of:=[.H349]*LN([.C349])" office:value-type="float" office:value="-0" calcext:value-type="float">
            <text:p>0</text:p>
          </table:table-cell>
          <table:table-cell table:formula="of:=[.I349]*LN([.D349])" office:value-type="float" office:value="-0.400955292630336" calcext:value-type="float">
            <text:p>-0.4009552926</text:p>
          </table:table-cell>
          <table:table-cell table:formula="of:=[.K349]+[.L349]+[.M349]" office:value-type="float" office:value="-0.400955292630336" calcext:value-type="float">
            <text:p>-0.40095529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11.jpg</text:p>
          </table:table-cell>
          <table:table-cell office:value-type="float" office:value="0.04039" calcext:value-type="float">
            <text:p>0.04039</text:p>
          </table:table-cell>
          <table:table-cell office:value-type="float" office:value="0.826889" calcext:value-type="float">
            <text:p>0.826889</text:p>
          </table:table-cell>
          <table:table-cell office:value-type="float" office:value="0.132721" calcext:value-type="float">
            <text:p>0.132721</text:p>
          </table:table-cell>
          <table:table-cell/>
          <table:table-cell office:value-type="string" calcext:value-type="string">
            <text:p>41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50]*LN([.B350])" office:value-type="float" office:value="-0" calcext:value-type="float">
            <text:p>0</text:p>
          </table:table-cell>
          <table:table-cell table:formula="of:=[.H350]*LN([.C350])" office:value-type="float" office:value="-0.190084813039317" calcext:value-type="float">
            <text:p>-0.190084813</text:p>
          </table:table-cell>
          <table:table-cell table:formula="of:=[.I350]*LN([.D350])" office:value-type="float" office:value="-0" calcext:value-type="float">
            <text:p>0</text:p>
          </table:table-cell>
          <table:table-cell table:formula="of:=[.K350]+[.L350]+[.M350]" office:value-type="float" office:value="-0.190084813039317" calcext:value-type="float">
            <text:p>-0.1900848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12.jpg</text:p>
          </table:table-cell>
          <table:table-cell office:value-type="float" office:value="0.032997" calcext:value-type="float">
            <text:p>0.032997</text:p>
          </table:table-cell>
          <table:table-cell office:value-type="float" office:value="0.624514" calcext:value-type="float">
            <text:p>0.624514</text:p>
          </table:table-cell>
          <table:table-cell office:value-type="float" office:value="0.342489" calcext:value-type="float">
            <text:p>0.342489</text:p>
          </table:table-cell>
          <table:table-cell/>
          <table:table-cell office:value-type="string" calcext:value-type="string">
            <text:p>41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351]*LN([.B351])" office:value-type="float" office:value="-0" calcext:value-type="float">
            <text:p>0</text:p>
          </table:table-cell>
          <table:table-cell table:formula="of:=[.H351]*LN([.C351])" office:value-type="float" office:value="-0" calcext:value-type="float">
            <text:p>0</text:p>
          </table:table-cell>
          <table:table-cell table:formula="of:=[.I351]*LN([.D351])" office:value-type="float" office:value="-1.07151573858393" calcext:value-type="float">
            <text:p>-1.0715157386</text:p>
          </table:table-cell>
          <table:table-cell table:formula="of:=[.K351]+[.L351]+[.M351]" office:value-type="float" office:value="-1.07151573858393" calcext:value-type="float">
            <text:p>-1.07151573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13.jpg</text:p>
          </table:table-cell>
          <table:table-cell office:value-type="float" office:value="0.038738" calcext:value-type="float">
            <text:p>0.038738</text:p>
          </table:table-cell>
          <table:table-cell office:value-type="float" office:value="0.284557" calcext:value-type="float">
            <text:p>0.284557</text:p>
          </table:table-cell>
          <table:table-cell office:value-type="float" office:value="0.676705" calcext:value-type="float">
            <text:p>0.676705</text:p>
          </table:table-cell>
          <table:table-cell/>
          <table:table-cell office:value-type="string" calcext:value-type="string">
            <text:p>41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52]*LN([.B352])" office:value-type="float" office:value="-0" calcext:value-type="float">
            <text:p>0</text:p>
          </table:table-cell>
          <table:table-cell table:formula="of:=[.H352]*LN([.C352])" office:value-type="float" office:value="-1.25682169398958" calcext:value-type="float">
            <text:p>-1.256821694</text:p>
          </table:table-cell>
          <table:table-cell table:formula="of:=[.I352]*LN([.D352])" office:value-type="float" office:value="-0" calcext:value-type="float">
            <text:p>0</text:p>
          </table:table-cell>
          <table:table-cell table:formula="of:=[.K352]+[.L352]+[.M352]" office:value-type="float" office:value="-1.25682169398958" calcext:value-type="float">
            <text:p>-1.2568216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14.jpg</text:p>
          </table:table-cell>
          <table:table-cell office:value-type="float" office:value="0.059485" calcext:value-type="float">
            <text:p>0.059485</text:p>
          </table:table-cell>
          <table:table-cell office:value-type="float" office:value="0.49873" calcext:value-type="float">
            <text:p>0.49873</text:p>
          </table:table-cell>
          <table:table-cell office:value-type="float" office:value="0.441784" calcext:value-type="float">
            <text:p>0.441784</text:p>
          </table:table-cell>
          <table:table-cell/>
          <table:table-cell office:value-type="string" calcext:value-type="string">
            <text:p>41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353]*LN([.B353])" office:value-type="float" office:value="-0" calcext:value-type="float">
            <text:p>0</text:p>
          </table:table-cell>
          <table:table-cell table:formula="of:=[.H353]*LN([.C353])" office:value-type="float" office:value="-0" calcext:value-type="float">
            <text:p>0</text:p>
          </table:table-cell>
          <table:table-cell table:formula="of:=[.I353]*LN([.D353])" office:value-type="float" office:value="-0.816934204134035" calcext:value-type="float">
            <text:p>-0.8169342041</text:p>
          </table:table-cell>
          <table:table-cell table:formula="of:=[.K353]+[.L353]+[.M353]" office:value-type="float" office:value="-0.816934204134035" calcext:value-type="float">
            <text:p>-0.81693420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15.jpg</text:p>
          </table:table-cell>
          <table:table-cell office:value-type="float" office:value="0.262347" calcext:value-type="float">
            <text:p>0.262347</text:p>
          </table:table-cell>
          <table:table-cell office:value-type="float" office:value="0.690953" calcext:value-type="float">
            <text:p>0.690953</text:p>
          </table:table-cell>
          <table:table-cell office:value-type="float" office:value="0.046699" calcext:value-type="float">
            <text:p>0.046699</text:p>
          </table:table-cell>
          <table:table-cell/>
          <table:table-cell office:value-type="string" calcext:value-type="string">
            <text:p>415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354]*LN([.B354])" office:value-type="float" office:value="-1.33808722402057" calcext:value-type="float">
            <text:p>-1.338087224</text:p>
          </table:table-cell>
          <table:table-cell table:formula="of:=[.H354]*LN([.C354])" office:value-type="float" office:value="-0" calcext:value-type="float">
            <text:p>0</text:p>
          </table:table-cell>
          <table:table-cell table:formula="of:=[.I354]*LN([.D354])" office:value-type="float" office:value="-0" calcext:value-type="float">
            <text:p>0</text:p>
          </table:table-cell>
          <table:table-cell table:formula="of:=[.K354]+[.L354]+[.M354]" office:value-type="float" office:value="-1.33808722402057" calcext:value-type="float">
            <text:p>-1.3380872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16.jpg</text:p>
          </table:table-cell>
          <table:table-cell office:value-type="float" office:value="0.862293" calcext:value-type="float">
            <text:p>0.862293</text:p>
          </table:table-cell>
          <table:table-cell office:value-type="float" office:value="0.136931" calcext:value-type="float">
            <text:p>0.136931</text:p>
          </table:table-cell>
          <table:table-cell office:value-type="float" office:value="0.000776" calcext:value-type="float">
            <text:p>0.000776</text:p>
          </table:table-cell>
          <table:table-cell/>
          <table:table-cell office:value-type="string" calcext:value-type="string">
            <text:p>416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355]*LN([.B355])" office:value-type="float" office:value="-0.148160158881231" calcext:value-type="float">
            <text:p>-0.1481601589</text:p>
          </table:table-cell>
          <table:table-cell table:formula="of:=[.H355]*LN([.C355])" office:value-type="float" office:value="-0" calcext:value-type="float">
            <text:p>0</text:p>
          </table:table-cell>
          <table:table-cell table:formula="of:=[.I355]*LN([.D355])" office:value-type="float" office:value="-0" calcext:value-type="float">
            <text:p>0</text:p>
          </table:table-cell>
          <table:table-cell table:formula="of:=[.K355]+[.L355]+[.M355]" office:value-type="float" office:value="-0.148160158881231" calcext:value-type="float">
            <text:p>-0.14816015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17.jpg</text:p>
          </table:table-cell>
          <table:table-cell office:value-type="float" office:value="0.038465" calcext:value-type="float">
            <text:p>0.038465</text:p>
          </table:table-cell>
          <table:table-cell office:value-type="float" office:value="0.895898" calcext:value-type="float">
            <text:p>0.895898</text:p>
          </table:table-cell>
          <table:table-cell office:value-type="float" office:value="0.065638" calcext:value-type="float">
            <text:p>0.065638</text:p>
          </table:table-cell>
          <table:table-cell/>
          <table:table-cell office:value-type="string" calcext:value-type="string">
            <text:p>41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56]*LN([.B356])" office:value-type="float" office:value="-0" calcext:value-type="float">
            <text:p>0</text:p>
          </table:table-cell>
          <table:table-cell table:formula="of:=[.H356]*LN([.C356])" office:value-type="float" office:value="-0.109928711773104" calcext:value-type="float">
            <text:p>-0.1099287118</text:p>
          </table:table-cell>
          <table:table-cell table:formula="of:=[.I356]*LN([.D356])" office:value-type="float" office:value="-0" calcext:value-type="float">
            <text:p>0</text:p>
          </table:table-cell>
          <table:table-cell table:formula="of:=[.K356]+[.L356]+[.M356]" office:value-type="float" office:value="-0.109928711773104" calcext:value-type="float">
            <text:p>-0.10992871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18.jpg</text:p>
          </table:table-cell>
          <table:table-cell office:value-type="float" office:value="0.047712" calcext:value-type="float">
            <text:p>0.047712</text:p>
          </table:table-cell>
          <table:table-cell office:value-type="float" office:value="0.16504" calcext:value-type="float">
            <text:p>0.16504</text:p>
          </table:table-cell>
          <table:table-cell office:value-type="float" office:value="0.787248" calcext:value-type="float">
            <text:p>0.787248</text:p>
          </table:table-cell>
          <table:table-cell/>
          <table:table-cell office:value-type="string" calcext:value-type="string">
            <text:p>41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357]*LN([.B357])" office:value-type="float" office:value="-0" calcext:value-type="float">
            <text:p>0</text:p>
          </table:table-cell>
          <table:table-cell table:formula="of:=[.H357]*LN([.C357])" office:value-type="float" office:value="-0" calcext:value-type="float">
            <text:p>0</text:p>
          </table:table-cell>
          <table:table-cell table:formula="of:=[.I357]*LN([.D357])" office:value-type="float" office:value="-0.239211959493274" calcext:value-type="float">
            <text:p>-0.2392119595</text:p>
          </table:table-cell>
          <table:table-cell table:formula="of:=[.K357]+[.L357]+[.M357]" office:value-type="float" office:value="-0.239211959493274" calcext:value-type="float">
            <text:p>-0.23921195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19.jpg</text:p>
          </table:table-cell>
          <table:table-cell office:value-type="float" office:value="0.026848" calcext:value-type="float">
            <text:p>0.026848</text:p>
          </table:table-cell>
          <table:table-cell office:value-type="float" office:value="0.647818" calcext:value-type="float">
            <text:p>0.647818</text:p>
          </table:table-cell>
          <table:table-cell office:value-type="float" office:value="0.325334" calcext:value-type="float">
            <text:p>0.325334</text:p>
          </table:table-cell>
          <table:table-cell/>
          <table:table-cell office:value-type="string" calcext:value-type="string">
            <text:p>419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358]*LN([.B358])" office:value-type="float" office:value="-3.61756394869734" calcext:value-type="float">
            <text:p>-3.6175639487</text:p>
          </table:table-cell>
          <table:table-cell table:formula="of:=[.H358]*LN([.C358])" office:value-type="float" office:value="-0" calcext:value-type="float">
            <text:p>0</text:p>
          </table:table-cell>
          <table:table-cell table:formula="of:=[.I358]*LN([.D358])" office:value-type="float" office:value="-0" calcext:value-type="float">
            <text:p>0</text:p>
          </table:table-cell>
          <table:table-cell table:formula="of:=[.K358]+[.L358]+[.M358]" office:value-type="float" office:value="-3.61756394869734" calcext:value-type="float">
            <text:p>-3.61756394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2.jpg</text:p>
          </table:table-cell>
          <table:table-cell office:value-type="float" office:value="0.009526" calcext:value-type="float">
            <text:p>0.009526</text:p>
          </table:table-cell>
          <table:table-cell office:value-type="float" office:value="0.906293" calcext:value-type="float">
            <text:p>0.906293</text:p>
          </table:table-cell>
          <table:table-cell office:value-type="float" office:value="0.08418" calcext:value-type="float">
            <text:p>0.08418</text:p>
          </table:table-cell>
          <table:table-cell/>
          <table:table-cell office:value-type="string" calcext:value-type="string">
            <text:p>4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59]*LN([.B359])" office:value-type="float" office:value="-0" calcext:value-type="float">
            <text:p>0</text:p>
          </table:table-cell>
          <table:table-cell table:formula="of:=[.H359]*LN([.C359])" office:value-type="float" office:value="-0.0983926256630244" calcext:value-type="float">
            <text:p>-0.0983926257</text:p>
          </table:table-cell>
          <table:table-cell table:formula="of:=[.I359]*LN([.D359])" office:value-type="float" office:value="-0" calcext:value-type="float">
            <text:p>0</text:p>
          </table:table-cell>
          <table:table-cell table:formula="of:=[.K359]+[.L359]+[.M359]" office:value-type="float" office:value="-0.0983926256630244" calcext:value-type="float">
            <text:p>-0.09839262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20.jpg</text:p>
          </table:table-cell>
          <table:table-cell office:value-type="float" office:value="0.08094" calcext:value-type="float">
            <text:p>0.08094</text:p>
          </table:table-cell>
          <table:table-cell office:value-type="float" office:value="0.469165" calcext:value-type="float">
            <text:p>0.469165</text:p>
          </table:table-cell>
          <table:table-cell office:value-type="float" office:value="0.449894" calcext:value-type="float">
            <text:p>0.449894</text:p>
          </table:table-cell>
          <table:table-cell/>
          <table:table-cell office:value-type="string" calcext:value-type="string">
            <text:p>42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60]*LN([.B360])" office:value-type="float" office:value="-0" calcext:value-type="float">
            <text:p>0</text:p>
          </table:table-cell>
          <table:table-cell table:formula="of:=[.H360]*LN([.C360])" office:value-type="float" office:value="-0.75680076004058" calcext:value-type="float">
            <text:p>-0.75680076</text:p>
          </table:table-cell>
          <table:table-cell table:formula="of:=[.I360]*LN([.D360])" office:value-type="float" office:value="-0" calcext:value-type="float">
            <text:p>0</text:p>
          </table:table-cell>
          <table:table-cell table:formula="of:=[.K360]+[.L360]+[.M360]" office:value-type="float" office:value="-0.75680076004058" calcext:value-type="float">
            <text:p>-0.756800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21.jpg</text:p>
          </table:table-cell>
          <table:table-cell office:value-type="float" office:value="0.033054" calcext:value-type="float">
            <text:p>0.033054</text:p>
          </table:table-cell>
          <table:table-cell office:value-type="float" office:value="0.586803" calcext:value-type="float">
            <text:p>0.586803</text:p>
          </table:table-cell>
          <table:table-cell office:value-type="float" office:value="0.380143" calcext:value-type="float">
            <text:p>0.380143</text:p>
          </table:table-cell>
          <table:table-cell/>
          <table:table-cell office:value-type="string" calcext:value-type="string">
            <text:p>42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61]*LN([.B361])" office:value-type="float" office:value="-0" calcext:value-type="float">
            <text:p>0</text:p>
          </table:table-cell>
          <table:table-cell table:formula="of:=[.H361]*LN([.C361])" office:value-type="float" office:value="-0.533066120251941" calcext:value-type="float">
            <text:p>-0.5330661203</text:p>
          </table:table-cell>
          <table:table-cell table:formula="of:=[.I361]*LN([.D361])" office:value-type="float" office:value="-0" calcext:value-type="float">
            <text:p>0</text:p>
          </table:table-cell>
          <table:table-cell table:formula="of:=[.K361]+[.L361]+[.M361]" office:value-type="float" office:value="-0.533066120251941" calcext:value-type="float">
            <text:p>-0.53306612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22.jpg</text:p>
          </table:table-cell>
          <table:table-cell office:value-type="float" office:value="0.043498" calcext:value-type="float">
            <text:p>0.043498</text:p>
          </table:table-cell>
          <table:table-cell office:value-type="float" office:value="0.526665" calcext:value-type="float">
            <text:p>0.526665</text:p>
          </table:table-cell>
          <table:table-cell office:value-type="float" office:value="0.429837" calcext:value-type="float">
            <text:p>0.429837</text:p>
          </table:table-cell>
          <table:table-cell/>
          <table:table-cell office:value-type="string" calcext:value-type="string">
            <text:p>42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362]*LN([.B362])" office:value-type="float" office:value="-0" calcext:value-type="float">
            <text:p>0</text:p>
          </table:table-cell>
          <table:table-cell table:formula="of:=[.H362]*LN([.C362])" office:value-type="float" office:value="-0" calcext:value-type="float">
            <text:p>0</text:p>
          </table:table-cell>
          <table:table-cell table:formula="of:=[.I362]*LN([.D362])" office:value-type="float" office:value="-0.844349211927077" calcext:value-type="float">
            <text:p>-0.8443492119</text:p>
          </table:table-cell>
          <table:table-cell table:formula="of:=[.K362]+[.L362]+[.M362]" office:value-type="float" office:value="-0.844349211927077" calcext:value-type="float">
            <text:p>-0.84434921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23.jpg</text:p>
          </table:table-cell>
          <table:table-cell office:value-type="float" office:value="0.040135" calcext:value-type="float">
            <text:p>0.040135</text:p>
          </table:table-cell>
          <table:table-cell office:value-type="float" office:value="0.623521" calcext:value-type="float">
            <text:p>0.623521</text:p>
          </table:table-cell>
          <table:table-cell office:value-type="float" office:value="0.336344" calcext:value-type="float">
            <text:p>0.336344</text:p>
          </table:table-cell>
          <table:table-cell/>
          <table:table-cell office:value-type="string" calcext:value-type="string">
            <text:p>42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363]*LN([.B363])" office:value-type="float" office:value="-0" calcext:value-type="float">
            <text:p>0</text:p>
          </table:table-cell>
          <table:table-cell table:formula="of:=[.H363]*LN([.C363])" office:value-type="float" office:value="-0" calcext:value-type="float">
            <text:p>0</text:p>
          </table:table-cell>
          <table:table-cell table:formula="of:=[.I363]*LN([.D363])" office:value-type="float" office:value="-1.08962083323065" calcext:value-type="float">
            <text:p>-1.0896208332</text:p>
          </table:table-cell>
          <table:table-cell table:formula="of:=[.K363]+[.L363]+[.M363]" office:value-type="float" office:value="-1.08962083323065" calcext:value-type="float">
            <text:p>-1.08962083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24.jpg</text:p>
          </table:table-cell>
          <table:table-cell office:value-type="float" office:value="0.104963" calcext:value-type="float">
            <text:p>0.104963</text:p>
          </table:table-cell>
          <table:table-cell office:value-type="float" office:value="0.568652" calcext:value-type="float">
            <text:p>0.568652</text:p>
          </table:table-cell>
          <table:table-cell office:value-type="float" office:value="0.326385" calcext:value-type="float">
            <text:p>0.326385</text:p>
          </table:table-cell>
          <table:table-cell/>
          <table:table-cell office:value-type="string" calcext:value-type="string">
            <text:p>42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64]*LN([.B364])" office:value-type="float" office:value="-0" calcext:value-type="float">
            <text:p>0</text:p>
          </table:table-cell>
          <table:table-cell table:formula="of:=[.H364]*LN([.C364])" office:value-type="float" office:value="-0.564486631255961" calcext:value-type="float">
            <text:p>-0.5644866313</text:p>
          </table:table-cell>
          <table:table-cell table:formula="of:=[.I364]*LN([.D364])" office:value-type="float" office:value="-0" calcext:value-type="float">
            <text:p>0</text:p>
          </table:table-cell>
          <table:table-cell table:formula="of:=[.K364]+[.L364]+[.M364]" office:value-type="float" office:value="-0.564486631255961" calcext:value-type="float">
            <text:p>-0.56448663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25.jpg</text:p>
          </table:table-cell>
          <table:table-cell office:value-type="float" office:value="0.023441" calcext:value-type="float">
            <text:p>0.023441</text:p>
          </table:table-cell>
          <table:table-cell office:value-type="float" office:value="0.444633" calcext:value-type="float">
            <text:p>0.444633</text:p>
          </table:table-cell>
          <table:table-cell office:value-type="float" office:value="0.531926" calcext:value-type="float">
            <text:p>0.531926</text:p>
          </table:table-cell>
          <table:table-cell/>
          <table:table-cell office:value-type="string" calcext:value-type="string">
            <text:p>42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365]*LN([.B365])" office:value-type="float" office:value="-0" calcext:value-type="float">
            <text:p>0</text:p>
          </table:table-cell>
          <table:table-cell table:formula="of:=[.H365]*LN([.C365])" office:value-type="float" office:value="-0" calcext:value-type="float">
            <text:p>0</text:p>
          </table:table-cell>
          <table:table-cell table:formula="of:=[.I365]*LN([.D365])" office:value-type="float" office:value="-0.631250897059842" calcext:value-type="float">
            <text:p>-0.6312508971</text:p>
          </table:table-cell>
          <table:table-cell table:formula="of:=[.K365]+[.L365]+[.M365]" office:value-type="float" office:value="-0.631250897059842" calcext:value-type="float">
            <text:p>-0.63125089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26.jpg</text:p>
          </table:table-cell>
          <table:table-cell office:value-type="float" office:value="0.024261" calcext:value-type="float">
            <text:p>0.024261</text:p>
          </table:table-cell>
          <table:table-cell office:value-type="float" office:value="0.44285" calcext:value-type="float">
            <text:p>0.44285</text:p>
          </table:table-cell>
          <table:table-cell office:value-type="float" office:value="0.532889" calcext:value-type="float">
            <text:p>0.532889</text:p>
          </table:table-cell>
          <table:table-cell/>
          <table:table-cell office:value-type="string" calcext:value-type="string">
            <text:p>42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366]*LN([.B366])" office:value-type="float" office:value="-0" calcext:value-type="float">
            <text:p>0</text:p>
          </table:table-cell>
          <table:table-cell table:formula="of:=[.H366]*LN([.C366])" office:value-type="float" office:value="-0" calcext:value-type="float">
            <text:p>0</text:p>
          </table:table-cell>
          <table:table-cell table:formula="of:=[.I366]*LN([.D366])" office:value-type="float" office:value="-0.629442131663884" calcext:value-type="float">
            <text:p>-0.6294421317</text:p>
          </table:table-cell>
          <table:table-cell table:formula="of:=[.K366]+[.L366]+[.M366]" office:value-type="float" office:value="-0.629442131663884" calcext:value-type="float">
            <text:p>-0.62944213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27.jpg</text:p>
          </table:table-cell>
          <table:table-cell office:value-type="float" office:value="0.017641" calcext:value-type="float">
            <text:p>0.017641</text:p>
          </table:table-cell>
          <table:table-cell office:value-type="float" office:value="0.588258" calcext:value-type="float">
            <text:p>0.588258</text:p>
          </table:table-cell>
          <table:table-cell office:value-type="float" office:value="0.394101" calcext:value-type="float">
            <text:p>0.394101</text:p>
          </table:table-cell>
          <table:table-cell/>
          <table:table-cell office:value-type="string" calcext:value-type="string">
            <text:p>42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67]*LN([.B367])" office:value-type="float" office:value="-0" calcext:value-type="float">
            <text:p>0</text:p>
          </table:table-cell>
          <table:table-cell table:formula="of:=[.H367]*LN([.C367])" office:value-type="float" office:value="-0.530589651807131" calcext:value-type="float">
            <text:p>-0.5305896518</text:p>
          </table:table-cell>
          <table:table-cell table:formula="of:=[.I367]*LN([.D367])" office:value-type="float" office:value="-0" calcext:value-type="float">
            <text:p>0</text:p>
          </table:table-cell>
          <table:table-cell table:formula="of:=[.K367]+[.L367]+[.M367]" office:value-type="float" office:value="-0.530589651807131" calcext:value-type="float">
            <text:p>-0.53058965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28.jpg</text:p>
          </table:table-cell>
          <table:table-cell office:value-type="float" office:value="0.071708" calcext:value-type="float">
            <text:p>0.071708</text:p>
          </table:table-cell>
          <table:table-cell office:value-type="float" office:value="0.359687" calcext:value-type="float">
            <text:p>0.359687</text:p>
          </table:table-cell>
          <table:table-cell office:value-type="float" office:value="0.568605" calcext:value-type="float">
            <text:p>0.568605</text:p>
          </table:table-cell>
          <table:table-cell/>
          <table:table-cell office:value-type="string" calcext:value-type="string">
            <text:p>42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368]*LN([.B368])" office:value-type="float" office:value="-0" calcext:value-type="float">
            <text:p>0</text:p>
          </table:table-cell>
          <table:table-cell table:formula="of:=[.H368]*LN([.C368])" office:value-type="float" office:value="-0" calcext:value-type="float">
            <text:p>0</text:p>
          </table:table-cell>
          <table:table-cell table:formula="of:=[.I368]*LN([.D368])" office:value-type="float" office:value="-0.564569286275937" calcext:value-type="float">
            <text:p>-0.5645692863</text:p>
          </table:table-cell>
          <table:table-cell table:formula="of:=[.K368]+[.L368]+[.M368]" office:value-type="float" office:value="-0.564569286275937" calcext:value-type="float">
            <text:p>-0.56456928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29.jpg</text:p>
          </table:table-cell>
          <table:table-cell office:value-type="float" office:value="0.075696" calcext:value-type="float">
            <text:p>0.075696</text:p>
          </table:table-cell>
          <table:table-cell office:value-type="float" office:value="0.368349" calcext:value-type="float">
            <text:p>0.368349</text:p>
          </table:table-cell>
          <table:table-cell office:value-type="float" office:value="0.555955" calcext:value-type="float">
            <text:p>0.555955</text:p>
          </table:table-cell>
          <table:table-cell/>
          <table:table-cell office:value-type="string" calcext:value-type="string">
            <text:p>42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369]*LN([.B369])" office:value-type="float" office:value="-0" calcext:value-type="float">
            <text:p>0</text:p>
          </table:table-cell>
          <table:table-cell table:formula="of:=[.H369]*LN([.C369])" office:value-type="float" office:value="-0" calcext:value-type="float">
            <text:p>0</text:p>
          </table:table-cell>
          <table:table-cell table:formula="of:=[.I369]*LN([.D369])" office:value-type="float" office:value="-0.587067923258788" calcext:value-type="float">
            <text:p>-0.5870679233</text:p>
          </table:table-cell>
          <table:table-cell table:formula="of:=[.K369]+[.L369]+[.M369]" office:value-type="float" office:value="-0.587067923258788" calcext:value-type="float">
            <text:p>-0.58706792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3.jpg</text:p>
          </table:table-cell>
          <table:table-cell office:value-type="float" office:value="0.007615" calcext:value-type="float">
            <text:p>0.007615</text:p>
          </table:table-cell>
          <table:table-cell office:value-type="float" office:value="0.850562" calcext:value-type="float">
            <text:p>0.850562</text:p>
          </table:table-cell>
          <table:table-cell office:value-type="float" office:value="0.141823" calcext:value-type="float">
            <text:p>0.141823</text:p>
          </table:table-cell>
          <table:table-cell/>
          <table:table-cell office:value-type="string" calcext:value-type="string">
            <text:p>4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70]*LN([.B370])" office:value-type="float" office:value="-0" calcext:value-type="float">
            <text:p>0</text:p>
          </table:table-cell>
          <table:table-cell table:formula="of:=[.H370]*LN([.C370])" office:value-type="float" office:value="-0.161857971508052" calcext:value-type="float">
            <text:p>-0.1618579715</text:p>
          </table:table-cell>
          <table:table-cell table:formula="of:=[.I370]*LN([.D370])" office:value-type="float" office:value="-0" calcext:value-type="float">
            <text:p>0</text:p>
          </table:table-cell>
          <table:table-cell table:formula="of:=[.K370]+[.L370]+[.M370]" office:value-type="float" office:value="-0.161857971508052" calcext:value-type="float">
            <text:p>-0.16185797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30.jpg</text:p>
          </table:table-cell>
          <table:table-cell office:value-type="float" office:value="0.101468" calcext:value-type="float">
            <text:p>0.101468</text:p>
          </table:table-cell>
          <table:table-cell office:value-type="float" office:value="0.843481" calcext:value-type="float">
            <text:p>0.843481</text:p>
          </table:table-cell>
          <table:table-cell office:value-type="float" office:value="0.05505" calcext:value-type="float">
            <text:p>0.05505</text:p>
          </table:table-cell>
          <table:table-cell/>
          <table:table-cell office:value-type="string" calcext:value-type="string">
            <text:p>430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371]*LN([.B371])" office:value-type="float" office:value="-2.28801180114459" calcext:value-type="float">
            <text:p>-2.2880118011</text:p>
          </table:table-cell>
          <table:table-cell table:formula="of:=[.H371]*LN([.C371])" office:value-type="float" office:value="-0" calcext:value-type="float">
            <text:p>0</text:p>
          </table:table-cell>
          <table:table-cell table:formula="of:=[.I371]*LN([.D371])" office:value-type="float" office:value="-0" calcext:value-type="float">
            <text:p>0</text:p>
          </table:table-cell>
          <table:table-cell table:formula="of:=[.K371]+[.L371]+[.M371]" office:value-type="float" office:value="-2.28801180114459" calcext:value-type="float">
            <text:p>-2.28801180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31.jpg</text:p>
          </table:table-cell>
          <table:table-cell office:value-type="float" office:value="0.607046" calcext:value-type="float">
            <text:p>0.607046</text:p>
          </table:table-cell>
          <table:table-cell office:value-type="float" office:value="0.392798" calcext:value-type="float">
            <text:p>0.392798</text:p>
          </table:table-cell>
          <table:table-cell office:value-type="float" office:value="0.000156" calcext:value-type="float">
            <text:p>0.000156</text:p>
          </table:table-cell>
          <table:table-cell/>
          <table:table-cell office:value-type="string" calcext:value-type="string">
            <text:p>431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372]*LN([.B372])" office:value-type="float" office:value="-0.499150708256923" calcext:value-type="float">
            <text:p>-0.4991507083</text:p>
          </table:table-cell>
          <table:table-cell table:formula="of:=[.H372]*LN([.C372])" office:value-type="float" office:value="-0" calcext:value-type="float">
            <text:p>0</text:p>
          </table:table-cell>
          <table:table-cell table:formula="of:=[.I372]*LN([.D372])" office:value-type="float" office:value="-0" calcext:value-type="float">
            <text:p>0</text:p>
          </table:table-cell>
          <table:table-cell table:formula="of:=[.K372]+[.L372]+[.M372]" office:value-type="float" office:value="-0.499150708256923" calcext:value-type="float">
            <text:p>-0.49915070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32.jpg</text:p>
          </table:table-cell>
          <table:table-cell office:value-type="float" office:value="0.025568" calcext:value-type="float">
            <text:p>0.025568</text:p>
          </table:table-cell>
          <table:table-cell office:value-type="float" office:value="0.525236" calcext:value-type="float">
            <text:p>0.525236</text:p>
          </table:table-cell>
          <table:table-cell office:value-type="float" office:value="0.449196" calcext:value-type="float">
            <text:p>0.449196</text:p>
          </table:table-cell>
          <table:table-cell/>
          <table:table-cell office:value-type="string" calcext:value-type="string">
            <text:p>43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373]*LN([.B373])" office:value-type="float" office:value="-0" calcext:value-type="float">
            <text:p>0</text:p>
          </table:table-cell>
          <table:table-cell table:formula="of:=[.H373]*LN([.C373])" office:value-type="float" office:value="-0" calcext:value-type="float">
            <text:p>0</text:p>
          </table:table-cell>
          <table:table-cell table:formula="of:=[.I373]*LN([.D373])" office:value-type="float" office:value="-0.800295960876997" calcext:value-type="float">
            <text:p>-0.8002959609</text:p>
          </table:table-cell>
          <table:table-cell table:formula="of:=[.K373]+[.L373]+[.M373]" office:value-type="float" office:value="-0.800295960876997" calcext:value-type="float">
            <text:p>-0.80029596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33.jpg</text:p>
          </table:table-cell>
          <table:table-cell office:value-type="float" office:value="0.038995" calcext:value-type="float">
            <text:p>0.038995</text:p>
          </table:table-cell>
          <table:table-cell office:value-type="float" office:value="0.347672" calcext:value-type="float">
            <text:p>0.347672</text:p>
          </table:table-cell>
          <table:table-cell office:value-type="float" office:value="0.613332" calcext:value-type="float">
            <text:p>0.613332</text:p>
          </table:table-cell>
          <table:table-cell/>
          <table:table-cell office:value-type="string" calcext:value-type="string">
            <text:p>43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374]*LN([.B374])" office:value-type="float" office:value="-0" calcext:value-type="float">
            <text:p>0</text:p>
          </table:table-cell>
          <table:table-cell table:formula="of:=[.H374]*LN([.C374])" office:value-type="float" office:value="-0" calcext:value-type="float">
            <text:p>0</text:p>
          </table:table-cell>
          <table:table-cell table:formula="of:=[.I374]*LN([.D374])" office:value-type="float" office:value="-0.488848890962622" calcext:value-type="float">
            <text:p>-0.488848891</text:p>
          </table:table-cell>
          <table:table-cell table:formula="of:=[.K374]+[.L374]+[.M374]" office:value-type="float" office:value="-0.488848890962622" calcext:value-type="float">
            <text:p>-0.4888488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34.jpg</text:p>
          </table:table-cell>
          <table:table-cell office:value-type="float" office:value="0.142025" calcext:value-type="float">
            <text:p>0.142025</text:p>
          </table:table-cell>
          <table:table-cell office:value-type="float" office:value="0.809963" calcext:value-type="float">
            <text:p>0.809963</text:p>
          </table:table-cell>
          <table:table-cell office:value-type="float" office:value="0.048012" calcext:value-type="float">
            <text:p>0.048012</text:p>
          </table:table-cell>
          <table:table-cell/>
          <table:table-cell office:value-type="string" calcext:value-type="string">
            <text:p>43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75]*LN([.B375])" office:value-type="float" office:value="-0" calcext:value-type="float">
            <text:p>0</text:p>
          </table:table-cell>
          <table:table-cell table:formula="of:=[.H375]*LN([.C375])" office:value-type="float" office:value="-0.210766711371316" calcext:value-type="float">
            <text:p>-0.2107667114</text:p>
          </table:table-cell>
          <table:table-cell table:formula="of:=[.I375]*LN([.D375])" office:value-type="float" office:value="-0" calcext:value-type="float">
            <text:p>0</text:p>
          </table:table-cell>
          <table:table-cell table:formula="of:=[.K375]+[.L375]+[.M375]" office:value-type="float" office:value="-0.210766711371316" calcext:value-type="float">
            <text:p>-0.21076671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35.jpg</text:p>
          </table:table-cell>
          <table:table-cell office:value-type="float" office:value="0.006684" calcext:value-type="float">
            <text:p>0.006684</text:p>
          </table:table-cell>
          <table:table-cell office:value-type="float" office:value="0.531268" calcext:value-type="float">
            <text:p>0.531268</text:p>
          </table:table-cell>
          <table:table-cell office:value-type="float" office:value="0.462048" calcext:value-type="float">
            <text:p>0.462048</text:p>
          </table:table-cell>
          <table:table-cell/>
          <table:table-cell office:value-type="string" calcext:value-type="string">
            <text:p>43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376]*LN([.B376])" office:value-type="float" office:value="-0" calcext:value-type="float">
            <text:p>0</text:p>
          </table:table-cell>
          <table:table-cell table:formula="of:=[.H376]*LN([.C376])" office:value-type="float" office:value="-0" calcext:value-type="float">
            <text:p>0</text:p>
          </table:table-cell>
          <table:table-cell table:formula="of:=[.I376]*LN([.D376])" office:value-type="float" office:value="-0.772086497193329" calcext:value-type="float">
            <text:p>-0.7720864972</text:p>
          </table:table-cell>
          <table:table-cell table:formula="of:=[.K376]+[.L376]+[.M376]" office:value-type="float" office:value="-0.772086497193329" calcext:value-type="float">
            <text:p>-0.77208649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36.jpg</text:p>
          </table:table-cell>
          <table:table-cell office:value-type="float" office:value="0.24011" calcext:value-type="float">
            <text:p>0.24011</text:p>
          </table:table-cell>
          <table:table-cell office:value-type="float" office:value="0.727651" calcext:value-type="float">
            <text:p>0.727651</text:p>
          </table:table-cell>
          <table:table-cell office:value-type="float" office:value="0.032239" calcext:value-type="float">
            <text:p>0.032239</text:p>
          </table:table-cell>
          <table:table-cell/>
          <table:table-cell office:value-type="string" calcext:value-type="string">
            <text:p>43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77]*LN([.B377])" office:value-type="float" office:value="-0" calcext:value-type="float">
            <text:p>0</text:p>
          </table:table-cell>
          <table:table-cell table:formula="of:=[.H377]*LN([.C377])" office:value-type="float" office:value="-0.317933741336658" calcext:value-type="float">
            <text:p>-0.3179337413</text:p>
          </table:table-cell>
          <table:table-cell table:formula="of:=[.I377]*LN([.D377])" office:value-type="float" office:value="-0" calcext:value-type="float">
            <text:p>0</text:p>
          </table:table-cell>
          <table:table-cell table:formula="of:=[.K377]+[.L377]+[.M377]" office:value-type="float" office:value="-0.317933741336658" calcext:value-type="float">
            <text:p>-0.31793374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37.jpg</text:p>
          </table:table-cell>
          <table:table-cell office:value-type="float" office:value="0.105519" calcext:value-type="float">
            <text:p>0.105519</text:p>
          </table:table-cell>
          <table:table-cell office:value-type="float" office:value="0.595004" calcext:value-type="float">
            <text:p>0.595004</text:p>
          </table:table-cell>
          <table:table-cell office:value-type="float" office:value="0.299477" calcext:value-type="float">
            <text:p>0.299477</text:p>
          </table:table-cell>
          <table:table-cell/>
          <table:table-cell office:value-type="string" calcext:value-type="string">
            <text:p>43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78]*LN([.B378])" office:value-type="float" office:value="-0" calcext:value-type="float">
            <text:p>0</text:p>
          </table:table-cell>
          <table:table-cell table:formula="of:=[.H378]*LN([.C378])" office:value-type="float" office:value="-0.519187150770029" calcext:value-type="float">
            <text:p>-0.5191871508</text:p>
          </table:table-cell>
          <table:table-cell table:formula="of:=[.I378]*LN([.D378])" office:value-type="float" office:value="-0" calcext:value-type="float">
            <text:p>0</text:p>
          </table:table-cell>
          <table:table-cell table:formula="of:=[.K378]+[.L378]+[.M378]" office:value-type="float" office:value="-0.519187150770029" calcext:value-type="float">
            <text:p>-0.51918715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38.jpg</text:p>
          </table:table-cell>
          <table:table-cell office:value-type="float" office:value="0.002641" calcext:value-type="float">
            <text:p>0.002641</text:p>
          </table:table-cell>
          <table:table-cell office:value-type="float" office:value="0.996799" calcext:value-type="float">
            <text:p>0.996799</text:p>
          </table:table-cell>
          <table:table-cell office:value-type="float" office:value="0.00056" calcext:value-type="float">
            <text:p>0.00056</text:p>
          </table:table-cell>
          <table:table-cell/>
          <table:table-cell office:value-type="string" calcext:value-type="string">
            <text:p>43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79]*LN([.B379])" office:value-type="float" office:value="-0" calcext:value-type="float">
            <text:p>0</text:p>
          </table:table-cell>
          <table:table-cell table:formula="of:=[.H379]*LN([.C379])" office:value-type="float" office:value="-0.00320613415972445" calcext:value-type="float">
            <text:p>-0.0032061342</text:p>
          </table:table-cell>
          <table:table-cell table:formula="of:=[.I379]*LN([.D379])" office:value-type="float" office:value="-0" calcext:value-type="float">
            <text:p>0</text:p>
          </table:table-cell>
          <table:table-cell table:formula="of:=[.K379]+[.L379]+[.M379]" office:value-type="float" office:value="-0.00320613415972445" calcext:value-type="float">
            <text:p>-0.00320613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39.jpg</text:p>
          </table:table-cell>
          <table:table-cell office:value-type="float" office:value="0.019686" calcext:value-type="float">
            <text:p>0.019686</text:p>
          </table:table-cell>
          <table:table-cell office:value-type="float" office:value="0.848828" calcext:value-type="float">
            <text:p>0.848828</text:p>
          </table:table-cell>
          <table:table-cell office:value-type="float" office:value="0.131487" calcext:value-type="float">
            <text:p>0.131487</text:p>
          </table:table-cell>
          <table:table-cell/>
          <table:table-cell office:value-type="string" calcext:value-type="string">
            <text:p>439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80]*LN([.B380])" office:value-type="float" office:value="-0" calcext:value-type="float">
            <text:p>0</text:p>
          </table:table-cell>
          <table:table-cell table:formula="of:=[.H380]*LN([.C380])" office:value-type="float" office:value="-0.163898704479039" calcext:value-type="float">
            <text:p>-0.1638987045</text:p>
          </table:table-cell>
          <table:table-cell table:formula="of:=[.I380]*LN([.D380])" office:value-type="float" office:value="-0" calcext:value-type="float">
            <text:p>0</text:p>
          </table:table-cell>
          <table:table-cell table:formula="of:=[.K380]+[.L380]+[.M380]" office:value-type="float" office:value="-0.163898704479039" calcext:value-type="float">
            <text:p>-0.16389870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4.jpg</text:p>
          </table:table-cell>
          <table:table-cell office:value-type="float" office:value="0.018784" calcext:value-type="float">
            <text:p>0.018784</text:p>
          </table:table-cell>
          <table:table-cell office:value-type="float" office:value="0.63235" calcext:value-type="float">
            <text:p>0.63235</text:p>
          </table:table-cell>
          <table:table-cell office:value-type="float" office:value="0.348866" calcext:value-type="float">
            <text:p>0.348866</text:p>
          </table:table-cell>
          <table:table-cell/>
          <table:table-cell office:value-type="string" calcext:value-type="string">
            <text:p>44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381]*LN([.B381])" office:value-type="float" office:value="-3.97474983533645" calcext:value-type="float">
            <text:p>-3.9747498353</text:p>
          </table:table-cell>
          <table:table-cell table:formula="of:=[.H381]*LN([.C381])" office:value-type="float" office:value="-0" calcext:value-type="float">
            <text:p>0</text:p>
          </table:table-cell>
          <table:table-cell table:formula="of:=[.I381]*LN([.D381])" office:value-type="float" office:value="-0" calcext:value-type="float">
            <text:p>0</text:p>
          </table:table-cell>
          <table:table-cell table:formula="of:=[.K381]+[.L381]+[.M381]" office:value-type="float" office:value="-3.97474983533645" calcext:value-type="float">
            <text:p>-3.97474983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40.jpg</text:p>
          </table:table-cell>
          <table:table-cell office:value-type="float" office:value="0.03968" calcext:value-type="float">
            <text:p>0.03968</text:p>
          </table:table-cell>
          <table:table-cell office:value-type="float" office:value="0.417689" calcext:value-type="float">
            <text:p>0.417689</text:p>
          </table:table-cell>
          <table:table-cell office:value-type="float" office:value="0.542631" calcext:value-type="float">
            <text:p>0.542631</text:p>
          </table:table-cell>
          <table:table-cell/>
          <table:table-cell office:value-type="string" calcext:value-type="string">
            <text:p>44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382]*LN([.B382])" office:value-type="float" office:value="-0" calcext:value-type="float">
            <text:p>0</text:p>
          </table:table-cell>
          <table:table-cell table:formula="of:=[.H382]*LN([.C382])" office:value-type="float" office:value="-0" calcext:value-type="float">
            <text:p>0</text:p>
          </table:table-cell>
          <table:table-cell table:formula="of:=[.I382]*LN([.D382])" office:value-type="float" office:value="-0.611325748063456" calcext:value-type="float">
            <text:p>-0.6113257481</text:p>
          </table:table-cell>
          <table:table-cell table:formula="of:=[.K382]+[.L382]+[.M382]" office:value-type="float" office:value="-0.611325748063456" calcext:value-type="float">
            <text:p>-0.61132574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41.jpg</text:p>
          </table:table-cell>
          <table:table-cell office:value-type="float" office:value="0.011977" calcext:value-type="float">
            <text:p>0.011977</text:p>
          </table:table-cell>
          <table:table-cell office:value-type="float" office:value="0.707136" calcext:value-type="float">
            <text:p>0.707136</text:p>
          </table:table-cell>
          <table:table-cell office:value-type="float" office:value="0.280887" calcext:value-type="float">
            <text:p>0.280887</text:p>
          </table:table-cell>
          <table:table-cell/>
          <table:table-cell office:value-type="string" calcext:value-type="string">
            <text:p>44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83]*LN([.B383])" office:value-type="float" office:value="-0" calcext:value-type="float">
            <text:p>0</text:p>
          </table:table-cell>
          <table:table-cell table:formula="of:=[.H383]*LN([.C383])" office:value-type="float" office:value="-0.346532269491427" calcext:value-type="float">
            <text:p>-0.3465322695</text:p>
          </table:table-cell>
          <table:table-cell table:formula="of:=[.I383]*LN([.D383])" office:value-type="float" office:value="-0" calcext:value-type="float">
            <text:p>0</text:p>
          </table:table-cell>
          <table:table-cell table:formula="of:=[.K383]+[.L383]+[.M383]" office:value-type="float" office:value="-0.346532269491427" calcext:value-type="float">
            <text:p>-0.34653226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42.jpg</text:p>
          </table:table-cell>
          <table:table-cell office:value-type="float" office:value="0.3865" calcext:value-type="float">
            <text:p>0.3865</text:p>
          </table:table-cell>
          <table:table-cell office:value-type="float" office:value="0.593145" calcext:value-type="float">
            <text:p>0.593145</text:p>
          </table:table-cell>
          <table:table-cell office:value-type="float" office:value="0.020355" calcext:value-type="float">
            <text:p>0.020355</text:p>
          </table:table-cell>
          <table:table-cell/>
          <table:table-cell office:value-type="string" calcext:value-type="string">
            <text:p>44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84]*LN([.B384])" office:value-type="float" office:value="-0" calcext:value-type="float">
            <text:p>0</text:p>
          </table:table-cell>
          <table:table-cell table:formula="of:=[.H384]*LN([.C384])" office:value-type="float" office:value="-0.522316390481489" calcext:value-type="float">
            <text:p>-0.5223163905</text:p>
          </table:table-cell>
          <table:table-cell table:formula="of:=[.I384]*LN([.D384])" office:value-type="float" office:value="-0" calcext:value-type="float">
            <text:p>0</text:p>
          </table:table-cell>
          <table:table-cell table:formula="of:=[.K384]+[.L384]+[.M384]" office:value-type="float" office:value="-0.522316390481489" calcext:value-type="float">
            <text:p>-0.52231639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43.jpg</text:p>
          </table:table-cell>
          <table:table-cell office:value-type="float" office:value="0.310354" calcext:value-type="float">
            <text:p>0.310354</text:p>
          </table:table-cell>
          <table:table-cell office:value-type="float" office:value="0.515121" calcext:value-type="float">
            <text:p>0.515121</text:p>
          </table:table-cell>
          <table:table-cell office:value-type="float" office:value="0.174525" calcext:value-type="float">
            <text:p>0.174525</text:p>
          </table:table-cell>
          <table:table-cell/>
          <table:table-cell office:value-type="string" calcext:value-type="string">
            <text:p>44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85]*LN([.B385])" office:value-type="float" office:value="-0" calcext:value-type="float">
            <text:p>0</text:p>
          </table:table-cell>
          <table:table-cell table:formula="of:=[.H385]*LN([.C385])" office:value-type="float" office:value="-0.663353454458861" calcext:value-type="float">
            <text:p>-0.6633534545</text:p>
          </table:table-cell>
          <table:table-cell table:formula="of:=[.I385]*LN([.D385])" office:value-type="float" office:value="-0" calcext:value-type="float">
            <text:p>0</text:p>
          </table:table-cell>
          <table:table-cell table:formula="of:=[.K385]+[.L385]+[.M385]" office:value-type="float" office:value="-0.663353454458861" calcext:value-type="float">
            <text:p>-0.66335345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44.jpg</text:p>
          </table:table-cell>
          <table:table-cell office:value-type="float" office:value="0.3446" calcext:value-type="float">
            <text:p>0.3446</text:p>
          </table:table-cell>
          <table:table-cell office:value-type="float" office:value="0.515356" calcext:value-type="float">
            <text:p>0.515356</text:p>
          </table:table-cell>
          <table:table-cell office:value-type="float" office:value="0.140044" calcext:value-type="float">
            <text:p>0.140044</text:p>
          </table:table-cell>
          <table:table-cell/>
          <table:table-cell office:value-type="string" calcext:value-type="string">
            <text:p>44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86]*LN([.B386])" office:value-type="float" office:value="-0" calcext:value-type="float">
            <text:p>0</text:p>
          </table:table-cell>
          <table:table-cell table:formula="of:=[.H386]*LN([.C386])" office:value-type="float" office:value="-0.662897354994101" calcext:value-type="float">
            <text:p>-0.662897355</text:p>
          </table:table-cell>
          <table:table-cell table:formula="of:=[.I386]*LN([.D386])" office:value-type="float" office:value="-0" calcext:value-type="float">
            <text:p>0</text:p>
          </table:table-cell>
          <table:table-cell table:formula="of:=[.K386]+[.L386]+[.M386]" office:value-type="float" office:value="-0.662897354994101" calcext:value-type="float">
            <text:p>-0.6628973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45.jpg</text:p>
          </table:table-cell>
          <table:table-cell office:value-type="float" office:value="0.152503" calcext:value-type="float">
            <text:p>0.152503</text:p>
          </table:table-cell>
          <table:table-cell office:value-type="float" office:value="0.541836" calcext:value-type="float">
            <text:p>0.541836</text:p>
          </table:table-cell>
          <table:table-cell office:value-type="float" office:value="0.305661" calcext:value-type="float">
            <text:p>0.305661</text:p>
          </table:table-cell>
          <table:table-cell/>
          <table:table-cell office:value-type="string" calcext:value-type="string">
            <text:p>445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387]*LN([.B387])" office:value-type="float" office:value="-1.88057101099702" calcext:value-type="float">
            <text:p>-1.880571011</text:p>
          </table:table-cell>
          <table:table-cell table:formula="of:=[.H387]*LN([.C387])" office:value-type="float" office:value="-0" calcext:value-type="float">
            <text:p>0</text:p>
          </table:table-cell>
          <table:table-cell table:formula="of:=[.I387]*LN([.D387])" office:value-type="float" office:value="-0" calcext:value-type="float">
            <text:p>0</text:p>
          </table:table-cell>
          <table:table-cell table:formula="of:=[.K387]+[.L387]+[.M387]" office:value-type="float" office:value="-1.88057101099702" calcext:value-type="float">
            <text:p>-1.8805710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46.jpg</text:p>
          </table:table-cell>
          <table:table-cell office:value-type="float" office:value="0.193614" calcext:value-type="float">
            <text:p>0.193614</text:p>
          </table:table-cell>
          <table:table-cell office:value-type="float" office:value="0.559539" calcext:value-type="float">
            <text:p>0.559539</text:p>
          </table:table-cell>
          <table:table-cell office:value-type="float" office:value="0.246847" calcext:value-type="float">
            <text:p>0.246847</text:p>
          </table:table-cell>
          <table:table-cell/>
          <table:table-cell office:value-type="string" calcext:value-type="string">
            <text:p>44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88]*LN([.B388])" office:value-type="float" office:value="-0" calcext:value-type="float">
            <text:p>0</text:p>
          </table:table-cell>
          <table:table-cell table:formula="of:=[.H388]*LN([.C388])" office:value-type="float" office:value="-0.580642048565611" calcext:value-type="float">
            <text:p>-0.5806420486</text:p>
          </table:table-cell>
          <table:table-cell table:formula="of:=[.I388]*LN([.D388])" office:value-type="float" office:value="-0" calcext:value-type="float">
            <text:p>0</text:p>
          </table:table-cell>
          <table:table-cell table:formula="of:=[.K388]+[.L388]+[.M388]" office:value-type="float" office:value="-0.580642048565611" calcext:value-type="float">
            <text:p>-0.58064204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47.jpg</text:p>
          </table:table-cell>
          <table:table-cell office:value-type="float" office:value="0.024458" calcext:value-type="float">
            <text:p>0.024458</text:p>
          </table:table-cell>
          <table:table-cell office:value-type="float" office:value="0.279581" calcext:value-type="float">
            <text:p>0.279581</text:p>
          </table:table-cell>
          <table:table-cell office:value-type="float" office:value="0.695961" calcext:value-type="float">
            <text:p>0.695961</text:p>
          </table:table-cell>
          <table:table-cell/>
          <table:table-cell office:value-type="string" calcext:value-type="string">
            <text:p>44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89]*LN([.B389])" office:value-type="float" office:value="-0" calcext:value-type="float">
            <text:p>0</text:p>
          </table:table-cell>
          <table:table-cell table:formula="of:=[.H389]*LN([.C389])" office:value-type="float" office:value="-1.27446322515179" calcext:value-type="float">
            <text:p>-1.2744632252</text:p>
          </table:table-cell>
          <table:table-cell table:formula="of:=[.I389]*LN([.D389])" office:value-type="float" office:value="-0" calcext:value-type="float">
            <text:p>0</text:p>
          </table:table-cell>
          <table:table-cell table:formula="of:=[.K389]+[.L389]+[.M389]" office:value-type="float" office:value="-1.27446322515179" calcext:value-type="float">
            <text:p>-1.27446322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48.jpg</text:p>
          </table:table-cell>
          <table:table-cell office:value-type="float" office:value="0.022083" calcext:value-type="float">
            <text:p>0.022083</text:p>
          </table:table-cell>
          <table:table-cell office:value-type="float" office:value="0.578609" calcext:value-type="float">
            <text:p>0.578609</text:p>
          </table:table-cell>
          <table:table-cell office:value-type="float" office:value="0.399309" calcext:value-type="float">
            <text:p>0.399309</text:p>
          </table:table-cell>
          <table:table-cell/>
          <table:table-cell office:value-type="string" calcext:value-type="string">
            <text:p>44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90]*LN([.B390])" office:value-type="float" office:value="-0" calcext:value-type="float">
            <text:p>0</text:p>
          </table:table-cell>
          <table:table-cell table:formula="of:=[.H390]*LN([.C390])" office:value-type="float" office:value="-0.547128331773659" calcext:value-type="float">
            <text:p>-0.5471283318</text:p>
          </table:table-cell>
          <table:table-cell table:formula="of:=[.I390]*LN([.D390])" office:value-type="float" office:value="-0" calcext:value-type="float">
            <text:p>0</text:p>
          </table:table-cell>
          <table:table-cell table:formula="of:=[.K390]+[.L390]+[.M390]" office:value-type="float" office:value="-0.547128331773659" calcext:value-type="float">
            <text:p>-0.54712833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49.jpg</text:p>
          </table:table-cell>
          <table:table-cell office:value-type="float" office:value="0.255845" calcext:value-type="float">
            <text:p>0.255845</text:p>
          </table:table-cell>
          <table:table-cell office:value-type="float" office:value="0.693821" calcext:value-type="float">
            <text:p>0.693821</text:p>
          </table:table-cell>
          <table:table-cell office:value-type="float" office:value="0.050335" calcext:value-type="float">
            <text:p>0.050335</text:p>
          </table:table-cell>
          <table:table-cell/>
          <table:table-cell office:value-type="string" calcext:value-type="string">
            <text:p>449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391]*LN([.B391])" office:value-type="float" office:value="-1.3631834866228" calcext:value-type="float">
            <text:p>-1.3631834866</text:p>
          </table:table-cell>
          <table:table-cell table:formula="of:=[.H391]*LN([.C391])" office:value-type="float" office:value="-0" calcext:value-type="float">
            <text:p>0</text:p>
          </table:table-cell>
          <table:table-cell table:formula="of:=[.I391]*LN([.D391])" office:value-type="float" office:value="-0" calcext:value-type="float">
            <text:p>0</text:p>
          </table:table-cell>
          <table:table-cell table:formula="of:=[.K391]+[.L391]+[.M391]" office:value-type="float" office:value="-1.3631834866228" calcext:value-type="float">
            <text:p>-1.36318348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5.jpg</text:p>
          </table:table-cell>
          <table:table-cell office:value-type="float" office:value="0.00811" calcext:value-type="float">
            <text:p>0.00811</text:p>
          </table:table-cell>
          <table:table-cell office:value-type="float" office:value="0.920396" calcext:value-type="float">
            <text:p>0.920396</text:p>
          </table:table-cell>
          <table:table-cell office:value-type="float" office:value="0.071494" calcext:value-type="float">
            <text:p>0.071494</text:p>
          </table:table-cell>
          <table:table-cell/>
          <table:table-cell office:value-type="string" calcext:value-type="string">
            <text:p>4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392]*LN([.B392])" office:value-type="float" office:value="-0" calcext:value-type="float">
            <text:p>0</text:p>
          </table:table-cell>
          <table:table-cell table:formula="of:=[.H392]*LN([.C392])" office:value-type="float" office:value="-0" calcext:value-type="float">
            <text:p>0</text:p>
          </table:table-cell>
          <table:table-cell table:formula="of:=[.I392]*LN([.D392])" office:value-type="float" office:value="-2.63814174888724" calcext:value-type="float">
            <text:p>-2.6381417489</text:p>
          </table:table-cell>
          <table:table-cell table:formula="of:=[.K392]+[.L392]+[.M392]" office:value-type="float" office:value="-2.63814174888724" calcext:value-type="float">
            <text:p>-2.63814174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50.jpg</text:p>
          </table:table-cell>
          <table:table-cell office:value-type="float" office:value="0.023388" calcext:value-type="float">
            <text:p>0.023388</text:p>
          </table:table-cell>
          <table:table-cell office:value-type="float" office:value="0.612254" calcext:value-type="float">
            <text:p>0.612254</text:p>
          </table:table-cell>
          <table:table-cell office:value-type="float" office:value="0.364358" calcext:value-type="float">
            <text:p>0.364358</text:p>
          </table:table-cell>
          <table:table-cell/>
          <table:table-cell office:value-type="string" calcext:value-type="string">
            <text:p>45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393]*LN([.B393])" office:value-type="float" office:value="-0" calcext:value-type="float">
            <text:p>0</text:p>
          </table:table-cell>
          <table:table-cell table:formula="of:=[.H393]*LN([.C393])" office:value-type="float" office:value="-0" calcext:value-type="float">
            <text:p>0</text:p>
          </table:table-cell>
          <table:table-cell table:formula="of:=[.I393]*LN([.D393])" office:value-type="float" office:value="-1.00961837819733" calcext:value-type="float">
            <text:p>-1.0096183782</text:p>
          </table:table-cell>
          <table:table-cell table:formula="of:=[.K393]+[.L393]+[.M393]" office:value-type="float" office:value="-1.00961837819733" calcext:value-type="float">
            <text:p>-1.00961837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51.jpg</text:p>
          </table:table-cell>
          <table:table-cell office:value-type="float" office:value="0.009354" calcext:value-type="float">
            <text:p>0.009354</text:p>
          </table:table-cell>
          <table:table-cell office:value-type="float" office:value="0.85141" calcext:value-type="float">
            <text:p>0.85141</text:p>
          </table:table-cell>
          <table:table-cell office:value-type="float" office:value="0.139236" calcext:value-type="float">
            <text:p>0.139236</text:p>
          </table:table-cell>
          <table:table-cell/>
          <table:table-cell office:value-type="string" calcext:value-type="string">
            <text:p>45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94]*LN([.B394])" office:value-type="float" office:value="-0" calcext:value-type="float">
            <text:p>0</text:p>
          </table:table-cell>
          <table:table-cell table:formula="of:=[.H394]*LN([.C394])" office:value-type="float" office:value="-0.160861480296479" calcext:value-type="float">
            <text:p>-0.1608614803</text:p>
          </table:table-cell>
          <table:table-cell table:formula="of:=[.I394]*LN([.D394])" office:value-type="float" office:value="-0" calcext:value-type="float">
            <text:p>0</text:p>
          </table:table-cell>
          <table:table-cell table:formula="of:=[.K394]+[.L394]+[.M394]" office:value-type="float" office:value="-0.160861480296479" calcext:value-type="float">
            <text:p>-0.16086148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52.jpg</text:p>
          </table:table-cell>
          <table:table-cell office:value-type="float" office:value="0.013248" calcext:value-type="float">
            <text:p>0.013248</text:p>
          </table:table-cell>
          <table:table-cell office:value-type="float" office:value="0.528877" calcext:value-type="float">
            <text:p>0.528877</text:p>
          </table:table-cell>
          <table:table-cell office:value-type="float" office:value="0.457875" calcext:value-type="float">
            <text:p>0.457875</text:p>
          </table:table-cell>
          <table:table-cell/>
          <table:table-cell office:value-type="string" calcext:value-type="string">
            <text:p>45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395]*LN([.B395])" office:value-type="float" office:value="-0" calcext:value-type="float">
            <text:p>0</text:p>
          </table:table-cell>
          <table:table-cell table:formula="of:=[.H395]*LN([.C395])" office:value-type="float" office:value="-0" calcext:value-type="float">
            <text:p>0</text:p>
          </table:table-cell>
          <table:table-cell table:formula="of:=[.I395]*LN([.D395])" office:value-type="float" office:value="-0.781159057883159" calcext:value-type="float">
            <text:p>-0.7811590579</text:p>
          </table:table-cell>
          <table:table-cell table:formula="of:=[.K395]+[.L395]+[.M395]" office:value-type="float" office:value="-0.781159057883159" calcext:value-type="float">
            <text:p>-0.78115905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53.jpg</text:p>
          </table:table-cell>
          <table:table-cell office:value-type="float" office:value="0.070319" calcext:value-type="float">
            <text:p>0.070319</text:p>
          </table:table-cell>
          <table:table-cell office:value-type="float" office:value="0.835591" calcext:value-type="float">
            <text:p>0.835591</text:p>
          </table:table-cell>
          <table:table-cell office:value-type="float" office:value="0.09409" calcext:value-type="float">
            <text:p>0.09409</text:p>
          </table:table-cell>
          <table:table-cell/>
          <table:table-cell office:value-type="string" calcext:value-type="string">
            <text:p>453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396]*LN([.B396])" office:value-type="float" office:value="-2.65471324641168" calcext:value-type="float">
            <text:p>-2.6547132464</text:p>
          </table:table-cell>
          <table:table-cell table:formula="of:=[.H396]*LN([.C396])" office:value-type="float" office:value="-0" calcext:value-type="float">
            <text:p>0</text:p>
          </table:table-cell>
          <table:table-cell table:formula="of:=[.I396]*LN([.D396])" office:value-type="float" office:value="-0" calcext:value-type="float">
            <text:p>0</text:p>
          </table:table-cell>
          <table:table-cell table:formula="of:=[.K396]+[.L396]+[.M396]" office:value-type="float" office:value="-2.65471324641168" calcext:value-type="float">
            <text:p>-2.65471324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54.jpg</text:p>
          </table:table-cell>
          <table:table-cell office:value-type="float" office:value="0.225036" calcext:value-type="float">
            <text:p>0.225036</text:p>
          </table:table-cell>
          <table:table-cell office:value-type="float" office:value="0.681269" calcext:value-type="float">
            <text:p>0.681269</text:p>
          </table:table-cell>
          <table:table-cell office:value-type="float" office:value="0.093695" calcext:value-type="float">
            <text:p>0.093695</text:p>
          </table:table-cell>
          <table:table-cell/>
          <table:table-cell office:value-type="string" calcext:value-type="string">
            <text:p>45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97]*LN([.B397])" office:value-type="float" office:value="-0" calcext:value-type="float">
            <text:p>0</text:p>
          </table:table-cell>
          <table:table-cell table:formula="of:=[.H397]*LN([.C397])" office:value-type="float" office:value="-0.383798043485343" calcext:value-type="float">
            <text:p>-0.3837980435</text:p>
          </table:table-cell>
          <table:table-cell table:formula="of:=[.I397]*LN([.D397])" office:value-type="float" office:value="-0" calcext:value-type="float">
            <text:p>0</text:p>
          </table:table-cell>
          <table:table-cell table:formula="of:=[.K397]+[.L397]+[.M397]" office:value-type="float" office:value="-0.383798043485343" calcext:value-type="float">
            <text:p>-0.38379804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55.jpg</text:p>
          </table:table-cell>
          <table:table-cell office:value-type="float" office:value="0.143706" calcext:value-type="float">
            <text:p>0.143706</text:p>
          </table:table-cell>
          <table:table-cell office:value-type="float" office:value="0.638303" calcext:value-type="float">
            <text:p>0.638303</text:p>
          </table:table-cell>
          <table:table-cell office:value-type="float" office:value="0.217991" calcext:value-type="float">
            <text:p>0.217991</text:p>
          </table:table-cell>
          <table:table-cell/>
          <table:table-cell office:value-type="string" calcext:value-type="string">
            <text:p>45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398]*LN([.B398])" office:value-type="float" office:value="-0" calcext:value-type="float">
            <text:p>0</text:p>
          </table:table-cell>
          <table:table-cell table:formula="of:=[.H398]*LN([.C398])" office:value-type="float" office:value="-0" calcext:value-type="float">
            <text:p>0</text:p>
          </table:table-cell>
          <table:table-cell table:formula="of:=[.I398]*LN([.D398])" office:value-type="float" office:value="-1.52330150144894" calcext:value-type="float">
            <text:p>-1.5233015014</text:p>
          </table:table-cell>
          <table:table-cell table:formula="of:=[.K398]+[.L398]+[.M398]" office:value-type="float" office:value="-1.52330150144894" calcext:value-type="float">
            <text:p>-1.52330150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56.jpg</text:p>
          </table:table-cell>
          <table:table-cell office:value-type="float" office:value="0.275467" calcext:value-type="float">
            <text:p>0.275467</text:p>
          </table:table-cell>
          <table:table-cell office:value-type="float" office:value="0.59911" calcext:value-type="float">
            <text:p>0.59911</text:p>
          </table:table-cell>
          <table:table-cell office:value-type="float" office:value="0.125423" calcext:value-type="float">
            <text:p>0.125423</text:p>
          </table:table-cell>
          <table:table-cell/>
          <table:table-cell office:value-type="string" calcext:value-type="string">
            <text:p>45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399]*LN([.B399])" office:value-type="float" office:value="-0" calcext:value-type="float">
            <text:p>0</text:p>
          </table:table-cell>
          <table:table-cell table:formula="of:=[.H399]*LN([.C399])" office:value-type="float" office:value="-0.51231005832734" calcext:value-type="float">
            <text:p>-0.5123100583</text:p>
          </table:table-cell>
          <table:table-cell table:formula="of:=[.I399]*LN([.D399])" office:value-type="float" office:value="-0" calcext:value-type="float">
            <text:p>0</text:p>
          </table:table-cell>
          <table:table-cell table:formula="of:=[.K399]+[.L399]+[.M399]" office:value-type="float" office:value="-0.51231005832734" calcext:value-type="float">
            <text:p>-0.51231005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57.jpg</text:p>
          </table:table-cell>
          <table:table-cell office:value-type="float" office:value="0.323258" calcext:value-type="float">
            <text:p>0.323258</text:p>
          </table:table-cell>
          <table:table-cell office:value-type="float" office:value="0.667313" calcext:value-type="float">
            <text:p>0.667313</text:p>
          </table:table-cell>
          <table:table-cell office:value-type="float" office:value="0.00943" calcext:value-type="float">
            <text:p>0.00943</text:p>
          </table:table-cell>
          <table:table-cell/>
          <table:table-cell office:value-type="string" calcext:value-type="string">
            <text:p>457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400]*LN([.B400])" office:value-type="float" office:value="-1.12930451298985" calcext:value-type="float">
            <text:p>-1.129304513</text:p>
          </table:table-cell>
          <table:table-cell table:formula="of:=[.H400]*LN([.C400])" office:value-type="float" office:value="-0" calcext:value-type="float">
            <text:p>0</text:p>
          </table:table-cell>
          <table:table-cell table:formula="of:=[.I400]*LN([.D400])" office:value-type="float" office:value="-0" calcext:value-type="float">
            <text:p>0</text:p>
          </table:table-cell>
          <table:table-cell table:formula="of:=[.K400]+[.L400]+[.M400]" office:value-type="float" office:value="-1.12930451298985" calcext:value-type="float">
            <text:p>-1.1293045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58.jpg</text:p>
          </table:table-cell>
          <table:table-cell office:value-type="float" office:value="0.01604" calcext:value-type="float">
            <text:p>0.01604</text:p>
          </table:table-cell>
          <table:table-cell office:value-type="float" office:value="0.615946" calcext:value-type="float">
            <text:p>0.615946</text:p>
          </table:table-cell>
          <table:table-cell office:value-type="float" office:value="0.368014" calcext:value-type="float">
            <text:p>0.368014</text:p>
          </table:table-cell>
          <table:table-cell/>
          <table:table-cell office:value-type="string" calcext:value-type="string">
            <text:p>458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401]*LN([.B401])" office:value-type="float" office:value="-4.13266967654377" calcext:value-type="float">
            <text:p>-4.1326696765</text:p>
          </table:table-cell>
          <table:table-cell table:formula="of:=[.H401]*LN([.C401])" office:value-type="float" office:value="-0" calcext:value-type="float">
            <text:p>0</text:p>
          </table:table-cell>
          <table:table-cell table:formula="of:=[.I401]*LN([.D401])" office:value-type="float" office:value="-0" calcext:value-type="float">
            <text:p>0</text:p>
          </table:table-cell>
          <table:table-cell table:formula="of:=[.K401]+[.L401]+[.M401]" office:value-type="float" office:value="-4.13266967654377" calcext:value-type="float">
            <text:p>-4.13266967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59.jpg</text:p>
          </table:table-cell>
          <table:table-cell office:value-type="float" office:value="0.85346" calcext:value-type="float">
            <text:p>0.85346</text:p>
          </table:table-cell>
          <table:table-cell office:value-type="float" office:value="0.146408" calcext:value-type="float">
            <text:p>0.146408</text:p>
          </table:table-cell>
          <table:table-cell office:value-type="float" office:value="0.000132" calcext:value-type="float">
            <text:p>0.000132</text:p>
          </table:table-cell>
          <table:table-cell/>
          <table:table-cell office:value-type="string" calcext:value-type="string">
            <text:p>459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02]*LN([.B402])" office:value-type="float" office:value="-0" calcext:value-type="float">
            <text:p>0</text:p>
          </table:table-cell>
          <table:table-cell table:formula="of:=[.H402]*LN([.C402])" office:value-type="float" office:value="-1.92135803413916" calcext:value-type="float">
            <text:p>-1.9213580341</text:p>
          </table:table-cell>
          <table:table-cell table:formula="of:=[.I402]*LN([.D402])" office:value-type="float" office:value="-0" calcext:value-type="float">
            <text:p>0</text:p>
          </table:table-cell>
          <table:table-cell table:formula="of:=[.K402]+[.L402]+[.M402]" office:value-type="float" office:value="-1.92135803413916" calcext:value-type="float">
            <text:p>-1.92135803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6.jpg</text:p>
          </table:table-cell>
          <table:table-cell office:value-type="float" office:value="0.006742" calcext:value-type="float">
            <text:p>0.006742</text:p>
          </table:table-cell>
          <table:table-cell office:value-type="float" office:value="0.825246" calcext:value-type="float">
            <text:p>0.825246</text:p>
          </table:table-cell>
          <table:table-cell office:value-type="float" office:value="0.168012" calcext:value-type="float">
            <text:p>0.168012</text:p>
          </table:table-cell>
          <table:table-cell/>
          <table:table-cell office:value-type="string" calcext:value-type="string">
            <text:p>46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403]*LN([.B403])" office:value-type="float" office:value="-4.99939866217027" calcext:value-type="float">
            <text:p>-4.9993986622</text:p>
          </table:table-cell>
          <table:table-cell table:formula="of:=[.H403]*LN([.C403])" office:value-type="float" office:value="-0" calcext:value-type="float">
            <text:p>0</text:p>
          </table:table-cell>
          <table:table-cell table:formula="of:=[.I403]*LN([.D403])" office:value-type="float" office:value="-0" calcext:value-type="float">
            <text:p>0</text:p>
          </table:table-cell>
          <table:table-cell table:formula="of:=[.K403]+[.L403]+[.M403]" office:value-type="float" office:value="-4.99939866217027" calcext:value-type="float">
            <text:p>-4.99939866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60.jpg</text:p>
          </table:table-cell>
          <table:table-cell office:value-type="float" office:value="0.03646" calcext:value-type="float">
            <text:p>0.03646</text:p>
          </table:table-cell>
          <table:table-cell office:value-type="float" office:value="0.957945" calcext:value-type="float">
            <text:p>0.957945</text:p>
          </table:table-cell>
          <table:table-cell office:value-type="float" office:value="0.005595" calcext:value-type="float">
            <text:p>0.005595</text:p>
          </table:table-cell>
          <table:table-cell/>
          <table:table-cell office:value-type="string" calcext:value-type="string">
            <text:p>460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404]*LN([.B404])" office:value-type="float" office:value="-3.31153950973162" calcext:value-type="float">
            <text:p>-3.3115395097</text:p>
          </table:table-cell>
          <table:table-cell table:formula="of:=[.H404]*LN([.C404])" office:value-type="float" office:value="-0" calcext:value-type="float">
            <text:p>0</text:p>
          </table:table-cell>
          <table:table-cell table:formula="of:=[.I404]*LN([.D404])" office:value-type="float" office:value="-0" calcext:value-type="float">
            <text:p>0</text:p>
          </table:table-cell>
          <table:table-cell table:formula="of:=[.K404]+[.L404]+[.M404]" office:value-type="float" office:value="-3.31153950973162" calcext:value-type="float">
            <text:p>-3.31153950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61.jpg</text:p>
          </table:table-cell>
          <table:table-cell office:value-type="float" office:value="0.016416" calcext:value-type="float">
            <text:p>0.016416</text:p>
          </table:table-cell>
          <table:table-cell office:value-type="float" office:value="0.409481" calcext:value-type="float">
            <text:p>0.409481</text:p>
          </table:table-cell>
          <table:table-cell office:value-type="float" office:value="0.574103" calcext:value-type="float">
            <text:p>0.574103</text:p>
          </table:table-cell>
          <table:table-cell/>
          <table:table-cell office:value-type="string" calcext:value-type="string">
            <text:p>46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05]*LN([.B405])" office:value-type="float" office:value="-0" calcext:value-type="float">
            <text:p>0</text:p>
          </table:table-cell>
          <table:table-cell table:formula="of:=[.H405]*LN([.C405])" office:value-type="float" office:value="-0.892864774811834" calcext:value-type="float">
            <text:p>-0.8928647748</text:p>
          </table:table-cell>
          <table:table-cell table:formula="of:=[.I405]*LN([.D405])" office:value-type="float" office:value="-0" calcext:value-type="float">
            <text:p>0</text:p>
          </table:table-cell>
          <table:table-cell table:formula="of:=[.K405]+[.L405]+[.M405]" office:value-type="float" office:value="-0.892864774811834" calcext:value-type="float">
            <text:p>-0.89286477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62.jpg</text:p>
          </table:table-cell>
          <table:table-cell office:value-type="float" office:value="0.252314" calcext:value-type="float">
            <text:p>0.252314</text:p>
          </table:table-cell>
          <table:table-cell office:value-type="float" office:value="0.463539" calcext:value-type="float">
            <text:p>0.463539</text:p>
          </table:table-cell>
          <table:table-cell office:value-type="float" office:value="0.284148" calcext:value-type="float">
            <text:p>0.284148</text:p>
          </table:table-cell>
          <table:table-cell/>
          <table:table-cell office:value-type="string" calcext:value-type="string">
            <text:p>46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06]*LN([.B406])" office:value-type="float" office:value="-0" calcext:value-type="float">
            <text:p>0</text:p>
          </table:table-cell>
          <table:table-cell table:formula="of:=[.H406]*LN([.C406])" office:value-type="float" office:value="-0.768864755121178" calcext:value-type="float">
            <text:p>-0.7688647551</text:p>
          </table:table-cell>
          <table:table-cell table:formula="of:=[.I406]*LN([.D406])" office:value-type="float" office:value="-0" calcext:value-type="float">
            <text:p>0</text:p>
          </table:table-cell>
          <table:table-cell table:formula="of:=[.K406]+[.L406]+[.M406]" office:value-type="float" office:value="-0.768864755121178" calcext:value-type="float">
            <text:p>-0.76886475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63.jpg</text:p>
          </table:table-cell>
          <table:table-cell office:value-type="float" office:value="0.03493" calcext:value-type="float">
            <text:p>0.03493</text:p>
          </table:table-cell>
          <table:table-cell office:value-type="float" office:value="0.600897" calcext:value-type="float">
            <text:p>0.600897</text:p>
          </table:table-cell>
          <table:table-cell office:value-type="float" office:value="0.364173" calcext:value-type="float">
            <text:p>0.364173</text:p>
          </table:table-cell>
          <table:table-cell/>
          <table:table-cell office:value-type="string" calcext:value-type="string">
            <text:p>46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407]*LN([.B407])" office:value-type="float" office:value="-0" calcext:value-type="float">
            <text:p>0</text:p>
          </table:table-cell>
          <table:table-cell table:formula="of:=[.H407]*LN([.C407])" office:value-type="float" office:value="-0" calcext:value-type="float">
            <text:p>0</text:p>
          </table:table-cell>
          <table:table-cell table:formula="of:=[.I407]*LN([.D407])" office:value-type="float" office:value="-1.01012624952738" calcext:value-type="float">
            <text:p>-1.0101262495</text:p>
          </table:table-cell>
          <table:table-cell table:formula="of:=[.K407]+[.L407]+[.M407]" office:value-type="float" office:value="-1.01012624952738" calcext:value-type="float">
            <text:p>-1.01012624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64.jpg</text:p>
          </table:table-cell>
          <table:table-cell office:value-type="float" office:value="0.051288" calcext:value-type="float">
            <text:p>0.051288</text:p>
          </table:table-cell>
          <table:table-cell office:value-type="float" office:value="0.90827" calcext:value-type="float">
            <text:p>0.90827</text:p>
          </table:table-cell>
          <table:table-cell office:value-type="float" office:value="0.040441" calcext:value-type="float">
            <text:p>0.040441</text:p>
          </table:table-cell>
          <table:table-cell/>
          <table:table-cell office:value-type="string" calcext:value-type="string">
            <text:p>46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08]*LN([.B408])" office:value-type="float" office:value="-0" calcext:value-type="float">
            <text:p>0</text:p>
          </table:table-cell>
          <table:table-cell table:formula="of:=[.H408]*LN([.C408])" office:value-type="float" office:value="-0.0962135877544293" calcext:value-type="float">
            <text:p>-0.0962135878</text:p>
          </table:table-cell>
          <table:table-cell table:formula="of:=[.I408]*LN([.D408])" office:value-type="float" office:value="-0" calcext:value-type="float">
            <text:p>0</text:p>
          </table:table-cell>
          <table:table-cell table:formula="of:=[.K408]+[.L408]+[.M408]" office:value-type="float" office:value="-0.0962135877544293" calcext:value-type="float">
            <text:p>-0.09621358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65.jpg</text:p>
          </table:table-cell>
          <table:table-cell office:value-type="float" office:value="0.014092" calcext:value-type="float">
            <text:p>0.014092</text:p>
          </table:table-cell>
          <table:table-cell office:value-type="float" office:value="0.972356" calcext:value-type="float">
            <text:p>0.972356</text:p>
          </table:table-cell>
          <table:table-cell office:value-type="float" office:value="0.013552" calcext:value-type="float">
            <text:p>0.013552</text:p>
          </table:table-cell>
          <table:table-cell/>
          <table:table-cell office:value-type="string" calcext:value-type="string">
            <text:p>46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09]*LN([.B409])" office:value-type="float" office:value="-0" calcext:value-type="float">
            <text:p>0</text:p>
          </table:table-cell>
          <table:table-cell table:formula="of:=[.H409]*LN([.C409])" office:value-type="float" office:value="-0.028033286432708" calcext:value-type="float">
            <text:p>-0.0280332864</text:p>
          </table:table-cell>
          <table:table-cell table:formula="of:=[.I409]*LN([.D409])" office:value-type="float" office:value="-0" calcext:value-type="float">
            <text:p>0</text:p>
          </table:table-cell>
          <table:table-cell table:formula="of:=[.K409]+[.L409]+[.M409]" office:value-type="float" office:value="-0.028033286432708" calcext:value-type="float">
            <text:p>-0.02803328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66.jpg</text:p>
          </table:table-cell>
          <table:table-cell office:value-type="float" office:value="0.455616" calcext:value-type="float">
            <text:p>0.455616</text:p>
          </table:table-cell>
          <table:table-cell office:value-type="float" office:value="0.533703" calcext:value-type="float">
            <text:p>0.533703</text:p>
          </table:table-cell>
          <table:table-cell office:value-type="float" office:value="0.010681" calcext:value-type="float">
            <text:p>0.010681</text:p>
          </table:table-cell>
          <table:table-cell/>
          <table:table-cell office:value-type="string" calcext:value-type="string">
            <text:p>46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10]*LN([.B410])" office:value-type="float" office:value="-0" calcext:value-type="float">
            <text:p>0</text:p>
          </table:table-cell>
          <table:table-cell table:formula="of:=[.H410]*LN([.C410])" office:value-type="float" office:value="-0.627915774522567" calcext:value-type="float">
            <text:p>-0.6279157745</text:p>
          </table:table-cell>
          <table:table-cell table:formula="of:=[.I410]*LN([.D410])" office:value-type="float" office:value="-0" calcext:value-type="float">
            <text:p>0</text:p>
          </table:table-cell>
          <table:table-cell table:formula="of:=[.K410]+[.L410]+[.M410]" office:value-type="float" office:value="-0.627915774522567" calcext:value-type="float">
            <text:p>-0.62791577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67.jpg</text:p>
          </table:table-cell>
          <table:table-cell office:value-type="float" office:value="0.242468" calcext:value-type="float">
            <text:p>0.242468</text:p>
          </table:table-cell>
          <table:table-cell office:value-type="float" office:value="0.475077" calcext:value-type="float">
            <text:p>0.475077</text:p>
          </table:table-cell>
          <table:table-cell office:value-type="float" office:value="0.282455" calcext:value-type="float">
            <text:p>0.282455</text:p>
          </table:table-cell>
          <table:table-cell/>
          <table:table-cell office:value-type="string" calcext:value-type="string">
            <text:p>467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411]*LN([.B411])" office:value-type="float" office:value="-1.41688553607481" calcext:value-type="float">
            <text:p>-1.4168855361</text:p>
          </table:table-cell>
          <table:table-cell table:formula="of:=[.H411]*LN([.C411])" office:value-type="float" office:value="-0" calcext:value-type="float">
            <text:p>0</text:p>
          </table:table-cell>
          <table:table-cell table:formula="of:=[.I411]*LN([.D411])" office:value-type="float" office:value="-0" calcext:value-type="float">
            <text:p>0</text:p>
          </table:table-cell>
          <table:table-cell table:formula="of:=[.K411]+[.L411]+[.M411]" office:value-type="float" office:value="-1.41688553607481" calcext:value-type="float">
            <text:p>-1.41688553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68.jpg</text:p>
          </table:table-cell>
          <table:table-cell office:value-type="float" office:value="0.200752" calcext:value-type="float">
            <text:p>0.200752</text:p>
          </table:table-cell>
          <table:table-cell office:value-type="float" office:value="0.45678" calcext:value-type="float">
            <text:p>0.45678</text:p>
          </table:table-cell>
          <table:table-cell office:value-type="float" office:value="0.342468" calcext:value-type="float">
            <text:p>0.342468</text:p>
          </table:table-cell>
          <table:table-cell/>
          <table:table-cell office:value-type="string" calcext:value-type="string">
            <text:p>46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12]*LN([.B412])" office:value-type="float" office:value="-0" calcext:value-type="float">
            <text:p>0</text:p>
          </table:table-cell>
          <table:table-cell table:formula="of:=[.H412]*LN([.C412])" office:value-type="float" office:value="-0.783553404435961" calcext:value-type="float">
            <text:p>-0.7835534044</text:p>
          </table:table-cell>
          <table:table-cell table:formula="of:=[.I412]*LN([.D412])" office:value-type="float" office:value="-0" calcext:value-type="float">
            <text:p>0</text:p>
          </table:table-cell>
          <table:table-cell table:formula="of:=[.K412]+[.L412]+[.M412]" office:value-type="float" office:value="-0.783553404435961" calcext:value-type="float">
            <text:p>-0.78355340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69.jpg</text:p>
          </table:table-cell>
          <table:table-cell office:value-type="float" office:value="0.029648" calcext:value-type="float">
            <text:p>0.029648</text:p>
          </table:table-cell>
          <table:table-cell office:value-type="float" office:value="0.845274" calcext:value-type="float">
            <text:p>0.845274</text:p>
          </table:table-cell>
          <table:table-cell office:value-type="float" office:value="0.125078" calcext:value-type="float">
            <text:p>0.125078</text:p>
          </table:table-cell>
          <table:table-cell/>
          <table:table-cell office:value-type="string" calcext:value-type="string">
            <text:p>46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413]*LN([.B413])" office:value-type="float" office:value="-0" calcext:value-type="float">
            <text:p>0</text:p>
          </table:table-cell>
          <table:table-cell table:formula="of:=[.H413]*LN([.C413])" office:value-type="float" office:value="-0" calcext:value-type="float">
            <text:p>0</text:p>
          </table:table-cell>
          <table:table-cell table:formula="of:=[.I413]*LN([.D413])" office:value-type="float" office:value="-2.07881773628688" calcext:value-type="float">
            <text:p>-2.0788177363</text:p>
          </table:table-cell>
          <table:table-cell table:formula="of:=[.K413]+[.L413]+[.M413]" office:value-type="float" office:value="-2.07881773628688" calcext:value-type="float">
            <text:p>-2.07881773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7.jpg</text:p>
          </table:table-cell>
          <table:table-cell office:value-type="float" office:value="0.841092" calcext:value-type="float">
            <text:p>0.841092</text:p>
          </table:table-cell>
          <table:table-cell office:value-type="float" office:value="0.158016" calcext:value-type="float">
            <text:p>0.158016</text:p>
          </table:table-cell>
          <table:table-cell office:value-type="float" office:value="0.000892" calcext:value-type="float">
            <text:p>0.000892</text:p>
          </table:table-cell>
          <table:table-cell/>
          <table:table-cell office:value-type="string" calcext:value-type="string">
            <text:p>47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414]*LN([.B414])" office:value-type="float" office:value="-0.173054231413158" calcext:value-type="float">
            <text:p>-0.1730542314</text:p>
          </table:table-cell>
          <table:table-cell table:formula="of:=[.H414]*LN([.C414])" office:value-type="float" office:value="-0" calcext:value-type="float">
            <text:p>0</text:p>
          </table:table-cell>
          <table:table-cell table:formula="of:=[.I414]*LN([.D414])" office:value-type="float" office:value="-0" calcext:value-type="float">
            <text:p>0</text:p>
          </table:table-cell>
          <table:table-cell table:formula="of:=[.K414]+[.L414]+[.M414]" office:value-type="float" office:value="-0.173054231413158" calcext:value-type="float">
            <text:p>-0.17305423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70.jpg</text:p>
          </table:table-cell>
          <table:table-cell office:value-type="float" office:value="0.669577" calcext:value-type="float">
            <text:p>0.669577</text:p>
          </table:table-cell>
          <table:table-cell office:value-type="float" office:value="0.322603" calcext:value-type="float">
            <text:p>0.322603</text:p>
          </table:table-cell>
          <table:table-cell office:value-type="float" office:value="0.007819" calcext:value-type="float">
            <text:p>0.007819</text:p>
          </table:table-cell>
          <table:table-cell/>
          <table:table-cell office:value-type="string" calcext:value-type="string">
            <text:p>47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15]*LN([.B415])" office:value-type="float" office:value="-0" calcext:value-type="float">
            <text:p>0</text:p>
          </table:table-cell>
          <table:table-cell table:formula="of:=[.H415]*LN([.C415])" office:value-type="float" office:value="-1.13133281389223" calcext:value-type="float">
            <text:p>-1.1313328139</text:p>
          </table:table-cell>
          <table:table-cell table:formula="of:=[.I415]*LN([.D415])" office:value-type="float" office:value="-0" calcext:value-type="float">
            <text:p>0</text:p>
          </table:table-cell>
          <table:table-cell table:formula="of:=[.K415]+[.L415]+[.M415]" office:value-type="float" office:value="-1.13133281389223" calcext:value-type="float">
            <text:p>-1.13133281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71.jpg</text:p>
          </table:table-cell>
          <table:table-cell office:value-type="float" office:value="0.593839" calcext:value-type="float">
            <text:p>0.593839</text:p>
          </table:table-cell>
          <table:table-cell office:value-type="float" office:value="0.389846" calcext:value-type="float">
            <text:p>0.389846</text:p>
          </table:table-cell>
          <table:table-cell office:value-type="float" office:value="0.016314" calcext:value-type="float">
            <text:p>0.016314</text:p>
          </table:table-cell>
          <table:table-cell/>
          <table:table-cell office:value-type="string" calcext:value-type="string">
            <text:p>47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16]*LN([.B416])" office:value-type="float" office:value="-0" calcext:value-type="float">
            <text:p>0</text:p>
          </table:table-cell>
          <table:table-cell table:formula="of:=[.H416]*LN([.C416])" office:value-type="float" office:value="-0.942003489635713" calcext:value-type="float">
            <text:p>-0.9420034896</text:p>
          </table:table-cell>
          <table:table-cell table:formula="of:=[.I416]*LN([.D416])" office:value-type="float" office:value="-0" calcext:value-type="float">
            <text:p>0</text:p>
          </table:table-cell>
          <table:table-cell table:formula="of:=[.K416]+[.L416]+[.M416]" office:value-type="float" office:value="-0.942003489635713" calcext:value-type="float">
            <text:p>-0.94200348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72.jpg</text:p>
          </table:table-cell>
          <table:table-cell office:value-type="float" office:value="0.402991" calcext:value-type="float">
            <text:p>0.402991</text:p>
          </table:table-cell>
          <table:table-cell office:value-type="float" office:value="0.562869" calcext:value-type="float">
            <text:p>0.562869</text:p>
          </table:table-cell>
          <table:table-cell office:value-type="float" office:value="0.03414" calcext:value-type="float">
            <text:p>0.03414</text:p>
          </table:table-cell>
          <table:table-cell/>
          <table:table-cell office:value-type="string" calcext:value-type="string">
            <text:p>472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417]*LN([.B417])" office:value-type="float" office:value="-0.908841049791032" calcext:value-type="float">
            <text:p>-0.9088410498</text:p>
          </table:table-cell>
          <table:table-cell table:formula="of:=[.H417]*LN([.C417])" office:value-type="float" office:value="-0" calcext:value-type="float">
            <text:p>0</text:p>
          </table:table-cell>
          <table:table-cell table:formula="of:=[.I417]*LN([.D417])" office:value-type="float" office:value="-0" calcext:value-type="float">
            <text:p>0</text:p>
          </table:table-cell>
          <table:table-cell table:formula="of:=[.K417]+[.L417]+[.M417]" office:value-type="float" office:value="-0.908841049791032" calcext:value-type="float">
            <text:p>-0.90884104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73.jpg</text:p>
          </table:table-cell>
          <table:table-cell office:value-type="float" office:value="0.017251" calcext:value-type="float">
            <text:p>0.017251</text:p>
          </table:table-cell>
          <table:table-cell office:value-type="float" office:value="0.638203" calcext:value-type="float">
            <text:p>0.638203</text:p>
          </table:table-cell>
          <table:table-cell office:value-type="float" office:value="0.344547" calcext:value-type="float">
            <text:p>0.344547</text:p>
          </table:table-cell>
          <table:table-cell/>
          <table:table-cell office:value-type="string" calcext:value-type="string">
            <text:p>47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18]*LN([.B418])" office:value-type="float" office:value="-0" calcext:value-type="float">
            <text:p>0</text:p>
          </table:table-cell>
          <table:table-cell table:formula="of:=[.H418]*LN([.C418])" office:value-type="float" office:value="-0.449098864428265" calcext:value-type="float">
            <text:p>-0.4490988644</text:p>
          </table:table-cell>
          <table:table-cell table:formula="of:=[.I418]*LN([.D418])" office:value-type="float" office:value="-0" calcext:value-type="float">
            <text:p>0</text:p>
          </table:table-cell>
          <table:table-cell table:formula="of:=[.K418]+[.L418]+[.M418]" office:value-type="float" office:value="-0.449098864428265" calcext:value-type="float">
            <text:p>-0.44909886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74.jpg</text:p>
          </table:table-cell>
          <table:table-cell office:value-type="float" office:value="0.352423" calcext:value-type="float">
            <text:p>0.352423</text:p>
          </table:table-cell>
          <table:table-cell office:value-type="float" office:value="0.372947" calcext:value-type="float">
            <text:p>0.372947</text:p>
          </table:table-cell>
          <table:table-cell office:value-type="float" office:value="0.27463" calcext:value-type="float">
            <text:p>0.27463</text:p>
          </table:table-cell>
          <table:table-cell/>
          <table:table-cell office:value-type="string" calcext:value-type="string">
            <text:p>47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19]*LN([.B419])" office:value-type="float" office:value="-0" calcext:value-type="float">
            <text:p>0</text:p>
          </table:table-cell>
          <table:table-cell table:formula="of:=[.H419]*LN([.C419])" office:value-type="float" office:value="-0.986318960587041" calcext:value-type="float">
            <text:p>-0.9863189606</text:p>
          </table:table-cell>
          <table:table-cell table:formula="of:=[.I419]*LN([.D419])" office:value-type="float" office:value="-0" calcext:value-type="float">
            <text:p>0</text:p>
          </table:table-cell>
          <table:table-cell table:formula="of:=[.K419]+[.L419]+[.M419]" office:value-type="float" office:value="-0.986318960587041" calcext:value-type="float">
            <text:p>-0.98631896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75.jpg</text:p>
          </table:table-cell>
          <table:table-cell office:value-type="float" office:value="0.412688" calcext:value-type="float">
            <text:p>0.412688</text:p>
          </table:table-cell>
          <table:table-cell office:value-type="float" office:value="0.569012" calcext:value-type="float">
            <text:p>0.569012</text:p>
          </table:table-cell>
          <table:table-cell office:value-type="float" office:value="0.018299" calcext:value-type="float">
            <text:p>0.018299</text:p>
          </table:table-cell>
          <table:table-cell/>
          <table:table-cell office:value-type="string" calcext:value-type="string">
            <text:p>47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20]*LN([.B420])" office:value-type="float" office:value="-0" calcext:value-type="float">
            <text:p>0</text:p>
          </table:table-cell>
          <table:table-cell table:formula="of:=[.H420]*LN([.C420])" office:value-type="float" office:value="-0.563853755447258" calcext:value-type="float">
            <text:p>-0.5638537554</text:p>
          </table:table-cell>
          <table:table-cell table:formula="of:=[.I420]*LN([.D420])" office:value-type="float" office:value="-0" calcext:value-type="float">
            <text:p>0</text:p>
          </table:table-cell>
          <table:table-cell table:formula="of:=[.K420]+[.L420]+[.M420]" office:value-type="float" office:value="-0.563853755447258" calcext:value-type="float">
            <text:p>-0.56385375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76.jpg</text:p>
          </table:table-cell>
          <table:table-cell office:value-type="float" office:value="0.257627" calcext:value-type="float">
            <text:p>0.257627</text:p>
          </table:table-cell>
          <table:table-cell office:value-type="float" office:value="0.638266" calcext:value-type="float">
            <text:p>0.638266</text:p>
          </table:table-cell>
          <table:table-cell office:value-type="float" office:value="0.104107" calcext:value-type="float">
            <text:p>0.104107</text:p>
          </table:table-cell>
          <table:table-cell/>
          <table:table-cell office:value-type="string" calcext:value-type="string">
            <text:p>47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21]*LN([.B421])" office:value-type="float" office:value="-0" calcext:value-type="float">
            <text:p>0</text:p>
          </table:table-cell>
          <table:table-cell table:formula="of:=[.H421]*LN([.C421])" office:value-type="float" office:value="-0.449000154627947" calcext:value-type="float">
            <text:p>-0.4490001546</text:p>
          </table:table-cell>
          <table:table-cell table:formula="of:=[.I421]*LN([.D421])" office:value-type="float" office:value="-0" calcext:value-type="float">
            <text:p>0</text:p>
          </table:table-cell>
          <table:table-cell table:formula="of:=[.K421]+[.L421]+[.M421]" office:value-type="float" office:value="-0.449000154627947" calcext:value-type="float">
            <text:p>-0.44900015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77.jpg</text:p>
          </table:table-cell>
          <table:table-cell office:value-type="float" office:value="0.186511" calcext:value-type="float">
            <text:p>0.186511</text:p>
          </table:table-cell>
          <table:table-cell office:value-type="float" office:value="0.80571" calcext:value-type="float">
            <text:p>0.80571</text:p>
          </table:table-cell>
          <table:table-cell office:value-type="float" office:value="0.007779" calcext:value-type="float">
            <text:p>0.007779</text:p>
          </table:table-cell>
          <table:table-cell/>
          <table:table-cell office:value-type="string" calcext:value-type="string">
            <text:p>477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422]*LN([.B422])" office:value-type="float" office:value="-1.67926506040435" calcext:value-type="float">
            <text:p>-1.6792650604</text:p>
          </table:table-cell>
          <table:table-cell table:formula="of:=[.H422]*LN([.C422])" office:value-type="float" office:value="-0" calcext:value-type="float">
            <text:p>0</text:p>
          </table:table-cell>
          <table:table-cell table:formula="of:=[.I422]*LN([.D422])" office:value-type="float" office:value="-0" calcext:value-type="float">
            <text:p>0</text:p>
          </table:table-cell>
          <table:table-cell table:formula="of:=[.K422]+[.L422]+[.M422]" office:value-type="float" office:value="-1.67926506040435" calcext:value-type="float">
            <text:p>-1.67926506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78.jpg</text:p>
          </table:table-cell>
          <table:table-cell office:value-type="float" office:value="0.005643" calcext:value-type="float">
            <text:p>0.005643</text:p>
          </table:table-cell>
          <table:table-cell office:value-type="float" office:value="0.925187" calcext:value-type="float">
            <text:p>0.925187</text:p>
          </table:table-cell>
          <table:table-cell office:value-type="float" office:value="0.06917" calcext:value-type="float">
            <text:p>0.06917</text:p>
          </table:table-cell>
          <table:table-cell/>
          <table:table-cell office:value-type="string" calcext:value-type="string">
            <text:p>47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23]*LN([.B423])" office:value-type="float" office:value="-0" calcext:value-type="float">
            <text:p>0</text:p>
          </table:table-cell>
          <table:table-cell table:formula="of:=[.H423]*LN([.C423])" office:value-type="float" office:value="-0.0777593997395659" calcext:value-type="float">
            <text:p>-0.0777593997</text:p>
          </table:table-cell>
          <table:table-cell table:formula="of:=[.I423]*LN([.D423])" office:value-type="float" office:value="-0" calcext:value-type="float">
            <text:p>0</text:p>
          </table:table-cell>
          <table:table-cell table:formula="of:=[.K423]+[.L423]+[.M423]" office:value-type="float" office:value="-0.0777593997395659" calcext:value-type="float">
            <text:p>-0.07775939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79.jpg</text:p>
          </table:table-cell>
          <table:table-cell office:value-type="float" office:value="0.035478" calcext:value-type="float">
            <text:p>0.035478</text:p>
          </table:table-cell>
          <table:table-cell office:value-type="float" office:value="0.558202" calcext:value-type="float">
            <text:p>0.558202</text:p>
          </table:table-cell>
          <table:table-cell office:value-type="float" office:value="0.406321" calcext:value-type="float">
            <text:p>0.406321</text:p>
          </table:table-cell>
          <table:table-cell/>
          <table:table-cell office:value-type="string" calcext:value-type="string">
            <text:p>47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424]*LN([.B424])" office:value-type="float" office:value="-0" calcext:value-type="float">
            <text:p>0</text:p>
          </table:table-cell>
          <table:table-cell table:formula="of:=[.H424]*LN([.C424])" office:value-type="float" office:value="-0" calcext:value-type="float">
            <text:p>0</text:p>
          </table:table-cell>
          <table:table-cell table:formula="of:=[.I424]*LN([.D424])" office:value-type="float" office:value="-0.900611791377783" calcext:value-type="float">
            <text:p>-0.9006117914</text:p>
          </table:table-cell>
          <table:table-cell table:formula="of:=[.K424]+[.L424]+[.M424]" office:value-type="float" office:value="-0.900611791377783" calcext:value-type="float">
            <text:p>-0.90061179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8.jpg</text:p>
          </table:table-cell>
          <table:table-cell office:value-type="float" office:value="0.025195" calcext:value-type="float">
            <text:p>0.025195</text:p>
          </table:table-cell>
          <table:table-cell office:value-type="float" office:value="0.153193" calcext:value-type="float">
            <text:p>0.153193</text:p>
          </table:table-cell>
          <table:table-cell office:value-type="float" office:value="0.821612" calcext:value-type="float">
            <text:p>0.821612</text:p>
          </table:table-cell>
          <table:table-cell/>
          <table:table-cell office:value-type="string" calcext:value-type="string">
            <text:p>4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425]*LN([.B425])" office:value-type="float" office:value="-0" calcext:value-type="float">
            <text:p>0</text:p>
          </table:table-cell>
          <table:table-cell table:formula="of:=[.H425]*LN([.C425])" office:value-type="float" office:value="-0" calcext:value-type="float">
            <text:p>0</text:p>
          </table:table-cell>
          <table:table-cell table:formula="of:=[.I425]*LN([.D425])" office:value-type="float" office:value="-0.196487014826933" calcext:value-type="float">
            <text:p>-0.1964870148</text:p>
          </table:table-cell>
          <table:table-cell table:formula="of:=[.K425]+[.L425]+[.M425]" office:value-type="float" office:value="-0.196487014826933" calcext:value-type="float">
            <text:p>-0.19648701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80.jpg</text:p>
          </table:table-cell>
          <table:table-cell office:value-type="float" office:value="0.058805" calcext:value-type="float">
            <text:p>0.058805</text:p>
          </table:table-cell>
          <table:table-cell office:value-type="float" office:value="0.849316" calcext:value-type="float">
            <text:p>0.849316</text:p>
          </table:table-cell>
          <table:table-cell office:value-type="float" office:value="0.09188" calcext:value-type="float">
            <text:p>0.09188</text:p>
          </table:table-cell>
          <table:table-cell/>
          <table:table-cell office:value-type="string" calcext:value-type="string">
            <text:p>48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426]*LN([.B426])" office:value-type="float" office:value="-0" calcext:value-type="float">
            <text:p>0</text:p>
          </table:table-cell>
          <table:table-cell table:formula="of:=[.H426]*LN([.C426])" office:value-type="float" office:value="-0" calcext:value-type="float">
            <text:p>0</text:p>
          </table:table-cell>
          <table:table-cell table:formula="of:=[.I426]*LN([.D426])" office:value-type="float" office:value="-2.38727190116124" calcext:value-type="float">
            <text:p>-2.3872719012</text:p>
          </table:table-cell>
          <table:table-cell table:formula="of:=[.K426]+[.L426]+[.M426]" office:value-type="float" office:value="-2.38727190116124" calcext:value-type="float">
            <text:p>-2.38727190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81.jpg</text:p>
          </table:table-cell>
          <table:table-cell office:value-type="float" office:value="0.021134" calcext:value-type="float">
            <text:p>0.021134</text:p>
          </table:table-cell>
          <table:table-cell office:value-type="float" office:value="0.400767" calcext:value-type="float">
            <text:p>0.400767</text:p>
          </table:table-cell>
          <table:table-cell office:value-type="float" office:value="0.578099" calcext:value-type="float">
            <text:p>0.578099</text:p>
          </table:table-cell>
          <table:table-cell/>
          <table:table-cell office:value-type="string" calcext:value-type="string">
            <text:p>48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427]*LN([.B427])" office:value-type="float" office:value="-0" calcext:value-type="float">
            <text:p>0</text:p>
          </table:table-cell>
          <table:table-cell table:formula="of:=[.H427]*LN([.C427])" office:value-type="float" office:value="-0" calcext:value-type="float">
            <text:p>0</text:p>
          </table:table-cell>
          <table:table-cell table:formula="of:=[.I427]*LN([.D427])" office:value-type="float" office:value="-0.548010144699735" calcext:value-type="float">
            <text:p>-0.5480101447</text:p>
          </table:table-cell>
          <table:table-cell table:formula="of:=[.K427]+[.L427]+[.M427]" office:value-type="float" office:value="-0.548010144699735" calcext:value-type="float">
            <text:p>-0.54801014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82.jpg</text:p>
          </table:table-cell>
          <table:table-cell office:value-type="float" office:value="0.821708" calcext:value-type="float">
            <text:p>0.821708</text:p>
          </table:table-cell>
          <table:table-cell office:value-type="float" office:value="0.177543" calcext:value-type="float">
            <text:p>0.177543</text:p>
          </table:table-cell>
          <table:table-cell office:value-type="float" office:value="0.000748" calcext:value-type="float">
            <text:p>0.000748</text:p>
          </table:table-cell>
          <table:table-cell/>
          <table:table-cell office:value-type="string" calcext:value-type="string">
            <text:p>482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428]*LN([.B428])" office:value-type="float" office:value="-0.196370178179038" calcext:value-type="float">
            <text:p>-0.1963701782</text:p>
          </table:table-cell>
          <table:table-cell table:formula="of:=[.H428]*LN([.C428])" office:value-type="float" office:value="-0" calcext:value-type="float">
            <text:p>0</text:p>
          </table:table-cell>
          <table:table-cell table:formula="of:=[.I428]*LN([.D428])" office:value-type="float" office:value="-0" calcext:value-type="float">
            <text:p>0</text:p>
          </table:table-cell>
          <table:table-cell table:formula="of:=[.K428]+[.L428]+[.M428]" office:value-type="float" office:value="-0.196370178179038" calcext:value-type="float">
            <text:p>-0.19637017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83.jpg</text:p>
          </table:table-cell>
          <table:table-cell office:value-type="float" office:value="0.554439" calcext:value-type="float">
            <text:p>0.554439</text:p>
          </table:table-cell>
          <table:table-cell office:value-type="float" office:value="0.406947" calcext:value-type="float">
            <text:p>0.406947</text:p>
          </table:table-cell>
          <table:table-cell office:value-type="float" office:value="0.038614" calcext:value-type="float">
            <text:p>0.038614</text:p>
          </table:table-cell>
          <table:table-cell/>
          <table:table-cell office:value-type="string" calcext:value-type="string">
            <text:p>48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29]*LN([.B429])" office:value-type="float" office:value="-0" calcext:value-type="float">
            <text:p>0</text:p>
          </table:table-cell>
          <table:table-cell table:formula="of:=[.H429]*LN([.C429])" office:value-type="float" office:value="-0.899072323149271" calcext:value-type="float">
            <text:p>-0.8990723231</text:p>
          </table:table-cell>
          <table:table-cell table:formula="of:=[.I429]*LN([.D429])" office:value-type="float" office:value="-0" calcext:value-type="float">
            <text:p>0</text:p>
          </table:table-cell>
          <table:table-cell table:formula="of:=[.K429]+[.L429]+[.M429]" office:value-type="float" office:value="-0.899072323149271" calcext:value-type="float">
            <text:p>-0.89907232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84.jpg</text:p>
          </table:table-cell>
          <table:table-cell office:value-type="float" office:value="0.110917" calcext:value-type="float">
            <text:p>0.110917</text:p>
          </table:table-cell>
          <table:table-cell office:value-type="float" office:value="0.830228" calcext:value-type="float">
            <text:p>0.830228</text:p>
          </table:table-cell>
          <table:table-cell office:value-type="float" office:value="0.058856" calcext:value-type="float">
            <text:p>0.058856</text:p>
          </table:table-cell>
          <table:table-cell/>
          <table:table-cell office:value-type="string" calcext:value-type="string">
            <text:p>48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430]*LN([.B430])" office:value-type="float" office:value="-0" calcext:value-type="float">
            <text:p>0</text:p>
          </table:table-cell>
          <table:table-cell table:formula="of:=[.H430]*LN([.C430])" office:value-type="float" office:value="-0" calcext:value-type="float">
            <text:p>0</text:p>
          </table:table-cell>
          <table:table-cell table:formula="of:=[.I430]*LN([.D430])" office:value-type="float" office:value="-2.83266149635217" calcext:value-type="float">
            <text:p>-2.8326614964</text:p>
          </table:table-cell>
          <table:table-cell table:formula="of:=[.K430]+[.L430]+[.M430]" office:value-type="float" office:value="-2.83266149635217" calcext:value-type="float">
            <text:p>-2.83266149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85.jpg</text:p>
          </table:table-cell>
          <table:table-cell office:value-type="float" office:value="0.026962" calcext:value-type="float">
            <text:p>0.026962</text:p>
          </table:table-cell>
          <table:table-cell office:value-type="float" office:value="0.18111" calcext:value-type="float">
            <text:p>0.18111</text:p>
          </table:table-cell>
          <table:table-cell office:value-type="float" office:value="0.791928" calcext:value-type="float">
            <text:p>0.791928</text:p>
          </table:table-cell>
          <table:table-cell/>
          <table:table-cell office:value-type="string" calcext:value-type="string">
            <text:p>48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431]*LN([.B431])" office:value-type="float" office:value="-0" calcext:value-type="float">
            <text:p>0</text:p>
          </table:table-cell>
          <table:table-cell table:formula="of:=[.H431]*LN([.C431])" office:value-type="float" office:value="-0" calcext:value-type="float">
            <text:p>0</text:p>
          </table:table-cell>
          <table:table-cell table:formula="of:=[.I431]*LN([.D431])" office:value-type="float" office:value="-0.233284800391102" calcext:value-type="float">
            <text:p>-0.2332848004</text:p>
          </table:table-cell>
          <table:table-cell table:formula="of:=[.K431]+[.L431]+[.M431]" office:value-type="float" office:value="-0.233284800391102" calcext:value-type="float">
            <text:p>-0.23328480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86.jpg</text:p>
          </table:table-cell>
          <table:table-cell office:value-type="float" office:value="0.353156" calcext:value-type="float">
            <text:p>0.353156</text:p>
          </table:table-cell>
          <table:table-cell office:value-type="float" office:value="0.456077" calcext:value-type="float">
            <text:p>0.456077</text:p>
          </table:table-cell>
          <table:table-cell office:value-type="float" office:value="0.190767" calcext:value-type="float">
            <text:p>0.190767</text:p>
          </table:table-cell>
          <table:table-cell/>
          <table:table-cell office:value-type="string" calcext:value-type="string">
            <text:p>48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32]*LN([.B432])" office:value-type="float" office:value="-0" calcext:value-type="float">
            <text:p>0</text:p>
          </table:table-cell>
          <table:table-cell table:formula="of:=[.H432]*LN([.C432])" office:value-type="float" office:value="-0.785093624073814" calcext:value-type="float">
            <text:p>-0.7850936241</text:p>
          </table:table-cell>
          <table:table-cell table:formula="of:=[.I432]*LN([.D432])" office:value-type="float" office:value="-0" calcext:value-type="float">
            <text:p>0</text:p>
          </table:table-cell>
          <table:table-cell table:formula="of:=[.K432]+[.L432]+[.M432]" office:value-type="float" office:value="-0.785093624073814" calcext:value-type="float">
            <text:p>-0.78509362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87.jpg</text:p>
          </table:table-cell>
          <table:table-cell office:value-type="float" office:value="0.399287" calcext:value-type="float">
            <text:p>0.399287</text:p>
          </table:table-cell>
          <table:table-cell office:value-type="float" office:value="0.566242" calcext:value-type="float">
            <text:p>0.566242</text:p>
          </table:table-cell>
          <table:table-cell office:value-type="float" office:value="0.034471" calcext:value-type="float">
            <text:p>0.034471</text:p>
          </table:table-cell>
          <table:table-cell/>
          <table:table-cell office:value-type="string" calcext:value-type="string">
            <text:p>48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33]*LN([.B433])" office:value-type="float" office:value="-0" calcext:value-type="float">
            <text:p>0</text:p>
          </table:table-cell>
          <table:table-cell table:formula="of:=[.H433]*LN([.C433])" office:value-type="float" office:value="-0.568733730320015" calcext:value-type="float">
            <text:p>-0.5687337303</text:p>
          </table:table-cell>
          <table:table-cell table:formula="of:=[.I433]*LN([.D433])" office:value-type="float" office:value="-0" calcext:value-type="float">
            <text:p>0</text:p>
          </table:table-cell>
          <table:table-cell table:formula="of:=[.K433]+[.L433]+[.M433]" office:value-type="float" office:value="-0.568733730320015" calcext:value-type="float">
            <text:p>-0.56873373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88.jpg</text:p>
          </table:table-cell>
          <table:table-cell office:value-type="float" office:value="0.097226" calcext:value-type="float">
            <text:p>0.097226</text:p>
          </table:table-cell>
          <table:table-cell office:value-type="float" office:value="0.269855" calcext:value-type="float">
            <text:p>0.269855</text:p>
          </table:table-cell>
          <table:table-cell office:value-type="float" office:value="0.632919" calcext:value-type="float">
            <text:p>0.632919</text:p>
          </table:table-cell>
          <table:table-cell/>
          <table:table-cell office:value-type="string" calcext:value-type="string">
            <text:p>48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34]*LN([.B434])" office:value-type="float" office:value="-0" calcext:value-type="float">
            <text:p>0</text:p>
          </table:table-cell>
          <table:table-cell table:formula="of:=[.H434]*LN([.C434])" office:value-type="float" office:value="-1.30987050127684" calcext:value-type="float">
            <text:p>-1.3098705013</text:p>
          </table:table-cell>
          <table:table-cell table:formula="of:=[.I434]*LN([.D434])" office:value-type="float" office:value="-0" calcext:value-type="float">
            <text:p>0</text:p>
          </table:table-cell>
          <table:table-cell table:formula="of:=[.K434]+[.L434]+[.M434]" office:value-type="float" office:value="-1.30987050127684" calcext:value-type="float">
            <text:p>-1.30987050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89.jpg</text:p>
          </table:table-cell>
          <table:table-cell office:value-type="float" office:value="0.401146" calcext:value-type="float">
            <text:p>0.401146</text:p>
          </table:table-cell>
          <table:table-cell office:value-type="float" office:value="0.42866" calcext:value-type="float">
            <text:p>0.42866</text:p>
          </table:table-cell>
          <table:table-cell office:value-type="float" office:value="0.170194" calcext:value-type="float">
            <text:p>0.170194</text:p>
          </table:table-cell>
          <table:table-cell/>
          <table:table-cell office:value-type="string" calcext:value-type="string">
            <text:p>489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435]*LN([.B435])" office:value-type="float" office:value="-0.913429828164605" calcext:value-type="float">
            <text:p>-0.9134298282</text:p>
          </table:table-cell>
          <table:table-cell table:formula="of:=[.H435]*LN([.C435])" office:value-type="float" office:value="-0" calcext:value-type="float">
            <text:p>0</text:p>
          </table:table-cell>
          <table:table-cell table:formula="of:=[.I435]*LN([.D435])" office:value-type="float" office:value="-0" calcext:value-type="float">
            <text:p>0</text:p>
          </table:table-cell>
          <table:table-cell table:formula="of:=[.K435]+[.L435]+[.M435]" office:value-type="float" office:value="-0.913429828164605" calcext:value-type="float">
            <text:p>-0.91342982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9.jpg</text:p>
          </table:table-cell>
          <table:table-cell office:value-type="float" office:value="0.02822" calcext:value-type="float">
            <text:p>0.02822</text:p>
          </table:table-cell>
          <table:table-cell office:value-type="float" office:value="0.566078" calcext:value-type="float">
            <text:p>0.566078</text:p>
          </table:table-cell>
          <table:table-cell office:value-type="float" office:value="0.405703" calcext:value-type="float">
            <text:p>0.405703</text:p>
          </table:table-cell>
          <table:table-cell/>
          <table:table-cell office:value-type="string" calcext:value-type="string">
            <text:p>4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436]*LN([.B436])" office:value-type="float" office:value="-0" calcext:value-type="float">
            <text:p>0</text:p>
          </table:table-cell>
          <table:table-cell table:formula="of:=[.H436]*LN([.C436])" office:value-type="float" office:value="-0" calcext:value-type="float">
            <text:p>0</text:p>
          </table:table-cell>
          <table:table-cell table:formula="of:=[.I436]*LN([.D436])" office:value-type="float" office:value="-0.902133914170504" calcext:value-type="float">
            <text:p>-0.9021339142</text:p>
          </table:table-cell>
          <table:table-cell table:formula="of:=[.K436]+[.L436]+[.M436]" office:value-type="float" office:value="-0.902133914170504" calcext:value-type="float">
            <text:p>-0.90213391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90.jpg</text:p>
          </table:table-cell>
          <table:table-cell office:value-type="float" office:value="0.201363" calcext:value-type="float">
            <text:p>0.201363</text:p>
          </table:table-cell>
          <table:table-cell office:value-type="float" office:value="0.72276" calcext:value-type="float">
            <text:p>0.72276</text:p>
          </table:table-cell>
          <table:table-cell office:value-type="float" office:value="0.075877" calcext:value-type="float">
            <text:p>0.075877</text:p>
          </table:table-cell>
          <table:table-cell/>
          <table:table-cell office:value-type="string" calcext:value-type="string">
            <text:p>49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37]*LN([.B437])" office:value-type="float" office:value="-0" calcext:value-type="float">
            <text:p>0</text:p>
          </table:table-cell>
          <table:table-cell table:formula="of:=[.H437]*LN([.C437])" office:value-type="float" office:value="-0.324678062138507" calcext:value-type="float">
            <text:p>-0.3246780621</text:p>
          </table:table-cell>
          <table:table-cell table:formula="of:=[.I437]*LN([.D437])" office:value-type="float" office:value="-0" calcext:value-type="float">
            <text:p>0</text:p>
          </table:table-cell>
          <table:table-cell table:formula="of:=[.K437]+[.L437]+[.M437]" office:value-type="float" office:value="-0.324678062138507" calcext:value-type="float">
            <text:p>-0.32467806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91.jpg</text:p>
          </table:table-cell>
          <table:table-cell office:value-type="float" office:value="0.056745" calcext:value-type="float">
            <text:p>0.056745</text:p>
          </table:table-cell>
          <table:table-cell office:value-type="float" office:value="0.489745" calcext:value-type="float">
            <text:p>0.489745</text:p>
          </table:table-cell>
          <table:table-cell office:value-type="float" office:value="0.45351" calcext:value-type="float">
            <text:p>0.45351</text:p>
          </table:table-cell>
          <table:table-cell/>
          <table:table-cell office:value-type="string" calcext:value-type="string">
            <text:p>49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438]*LN([.B438])" office:value-type="float" office:value="-0" calcext:value-type="float">
            <text:p>0</text:p>
          </table:table-cell>
          <table:table-cell table:formula="of:=[.H438]*LN([.C438])" office:value-type="float" office:value="-0" calcext:value-type="float">
            <text:p>0</text:p>
          </table:table-cell>
          <table:table-cell table:formula="of:=[.I438]*LN([.D438])" office:value-type="float" office:value="-0.790737958953411" calcext:value-type="float">
            <text:p>-0.790737959</text:p>
          </table:table-cell>
          <table:table-cell table:formula="of:=[.K438]+[.L438]+[.M438]" office:value-type="float" office:value="-0.790737958953411" calcext:value-type="float">
            <text:p>-0.7907379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92.jpg</text:p>
          </table:table-cell>
          <table:table-cell office:value-type="float" office:value="0.640959" calcext:value-type="float">
            <text:p>0.640959</text:p>
          </table:table-cell>
          <table:table-cell office:value-type="float" office:value="0.322159" calcext:value-type="float">
            <text:p>0.322159</text:p>
          </table:table-cell>
          <table:table-cell office:value-type="float" office:value="0.036882" calcext:value-type="float">
            <text:p>0.036882</text:p>
          </table:table-cell>
          <table:table-cell/>
          <table:table-cell office:value-type="string" calcext:value-type="string">
            <text:p>49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39]*LN([.B439])" office:value-type="float" office:value="-0" calcext:value-type="float">
            <text:p>0</text:p>
          </table:table-cell>
          <table:table-cell table:formula="of:=[.H439]*LN([.C439])" office:value-type="float" office:value="-1.13271006649143" calcext:value-type="float">
            <text:p>-1.1327100665</text:p>
          </table:table-cell>
          <table:table-cell table:formula="of:=[.I439]*LN([.D439])" office:value-type="float" office:value="-0" calcext:value-type="float">
            <text:p>0</text:p>
          </table:table-cell>
          <table:table-cell table:formula="of:=[.K439]+[.L439]+[.M439]" office:value-type="float" office:value="-1.13271006649143" calcext:value-type="float">
            <text:p>-1.13271006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93.jpg</text:p>
          </table:table-cell>
          <table:table-cell office:value-type="float" office:value="0.773656" calcext:value-type="float">
            <text:p>0.773656</text:p>
          </table:table-cell>
          <table:table-cell office:value-type="float" office:value="0.208611" calcext:value-type="float">
            <text:p>0.208611</text:p>
          </table:table-cell>
          <table:table-cell office:value-type="float" office:value="0.017733" calcext:value-type="float">
            <text:p>0.017733</text:p>
          </table:table-cell>
          <table:table-cell/>
          <table:table-cell office:value-type="string" calcext:value-type="string">
            <text:p>493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440]*LN([.B440])" office:value-type="float" office:value="-0.25662794863156" calcext:value-type="float">
            <text:p>-0.2566279486</text:p>
          </table:table-cell>
          <table:table-cell table:formula="of:=[.H440]*LN([.C440])" office:value-type="float" office:value="-0" calcext:value-type="float">
            <text:p>0</text:p>
          </table:table-cell>
          <table:table-cell table:formula="of:=[.I440]*LN([.D440])" office:value-type="float" office:value="-0" calcext:value-type="float">
            <text:p>0</text:p>
          </table:table-cell>
          <table:table-cell table:formula="of:=[.K440]+[.L440]+[.M440]" office:value-type="float" office:value="-0.25662794863156" calcext:value-type="float">
            <text:p>-0.25662794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94.jpg</text:p>
          </table:table-cell>
          <table:table-cell office:value-type="float" office:value="0.064854" calcext:value-type="float">
            <text:p>0.064854</text:p>
          </table:table-cell>
          <table:table-cell office:value-type="float" office:value="0.695905" calcext:value-type="float">
            <text:p>0.695905</text:p>
          </table:table-cell>
          <table:table-cell office:value-type="float" office:value="0.239241" calcext:value-type="float">
            <text:p>0.239241</text:p>
          </table:table-cell>
          <table:table-cell/>
          <table:table-cell office:value-type="string" calcext:value-type="string">
            <text:p>49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41]*LN([.B441])" office:value-type="float" office:value="-0" calcext:value-type="float">
            <text:p>0</text:p>
          </table:table-cell>
          <table:table-cell table:formula="of:=[.H441]*LN([.C441])" office:value-type="float" office:value="-0.362542122216779" calcext:value-type="float">
            <text:p>-0.3625421222</text:p>
          </table:table-cell>
          <table:table-cell table:formula="of:=[.I441]*LN([.D441])" office:value-type="float" office:value="-0" calcext:value-type="float">
            <text:p>0</text:p>
          </table:table-cell>
          <table:table-cell table:formula="of:=[.K441]+[.L441]+[.M441]" office:value-type="float" office:value="-0.362542122216779" calcext:value-type="float">
            <text:p>-0.36254212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95.jpg</text:p>
          </table:table-cell>
          <table:table-cell office:value-type="float" office:value="0.083514" calcext:value-type="float">
            <text:p>0.083514</text:p>
          </table:table-cell>
          <table:table-cell office:value-type="float" office:value="0.830854" calcext:value-type="float">
            <text:p>0.830854</text:p>
          </table:table-cell>
          <table:table-cell office:value-type="float" office:value="0.085632" calcext:value-type="float">
            <text:p>0.085632</text:p>
          </table:table-cell>
          <table:table-cell/>
          <table:table-cell office:value-type="string" calcext:value-type="string">
            <text:p>49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42]*LN([.B442])" office:value-type="float" office:value="-0" calcext:value-type="float">
            <text:p>0</text:p>
          </table:table-cell>
          <table:table-cell table:formula="of:=[.H442]*LN([.C442])" office:value-type="float" office:value="-0.18530119149975" calcext:value-type="float">
            <text:p>-0.1853011915</text:p>
          </table:table-cell>
          <table:table-cell table:formula="of:=[.I442]*LN([.D442])" office:value-type="float" office:value="-0" calcext:value-type="float">
            <text:p>0</text:p>
          </table:table-cell>
          <table:table-cell table:formula="of:=[.K442]+[.L442]+[.M442]" office:value-type="float" office:value="-0.18530119149975" calcext:value-type="float">
            <text:p>-0.18530119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96.jpg</text:p>
          </table:table-cell>
          <table:table-cell office:value-type="float" office:value="0.123736" calcext:value-type="float">
            <text:p>0.123736</text:p>
          </table:table-cell>
          <table:table-cell office:value-type="float" office:value="0.529589" calcext:value-type="float">
            <text:p>0.529589</text:p>
          </table:table-cell>
          <table:table-cell office:value-type="float" office:value="0.346675" calcext:value-type="float">
            <text:p>0.346675</text:p>
          </table:table-cell>
          <table:table-cell/>
          <table:table-cell office:value-type="string" calcext:value-type="string">
            <text:p>49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443]*LN([.B443])" office:value-type="float" office:value="-0" calcext:value-type="float">
            <text:p>0</text:p>
          </table:table-cell>
          <table:table-cell table:formula="of:=[.H443]*LN([.C443])" office:value-type="float" office:value="-0" calcext:value-type="float">
            <text:p>0</text:p>
          </table:table-cell>
          <table:table-cell table:formula="of:=[.I443]*LN([.D443])" office:value-type="float" office:value="-1.05936753734221" calcext:value-type="float">
            <text:p>-1.0593675373</text:p>
          </table:table-cell>
          <table:table-cell table:formula="of:=[.K443]+[.L443]+[.M443]" office:value-type="float" office:value="-1.05936753734221" calcext:value-type="float">
            <text:p>-1.05936753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97.jpg</text:p>
          </table:table-cell>
          <table:table-cell office:value-type="float" office:value="0.101023" calcext:value-type="float">
            <text:p>0.101023</text:p>
          </table:table-cell>
          <table:table-cell office:value-type="float" office:value="0.85603" calcext:value-type="float">
            <text:p>0.85603</text:p>
          </table:table-cell>
          <table:table-cell office:value-type="float" office:value="0.042947" calcext:value-type="float">
            <text:p>0.042947</text:p>
          </table:table-cell>
          <table:table-cell/>
          <table:table-cell office:value-type="string" calcext:value-type="string">
            <text:p>49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44]*LN([.B444])" office:value-type="float" office:value="-0" calcext:value-type="float">
            <text:p>0</text:p>
          </table:table-cell>
          <table:table-cell table:formula="of:=[.H444]*LN([.C444])" office:value-type="float" office:value="-0.155449856725545" calcext:value-type="float">
            <text:p>-0.1554498567</text:p>
          </table:table-cell>
          <table:table-cell table:formula="of:=[.I444]*LN([.D444])" office:value-type="float" office:value="-0" calcext:value-type="float">
            <text:p>0</text:p>
          </table:table-cell>
          <table:table-cell table:formula="of:=[.K444]+[.L444]+[.M444]" office:value-type="float" office:value="-0.155449856725545" calcext:value-type="float">
            <text:p>-0.15544985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98.jpg</text:p>
          </table:table-cell>
          <table:table-cell office:value-type="float" office:value="0.011902" calcext:value-type="float">
            <text:p>0.011902</text:p>
          </table:table-cell>
          <table:table-cell office:value-type="float" office:value="0.13487" calcext:value-type="float">
            <text:p>0.13487</text:p>
          </table:table-cell>
          <table:table-cell office:value-type="float" office:value="0.853228" calcext:value-type="float">
            <text:p>0.853228</text:p>
          </table:table-cell>
          <table:table-cell/>
          <table:table-cell office:value-type="string" calcext:value-type="string">
            <text:p>49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45]*LN([.B445])" office:value-type="float" office:value="-0" calcext:value-type="float">
            <text:p>0</text:p>
          </table:table-cell>
          <table:table-cell table:formula="of:=[.H445]*LN([.C445])" office:value-type="float" office:value="-2.00344392745337" calcext:value-type="float">
            <text:p>-2.0034439275</text:p>
          </table:table-cell>
          <table:table-cell table:formula="of:=[.I445]*LN([.D445])" office:value-type="float" office:value="-0" calcext:value-type="float">
            <text:p>0</text:p>
          </table:table-cell>
          <table:table-cell table:formula="of:=[.K445]+[.L445]+[.M445]" office:value-type="float" office:value="-2.00344392745337" calcext:value-type="float">
            <text:p>-2.00344392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99.jpg</text:p>
          </table:table-cell>
          <table:table-cell office:value-type="float" office:value="0.0199" calcext:value-type="float">
            <text:p>0.0199</text:p>
          </table:table-cell>
          <table:table-cell office:value-type="float" office:value="0.304716" calcext:value-type="float">
            <text:p>0.304716</text:p>
          </table:table-cell>
          <table:table-cell office:value-type="float" office:value="0.675384" calcext:value-type="float">
            <text:p>0.675384</text:p>
          </table:table-cell>
          <table:table-cell/>
          <table:table-cell office:value-type="string" calcext:value-type="string">
            <text:p>49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446]*LN([.B446])" office:value-type="float" office:value="-0" calcext:value-type="float">
            <text:p>0</text:p>
          </table:table-cell>
          <table:table-cell table:formula="of:=[.H446]*LN([.C446])" office:value-type="float" office:value="-0" calcext:value-type="float">
            <text:p>0</text:p>
          </table:table-cell>
          <table:table-cell table:formula="of:=[.I446]*LN([.D446])" office:value-type="float" office:value="-0.392473860976658" calcext:value-type="float">
            <text:p>-0.392473861</text:p>
          </table:table-cell>
          <table:table-cell table:formula="of:=[.K446]+[.L446]+[.M446]" office:value-type="float" office:value="-0.392473860976658" calcext:value-type="float">
            <text:p>-0.3924738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jpg</text:p>
          </table:table-cell>
          <table:table-cell office:value-type="float" office:value="0.479361" calcext:value-type="float">
            <text:p>0.479361</text:p>
          </table:table-cell>
          <table:table-cell office:value-type="float" office:value="0.506011" calcext:value-type="float">
            <text:p>0.506011</text:p>
          </table:table-cell>
          <table:table-cell office:value-type="float" office:value="0.014628" calcext:value-type="float">
            <text:p>0.014628</text:p>
          </table:table-cell>
          <table:table-cell/>
          <table:table-cell office:value-type="string" calcext:value-type="string">
            <text:p>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47]*LN([.B447])" office:value-type="float" office:value="-0" calcext:value-type="float">
            <text:p>0</text:p>
          </table:table-cell>
          <table:table-cell table:formula="of:=[.H447]*LN([.C447])" office:value-type="float" office:value="-0.681196870800528" calcext:value-type="float">
            <text:p>-0.6811968708</text:p>
          </table:table-cell>
          <table:table-cell table:formula="of:=[.I447]*LN([.D447])" office:value-type="float" office:value="-0" calcext:value-type="float">
            <text:p>0</text:p>
          </table:table-cell>
          <table:table-cell table:formula="of:=[.K447]+[.L447]+[.M447]" office:value-type="float" office:value="-0.681196870800528" calcext:value-type="float">
            <text:p>-0.68119687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0.jpg</text:p>
          </table:table-cell>
          <table:table-cell office:value-type="float" office:value="0.06309" calcext:value-type="float">
            <text:p>0.06309</text:p>
          </table:table-cell>
          <table:table-cell office:value-type="float" office:value="0.398387" calcext:value-type="float">
            <text:p>0.398387</text:p>
          </table:table-cell>
          <table:table-cell office:value-type="float" office:value="0.538523" calcext:value-type="float">
            <text:p>0.538523</text:p>
          </table:table-cell>
          <table:table-cell/>
          <table:table-cell office:value-type="string" calcext:value-type="string">
            <text:p>5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448]*LN([.B448])" office:value-type="float" office:value="-0" calcext:value-type="float">
            <text:p>0</text:p>
          </table:table-cell>
          <table:table-cell table:formula="of:=[.H448]*LN([.C448])" office:value-type="float" office:value="-0" calcext:value-type="float">
            <text:p>0</text:p>
          </table:table-cell>
          <table:table-cell table:formula="of:=[.I448]*LN([.D448])" office:value-type="float" office:value="-0.618925072062881" calcext:value-type="float">
            <text:p>-0.6189250721</text:p>
          </table:table-cell>
          <table:table-cell table:formula="of:=[.K448]+[.L448]+[.M448]" office:value-type="float" office:value="-0.618925072062881" calcext:value-type="float">
            <text:p>-0.61892507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00.jpg</text:p>
          </table:table-cell>
          <table:table-cell office:value-type="float" office:value="0.442219" calcext:value-type="float">
            <text:p>0.442219</text:p>
          </table:table-cell>
          <table:table-cell office:value-type="float" office:value="0.472563" calcext:value-type="float">
            <text:p>0.472563</text:p>
          </table:table-cell>
          <table:table-cell office:value-type="float" office:value="0.085218" calcext:value-type="float">
            <text:p>0.085218</text:p>
          </table:table-cell>
          <table:table-cell/>
          <table:table-cell office:value-type="string" calcext:value-type="string">
            <text:p>50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49]*LN([.B449])" office:value-type="float" office:value="-0" calcext:value-type="float">
            <text:p>0</text:p>
          </table:table-cell>
          <table:table-cell table:formula="of:=[.H449]*LN([.C449])" office:value-type="float" office:value="-0.749584207603105" calcext:value-type="float">
            <text:p>-0.7495842076</text:p>
          </table:table-cell>
          <table:table-cell table:formula="of:=[.I449]*LN([.D449])" office:value-type="float" office:value="-0" calcext:value-type="float">
            <text:p>0</text:p>
          </table:table-cell>
          <table:table-cell table:formula="of:=[.K449]+[.L449]+[.M449]" office:value-type="float" office:value="-0.749584207603105" calcext:value-type="float">
            <text:p>-0.74958420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01.jpg</text:p>
          </table:table-cell>
          <table:table-cell office:value-type="float" office:value="0.265286" calcext:value-type="float">
            <text:p>0.265286</text:p>
          </table:table-cell>
          <table:table-cell office:value-type="float" office:value="0.706949" calcext:value-type="float">
            <text:p>0.706949</text:p>
          </table:table-cell>
          <table:table-cell office:value-type="float" office:value="0.027765" calcext:value-type="float">
            <text:p>0.027765</text:p>
          </table:table-cell>
          <table:table-cell/>
          <table:table-cell office:value-type="string" calcext:value-type="string">
            <text:p>50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50]*LN([.B450])" office:value-type="float" office:value="-0" calcext:value-type="float">
            <text:p>0</text:p>
          </table:table-cell>
          <table:table-cell table:formula="of:=[.H450]*LN([.C450])" office:value-type="float" office:value="-0.346796751472482" calcext:value-type="float">
            <text:p>-0.3467967515</text:p>
          </table:table-cell>
          <table:table-cell table:formula="of:=[.I450]*LN([.D450])" office:value-type="float" office:value="-0" calcext:value-type="float">
            <text:p>0</text:p>
          </table:table-cell>
          <table:table-cell table:formula="of:=[.K450]+[.L450]+[.M450]" office:value-type="float" office:value="-0.346796751472482" calcext:value-type="float">
            <text:p>-0.34679675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02.jpg</text:p>
          </table:table-cell>
          <table:table-cell office:value-type="float" office:value="0.03542" calcext:value-type="float">
            <text:p>0.03542</text:p>
          </table:table-cell>
          <table:table-cell office:value-type="float" office:value="0.472433" calcext:value-type="float">
            <text:p>0.472433</text:p>
          </table:table-cell>
          <table:table-cell office:value-type="float" office:value="0.492147" calcext:value-type="float">
            <text:p>0.492147</text:p>
          </table:table-cell>
          <table:table-cell/>
          <table:table-cell office:value-type="string" calcext:value-type="string">
            <text:p>50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451]*LN([.B451])" office:value-type="float" office:value="-0" calcext:value-type="float">
            <text:p>0</text:p>
          </table:table-cell>
          <table:table-cell table:formula="of:=[.H451]*LN([.C451])" office:value-type="float" office:value="-0" calcext:value-type="float">
            <text:p>0</text:p>
          </table:table-cell>
          <table:table-cell table:formula="of:=[.I451]*LN([.D451])" office:value-type="float" office:value="-0.708977826628025" calcext:value-type="float">
            <text:p>-0.7089778266</text:p>
          </table:table-cell>
          <table:table-cell table:formula="of:=[.K451]+[.L451]+[.M451]" office:value-type="float" office:value="-0.708977826628025" calcext:value-type="float">
            <text:p>-0.70897782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03.jpg</text:p>
          </table:table-cell>
          <table:table-cell office:value-type="float" office:value="0.081775" calcext:value-type="float">
            <text:p>0.081775</text:p>
          </table:table-cell>
          <table:table-cell office:value-type="float" office:value="0.379133" calcext:value-type="float">
            <text:p>0.379133</text:p>
          </table:table-cell>
          <table:table-cell office:value-type="float" office:value="0.539092" calcext:value-type="float">
            <text:p>0.539092</text:p>
          </table:table-cell>
          <table:table-cell/>
          <table:table-cell office:value-type="string" calcext:value-type="string">
            <text:p>50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52]*LN([.B452])" office:value-type="float" office:value="-0" calcext:value-type="float">
            <text:p>0</text:p>
          </table:table-cell>
          <table:table-cell table:formula="of:=[.H452]*LN([.C452])" office:value-type="float" office:value="-0.969868211976105" calcext:value-type="float">
            <text:p>-0.969868212</text:p>
          </table:table-cell>
          <table:table-cell table:formula="of:=[.I452]*LN([.D452])" office:value-type="float" office:value="-0" calcext:value-type="float">
            <text:p>0</text:p>
          </table:table-cell>
          <table:table-cell table:formula="of:=[.K452]+[.L452]+[.M452]" office:value-type="float" office:value="-0.969868211976105" calcext:value-type="float">
            <text:p>-0.9698682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04.jpg</text:p>
          </table:table-cell>
          <table:table-cell office:value-type="float" office:value="0.017723" calcext:value-type="float">
            <text:p>0.017723</text:p>
          </table:table-cell>
          <table:table-cell office:value-type="float" office:value="0.816668" calcext:value-type="float">
            <text:p>0.816668</text:p>
          </table:table-cell>
          <table:table-cell office:value-type="float" office:value="0.165609" calcext:value-type="float">
            <text:p>0.165609</text:p>
          </table:table-cell>
          <table:table-cell/>
          <table:table-cell office:value-type="string" calcext:value-type="string">
            <text:p>50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453]*LN([.B453])" office:value-type="float" office:value="-0" calcext:value-type="float">
            <text:p>0</text:p>
          </table:table-cell>
          <table:table-cell table:formula="of:=[.H453]*LN([.C453])" office:value-type="float" office:value="-0" calcext:value-type="float">
            <text:p>0</text:p>
          </table:table-cell>
          <table:table-cell table:formula="of:=[.I453]*LN([.D453])" office:value-type="float" office:value="-1.79812569068168" calcext:value-type="float">
            <text:p>-1.7981256907</text:p>
          </table:table-cell>
          <table:table-cell table:formula="of:=[.K453]+[.L453]+[.M453]" office:value-type="float" office:value="-1.79812569068168" calcext:value-type="float">
            <text:p>-1.79812569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05.jpg</text:p>
          </table:table-cell>
          <table:table-cell office:value-type="float" office:value="0.333324" calcext:value-type="float">
            <text:p>0.333324</text:p>
          </table:table-cell>
          <table:table-cell office:value-type="float" office:value="0.269687" calcext:value-type="float">
            <text:p>0.269687</text:p>
          </table:table-cell>
          <table:table-cell office:value-type="float" office:value="0.396989" calcext:value-type="float">
            <text:p>0.396989</text:p>
          </table:table-cell>
          <table:table-cell/>
          <table:table-cell office:value-type="string" calcext:value-type="string">
            <text:p>50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54]*LN([.B454])" office:value-type="float" office:value="-0" calcext:value-type="float">
            <text:p>0</text:p>
          </table:table-cell>
          <table:table-cell table:formula="of:=[.H454]*LN([.C454])" office:value-type="float" office:value="-1.31049325170379" calcext:value-type="float">
            <text:p>-1.3104932517</text:p>
          </table:table-cell>
          <table:table-cell table:formula="of:=[.I454]*LN([.D454])" office:value-type="float" office:value="-0" calcext:value-type="float">
            <text:p>0</text:p>
          </table:table-cell>
          <table:table-cell table:formula="of:=[.K454]+[.L454]+[.M454]" office:value-type="float" office:value="-1.31049325170379" calcext:value-type="float">
            <text:p>-1.31049325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06.jpg</text:p>
          </table:table-cell>
          <table:table-cell office:value-type="float" office:value="0.217766" calcext:value-type="float">
            <text:p>0.217766</text:p>
          </table:table-cell>
          <table:table-cell office:value-type="float" office:value="0.760139" calcext:value-type="float">
            <text:p>0.760139</text:p>
          </table:table-cell>
          <table:table-cell office:value-type="float" office:value="0.022095" calcext:value-type="float">
            <text:p>0.022095</text:p>
          </table:table-cell>
          <table:table-cell/>
          <table:table-cell office:value-type="string" calcext:value-type="string">
            <text:p>50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55]*LN([.B455])" office:value-type="float" office:value="-0" calcext:value-type="float">
            <text:p>0</text:p>
          </table:table-cell>
          <table:table-cell table:formula="of:=[.H455]*LN([.C455])" office:value-type="float" office:value="-0.274253967688122" calcext:value-type="float">
            <text:p>-0.2742539677</text:p>
          </table:table-cell>
          <table:table-cell table:formula="of:=[.I455]*LN([.D455])" office:value-type="float" office:value="-0" calcext:value-type="float">
            <text:p>0</text:p>
          </table:table-cell>
          <table:table-cell table:formula="of:=[.K455]+[.L455]+[.M455]" office:value-type="float" office:value="-0.274253967688122" calcext:value-type="float">
            <text:p>-0.27425396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07.jpg</text:p>
          </table:table-cell>
          <table:table-cell office:value-type="float" office:value="0.078384" calcext:value-type="float">
            <text:p>0.078384</text:p>
          </table:table-cell>
          <table:table-cell office:value-type="float" office:value="0.595384" calcext:value-type="float">
            <text:p>0.595384</text:p>
          </table:table-cell>
          <table:table-cell office:value-type="float" office:value="0.326232" calcext:value-type="float">
            <text:p>0.326232</text:p>
          </table:table-cell>
          <table:table-cell/>
          <table:table-cell office:value-type="string" calcext:value-type="string">
            <text:p>50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56]*LN([.B456])" office:value-type="float" office:value="-0" calcext:value-type="float">
            <text:p>0</text:p>
          </table:table-cell>
          <table:table-cell table:formula="of:=[.H456]*LN([.C456])" office:value-type="float" office:value="-0.518548703452166" calcext:value-type="float">
            <text:p>-0.5185487035</text:p>
          </table:table-cell>
          <table:table-cell table:formula="of:=[.I456]*LN([.D456])" office:value-type="float" office:value="-0" calcext:value-type="float">
            <text:p>0</text:p>
          </table:table-cell>
          <table:table-cell table:formula="of:=[.K456]+[.L456]+[.M456]" office:value-type="float" office:value="-0.518548703452166" calcext:value-type="float">
            <text:p>-0.51854870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08.jpg</text:p>
          </table:table-cell>
          <table:table-cell office:value-type="float" office:value="0.0377" calcext:value-type="float">
            <text:p>0.0377</text:p>
          </table:table-cell>
          <table:table-cell office:value-type="float" office:value="0.539809" calcext:value-type="float">
            <text:p>0.539809</text:p>
          </table:table-cell>
          <table:table-cell office:value-type="float" office:value="0.422491" calcext:value-type="float">
            <text:p>0.422491</text:p>
          </table:table-cell>
          <table:table-cell/>
          <table:table-cell office:value-type="string" calcext:value-type="string">
            <text:p>50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57]*LN([.B457])" office:value-type="float" office:value="-0" calcext:value-type="float">
            <text:p>0</text:p>
          </table:table-cell>
          <table:table-cell table:formula="of:=[.H457]*LN([.C457])" office:value-type="float" office:value="-0.61653990569543" calcext:value-type="float">
            <text:p>-0.6165399057</text:p>
          </table:table-cell>
          <table:table-cell table:formula="of:=[.I457]*LN([.D457])" office:value-type="float" office:value="-0" calcext:value-type="float">
            <text:p>0</text:p>
          </table:table-cell>
          <table:table-cell table:formula="of:=[.K457]+[.L457]+[.M457]" office:value-type="float" office:value="-0.61653990569543" calcext:value-type="float">
            <text:p>-0.61653990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09.jpg</text:p>
          </table:table-cell>
          <table:table-cell office:value-type="float" office:value="0.206654" calcext:value-type="float">
            <text:p>0.206654</text:p>
          </table:table-cell>
          <table:table-cell office:value-type="float" office:value="0.641864" calcext:value-type="float">
            <text:p>0.641864</text:p>
          </table:table-cell>
          <table:table-cell office:value-type="float" office:value="0.151482" calcext:value-type="float">
            <text:p>0.151482</text:p>
          </table:table-cell>
          <table:table-cell/>
          <table:table-cell office:value-type="string" calcext:value-type="string">
            <text:p>509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58]*LN([.B458])" office:value-type="float" office:value="-0" calcext:value-type="float">
            <text:p>0</text:p>
          </table:table-cell>
          <table:table-cell table:formula="of:=[.H458]*LN([.C458])" office:value-type="float" office:value="-0.443378835739246" calcext:value-type="float">
            <text:p>-0.4433788357</text:p>
          </table:table-cell>
          <table:table-cell table:formula="of:=[.I458]*LN([.D458])" office:value-type="float" office:value="-0" calcext:value-type="float">
            <text:p>0</text:p>
          </table:table-cell>
          <table:table-cell table:formula="of:=[.K458]+[.L458]+[.M458]" office:value-type="float" office:value="-0.443378835739246" calcext:value-type="float">
            <text:p>-0.44337883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1.jpg</text:p>
          </table:table-cell>
          <table:table-cell office:value-type="float" office:value="0.969493" calcext:value-type="float">
            <text:p>0.969493</text:p>
          </table:table-cell>
          <table:table-cell office:value-type="float" office:value="0.030401" calcext:value-type="float">
            <text:p>0.030401</text:p>
          </table:table-cell>
          <table:table-cell office:value-type="float" office:value="0.000106" calcext:value-type="float">
            <text:p>0.000106</text:p>
          </table:table-cell>
          <table:table-cell/>
          <table:table-cell office:value-type="string" calcext:value-type="string">
            <text:p>51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459]*LN([.B459])" office:value-type="float" office:value="-0.030982024542103" calcext:value-type="float">
            <text:p>-0.0309820245</text:p>
          </table:table-cell>
          <table:table-cell table:formula="of:=[.H459]*LN([.C459])" office:value-type="float" office:value="-0" calcext:value-type="float">
            <text:p>0</text:p>
          </table:table-cell>
          <table:table-cell table:formula="of:=[.I459]*LN([.D459])" office:value-type="float" office:value="-0" calcext:value-type="float">
            <text:p>0</text:p>
          </table:table-cell>
          <table:table-cell table:formula="of:=[.K459]+[.L459]+[.M459]" office:value-type="float" office:value="-0.030982024542103" calcext:value-type="float">
            <text:p>-0.03098202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10.jpg</text:p>
          </table:table-cell>
          <table:table-cell office:value-type="float" office:value="0.043617" calcext:value-type="float">
            <text:p>0.043617</text:p>
          </table:table-cell>
          <table:table-cell office:value-type="float" office:value="0.237657" calcext:value-type="float">
            <text:p>0.237657</text:p>
          </table:table-cell>
          <table:table-cell office:value-type="float" office:value="0.718726" calcext:value-type="float">
            <text:p>0.718726</text:p>
          </table:table-cell>
          <table:table-cell/>
          <table:table-cell office:value-type="string" calcext:value-type="string">
            <text:p>51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60]*LN([.B460])" office:value-type="float" office:value="-0" calcext:value-type="float">
            <text:p>0</text:p>
          </table:table-cell>
          <table:table-cell table:formula="of:=[.H460]*LN([.C460])" office:value-type="float" office:value="-1.43692682127491" calcext:value-type="float">
            <text:p>-1.4369268213</text:p>
          </table:table-cell>
          <table:table-cell table:formula="of:=[.I460]*LN([.D460])" office:value-type="float" office:value="-0" calcext:value-type="float">
            <text:p>0</text:p>
          </table:table-cell>
          <table:table-cell table:formula="of:=[.K460]+[.L460]+[.M460]" office:value-type="float" office:value="-1.43692682127491" calcext:value-type="float">
            <text:p>-1.43692682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11.jpg</text:p>
          </table:table-cell>
          <table:table-cell office:value-type="float" office:value="0.029938" calcext:value-type="float">
            <text:p>0.029938</text:p>
          </table:table-cell>
          <table:table-cell office:value-type="float" office:value="0.264296" calcext:value-type="float">
            <text:p>0.264296</text:p>
          </table:table-cell>
          <table:table-cell office:value-type="float" office:value="0.705766" calcext:value-type="float">
            <text:p>0.705766</text:p>
          </table:table-cell>
          <table:table-cell/>
          <table:table-cell office:value-type="string" calcext:value-type="string">
            <text:p>511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461]*LN([.B461])" office:value-type="float" office:value="-0" calcext:value-type="float">
            <text:p>0</text:p>
          </table:table-cell>
          <table:table-cell table:formula="of:=[.H461]*LN([.C461])" office:value-type="float" office:value="-0" calcext:value-type="float">
            <text:p>0</text:p>
          </table:table-cell>
          <table:table-cell table:formula="of:=[.I461]*LN([.D461])" office:value-type="float" office:value="-0.348471541188056" calcext:value-type="float">
            <text:p>-0.3484715412</text:p>
          </table:table-cell>
          <table:table-cell table:formula="of:=[.K461]+[.L461]+[.M461]" office:value-type="float" office:value="-0.348471541188056" calcext:value-type="float">
            <text:p>-0.34847154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2.jpg</text:p>
          </table:table-cell>
          <table:table-cell office:value-type="float" office:value="0.013023" calcext:value-type="float">
            <text:p>0.013023</text:p>
          </table:table-cell>
          <table:table-cell office:value-type="float" office:value="0.374656" calcext:value-type="float">
            <text:p>0.374656</text:p>
          </table:table-cell>
          <table:table-cell office:value-type="float" office:value="0.612321" calcext:value-type="float">
            <text:p>0.612321</text:p>
          </table:table-cell>
          <table:table-cell/>
          <table:table-cell office:value-type="string" calcext:value-type="string">
            <text:p>5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462]*LN([.B462])" office:value-type="float" office:value="-0" calcext:value-type="float">
            <text:p>0</text:p>
          </table:table-cell>
          <table:table-cell table:formula="of:=[.H462]*LN([.C462])" office:value-type="float" office:value="-0" calcext:value-type="float">
            <text:p>0</text:p>
          </table:table-cell>
          <table:table-cell table:formula="of:=[.I462]*LN([.D462])" office:value-type="float" office:value="-0.490498624173076" calcext:value-type="float">
            <text:p>-0.4904986242</text:p>
          </table:table-cell>
          <table:table-cell table:formula="of:=[.K462]+[.L462]+[.M462]" office:value-type="float" office:value="-0.490498624173076" calcext:value-type="float">
            <text:p>-0.49049862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3.jpg</text:p>
          </table:table-cell>
          <table:table-cell office:value-type="float" office:value="0.06689" calcext:value-type="float">
            <text:p>0.06689</text:p>
          </table:table-cell>
          <table:table-cell office:value-type="float" office:value="0.148168" calcext:value-type="float">
            <text:p>0.148168</text:p>
          </table:table-cell>
          <table:table-cell office:value-type="float" office:value="0.784941" calcext:value-type="float">
            <text:p>0.784941</text:p>
          </table:table-cell>
          <table:table-cell/>
          <table:table-cell office:value-type="string" calcext:value-type="string">
            <text:p>53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463]*LN([.B463])" office:value-type="float" office:value="-2.70470579985182" calcext:value-type="float">
            <text:p>-2.7047057999</text:p>
          </table:table-cell>
          <table:table-cell table:formula="of:=[.H463]*LN([.C463])" office:value-type="float" office:value="-0" calcext:value-type="float">
            <text:p>0</text:p>
          </table:table-cell>
          <table:table-cell table:formula="of:=[.I463]*LN([.D463])" office:value-type="float" office:value="-0" calcext:value-type="float">
            <text:p>0</text:p>
          </table:table-cell>
          <table:table-cell table:formula="of:=[.K463]+[.L463]+[.M463]" office:value-type="float" office:value="-2.70470579985182" calcext:value-type="float">
            <text:p>-2.70470579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4.jpg</text:p>
          </table:table-cell>
          <table:table-cell office:value-type="float" office:value="0.090784" calcext:value-type="float">
            <text:p>0.090784</text:p>
          </table:table-cell>
          <table:table-cell office:value-type="float" office:value="0.62996" calcext:value-type="float">
            <text:p>0.62996</text:p>
          </table:table-cell>
          <table:table-cell office:value-type="float" office:value="0.279256" calcext:value-type="float">
            <text:p>0.279256</text:p>
          </table:table-cell>
          <table:table-cell/>
          <table:table-cell office:value-type="string" calcext:value-type="string">
            <text:p>5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464]*LN([.B464])" office:value-type="float" office:value="-0" calcext:value-type="float">
            <text:p>0</text:p>
          </table:table-cell>
          <table:table-cell table:formula="of:=[.H464]*LN([.C464])" office:value-type="float" office:value="-0" calcext:value-type="float">
            <text:p>0</text:p>
          </table:table-cell>
          <table:table-cell table:formula="of:=[.I464]*LN([.D464])" office:value-type="float" office:value="-1.27562635514011" calcext:value-type="float">
            <text:p>-1.2756263551</text:p>
          </table:table-cell>
          <table:table-cell table:formula="of:=[.K464]+[.L464]+[.M464]" office:value-type="float" office:value="-1.27562635514011" calcext:value-type="float">
            <text:p>-1.27562635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5.jpg</text:p>
          </table:table-cell>
          <table:table-cell office:value-type="float" office:value="0.009736" calcext:value-type="float">
            <text:p>0.009736</text:p>
          </table:table-cell>
          <table:table-cell office:value-type="float" office:value="0.09145" calcext:value-type="float">
            <text:p>0.09145</text:p>
          </table:table-cell>
          <table:table-cell office:value-type="float" office:value="0.898814" calcext:value-type="float">
            <text:p>0.898814</text:p>
          </table:table-cell>
          <table:table-cell/>
          <table:table-cell office:value-type="string" calcext:value-type="string">
            <text:p>55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465]*LN([.B465])" office:value-type="float" office:value="-0" calcext:value-type="float">
            <text:p>0</text:p>
          </table:table-cell>
          <table:table-cell table:formula="of:=[.H465]*LN([.C465])" office:value-type="float" office:value="-0" calcext:value-type="float">
            <text:p>0</text:p>
          </table:table-cell>
          <table:table-cell table:formula="of:=[.I465]*LN([.D465])" office:value-type="float" office:value="-0.106679162468285" calcext:value-type="float">
            <text:p>-0.1066791625</text:p>
          </table:table-cell>
          <table:table-cell table:formula="of:=[.K465]+[.L465]+[.M465]" office:value-type="float" office:value="-0.106679162468285" calcext:value-type="float">
            <text:p>-0.10667916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6.jpg</text:p>
          </table:table-cell>
          <table:table-cell office:value-type="float" office:value="0.004685" calcext:value-type="float">
            <text:p>0.004685</text:p>
          </table:table-cell>
          <table:table-cell office:value-type="float" office:value="0.992166" calcext:value-type="float">
            <text:p>0.992166</text:p>
          </table:table-cell>
          <table:table-cell office:value-type="float" office:value="0.003148" calcext:value-type="float">
            <text:p>0.003148</text:p>
          </table:table-cell>
          <table:table-cell/>
          <table:table-cell office:value-type="string" calcext:value-type="string">
            <text:p>5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66]*LN([.B466])" office:value-type="float" office:value="-0" calcext:value-type="float">
            <text:p>0</text:p>
          </table:table-cell>
          <table:table-cell table:formula="of:=[.H466]*LN([.C466])" office:value-type="float" office:value="-0.00786484698714697" calcext:value-type="float">
            <text:p>-0.007864847</text:p>
          </table:table-cell>
          <table:table-cell table:formula="of:=[.I466]*LN([.D466])" office:value-type="float" office:value="-0" calcext:value-type="float">
            <text:p>0</text:p>
          </table:table-cell>
          <table:table-cell table:formula="of:=[.K466]+[.L466]+[.M466]" office:value-type="float" office:value="-0.00786484698714697" calcext:value-type="float">
            <text:p>-0.0078648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7.jpg</text:p>
          </table:table-cell>
          <table:table-cell office:value-type="float" office:value="0.271161" calcext:value-type="float">
            <text:p>0.271161</text:p>
          </table:table-cell>
          <table:table-cell office:value-type="float" office:value="0.678306" calcext:value-type="float">
            <text:p>0.678306</text:p>
          </table:table-cell>
          <table:table-cell office:value-type="float" office:value="0.050534" calcext:value-type="float">
            <text:p>0.050534</text:p>
          </table:table-cell>
          <table:table-cell/>
          <table:table-cell office:value-type="string" calcext:value-type="string">
            <text:p>5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67]*LN([.B467])" office:value-type="float" office:value="-0" calcext:value-type="float">
            <text:p>0</text:p>
          </table:table-cell>
          <table:table-cell table:formula="of:=[.H467]*LN([.C467])" office:value-type="float" office:value="-0.388156765425705" calcext:value-type="float">
            <text:p>-0.3881567654</text:p>
          </table:table-cell>
          <table:table-cell table:formula="of:=[.I467]*LN([.D467])" office:value-type="float" office:value="-0" calcext:value-type="float">
            <text:p>0</text:p>
          </table:table-cell>
          <table:table-cell table:formula="of:=[.K467]+[.L467]+[.M467]" office:value-type="float" office:value="-0.388156765425705" calcext:value-type="float">
            <text:p>-0.38815676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8.jpg</text:p>
          </table:table-cell>
          <table:table-cell office:value-type="float" office:value="0.037619" calcext:value-type="float">
            <text:p>0.037619</text:p>
          </table:table-cell>
          <table:table-cell office:value-type="float" office:value="0.326364" calcext:value-type="float">
            <text:p>0.326364</text:p>
          </table:table-cell>
          <table:table-cell office:value-type="float" office:value="0.636017" calcext:value-type="float">
            <text:p>0.636017</text:p>
          </table:table-cell>
          <table:table-cell/>
          <table:table-cell office:value-type="string" calcext:value-type="string">
            <text:p>5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68]*LN([.B468])" office:value-type="float" office:value="-0" calcext:value-type="float">
            <text:p>0</text:p>
          </table:table-cell>
          <table:table-cell table:formula="of:=[.H468]*LN([.C468])" office:value-type="float" office:value="-1.11974195609268" calcext:value-type="float">
            <text:p>-1.1197419561</text:p>
          </table:table-cell>
          <table:table-cell table:formula="of:=[.I468]*LN([.D468])" office:value-type="float" office:value="-0" calcext:value-type="float">
            <text:p>0</text:p>
          </table:table-cell>
          <table:table-cell table:formula="of:=[.K468]+[.L468]+[.M468]" office:value-type="float" office:value="-1.11974195609268" calcext:value-type="float">
            <text:p>-1.11974195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9.jpg</text:p>
          </table:table-cell>
          <table:table-cell office:value-type="float" office:value="0.978882" calcext:value-type="float">
            <text:p>0.978882</text:p>
          </table:table-cell>
          <table:table-cell office:value-type="float" office:value="0.020786" calcext:value-type="float">
            <text:p>0.020786</text:p>
          </table:table-cell>
          <table:table-cell office:value-type="float" office:value="0.000331" calcext:value-type="float">
            <text:p>0.000331</text:p>
          </table:table-cell>
          <table:table-cell/>
          <table:table-cell office:value-type="string" calcext:value-type="string">
            <text:p>59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469]*LN([.B469])" office:value-type="float" office:value="-0.0213441748703291" calcext:value-type="float">
            <text:p>-0.0213441749</text:p>
          </table:table-cell>
          <table:table-cell table:formula="of:=[.H469]*LN([.C469])" office:value-type="float" office:value="-0" calcext:value-type="float">
            <text:p>0</text:p>
          </table:table-cell>
          <table:table-cell table:formula="of:=[.I469]*LN([.D469])" office:value-type="float" office:value="-0" calcext:value-type="float">
            <text:p>0</text:p>
          </table:table-cell>
          <table:table-cell table:formula="of:=[.K469]+[.L469]+[.M469]" office:value-type="float" office:value="-0.0213441748703291" calcext:value-type="float">
            <text:p>-0.02134417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jpg</text:p>
          </table:table-cell>
          <table:table-cell office:value-type="float" office:value="0.373465" calcext:value-type="float">
            <text:p>0.373465</text:p>
          </table:table-cell>
          <table:table-cell office:value-type="float" office:value="0.55188" calcext:value-type="float">
            <text:p>0.55188</text:p>
          </table:table-cell>
          <table:table-cell office:value-type="float" office:value="0.074655" calcext:value-type="float">
            <text:p>0.074655</text:p>
          </table:table-cell>
          <table:table-cell/>
          <table:table-cell office:value-type="string" calcext:value-type="string">
            <text:p>6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70]*LN([.B470])" office:value-type="float" office:value="-0" calcext:value-type="float">
            <text:p>0</text:p>
          </table:table-cell>
          <table:table-cell table:formula="of:=[.H470]*LN([.C470])" office:value-type="float" office:value="-0.594424647642304" calcext:value-type="float">
            <text:p>-0.5944246476</text:p>
          </table:table-cell>
          <table:table-cell table:formula="of:=[.I470]*LN([.D470])" office:value-type="float" office:value="-0" calcext:value-type="float">
            <text:p>0</text:p>
          </table:table-cell>
          <table:table-cell table:formula="of:=[.K470]+[.L470]+[.M470]" office:value-type="float" office:value="-0.594424647642304" calcext:value-type="float">
            <text:p>-0.59442464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0.jpg</text:p>
          </table:table-cell>
          <table:table-cell office:value-type="float" office:value="0.00236" calcext:value-type="float">
            <text:p>0.00236</text:p>
          </table:table-cell>
          <table:table-cell office:value-type="float" office:value="0.3745" calcext:value-type="float">
            <text:p>0.3745</text:p>
          </table:table-cell>
          <table:table-cell office:value-type="float" office:value="0.62314" calcext:value-type="float">
            <text:p>0.62314</text:p>
          </table:table-cell>
          <table:table-cell/>
          <table:table-cell office:value-type="string" calcext:value-type="string">
            <text:p>60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471]*LN([.B471])" office:value-type="float" office:value="-0" calcext:value-type="float">
            <text:p>0</text:p>
          </table:table-cell>
          <table:table-cell table:formula="of:=[.H471]*LN([.C471])" office:value-type="float" office:value="-0" calcext:value-type="float">
            <text:p>0</text:p>
          </table:table-cell>
          <table:table-cell table:formula="of:=[.I471]*LN([.D471])" office:value-type="float" office:value="-0.472984066339115" calcext:value-type="float">
            <text:p>-0.4729840663</text:p>
          </table:table-cell>
          <table:table-cell table:formula="of:=[.K471]+[.L471]+[.M471]" office:value-type="float" office:value="-0.472984066339115" calcext:value-type="float">
            <text:p>-0.47298406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1.jpg</text:p>
          </table:table-cell>
          <table:table-cell office:value-type="float" office:value="0.099678" calcext:value-type="float">
            <text:p>0.099678</text:p>
          </table:table-cell>
          <table:table-cell office:value-type="float" office:value="0.818842" calcext:value-type="float">
            <text:p>0.818842</text:p>
          </table:table-cell>
          <table:table-cell office:value-type="float" office:value="0.08148" calcext:value-type="float">
            <text:p>0.08148</text:p>
          </table:table-cell>
          <table:table-cell/>
          <table:table-cell office:value-type="string" calcext:value-type="string">
            <text:p>6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72]*LN([.B472])" office:value-type="float" office:value="-0" calcext:value-type="float">
            <text:p>0</text:p>
          </table:table-cell>
          <table:table-cell table:formula="of:=[.H472]*LN([.C472])" office:value-type="float" office:value="-0.199864131933094" calcext:value-type="float">
            <text:p>-0.1998641319</text:p>
          </table:table-cell>
          <table:table-cell table:formula="of:=[.I472]*LN([.D472])" office:value-type="float" office:value="-0" calcext:value-type="float">
            <text:p>0</text:p>
          </table:table-cell>
          <table:table-cell table:formula="of:=[.K472]+[.L472]+[.M472]" office:value-type="float" office:value="-0.199864131933094" calcext:value-type="float">
            <text:p>-0.19986413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2.jpg</text:p>
          </table:table-cell>
          <table:table-cell office:value-type="float" office:value="0.010408" calcext:value-type="float">
            <text:p>0.010408</text:p>
          </table:table-cell>
          <table:table-cell office:value-type="float" office:value="0.167366" calcext:value-type="float">
            <text:p>0.167366</text:p>
          </table:table-cell>
          <table:table-cell office:value-type="float" office:value="0.822226" calcext:value-type="float">
            <text:p>0.822226</text:p>
          </table:table-cell>
          <table:table-cell/>
          <table:table-cell office:value-type="string" calcext:value-type="string">
            <text:p>6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473]*LN([.B473])" office:value-type="float" office:value="-0" calcext:value-type="float">
            <text:p>0</text:p>
          </table:table-cell>
          <table:table-cell table:formula="of:=[.H473]*LN([.C473])" office:value-type="float" office:value="-0" calcext:value-type="float">
            <text:p>0</text:p>
          </table:table-cell>
          <table:table-cell table:formula="of:=[.I473]*LN([.D473])" office:value-type="float" office:value="-0.195739982542056" calcext:value-type="float">
            <text:p>-0.1957399825</text:p>
          </table:table-cell>
          <table:table-cell table:formula="of:=[.K473]+[.L473]+[.M473]" office:value-type="float" office:value="-0.195739982542056" calcext:value-type="float">
            <text:p>-0.19573998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3.jpg</text:p>
          </table:table-cell>
          <table:table-cell office:value-type="float" office:value="0.067595" calcext:value-type="float">
            <text:p>0.067595</text:p>
          </table:table-cell>
          <table:table-cell office:value-type="float" office:value="0.550378" calcext:value-type="float">
            <text:p>0.550378</text:p>
          </table:table-cell>
          <table:table-cell office:value-type="float" office:value="0.382028" calcext:value-type="float">
            <text:p>0.382028</text:p>
          </table:table-cell>
          <table:table-cell/>
          <table:table-cell office:value-type="string" calcext:value-type="string">
            <text:p>6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74]*LN([.B474])" office:value-type="float" office:value="-0" calcext:value-type="float">
            <text:p>0</text:p>
          </table:table-cell>
          <table:table-cell table:formula="of:=[.H474]*LN([.C474])" office:value-type="float" office:value="-0.597149964092095" calcext:value-type="float">
            <text:p>-0.5971499641</text:p>
          </table:table-cell>
          <table:table-cell table:formula="of:=[.I474]*LN([.D474])" office:value-type="float" office:value="-0" calcext:value-type="float">
            <text:p>0</text:p>
          </table:table-cell>
          <table:table-cell table:formula="of:=[.K474]+[.L474]+[.M474]" office:value-type="float" office:value="-0.597149964092095" calcext:value-type="float">
            <text:p>-0.59714996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4.jpg</text:p>
          </table:table-cell>
          <table:table-cell office:value-type="float" office:value="0.301723" calcext:value-type="float">
            <text:p>0.301723</text:p>
          </table:table-cell>
          <table:table-cell office:value-type="float" office:value="0.61415" calcext:value-type="float">
            <text:p>0.61415</text:p>
          </table:table-cell>
          <table:table-cell office:value-type="float" office:value="0.084127" calcext:value-type="float">
            <text:p>0.084127</text:p>
          </table:table-cell>
          <table:table-cell/>
          <table:table-cell office:value-type="string" calcext:value-type="string">
            <text:p>6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75]*LN([.B475])" office:value-type="float" office:value="-0" calcext:value-type="float">
            <text:p>0</text:p>
          </table:table-cell>
          <table:table-cell table:formula="of:=[.H475]*LN([.C475])" office:value-type="float" office:value="-0.487516080997034" calcext:value-type="float">
            <text:p>-0.487516081</text:p>
          </table:table-cell>
          <table:table-cell table:formula="of:=[.I475]*LN([.D475])" office:value-type="float" office:value="-0" calcext:value-type="float">
            <text:p>0</text:p>
          </table:table-cell>
          <table:table-cell table:formula="of:=[.K475]+[.L475]+[.M475]" office:value-type="float" office:value="-0.487516080997034" calcext:value-type="float">
            <text:p>-0.4875160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5.jpg</text:p>
          </table:table-cell>
          <table:table-cell office:value-type="float" office:value="0.224746" calcext:value-type="float">
            <text:p>0.224746</text:p>
          </table:table-cell>
          <table:table-cell office:value-type="float" office:value="0.688507" calcext:value-type="float">
            <text:p>0.688507</text:p>
          </table:table-cell>
          <table:table-cell office:value-type="float" office:value="0.086747" calcext:value-type="float">
            <text:p>0.086747</text:p>
          </table:table-cell>
          <table:table-cell/>
          <table:table-cell office:value-type="string" calcext:value-type="string">
            <text:p>65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476]*LN([.B476])" office:value-type="float" office:value="-1.49278440334162" calcext:value-type="float">
            <text:p>-1.4927844033</text:p>
          </table:table-cell>
          <table:table-cell table:formula="of:=[.H476]*LN([.C476])" office:value-type="float" office:value="-0" calcext:value-type="float">
            <text:p>0</text:p>
          </table:table-cell>
          <table:table-cell table:formula="of:=[.I476]*LN([.D476])" office:value-type="float" office:value="-0" calcext:value-type="float">
            <text:p>0</text:p>
          </table:table-cell>
          <table:table-cell table:formula="of:=[.K476]+[.L476]+[.M476]" office:value-type="float" office:value="-1.49278440334162" calcext:value-type="float">
            <text:p>-1.49278440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6.jpg</text:p>
          </table:table-cell>
          <table:table-cell office:value-type="float" office:value="0.029965" calcext:value-type="float">
            <text:p>0.029965</text:p>
          </table:table-cell>
          <table:table-cell office:value-type="float" office:value="0.555185" calcext:value-type="float">
            <text:p>0.555185</text:p>
          </table:table-cell>
          <table:table-cell office:value-type="float" office:value="0.414849" calcext:value-type="float">
            <text:p>0.414849</text:p>
          </table:table-cell>
          <table:table-cell/>
          <table:table-cell office:value-type="string" calcext:value-type="string">
            <text:p>6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477]*LN([.B477])" office:value-type="float" office:value="-0" calcext:value-type="float">
            <text:p>0</text:p>
          </table:table-cell>
          <table:table-cell table:formula="of:=[.H477]*LN([.C477])" office:value-type="float" office:value="-0" calcext:value-type="float">
            <text:p>0</text:p>
          </table:table-cell>
          <table:table-cell table:formula="of:=[.I477]*LN([.D477])" office:value-type="float" office:value="-0.879840680384571" calcext:value-type="float">
            <text:p>-0.8798406804</text:p>
          </table:table-cell>
          <table:table-cell table:formula="of:=[.K477]+[.L477]+[.M477]" office:value-type="float" office:value="-0.879840680384571" calcext:value-type="float">
            <text:p>-0.87984068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7.jpg</text:p>
          </table:table-cell>
          <table:table-cell office:value-type="float" office:value="0.044506" calcext:value-type="float">
            <text:p>0.044506</text:p>
          </table:table-cell>
          <table:table-cell office:value-type="float" office:value="0.423791" calcext:value-type="float">
            <text:p>0.423791</text:p>
          </table:table-cell>
          <table:table-cell office:value-type="float" office:value="0.531703" calcext:value-type="float">
            <text:p>0.531703</text:p>
          </table:table-cell>
          <table:table-cell/>
          <table:table-cell office:value-type="string" calcext:value-type="string">
            <text:p>6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478]*LN([.B478])" office:value-type="float" office:value="-0" calcext:value-type="float">
            <text:p>0</text:p>
          </table:table-cell>
          <table:table-cell table:formula="of:=[.H478]*LN([.C478])" office:value-type="float" office:value="-0" calcext:value-type="float">
            <text:p>0</text:p>
          </table:table-cell>
          <table:table-cell table:formula="of:=[.I478]*LN([.D478])" office:value-type="float" office:value="-0.631670216208281" calcext:value-type="float">
            <text:p>-0.6316702162</text:p>
          </table:table-cell>
          <table:table-cell table:formula="of:=[.K478]+[.L478]+[.M478]" office:value-type="float" office:value="-0.631670216208281" calcext:value-type="float">
            <text:p>-0.63167021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8.jpg</text:p>
          </table:table-cell>
          <table:table-cell office:value-type="float" office:value="0.028641" calcext:value-type="float">
            <text:p>0.028641</text:p>
          </table:table-cell>
          <table:table-cell office:value-type="float" office:value="0.831602" calcext:value-type="float">
            <text:p>0.831602</text:p>
          </table:table-cell>
          <table:table-cell office:value-type="float" office:value="0.139757" calcext:value-type="float">
            <text:p>0.139757</text:p>
          </table:table-cell>
          <table:table-cell/>
          <table:table-cell office:value-type="string" calcext:value-type="string">
            <text:p>6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479]*LN([.B479])" office:value-type="float" office:value="-0" calcext:value-type="float">
            <text:p>0</text:p>
          </table:table-cell>
          <table:table-cell table:formula="of:=[.H479]*LN([.C479])" office:value-type="float" office:value="-0" calcext:value-type="float">
            <text:p>0</text:p>
          </table:table-cell>
          <table:table-cell table:formula="of:=[.I479]*LN([.D479])" office:value-type="float" office:value="-1.96785007875592" calcext:value-type="float">
            <text:p>-1.9678500788</text:p>
          </table:table-cell>
          <table:table-cell table:formula="of:=[.K479]+[.L479]+[.M479]" office:value-type="float" office:value="-1.96785007875592" calcext:value-type="float">
            <text:p>-1.96785007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9.jpg</text:p>
          </table:table-cell>
          <table:table-cell office:value-type="float" office:value="0.059236" calcext:value-type="float">
            <text:p>0.059236</text:p>
          </table:table-cell>
          <table:table-cell office:value-type="float" office:value="0.835259" calcext:value-type="float">
            <text:p>0.835259</text:p>
          </table:table-cell>
          <table:table-cell office:value-type="float" office:value="0.105505" calcext:value-type="float">
            <text:p>0.105505</text:p>
          </table:table-cell>
          <table:table-cell/>
          <table:table-cell office:value-type="string" calcext:value-type="string">
            <text:p>6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480]*LN([.B480])" office:value-type="float" office:value="-0" calcext:value-type="float">
            <text:p>0</text:p>
          </table:table-cell>
          <table:table-cell table:formula="of:=[.H480]*LN([.C480])" office:value-type="float" office:value="-0" calcext:value-type="float">
            <text:p>0</text:p>
          </table:table-cell>
          <table:table-cell table:formula="of:=[.I480]*LN([.D480])" office:value-type="float" office:value="-2.24899693382412" calcext:value-type="float">
            <text:p>-2.2489969338</text:p>
          </table:table-cell>
          <table:table-cell table:formula="of:=[.K480]+[.L480]+[.M480]" office:value-type="float" office:value="-2.24899693382412" calcext:value-type="float">
            <text:p>-2.24899693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.jpg</text:p>
          </table:table-cell>
          <table:table-cell office:value-type="float" office:value="0.023588" calcext:value-type="float">
            <text:p>0.023588</text:p>
          </table:table-cell>
          <table:table-cell office:value-type="float" office:value="0.467052" calcext:value-type="float">
            <text:p>0.467052</text:p>
          </table:table-cell>
          <table:table-cell office:value-type="float" office:value="0.50936" calcext:value-type="float">
            <text:p>0.50936</text:p>
          </table:table-cell>
          <table:table-cell/>
          <table:table-cell office:value-type="string" calcext:value-type="string">
            <text:p>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81]*LN([.B481])" office:value-type="float" office:value="-0" calcext:value-type="float">
            <text:p>0</text:p>
          </table:table-cell>
          <table:table-cell table:formula="of:=[.H481]*LN([.C481])" office:value-type="float" office:value="-0.761314678475681" calcext:value-type="float">
            <text:p>-0.7613146785</text:p>
          </table:table-cell>
          <table:table-cell table:formula="of:=[.I481]*LN([.D481])" office:value-type="float" office:value="-0" calcext:value-type="float">
            <text:p>0</text:p>
          </table:table-cell>
          <table:table-cell table:formula="of:=[.K481]+[.L481]+[.M481]" office:value-type="float" office:value="-0.761314678475681" calcext:value-type="float">
            <text:p>-0.76131467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0.jpg</text:p>
          </table:table-cell>
          <table:table-cell office:value-type="float" office:value="0.215795" calcext:value-type="float">
            <text:p>0.215795</text:p>
          </table:table-cell>
          <table:table-cell office:value-type="float" office:value="0.707023" calcext:value-type="float">
            <text:p>0.707023</text:p>
          </table:table-cell>
          <table:table-cell office:value-type="float" office:value="0.077182" calcext:value-type="float">
            <text:p>0.077182</text:p>
          </table:table-cell>
          <table:table-cell/>
          <table:table-cell office:value-type="string" calcext:value-type="string">
            <text:p>70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482]*LN([.B482])" office:value-type="float" office:value="-1.53342639602801" calcext:value-type="float">
            <text:p>-1.533426396</text:p>
          </table:table-cell>
          <table:table-cell table:formula="of:=[.H482]*LN([.C482])" office:value-type="float" office:value="-0" calcext:value-type="float">
            <text:p>0</text:p>
          </table:table-cell>
          <table:table-cell table:formula="of:=[.I482]*LN([.D482])" office:value-type="float" office:value="-0" calcext:value-type="float">
            <text:p>0</text:p>
          </table:table-cell>
          <table:table-cell table:formula="of:=[.K482]+[.L482]+[.M482]" office:value-type="float" office:value="-1.53342639602801" calcext:value-type="float">
            <text:p>-1.5334263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1.jpg</text:p>
          </table:table-cell>
          <table:table-cell office:value-type="float" office:value="0.245982" calcext:value-type="float">
            <text:p>0.245982</text:p>
          </table:table-cell>
          <table:table-cell office:value-type="float" office:value="0.616419" calcext:value-type="float">
            <text:p>0.616419</text:p>
          </table:table-cell>
          <table:table-cell office:value-type="float" office:value="0.137599" calcext:value-type="float">
            <text:p>0.137599</text:p>
          </table:table-cell>
          <table:table-cell/>
          <table:table-cell office:value-type="string" calcext:value-type="string">
            <text:p>7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83]*LN([.B483])" office:value-type="float" office:value="-0" calcext:value-type="float">
            <text:p>0</text:p>
          </table:table-cell>
          <table:table-cell table:formula="of:=[.H483]*LN([.C483])" office:value-type="float" office:value="-0.483828351871062" calcext:value-type="float">
            <text:p>-0.4838283519</text:p>
          </table:table-cell>
          <table:table-cell table:formula="of:=[.I483]*LN([.D483])" office:value-type="float" office:value="-0" calcext:value-type="float">
            <text:p>0</text:p>
          </table:table-cell>
          <table:table-cell table:formula="of:=[.K483]+[.L483]+[.M483]" office:value-type="float" office:value="-0.483828351871062" calcext:value-type="float">
            <text:p>-0.48382835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2.jpg</text:p>
          </table:table-cell>
          <table:table-cell office:value-type="float" office:value="0.134761" calcext:value-type="float">
            <text:p>0.134761</text:p>
          </table:table-cell>
          <table:table-cell office:value-type="float" office:value="0.755543" calcext:value-type="float">
            <text:p>0.755543</text:p>
          </table:table-cell>
          <table:table-cell office:value-type="float" office:value="0.109696" calcext:value-type="float">
            <text:p>0.109696</text:p>
          </table:table-cell>
          <table:table-cell/>
          <table:table-cell office:value-type="string" calcext:value-type="string">
            <text:p>7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84]*LN([.B484])" office:value-type="float" office:value="-0" calcext:value-type="float">
            <text:p>0</text:p>
          </table:table-cell>
          <table:table-cell table:formula="of:=[.H484]*LN([.C484])" office:value-type="float" office:value="-0.280318582939292" calcext:value-type="float">
            <text:p>-0.2803185829</text:p>
          </table:table-cell>
          <table:table-cell table:formula="of:=[.I484]*LN([.D484])" office:value-type="float" office:value="-0" calcext:value-type="float">
            <text:p>0</text:p>
          </table:table-cell>
          <table:table-cell table:formula="of:=[.K484]+[.L484]+[.M484]" office:value-type="float" office:value="-0.280318582939292" calcext:value-type="float">
            <text:p>-0.28031858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3.jpg</text:p>
          </table:table-cell>
          <table:table-cell office:value-type="float" office:value="0.502401" calcext:value-type="float">
            <text:p>0.502401</text:p>
          </table:table-cell>
          <table:table-cell office:value-type="float" office:value="0.24182" calcext:value-type="float">
            <text:p>0.24182</text:p>
          </table:table-cell>
          <table:table-cell office:value-type="float" office:value="0.255779" calcext:value-type="float">
            <text:p>0.255779</text:p>
          </table:table-cell>
          <table:table-cell/>
          <table:table-cell office:value-type="string" calcext:value-type="string">
            <text:p>73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485]*LN([.B485])" office:value-type="float" office:value="-0.688356673384269" calcext:value-type="float">
            <text:p>-0.6883566734</text:p>
          </table:table-cell>
          <table:table-cell table:formula="of:=[.H485]*LN([.C485])" office:value-type="float" office:value="-0" calcext:value-type="float">
            <text:p>0</text:p>
          </table:table-cell>
          <table:table-cell table:formula="of:=[.I485]*LN([.D485])" office:value-type="float" office:value="-0" calcext:value-type="float">
            <text:p>0</text:p>
          </table:table-cell>
          <table:table-cell table:formula="of:=[.K485]+[.L485]+[.M485]" office:value-type="float" office:value="-0.688356673384269" calcext:value-type="float">
            <text:p>-0.68835667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4.jpg</text:p>
          </table:table-cell>
          <table:table-cell office:value-type="float" office:value="0.017195" calcext:value-type="float">
            <text:p>0.017195</text:p>
          </table:table-cell>
          <table:table-cell office:value-type="float" office:value="0.427076" calcext:value-type="float">
            <text:p>0.427076</text:p>
          </table:table-cell>
          <table:table-cell office:value-type="float" office:value="0.555729" calcext:value-type="float">
            <text:p>0.555729</text:p>
          </table:table-cell>
          <table:table-cell/>
          <table:table-cell office:value-type="string" calcext:value-type="string">
            <text:p>74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486]*LN([.B486])" office:value-type="float" office:value="-0" calcext:value-type="float">
            <text:p>0</text:p>
          </table:table-cell>
          <table:table-cell table:formula="of:=[.H486]*LN([.C486])" office:value-type="float" office:value="-0" calcext:value-type="float">
            <text:p>0</text:p>
          </table:table-cell>
          <table:table-cell table:formula="of:=[.I486]*LN([.D486])" office:value-type="float" office:value="-0.587474513626398" calcext:value-type="float">
            <text:p>-0.5874745136</text:p>
          </table:table-cell>
          <table:table-cell table:formula="of:=[.K486]+[.L486]+[.M486]" office:value-type="float" office:value="-0.587474513626398" calcext:value-type="float">
            <text:p>-0.58747451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5.jpg</text:p>
          </table:table-cell>
          <table:table-cell office:value-type="float" office:value="0.305156" calcext:value-type="float">
            <text:p>0.305156</text:p>
          </table:table-cell>
          <table:table-cell office:value-type="float" office:value="0.692003" calcext:value-type="float">
            <text:p>0.692003</text:p>
          </table:table-cell>
          <table:table-cell office:value-type="float" office:value="0.002842" calcext:value-type="float">
            <text:p>0.002842</text:p>
          </table:table-cell>
          <table:table-cell/>
          <table:table-cell office:value-type="string" calcext:value-type="string">
            <text:p>75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487]*LN([.B487])" office:value-type="float" office:value="-1.18693215772385" calcext:value-type="float">
            <text:p>-1.1869321577</text:p>
          </table:table-cell>
          <table:table-cell table:formula="of:=[.H487]*LN([.C487])" office:value-type="float" office:value="-0" calcext:value-type="float">
            <text:p>0</text:p>
          </table:table-cell>
          <table:table-cell table:formula="of:=[.I487]*LN([.D487])" office:value-type="float" office:value="-0" calcext:value-type="float">
            <text:p>0</text:p>
          </table:table-cell>
          <table:table-cell table:formula="of:=[.K487]+[.L487]+[.M487]" office:value-type="float" office:value="-1.18693215772385" calcext:value-type="float">
            <text:p>-1.18693215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6.jpg</text:p>
          </table:table-cell>
          <table:table-cell office:value-type="float" office:value="0.190361" calcext:value-type="float">
            <text:p>0.190361</text:p>
          </table:table-cell>
          <table:table-cell office:value-type="float" office:value="0.098838" calcext:value-type="float">
            <text:p>0.098838</text:p>
          </table:table-cell>
          <table:table-cell office:value-type="float" office:value="0.710801" calcext:value-type="float">
            <text:p>0.710801</text:p>
          </table:table-cell>
          <table:table-cell/>
          <table:table-cell office:value-type="string" calcext:value-type="string">
            <text:p>7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488]*LN([.B488])" office:value-type="float" office:value="-0" calcext:value-type="float">
            <text:p>0</text:p>
          </table:table-cell>
          <table:table-cell table:formula="of:=[.H488]*LN([.C488])" office:value-type="float" office:value="-0" calcext:value-type="float">
            <text:p>0</text:p>
          </table:table-cell>
          <table:table-cell table:formula="of:=[.I488]*LN([.D488])" office:value-type="float" office:value="-0.341362775837127" calcext:value-type="float">
            <text:p>-0.3413627758</text:p>
          </table:table-cell>
          <table:table-cell table:formula="of:=[.K488]+[.L488]+[.M488]" office:value-type="float" office:value="-0.341362775837127" calcext:value-type="float">
            <text:p>-0.34136277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7.jpg</text:p>
          </table:table-cell>
          <table:table-cell office:value-type="float" office:value="0.049802" calcext:value-type="float">
            <text:p>0.049802</text:p>
          </table:table-cell>
          <table:table-cell office:value-type="float" office:value="0.69529" calcext:value-type="float">
            <text:p>0.69529</text:p>
          </table:table-cell>
          <table:table-cell office:value-type="float" office:value="0.254908" calcext:value-type="float">
            <text:p>0.254908</text:p>
          </table:table-cell>
          <table:table-cell/>
          <table:table-cell office:value-type="string" calcext:value-type="string">
            <text:p>77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89]*LN([.B489])" office:value-type="float" office:value="-0" calcext:value-type="float">
            <text:p>0</text:p>
          </table:table-cell>
          <table:table-cell table:formula="of:=[.H489]*LN([.C489])" office:value-type="float" office:value="-0.363426254261621" calcext:value-type="float">
            <text:p>-0.3634262543</text:p>
          </table:table-cell>
          <table:table-cell table:formula="of:=[.I489]*LN([.D489])" office:value-type="float" office:value="-0" calcext:value-type="float">
            <text:p>0</text:p>
          </table:table-cell>
          <table:table-cell table:formula="of:=[.K489]+[.L489]+[.M489]" office:value-type="float" office:value="-0.363426254261621" calcext:value-type="float">
            <text:p>-0.36342625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8.jpg</text:p>
          </table:table-cell>
          <table:table-cell office:value-type="float" office:value="0.100693" calcext:value-type="float">
            <text:p>0.100693</text:p>
          </table:table-cell>
          <table:table-cell office:value-type="float" office:value="0.505503" calcext:value-type="float">
            <text:p>0.505503</text:p>
          </table:table-cell>
          <table:table-cell office:value-type="float" office:value="0.393804" calcext:value-type="float">
            <text:p>0.393804</text:p>
          </table:table-cell>
          <table:table-cell/>
          <table:table-cell office:value-type="string" calcext:value-type="string">
            <text:p>78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490]*LN([.B490])" office:value-type="float" office:value="-0" calcext:value-type="float">
            <text:p>0</text:p>
          </table:table-cell>
          <table:table-cell table:formula="of:=[.H490]*LN([.C490])" office:value-type="float" office:value="-0" calcext:value-type="float">
            <text:p>0</text:p>
          </table:table-cell>
          <table:table-cell table:formula="of:=[.I490]*LN([.D490])" office:value-type="float" office:value="-0.931901955388373" calcext:value-type="float">
            <text:p>-0.9319019554</text:p>
          </table:table-cell>
          <table:table-cell table:formula="of:=[.K490]+[.L490]+[.M490]" office:value-type="float" office:value="-0.931901955388373" calcext:value-type="float">
            <text:p>-0.93190195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9.jpg</text:p>
          </table:table-cell>
          <table:table-cell office:value-type="float" office:value="0.063642" calcext:value-type="float">
            <text:p>0.063642</text:p>
          </table:table-cell>
          <table:table-cell office:value-type="float" office:value="0.933555" calcext:value-type="float">
            <text:p>0.933555</text:p>
          </table:table-cell>
          <table:table-cell office:value-type="float" office:value="0.002803" calcext:value-type="float">
            <text:p>0.002803</text:p>
          </table:table-cell>
          <table:table-cell/>
          <table:table-cell office:value-type="string" calcext:value-type="string">
            <text:p>79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491]*LN([.B491])" office:value-type="float" office:value="-2.75448164923075" calcext:value-type="float">
            <text:p>-2.7544816492</text:p>
          </table:table-cell>
          <table:table-cell table:formula="of:=[.H491]*LN([.C491])" office:value-type="float" office:value="-0" calcext:value-type="float">
            <text:p>0</text:p>
          </table:table-cell>
          <table:table-cell table:formula="of:=[.I491]*LN([.D491])" office:value-type="float" office:value="-0" calcext:value-type="float">
            <text:p>0</text:p>
          </table:table-cell>
          <table:table-cell table:formula="of:=[.K491]+[.L491]+[.M491]" office:value-type="float" office:value="-2.75448164923075" calcext:value-type="float">
            <text:p>-2.75448164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.jpg</text:p>
          </table:table-cell>
          <table:table-cell office:value-type="float" office:value="0.309756" calcext:value-type="float">
            <text:p>0.309756</text:p>
          </table:table-cell>
          <table:table-cell office:value-type="float" office:value="0.652445" calcext:value-type="float">
            <text:p>0.652445</text:p>
          </table:table-cell>
          <table:table-cell office:value-type="float" office:value="0.0378" calcext:value-type="float">
            <text:p>0.0378</text:p>
          </table:table-cell>
          <table:table-cell/>
          <table:table-cell office:value-type="string" calcext:value-type="string">
            <text:p>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92]*LN([.B492])" office:value-type="float" office:value="-0" calcext:value-type="float">
            <text:p>0</text:p>
          </table:table-cell>
          <table:table-cell table:formula="of:=[.H492]*LN([.C492])" office:value-type="float" office:value="-0.42702843452573" calcext:value-type="float">
            <text:p>-0.4270284345</text:p>
          </table:table-cell>
          <table:table-cell table:formula="of:=[.I492]*LN([.D492])" office:value-type="float" office:value="-0" calcext:value-type="float">
            <text:p>0</text:p>
          </table:table-cell>
          <table:table-cell table:formula="of:=[.K492]+[.L492]+[.M492]" office:value-type="float" office:value="-0.42702843452573" calcext:value-type="float">
            <text:p>-0.42702843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0.jpg</text:p>
          </table:table-cell>
          <table:table-cell office:value-type="float" office:value="0.408887" calcext:value-type="float">
            <text:p>0.408887</text:p>
          </table:table-cell>
          <table:table-cell office:value-type="float" office:value="0.392299" calcext:value-type="float">
            <text:p>0.392299</text:p>
          </table:table-cell>
          <table:table-cell office:value-type="float" office:value="0.198815" calcext:value-type="float">
            <text:p>0.198815</text:p>
          </table:table-cell>
          <table:table-cell/>
          <table:table-cell office:value-type="string" calcext:value-type="string">
            <text:p>80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93]*LN([.B493])" office:value-type="float" office:value="-0" calcext:value-type="float">
            <text:p>0</text:p>
          </table:table-cell>
          <table:table-cell table:formula="of:=[.H493]*LN([.C493])" office:value-type="float" office:value="-0.935730974839469" calcext:value-type="float">
            <text:p>-0.9357309748</text:p>
          </table:table-cell>
          <table:table-cell table:formula="of:=[.I493]*LN([.D493])" office:value-type="float" office:value="-0" calcext:value-type="float">
            <text:p>0</text:p>
          </table:table-cell>
          <table:table-cell table:formula="of:=[.K493]+[.L493]+[.M493]" office:value-type="float" office:value="-0.935730974839469" calcext:value-type="float">
            <text:p>-0.93573097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1.jpg</text:p>
          </table:table-cell>
          <table:table-cell office:value-type="float" office:value="0.074961" calcext:value-type="float">
            <text:p>0.074961</text:p>
          </table:table-cell>
          <table:table-cell office:value-type="float" office:value="0.72699" calcext:value-type="float">
            <text:p>0.72699</text:p>
          </table:table-cell>
          <table:table-cell office:value-type="float" office:value="0.198048" calcext:value-type="float">
            <text:p>0.198048</text:p>
          </table:table-cell>
          <table:table-cell/>
          <table:table-cell office:value-type="string" calcext:value-type="string">
            <text:p>8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94]*LN([.B494])" office:value-type="float" office:value="-0" calcext:value-type="float">
            <text:p>0</text:p>
          </table:table-cell>
          <table:table-cell table:formula="of:=[.H494]*LN([.C494])" office:value-type="float" office:value="-0.318842556701405" calcext:value-type="float">
            <text:p>-0.3188425567</text:p>
          </table:table-cell>
          <table:table-cell table:formula="of:=[.I494]*LN([.D494])" office:value-type="float" office:value="-0" calcext:value-type="float">
            <text:p>0</text:p>
          </table:table-cell>
          <table:table-cell table:formula="of:=[.K494]+[.L494]+[.M494]" office:value-type="float" office:value="-0.318842556701405" calcext:value-type="float">
            <text:p>-0.31884255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2.jpg</text:p>
          </table:table-cell>
          <table:table-cell office:value-type="float" office:value="0.931639" calcext:value-type="float">
            <text:p>0.931639</text:p>
          </table:table-cell>
          <table:table-cell office:value-type="float" office:value="0.067995" calcext:value-type="float">
            <text:p>0.067995</text:p>
          </table:table-cell>
          <table:table-cell office:value-type="float" office:value="0.000366" calcext:value-type="float">
            <text:p>0.000366</text:p>
          </table:table-cell>
          <table:table-cell/>
          <table:table-cell office:value-type="string" calcext:value-type="string">
            <text:p>82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95]*LN([.B495])" office:value-type="float" office:value="-0" calcext:value-type="float">
            <text:p>0</text:p>
          </table:table-cell>
          <table:table-cell table:formula="of:=[.H495]*LN([.C495])" office:value-type="float" office:value="-2.68832110592121" calcext:value-type="float">
            <text:p>-2.6883211059</text:p>
          </table:table-cell>
          <table:table-cell table:formula="of:=[.I495]*LN([.D495])" office:value-type="float" office:value="-0" calcext:value-type="float">
            <text:p>0</text:p>
          </table:table-cell>
          <table:table-cell table:formula="of:=[.K495]+[.L495]+[.M495]" office:value-type="float" office:value="-2.68832110592121" calcext:value-type="float">
            <text:p>-2.68832110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3.jpg</text:p>
          </table:table-cell>
          <table:table-cell office:value-type="float" office:value="0.022343" calcext:value-type="float">
            <text:p>0.022343</text:p>
          </table:table-cell>
          <table:table-cell office:value-type="float" office:value="0.20435" calcext:value-type="float">
            <text:p>0.20435</text:p>
          </table:table-cell>
          <table:table-cell office:value-type="float" office:value="0.773307" calcext:value-type="float">
            <text:p>0.773307</text:p>
          </table:table-cell>
          <table:table-cell/>
          <table:table-cell office:value-type="string" calcext:value-type="string">
            <text:p>83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496]*LN([.B496])" office:value-type="float" office:value="-0" calcext:value-type="float">
            <text:p>0</text:p>
          </table:table-cell>
          <table:table-cell table:formula="of:=[.H496]*LN([.C496])" office:value-type="float" office:value="-0" calcext:value-type="float">
            <text:p>0</text:p>
          </table:table-cell>
          <table:table-cell table:formula="of:=[.I496]*LN([.D496])" office:value-type="float" office:value="-0.257079155293802" calcext:value-type="float">
            <text:p>-0.2570791553</text:p>
          </table:table-cell>
          <table:table-cell table:formula="of:=[.K496]+[.L496]+[.M496]" office:value-type="float" office:value="-0.257079155293802" calcext:value-type="float">
            <text:p>-0.25707915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4.jpg</text:p>
          </table:table-cell>
          <table:table-cell office:value-type="float" office:value="0.014744" calcext:value-type="float">
            <text:p>0.014744</text:p>
          </table:table-cell>
          <table:table-cell office:value-type="float" office:value="0.919743" calcext:value-type="float">
            <text:p>0.919743</text:p>
          </table:table-cell>
          <table:table-cell office:value-type="float" office:value="0.065513" calcext:value-type="float">
            <text:p>0.065513</text:p>
          </table:table-cell>
          <table:table-cell/>
          <table:table-cell office:value-type="string" calcext:value-type="string">
            <text:p>84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497]*LN([.B497])" office:value-type="float" office:value="-4.21691905861462" calcext:value-type="float">
            <text:p>-4.2169190586</text:p>
          </table:table-cell>
          <table:table-cell table:formula="of:=[.H497]*LN([.C497])" office:value-type="float" office:value="-0" calcext:value-type="float">
            <text:p>0</text:p>
          </table:table-cell>
          <table:table-cell table:formula="of:=[.I497]*LN([.D497])" office:value-type="float" office:value="-0" calcext:value-type="float">
            <text:p>0</text:p>
          </table:table-cell>
          <table:table-cell table:formula="of:=[.K497]+[.L497]+[.M497]" office:value-type="float" office:value="-4.21691905861462" calcext:value-type="float">
            <text:p>-4.21691905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5.jpg</text:p>
          </table:table-cell>
          <table:table-cell office:value-type="float" office:value="0.089713" calcext:value-type="float">
            <text:p>0.089713</text:p>
          </table:table-cell>
          <table:table-cell office:value-type="float" office:value="0.887888" calcext:value-type="float">
            <text:p>0.887888</text:p>
          </table:table-cell>
          <table:table-cell office:value-type="float" office:value="0.022399" calcext:value-type="float">
            <text:p>0.022399</text:p>
          </table:table-cell>
          <table:table-cell/>
          <table:table-cell office:value-type="string" calcext:value-type="string">
            <text:p>8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498]*LN([.B498])" office:value-type="float" office:value="-0" calcext:value-type="float">
            <text:p>0</text:p>
          </table:table-cell>
          <table:table-cell table:formula="of:=[.H498]*LN([.C498])" office:value-type="float" office:value="-0.118909670070662" calcext:value-type="float">
            <text:p>-0.1189096701</text:p>
          </table:table-cell>
          <table:table-cell table:formula="of:=[.I498]*LN([.D498])" office:value-type="float" office:value="-0" calcext:value-type="float">
            <text:p>0</text:p>
          </table:table-cell>
          <table:table-cell table:formula="of:=[.K498]+[.L498]+[.M498]" office:value-type="float" office:value="-0.118909670070662" calcext:value-type="float">
            <text:p>-0.11890967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6.jpg</text:p>
          </table:table-cell>
          <table:table-cell office:value-type="float" office:value="0.023137" calcext:value-type="float">
            <text:p>0.023137</text:p>
          </table:table-cell>
          <table:table-cell office:value-type="float" office:value="0.259733" calcext:value-type="float">
            <text:p>0.259733</text:p>
          </table:table-cell>
          <table:table-cell office:value-type="float" office:value="0.71713" calcext:value-type="float">
            <text:p>0.71713</text:p>
          </table:table-cell>
          <table:table-cell/>
          <table:table-cell office:value-type="string" calcext:value-type="string">
            <text:p>86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499]*LN([.B499])" office:value-type="float" office:value="-0" calcext:value-type="float">
            <text:p>0</text:p>
          </table:table-cell>
          <table:table-cell table:formula="of:=[.H499]*LN([.C499])" office:value-type="float" office:value="-0" calcext:value-type="float">
            <text:p>0</text:p>
          </table:table-cell>
          <table:table-cell table:formula="of:=[.I499]*LN([.D499])" office:value-type="float" office:value="-0.332498143799242" calcext:value-type="float">
            <text:p>-0.3324981438</text:p>
          </table:table-cell>
          <table:table-cell table:formula="of:=[.K499]+[.L499]+[.M499]" office:value-type="float" office:value="-0.332498143799242" calcext:value-type="float">
            <text:p>-0.33249814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7.jpg</text:p>
          </table:table-cell>
          <table:table-cell office:value-type="float" office:value="0.060054" calcext:value-type="float">
            <text:p>0.060054</text:p>
          </table:table-cell>
          <table:table-cell office:value-type="float" office:value="0.350423" calcext:value-type="float">
            <text:p>0.350423</text:p>
          </table:table-cell>
          <table:table-cell office:value-type="float" office:value="0.589523" calcext:value-type="float">
            <text:p>0.589523</text:p>
          </table:table-cell>
          <table:table-cell/>
          <table:table-cell office:value-type="string" calcext:value-type="string">
            <text:p>8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500]*LN([.B500])" office:value-type="float" office:value="-0" calcext:value-type="float">
            <text:p>0</text:p>
          </table:table-cell>
          <table:table-cell table:formula="of:=[.H500]*LN([.C500])" office:value-type="float" office:value="-0" calcext:value-type="float">
            <text:p>0</text:p>
          </table:table-cell>
          <table:table-cell table:formula="of:=[.I500]*LN([.D500])" office:value-type="float" office:value="-0.528441543650468" calcext:value-type="float">
            <text:p>-0.5284415437</text:p>
          </table:table-cell>
          <table:table-cell table:formula="of:=[.K500]+[.L500]+[.M500]" office:value-type="float" office:value="-0.528441543650468" calcext:value-type="float">
            <text:p>-0.52844154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8.jpg</text:p>
          </table:table-cell>
          <table:table-cell office:value-type="float" office:value="0.197357" calcext:value-type="float">
            <text:p>0.197357</text:p>
          </table:table-cell>
          <table:table-cell office:value-type="float" office:value="0.635849" calcext:value-type="float">
            <text:p>0.635849</text:p>
          </table:table-cell>
          <table:table-cell office:value-type="float" office:value="0.166794" calcext:value-type="float">
            <text:p>0.166794</text:p>
          </table:table-cell>
          <table:table-cell/>
          <table:table-cell office:value-type="string" calcext:value-type="string">
            <text:p>8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501]*LN([.B501])" office:value-type="float" office:value="-0" calcext:value-type="float">
            <text:p>0</text:p>
          </table:table-cell>
          <table:table-cell table:formula="of:=[.H501]*LN([.C501])" office:value-type="float" office:value="-0.452794165214581" calcext:value-type="float">
            <text:p>-0.4527941652</text:p>
          </table:table-cell>
          <table:table-cell table:formula="of:=[.I501]*LN([.D501])" office:value-type="float" office:value="-0" calcext:value-type="float">
            <text:p>0</text:p>
          </table:table-cell>
          <table:table-cell table:formula="of:=[.K501]+[.L501]+[.M501]" office:value-type="float" office:value="-0.452794165214581" calcext:value-type="float">
            <text:p>-0.45279416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89.jpg</text:p>
          </table:table-cell>
          <table:table-cell office:value-type="float" office:value="0.04465" calcext:value-type="float">
            <text:p>0.04465</text:p>
          </table:table-cell>
          <table:table-cell office:value-type="float" office:value="0.357122" calcext:value-type="float">
            <text:p>0.357122</text:p>
          </table:table-cell>
          <table:table-cell office:value-type="float" office:value="0.598228" calcext:value-type="float">
            <text:p>0.598228</text:p>
          </table:table-cell>
          <table:table-cell/>
          <table:table-cell office:value-type="string" calcext:value-type="string">
            <text:p>8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502]*LN([.B502])" office:value-type="float" office:value="-0" calcext:value-type="float">
            <text:p>0</text:p>
          </table:table-cell>
          <table:table-cell table:formula="of:=[.H502]*LN([.C502])" office:value-type="float" office:value="-0" calcext:value-type="float">
            <text:p>0</text:p>
          </table:table-cell>
          <table:table-cell table:formula="of:=[.I502]*LN([.D502])" office:value-type="float" office:value="-0.513783326793777" calcext:value-type="float">
            <text:p>-0.5137833268</text:p>
          </table:table-cell>
          <table:table-cell table:formula="of:=[.K502]+[.L502]+[.M502]" office:value-type="float" office:value="-0.513783326793777" calcext:value-type="float">
            <text:p>-0.51378332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9.jpg</text:p>
          </table:table-cell>
          <table:table-cell office:value-type="float" office:value="0.103725" calcext:value-type="float">
            <text:p>0.103725</text:p>
          </table:table-cell>
          <table:table-cell office:value-type="float" office:value="0.752386" calcext:value-type="float">
            <text:p>0.752386</text:p>
          </table:table-cell>
          <table:table-cell office:value-type="float" office:value="0.143888" calcext:value-type="float">
            <text:p>0.143888</text:p>
          </table:table-cell>
          <table:table-cell/>
          <table:table-cell office:value-type="string" calcext:value-type="string">
            <text:p>9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503]*LN([.B503])" office:value-type="float" office:value="-0" calcext:value-type="float">
            <text:p>0</text:p>
          </table:table-cell>
          <table:table-cell table:formula="of:=[.H503]*LN([.C503])" office:value-type="float" office:value="-0.284505788852247" calcext:value-type="float">
            <text:p>-0.2845057889</text:p>
          </table:table-cell>
          <table:table-cell table:formula="of:=[.I503]*LN([.D503])" office:value-type="float" office:value="-0" calcext:value-type="float">
            <text:p>0</text:p>
          </table:table-cell>
          <table:table-cell table:formula="of:=[.K503]+[.L503]+[.M503]" office:value-type="float" office:value="-0.284505788852247" calcext:value-type="float">
            <text:p>-0.28450578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90.jpg</text:p>
          </table:table-cell>
          <table:table-cell office:value-type="float" office:value="0.31419" calcext:value-type="float">
            <text:p>0.31419</text:p>
          </table:table-cell>
          <table:table-cell office:value-type="float" office:value="0.636263" calcext:value-type="float">
            <text:p>0.636263</text:p>
          </table:table-cell>
          <table:table-cell office:value-type="float" office:value="0.049547" calcext:value-type="float">
            <text:p>0.049547</text:p>
          </table:table-cell>
          <table:table-cell/>
          <table:table-cell office:value-type="string" calcext:value-type="string">
            <text:p>90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504]*LN([.B504])" office:value-type="float" office:value="-1.15775738052897" calcext:value-type="float">
            <text:p>-1.1577573805</text:p>
          </table:table-cell>
          <table:table-cell table:formula="of:=[.H504]*LN([.C504])" office:value-type="float" office:value="-0" calcext:value-type="float">
            <text:p>0</text:p>
          </table:table-cell>
          <table:table-cell table:formula="of:=[.I504]*LN([.D504])" office:value-type="float" office:value="-0" calcext:value-type="float">
            <text:p>0</text:p>
          </table:table-cell>
          <table:table-cell table:formula="of:=[.K504]+[.L504]+[.M504]" office:value-type="float" office:value="-1.15775738052897" calcext:value-type="float">
            <text:p>-1.15775738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91.jpg</text:p>
          </table:table-cell>
          <table:table-cell office:value-type="float" office:value="0.230099" calcext:value-type="float">
            <text:p>0.230099</text:p>
          </table:table-cell>
          <table:table-cell office:value-type="float" office:value="0.762609" calcext:value-type="float">
            <text:p>0.762609</text:p>
          </table:table-cell>
          <table:table-cell office:value-type="float" office:value="0.007292" calcext:value-type="float">
            <text:p>0.007292</text:p>
          </table:table-cell>
          <table:table-cell/>
          <table:table-cell office:value-type="string" calcext:value-type="string">
            <text:p>91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505]*LN([.B505])" office:value-type="float" office:value="-0" calcext:value-type="float">
            <text:p>0</text:p>
          </table:table-cell>
          <table:table-cell table:formula="of:=[.H505]*LN([.C505])" office:value-type="float" office:value="-0.271009829897393" calcext:value-type="float">
            <text:p>-0.2710098299</text:p>
          </table:table-cell>
          <table:table-cell table:formula="of:=[.I505]*LN([.D505])" office:value-type="float" office:value="-0" calcext:value-type="float">
            <text:p>0</text:p>
          </table:table-cell>
          <table:table-cell table:formula="of:=[.K505]+[.L505]+[.M505]" office:value-type="float" office:value="-0.271009829897393" calcext:value-type="float">
            <text:p>-0.27100982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92.jpg</text:p>
          </table:table-cell>
          <table:table-cell office:value-type="float" office:value="0.013371" calcext:value-type="float">
            <text:p>0.013371</text:p>
          </table:table-cell>
          <table:table-cell office:value-type="float" office:value="0.339096" calcext:value-type="float">
            <text:p>0.339096</text:p>
          </table:table-cell>
          <table:table-cell office:value-type="float" office:value="0.647533" calcext:value-type="float">
            <text:p>0.647533</text:p>
          </table:table-cell>
          <table:table-cell/>
          <table:table-cell office:value-type="string" calcext:value-type="string">
            <text:p>92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506]*LN([.B506])" office:value-type="float" office:value="-0" calcext:value-type="float">
            <text:p>0</text:p>
          </table:table-cell>
          <table:table-cell table:formula="of:=[.H506]*LN([.C506])" office:value-type="float" office:value="-0" calcext:value-type="float">
            <text:p>0</text:p>
          </table:table-cell>
          <table:table-cell table:formula="of:=[.I506]*LN([.D506])" office:value-type="float" office:value="-0.434585521456163" calcext:value-type="float">
            <text:p>-0.4345855215</text:p>
          </table:table-cell>
          <table:table-cell table:formula="of:=[.K506]+[.L506]+[.M506]" office:value-type="float" office:value="-0.434585521456163" calcext:value-type="float">
            <text:p>-0.43458552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93.jpg</text:p>
          </table:table-cell>
          <table:table-cell office:value-type="float" office:value="0.132106" calcext:value-type="float">
            <text:p>0.132106</text:p>
          </table:table-cell>
          <table:table-cell office:value-type="float" office:value="0.851493" calcext:value-type="float">
            <text:p>0.851493</text:p>
          </table:table-cell>
          <table:table-cell office:value-type="float" office:value="0.016402" calcext:value-type="float">
            <text:p>0.016402</text:p>
          </table:table-cell>
          <table:table-cell/>
          <table:table-cell office:value-type="string" calcext:value-type="string">
            <text:p>93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507]*LN([.B507])" office:value-type="float" office:value="-0" calcext:value-type="float">
            <text:p>0</text:p>
          </table:table-cell>
          <table:table-cell table:formula="of:=[.H507]*LN([.C507])" office:value-type="float" office:value="-0.160763999700032" calcext:value-type="float">
            <text:p>-0.1607639997</text:p>
          </table:table-cell>
          <table:table-cell table:formula="of:=[.I507]*LN([.D507])" office:value-type="float" office:value="-0" calcext:value-type="float">
            <text:p>0</text:p>
          </table:table-cell>
          <table:table-cell table:formula="of:=[.K507]+[.L507]+[.M507]" office:value-type="float" office:value="-0.160763999700032" calcext:value-type="float">
            <text:p>-0.16076399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94.jpg</text:p>
          </table:table-cell>
          <table:table-cell office:value-type="float" office:value="0.101401" calcext:value-type="float">
            <text:p>0.101401</text:p>
          </table:table-cell>
          <table:table-cell office:value-type="float" office:value="0.68927" calcext:value-type="float">
            <text:p>0.68927</text:p>
          </table:table-cell>
          <table:table-cell office:value-type="float" office:value="0.209328" calcext:value-type="float">
            <text:p>0.209328</text:p>
          </table:table-cell>
          <table:table-cell/>
          <table:table-cell office:value-type="string" calcext:value-type="string">
            <text:p>94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508]*LN([.B508])" office:value-type="float" office:value="-0" calcext:value-type="float">
            <text:p>0</text:p>
          </table:table-cell>
          <table:table-cell table:formula="of:=[.H508]*LN([.C508])" office:value-type="float" office:value="-0.372122212451702" calcext:value-type="float">
            <text:p>-0.3721222125</text:p>
          </table:table-cell>
          <table:table-cell table:formula="of:=[.I508]*LN([.D508])" office:value-type="float" office:value="-0" calcext:value-type="float">
            <text:p>0</text:p>
          </table:table-cell>
          <table:table-cell table:formula="of:=[.K508]+[.L508]+[.M508]" office:value-type="float" office:value="-0.372122212451702" calcext:value-type="float">
            <text:p>-0.37212221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95.jpg</text:p>
          </table:table-cell>
          <table:table-cell office:value-type="float" office:value="0.01319" calcext:value-type="float">
            <text:p>0.01319</text:p>
          </table:table-cell>
          <table:table-cell office:value-type="float" office:value="0.87993" calcext:value-type="float">
            <text:p>0.87993</text:p>
          </table:table-cell>
          <table:table-cell office:value-type="float" office:value="0.106879" calcext:value-type="float">
            <text:p>0.106879</text:p>
          </table:table-cell>
          <table:table-cell/>
          <table:table-cell office:value-type="string" calcext:value-type="string">
            <text:p>95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509]*LN([.B509])" office:value-type="float" office:value="-0" calcext:value-type="float">
            <text:p>0</text:p>
          </table:table-cell>
          <table:table-cell table:formula="of:=[.H509]*LN([.C509])" office:value-type="float" office:value="-0.127912920128338" calcext:value-type="float">
            <text:p>-0.1279129201</text:p>
          </table:table-cell>
          <table:table-cell table:formula="of:=[.I509]*LN([.D509])" office:value-type="float" office:value="-0" calcext:value-type="float">
            <text:p>0</text:p>
          </table:table-cell>
          <table:table-cell table:formula="of:=[.K509]+[.L509]+[.M509]" office:value-type="float" office:value="-0.127912920128338" calcext:value-type="float">
            <text:p>-0.12791292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96.jpg</text:p>
          </table:table-cell>
          <table:table-cell office:value-type="float" office:value="0.247774" calcext:value-type="float">
            <text:p>0.247774</text:p>
          </table:table-cell>
          <table:table-cell office:value-type="float" office:value="0.700937" calcext:value-type="float">
            <text:p>0.700937</text:p>
          </table:table-cell>
          <table:table-cell office:value-type="float" office:value="0.051289" calcext:value-type="float">
            <text:p>0.051289</text:p>
          </table:table-cell>
          <table:table-cell/>
          <table:table-cell office:value-type="string" calcext:value-type="string">
            <text:p>96.jp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G510]*LN([.B510])" office:value-type="float" office:value="-1.39523823861719" calcext:value-type="float">
            <text:p>-1.3952382386</text:p>
          </table:table-cell>
          <table:table-cell table:formula="of:=[.H510]*LN([.C510])" office:value-type="float" office:value="-0" calcext:value-type="float">
            <text:p>0</text:p>
          </table:table-cell>
          <table:table-cell table:formula="of:=[.I510]*LN([.D510])" office:value-type="float" office:value="-0" calcext:value-type="float">
            <text:p>0</text:p>
          </table:table-cell>
          <table:table-cell table:formula="of:=[.K510]+[.L510]+[.M510]" office:value-type="float" office:value="-1.39523823861719" calcext:value-type="float">
            <text:p>-1.39523823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97.jpg</text:p>
          </table:table-cell>
          <table:table-cell office:value-type="float" office:value="0.214176" calcext:value-type="float">
            <text:p>0.214176</text:p>
          </table:table-cell>
          <table:table-cell office:value-type="float" office:value="0.606397" calcext:value-type="float">
            <text:p>0.606397</text:p>
          </table:table-cell>
          <table:table-cell office:value-type="float" office:value="0.179427" calcext:value-type="float">
            <text:p>0.179427</text:p>
          </table:table-cell>
          <table:table-cell/>
          <table:table-cell office:value-type="string" calcext:value-type="string">
            <text:p>97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511]*LN([.B511])" office:value-type="float" office:value="-0" calcext:value-type="float">
            <text:p>0</text:p>
          </table:table-cell>
          <table:table-cell table:formula="of:=[.H511]*LN([.C511])" office:value-type="float" office:value="-0" calcext:value-type="float">
            <text:p>0</text:p>
          </table:table-cell>
          <table:table-cell table:formula="of:=[.I511]*LN([.D511])" office:value-type="float" office:value="-1.71798683900944" calcext:value-type="float">
            <text:p>-1.717986839</text:p>
          </table:table-cell>
          <table:table-cell table:formula="of:=[.K511]+[.L511]+[.M511]" office:value-type="float" office:value="-1.71798683900944" calcext:value-type="float">
            <text:p>-1.7179868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98.jpg</text:p>
          </table:table-cell>
          <table:table-cell office:value-type="float" office:value="0.106369" calcext:value-type="float">
            <text:p>0.106369</text:p>
          </table:table-cell>
          <table:table-cell office:value-type="float" office:value="0.851525" calcext:value-type="float">
            <text:p>0.851525</text:p>
          </table:table-cell>
          <table:table-cell office:value-type="float" office:value="0.042106" calcext:value-type="float">
            <text:p>0.042106</text:p>
          </table:table-cell>
          <table:table-cell/>
          <table:table-cell office:value-type="string" calcext:value-type="string">
            <text:p>98.jp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G512]*LN([.B512])" office:value-type="float" office:value="-0" calcext:value-type="float">
            <text:p>0</text:p>
          </table:table-cell>
          <table:table-cell table:formula="of:=[.H512]*LN([.C512])" office:value-type="float" office:value="-0.160726419357365" calcext:value-type="float">
            <text:p>-0.1607264194</text:p>
          </table:table-cell>
          <table:table-cell table:formula="of:=[.I512]*LN([.D512])" office:value-type="float" office:value="-0" calcext:value-type="float">
            <text:p>0</text:p>
          </table:table-cell>
          <table:table-cell table:formula="of:=[.K512]+[.L512]+[.M512]" office:value-type="float" office:value="-0.160726419357365" calcext:value-type="float">
            <text:p>-0.16072641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99.jpg</text:p>
          </table:table-cell>
          <table:table-cell office:value-type="float" office:value="0.022236" calcext:value-type="float">
            <text:p>0.022236</text:p>
          </table:table-cell>
          <table:table-cell office:value-type="float" office:value="0.582573" calcext:value-type="float">
            <text:p>0.582573</text:p>
          </table:table-cell>
          <table:table-cell office:value-type="float" office:value="0.395191" calcext:value-type="float">
            <text:p>0.395191</text:p>
          </table:table-cell>
          <table:table-cell/>
          <table:table-cell office:value-type="string" calcext:value-type="string">
            <text:p>99.jp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513]*LN([.B513])" office:value-type="float" office:value="-0" calcext:value-type="float">
            <text:p>0</text:p>
          </table:table-cell>
          <table:table-cell table:formula="of:=[.H513]*LN([.C513])" office:value-type="float" office:value="-0" calcext:value-type="float">
            <text:p>0</text:p>
          </table:table-cell>
          <table:table-cell table:formula="of:=[.I513]*LN([.D513])" office:value-type="float" office:value="-0.928386086647092" calcext:value-type="float">
            <text:p>-0.9283860866</text:p>
          </table:table-cell>
          <table:table-cell table:formula="of:=[.K513]+[.L513]+[.M513]" office:value-type="float" office:value="-0.928386086647092" calcext:value-type="float">
            <text:p>-0.9283860866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Default" table:formula="of:=SUM([.K2:.K513])" office:value-type="float" office:value="-132.21926086525" calcext:value-type="float">
            <text:p>-132.2192608653</text:p>
          </table:table-cell>
          <table:table-cell table:style-name="Default" table:formula="of:=SUM([.L2:.L513])" office:value-type="float" office:value="-145.225804199732" calcext:value-type="float">
            <text:p>-145.2258041997</text:p>
          </table:table-cell>
          <table:table-cell table:style-name="Default" table:formula="of:=SUM([.M2:.M513])" office:value-type="float" office:value="-150.000392097897" calcext:value-type="float">
            <text:p>-150.0003920979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Default" table:number-columns-repeated="2"/>
          <table:table-cell table:style-name="Default" office:value-type="string" calcext:value-type="string">
            <text:p>Total</text:p>
          </table:table-cell>
          <table:table-cell table:formula="of:=SUM([.N2:.N513])" office:value-type="float" office:value="-427.445457162879" calcext:value-type="float">
            <text:p>-427.4454571629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Default" table:number-columns-repeated="2"/>
          <table:table-cell table:style-name="Default" office:value-type="string" calcext:value-type="string">
            <text:p>LB</text:p>
          </table:table-cell>
          <table:table-cell table:formula="of:=[.N515]/512" office:value-type="float" office:value="-0.834854408521248" calcext:value-type="float">
            <text:p>-0.8348544085</text:p>
          </table:table-cell>
          <table:table-cell table:number-columns-repeated="1010"/>
        </table:table-row>
      </table:table>
      <table:named-expressions/>
      <table:database-ranges>
        <table:database-range table:name="__Anonymous_Sheet_DB__0" table:target-range-address="Sheet1.K1:Sheet1.N51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5">00/00/0000</text:date>, <text:time style:data-style-name="N2" text:time-value="13:12:46.8542475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12:18:38.498709120</meta:creation-date>
    <meta:generator>LibreOffice/5.1.6.2$Linux_X86_64 LibreOffice_project/10m0$Build-2</meta:generator>
    <dc:date>2017-06-15T13:25:59.677312033</dc:date>
    <meta:editing-duration>PT40M34S</meta:editing-duration>
    <meta:editing-cycles>8</meta:editing-cycles>
    <meta:document-statistic meta:table-count="1" meta:cell-count="6163" meta:object-count="0"/>
  </office:meta>
</office:document-meta>
</file>